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s New Roman" svg:font-family="'Times New Roman'"/>
    <style:font-face style:name="Courier" svg:font-family="Courier" style:font-family-generic="modern"/>
    <style:font-face style:name="Courier New" svg:font-family="'Courier New'" style:font-family-generic="modern"/>
    <style:font-face style:name="Nimbus Mono L" svg:font-family="'Nimbus Mono L', 'Courier New'" style:font-family-generic="modern"/>
    <style:font-face style:name="Bitstream Vera Sans" svg:font-family="'Bitstream Vera Sans'" style:font-pitch="variable"/>
    <style:font-face style:name="HG Mincho Light J" svg:font-family="'HG Mincho Light J', 'MS Mincho'" style:font-pitch="variable"/>
    <style:font-face style:name="Lucidasans" svg:font-family="Lucidasans" style:font-pitch="variable"/>
    <style:font-face style:name="Luxi Sans" svg:font-family="'Luxi Sans'"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office:font-face-decls>
  <office:automatic-styles>
    <style:style style:name="Tabelle1" style:family="table">
      <style:table-properties style:width="16.33cm" fo:margin-left="-0.243cm" table:align="left" style:writing-mode="lr-tb"/>
    </style:style>
    <style:style style:name="Tabelle1.A" style:family="table-column">
      <style:table-column-properties style:column-width="2.223cm"/>
    </style:style>
    <style:style style:name="Tabelle1.B" style:family="table-column">
      <style:table-column-properties style:column-width="14.108cm"/>
    </style:style>
    <style:style style:name="Tabelle1.1" style:family="table-row">
      <style:table-row-properties style:keep-together="false" fo:keep-together="always"/>
    </style:style>
    <style:style style:name="Tabelle1.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2" style:family="table">
      <style:table-properties style:width="16.305cm" fo:margin-left="-0.233cm" table:align="left" style:writing-mode="lr-tb"/>
    </style:style>
    <style:style style:name="Tabelle2.A" style:family="table-column">
      <style:table-column-properties style:column-width="2.208cm"/>
    </style:style>
    <style:style style:name="Tabelle2.B" style:family="table-column">
      <style:table-column-properties style:column-width="14.097cm"/>
    </style:style>
    <style:style style:name="Tabelle2.1" style:family="table-row">
      <style:table-row-properties style:keep-together="false" fo:keep-together="always"/>
    </style:style>
    <style:style style:name="Tabelle2.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2.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2.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3" style:family="table">
      <style:table-properties style:width="16.33cm" fo:margin-left="-0.243cm" table:align="left" style:writing-mode="lr-tb"/>
    </style:style>
    <style:style style:name="Tabelle3.A" style:family="table-column">
      <style:table-column-properties style:column-width="2.223cm"/>
    </style:style>
    <style:style style:name="Tabelle3.B" style:family="table-column">
      <style:table-column-properties style:column-width="14.108cm"/>
    </style:style>
    <style:style style:name="Tabelle3.1" style:family="table-row">
      <style:table-row-properties style:keep-together="false" fo:keep-together="always"/>
    </style:style>
    <style:style style:name="Tabelle3.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3.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3.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3.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4" style:family="table">
      <style:table-properties style:width="16.305cm" fo:margin-left="-0.219cm" table:align="left" style:writing-mode="lr-tb"/>
    </style:style>
    <style:style style:name="Tabelle4.A" style:family="table-column">
      <style:table-column-properties style:column-width="2.843cm"/>
    </style:style>
    <style:style style:name="Tabelle4.B" style:family="table-column">
      <style:table-column-properties style:column-width="13.462cm"/>
    </style:style>
    <style:style style:name="Tabelle4.1" style:family="table-row">
      <style:table-row-properties style:keep-together="false" fo:keep-together="always"/>
    </style:style>
    <style:style style:name="Tabelle4.A1" style:family="table-cell">
      <style:table-cell-properties style:vertical-align="top" fo:background-color="#00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padding-left="0.191cm" fo:padding-right="0.191cm" fo:padding-top="0cm" fo:padding-bottom="0cm" fo:border="0.002cm solid #000000" style:writing-mode="lr-tb"/>
    </style:style>
    <style:style style:name="Tabelle4.A2" style:family="table-cell">
      <style:table-cell-properties style:vertical-align="top" fo:background-color="#cc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5" style:family="table">
      <style:table-properties style:width="16.305cm" fo:margin-left="-0.219cm" table:align="left" style:writing-mode="lr-tb"/>
    </style:style>
    <style:style style:name="Tabelle5.A" style:family="table-column">
      <style:table-column-properties style:column-width="2.208cm"/>
    </style:style>
    <style:style style:name="Tabelle5.B" style:family="table-column">
      <style:table-column-properties style:column-width="14.097cm"/>
    </style:style>
    <style:style style:name="Tabelle5.1" style:family="table-row">
      <style:table-row-properties style:keep-together="false" fo:keep-together="always"/>
    </style:style>
    <style:style style:name="Tabelle5.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5.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5.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6" style:family="table">
      <style:table-properties style:width="16.305cm" fo:margin-left="-0.219cm" table:align="left" style:writing-mode="lr-tb"/>
    </style:style>
    <style:style style:name="Tabelle6.A" style:family="table-column">
      <style:table-column-properties style:column-width="2.843cm"/>
    </style:style>
    <style:style style:name="Tabelle6.B" style:family="table-column">
      <style:table-column-properties style:column-width="13.462cm"/>
    </style:style>
    <style:style style:name="Tabelle6.1" style:family="table-row">
      <style:table-row-properties style:keep-together="false" fo:keep-together="always"/>
    </style:style>
    <style:style style:name="Tabelle6.A1" style:family="table-cell">
      <style:table-cell-properties style:vertical-align="top" fo:background-color="#cc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6.B1" style:family="table-cell">
      <style:table-cell-properties style:vertical-align="top" fo:padding-left="0.191cm" fo:padding-right="0.191cm" fo:padding-top="0cm" fo:padding-bottom="0cm" fo:border="0.002cm solid #000000" style:writing-mode="lr-tb"/>
    </style:style>
    <style:style style:name="Tabelle6.A2" style:family="table-cell">
      <style:table-cell-properties style:vertical-align="top" fo:background-color="#cc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6.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7" style:family="table">
      <style:table-properties style:width="16.217cm" fo:margin-left="-0.155cm" fo:margin-right="-0.062cm" table:align="margins" style:writing-mode="lr-tb"/>
    </style:style>
    <style:style style:name="Tabelle7.A" style:family="table-column">
      <style:table-column-properties style:column-width="2.701cm" style:rel-column-width="10914*"/>
    </style:style>
    <style:style style:name="Tabelle7.B" style:family="table-column">
      <style:table-column-properties style:column-width="13.517cm" style:rel-column-width="54621*"/>
    </style:style>
    <style:style style:name="Tabelle7.1" style:family="table-row">
      <style:table-row-properties style:keep-together="false" fo:keep-together="always"/>
    </style:style>
    <style:style style:name="Tabelle7.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7.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8" style:family="table">
      <style:table-properties style:width="16.305cm" fo:margin-left="-0.233cm" table:align="left" style:writing-mode="lr-tb"/>
    </style:style>
    <style:style style:name="Tabelle8.A" style:family="table-column">
      <style:table-column-properties style:column-width="2.208cm"/>
    </style:style>
    <style:style style:name="Tabelle8.B" style:family="table-column">
      <style:table-column-properties style:column-width="14.097cm"/>
    </style:style>
    <style:style style:name="Tabelle8.1" style:family="table-row">
      <style:table-row-properties style:keep-together="false" fo:keep-together="always"/>
    </style:style>
    <style:style style:name="Tabelle8.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8.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8.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8.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8.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9" style:family="table">
      <style:table-properties style:width="16.305cm" fo:margin-left="-0.233cm" table:align="left" style:writing-mode="lr-tb"/>
    </style:style>
    <style:style style:name="Tabelle9.A" style:family="table-column">
      <style:table-column-properties style:column-width="2.208cm"/>
    </style:style>
    <style:style style:name="Tabelle9.B" style:family="table-column">
      <style:table-column-properties style:column-width="14.097cm"/>
    </style:style>
    <style:style style:name="Tabelle9.1" style:family="table-row">
      <style:table-row-properties style:keep-together="false" fo:keep-together="always"/>
    </style:style>
    <style:style style:name="Tabelle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9.B1.1" style:family="table-row">
      <style:table-row-properties style:row-height="0.418cm" style:keep-together="false" fo:keep-together="always"/>
    </style:style>
    <style:style style:name="Tabelle9.B1.1.1" style:family="table-cell">
      <style:table-cell-properties style:vertical-align="top" fo:padding-left="0.191cm" fo:padding-right="0.191cm" fo:padding-top="0cm" fo:padding-bottom="0cm" fo:border="0.002cm solid #000000" style:writing-mode="lr-tb"/>
    </style:style>
    <style:style style:name="Tabelle9.B1.1.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9.A2"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9.B2"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9.A3"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0" style:family="table">
      <style:table-properties style:width="16.408cm" fo:margin-left="-0.219cm" table:align="left" style:writing-mode="lr-tb"/>
    </style:style>
    <style:style style:name="Tabelle10.A" style:family="table-column">
      <style:table-column-properties style:column-width="2.512cm"/>
    </style:style>
    <style:style style:name="Tabelle10.B" style:family="table-column">
      <style:table-column-properties style:column-width="13.896cm"/>
    </style:style>
    <style:style style:name="Tabelle10.1" style:family="table-row">
      <style:table-row-properties style:keep-together="false" fo:keep-together="always"/>
    </style:style>
    <style:style style:name="Tabelle10.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0.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0.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0.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0.A5" style:family="table-cell">
      <style:table-cell-properties style:vertical-align="top" fo:background-color="#e6e64c"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0.B5" style:family="table-cell">
      <style:table-cell-properties style:vertical-align="top" fo:background-color="#e6e64c"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0.A20" style:family="table-cell">
      <style:table-cell-properties style:vertical-align="top" fo:background-color="#cc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0.B20" style:family="table-cell">
      <style:table-cell-properties style:vertical-align="top" fo:background-color="#cc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1" style:family="table">
      <style:table-properties style:width="16.305cm" fo:margin-left="-0.219cm" table:align="left" style:writing-mode="lr-tb"/>
    </style:style>
    <style:style style:name="Tabelle11.A" style:family="table-column">
      <style:table-column-properties style:column-width="2.208cm"/>
    </style:style>
    <style:style style:name="Tabelle11.B" style:family="table-column">
      <style:table-column-properties style:column-width="14.097cm"/>
    </style:style>
    <style:style style:name="Tabelle11.1" style:family="table-row">
      <style:table-row-properties style:keep-together="false" fo:keep-together="always"/>
    </style:style>
    <style:style style:name="Tabelle11.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1.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1.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1.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1.A6" style:family="table-cell">
      <style:table-cell-properties style:vertical-align="top" fo:background-color="#ffff00"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1.B6" style:family="table-cell">
      <style:table-cell-properties style:vertical-align="top" fo:background-color="#ffff00"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2" style:family="table">
      <style:table-properties style:width="16.305cm" fo:margin-left="-0.219cm" table:align="left" style:writing-mode="lr-tb"/>
    </style:style>
    <style:style style:name="Tabelle12.A" style:family="table-column">
      <style:table-column-properties style:column-width="2.208cm"/>
    </style:style>
    <style:style style:name="Tabelle12.B" style:family="table-column">
      <style:table-column-properties style:column-width="14.097cm"/>
    </style:style>
    <style:style style:name="Tabelle12.1" style:family="table-row">
      <style:table-row-properties style:keep-together="false" fo:keep-together="always"/>
    </style:style>
    <style:style style:name="Tabelle12.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2.A2"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2.B2"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2.A3"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2.B3"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3" style:family="table">
      <style:table-properties style:width="16.305cm" fo:margin-left="-0.219cm" table:align="left" style:writing-mode="lr-tb"/>
    </style:style>
    <style:style style:name="Tabelle13.A" style:family="table-column">
      <style:table-column-properties style:column-width="2.208cm"/>
    </style:style>
    <style:style style:name="Tabelle13.B" style:family="table-column">
      <style:table-column-properties style:column-width="14.097cm"/>
    </style:style>
    <style:style style:name="Tabelle13.1" style:family="table-row">
      <style:table-row-properties style:keep-together="false" fo:keep-together="always"/>
    </style:style>
    <style:style style:name="Tabelle13.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3.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3.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4" style:family="table">
      <style:table-properties style:width="16.305cm" fo:margin-left="-0.219cm" table:align="left" style:writing-mode="lr-tb"/>
    </style:style>
    <style:style style:name="Tabelle14.A" style:family="table-column">
      <style:table-column-properties style:column-width="2.208cm"/>
    </style:style>
    <style:style style:name="Tabelle14.B" style:family="table-column">
      <style:table-column-properties style:column-width="14.097cm"/>
    </style:style>
    <style:style style:name="Tabelle14.1" style:family="table-row">
      <style:table-row-properties style:keep-together="false" fo:keep-together="always"/>
    </style:style>
    <style:style style:name="Tabelle14.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4.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4.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4.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5" style:family="table">
      <style:table-properties style:width="16.305cm" fo:margin-left="-0.219cm" table:align="left" style:writing-mode="lr-tb"/>
    </style:style>
    <style:style style:name="Tabelle15.A" style:family="table-column">
      <style:table-column-properties style:column-width="2.208cm"/>
    </style:style>
    <style:style style:name="Tabelle15.B" style:family="table-column">
      <style:table-column-properties style:column-width="14.097cm"/>
    </style:style>
    <style:style style:name="Tabelle15.1" style:family="table-row">
      <style:table-row-properties style:keep-together="false" fo:keep-together="always"/>
    </style:style>
    <style:style style:name="Tabelle15.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5.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5.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5.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6" style:family="table">
      <style:table-properties style:width="16.337cm" fo:margin-left="-0.219cm" table:align="left" style:writing-mode="lr-tb"/>
    </style:style>
    <style:style style:name="Tabelle16.A" style:family="table-column">
      <style:table-column-properties style:column-width="2.24cm"/>
    </style:style>
    <style:style style:name="Tabelle16.B" style:family="table-column">
      <style:table-column-properties style:column-width="14.097cm"/>
    </style:style>
    <style:style style:name="Tabelle16.1" style:family="table-row">
      <style:table-row-properties style:keep-together="false" fo:keep-together="always"/>
    </style:style>
    <style:style style:name="Tabelle16.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6.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6.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6.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6.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7" style:family="table">
      <style:table-properties style:width="16.33cm" fo:margin-left="-0.219cm" table:align="left" style:writing-mode="lr-tb"/>
    </style:style>
    <style:style style:name="Tabelle17.A" style:family="table-column">
      <style:table-column-properties style:column-width="2.233cm"/>
    </style:style>
    <style:style style:name="Tabelle17.B" style:family="table-column">
      <style:table-column-properties style:column-width="14.097cm"/>
    </style:style>
    <style:style style:name="Tabelle17.1" style:family="table-row">
      <style:table-row-properties style:keep-together="false" fo:keep-together="always"/>
    </style:style>
    <style:style style:name="Tabelle17.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7.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7.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7.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8" style:family="table">
      <style:table-properties style:width="16.33cm" fo:margin-left="-0.219cm" table:align="left" style:writing-mode="lr-tb"/>
    </style:style>
    <style:style style:name="Tabelle18.A" style:family="table-column">
      <style:table-column-properties style:column-width="2.233cm"/>
    </style:style>
    <style:style style:name="Tabelle18.B" style:family="table-column">
      <style:table-column-properties style:column-width="14.097cm"/>
    </style:style>
    <style:style style:name="Tabelle18.1" style:family="table-row">
      <style:table-row-properties style:keep-together="false" fo:keep-together="always"/>
    </style:style>
    <style:style style:name="Tabelle18.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8.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18.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8.A3"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8.B3" style:family="table-cell">
      <style:table-cell-properties style:vertical-align="top" fo:background-color="#ffff99"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le19" style:family="table">
      <style:table-properties style:width="16.305cm" fo:margin-left="-0.219cm" table:align="left" style:writing-mode="lr-tb"/>
    </style:style>
    <style:style style:name="Tabelle19.A" style:family="table-column">
      <style:table-column-properties style:column-width="2.843cm"/>
    </style:style>
    <style:style style:name="Tabelle19.B" style:family="table-column">
      <style:table-column-properties style:column-width="13.462cm"/>
    </style:style>
    <style:style style:name="Tabelle19.1" style:family="table-row">
      <style:table-row-properties style:keep-together="false" fo:keep-together="always"/>
    </style:style>
    <style:style style:name="Tabelle19.A1" style:family="table-cell">
      <style:table-cell-properties style:vertical-align="top" fo:background-color="#cc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19.B1" style:family="table-cell">
      <style:table-cell-properties style:vertical-align="top" fo:padding-left="0.191cm" fo:padding-right="0.191cm" fo:padding-top="0cm" fo:padding-bottom="0cm" fo:border="0.002cm solid #000000" style:writing-mode="lr-tb"/>
    </style:style>
    <style:style style:name="Tabelle19.A2" style:family="table-cell">
      <style:table-cell-properties style:vertical-align="top" fo:background-color="#cc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9.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19.A7" style:family="table-cell">
      <style:table-cell-properties style:vertical-align="top" fo:background-color="#cc99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19.A20" style:family="table-cell">
      <style:table-cell-properties style:vertical-align="top" fo:background-color="#00ff00"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20" style:family="table">
      <style:table-properties style:width="16.305cm" fo:margin-left="-0.219cm" table:align="left" style:writing-mode="lr-tb"/>
    </style:style>
    <style:style style:name="Tabelle20.A" style:family="table-column">
      <style:table-column-properties style:column-width="2.843cm"/>
    </style:style>
    <style:style style:name="Tabelle20.B" style:family="table-column">
      <style:table-column-properties style:column-width="13.462cm"/>
    </style:style>
    <style:style style:name="Tabelle20.1" style:family="table-row">
      <style:table-row-properties style:keep-together="false" fo:keep-together="always"/>
    </style:style>
    <style:style style:name="Tabelle20.A1" style:family="table-cell">
      <style:table-cell-properties style:vertical-align="top" fo:background-color="#ffcc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0.B1" style:family="table-cell">
      <style:table-cell-properties style:vertical-align="top" fo:padding-left="0.191cm" fo:padding-right="0.191cm" fo:padding-top="0cm" fo:padding-bottom="0cm" fo:border="0.002cm solid #000000" style:writing-mode="lr-tb"/>
    </style:style>
    <style:style style:name="Tabelle20.A2" style:family="table-cell">
      <style:table-cell-properties style:vertical-align="top" fo:background-color="#ff9900" fo:padding-left="0.191cm" fo:padding-right="0.191cm" fo:padding-top="0cm" fo:padding-bottom="0cm" fo:border-left="0.002cm solid #000000" fo:border-right="none" fo:border-top="none" fo:border-bottom="0.002cm solid #000000" style:writing-mode="lr-tb">
        <style:background-image/>
      </style:table-cell-properties>
    </style:style>
    <style:style style:name="Tabelle2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21" style:family="table">
      <style:table-properties style:width="16.33cm" fo:margin-left="-0.219cm" table:align="left" style:writing-mode="lr-tb"/>
    </style:style>
    <style:style style:name="Tabelle21.A" style:family="table-column">
      <style:table-column-properties style:column-width="2.462cm"/>
    </style:style>
    <style:style style:name="Tabelle21.B" style:family="table-column">
      <style:table-column-properties style:column-width="13.868cm"/>
    </style:style>
    <style:style style:name="Tabelle21.1" style:family="table-row">
      <style:table-row-properties style:keep-together="false" fo:keep-together="always"/>
    </style:style>
    <style:style style:name="Tabelle21.A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le21.B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21.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22" style:family="table">
      <style:table-properties style:width="16.33cm" fo:margin-left="-0.219cm" table:align="left" style:writing-mode="lr-tb"/>
    </style:style>
    <style:style style:name="Tabelle22.A" style:family="table-column">
      <style:table-column-properties style:column-width="2.462cm"/>
    </style:style>
    <style:style style:name="Tabelle22.B" style:family="table-column">
      <style:table-column-properties style:column-width="13.868cm"/>
    </style:style>
    <style:style style:name="Tabelle22.1" style:family="table-row">
      <style:table-row-properties style:keep-together="false" fo:keep-together="always"/>
    </style:style>
    <style:style style:name="Tabelle2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2.B1" style:family="table-cell">
      <style:table-cell-properties style:vertical-align="top" fo:padding-left="0.191cm" fo:padding-right="0.191cm" fo:padding-top="0cm" fo:padding-bottom="0cm" fo:border="0.002cm solid #000000" style:writing-mode="lr-tb"/>
    </style:style>
    <style:style style:name="Tabelle2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2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le23" style:family="table">
      <style:table-properties style:width="16.33cm" fo:margin-left="-0.219cm" table:align="left" style:writing-mode="lr-tb"/>
    </style:style>
    <style:style style:name="Tabelle23.A" style:family="table-column">
      <style:table-column-properties style:column-width="2.462cm"/>
    </style:style>
    <style:style style:name="Tabelle23.B" style:family="table-column">
      <style:table-column-properties style:column-width="13.868cm"/>
    </style:style>
    <style:style style:name="Tabelle23.1" style:family="table-row">
      <style:table-row-properties style:keep-together="false" fo:keep-together="always"/>
    </style:style>
    <style:style style:name="Tabelle2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e23.B1" style:family="table-cell">
      <style:table-cell-properties style:vertical-align="top" fo:padding-left="0.191cm" fo:padding-right="0.191cm" fo:padding-top="0cm" fo:padding-bottom="0cm" fo:border="0.002cm solid #000000" style:writing-mode="lr-tb"/>
    </style:style>
    <style:style style:name="Tabelle2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le23.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3">
      <style:paragraph-properties>
        <style:tab-stops>
          <style:tab-stop style:position="15.002cm" style:type="right" style:leader-style="dotted" style:leader-text="."/>
        </style:tab-stops>
      </style:paragraph-properties>
    </style:style>
    <style:style style:name="P3" style:family="paragraph" style:parent-style-name="Contents_20_2">
      <style:paragraph-properties>
        <style:tab-stops>
          <style:tab-stop style:position="15.501cm" style:type="right" style:leader-style="dotted" style:leader-text="."/>
        </style:tab-stops>
      </style:paragraph-properties>
    </style:style>
    <style:style style:name="P4" style:family="paragraph" style:parent-style-name="Contents_20_4">
      <style:paragraph-properties>
        <style:tab-stops>
          <style:tab-stop style:position="14.503cm" style:type="right" style:leader-style="dotted" style:leader-text="."/>
        </style:tab-stops>
      </style:paragraph-properties>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snap-to-layout-grid="false"/>
      <style:text-properties fo:language="en" fo:country="GB" fo:font-weight="bold" style:font-weight-asian="bold"/>
    </style:style>
    <style:style style:name="P9" style:family="paragraph" style:parent-style-name="Standard">
      <style:paragraph-properties style:snap-to-layout-grid="false"/>
      <style:text-properties fo:language="en" fo:country="GB"/>
    </style:style>
    <style:style style:name="P10" style:family="paragraph" style:parent-style-name="Standard">
      <style:paragraph-properties>
        <style:tab-stops/>
      </style:paragraph-properties>
      <style:text-properties fo:language="en" fo:country="GB"/>
    </style:style>
    <style:style style:name="P11" style:family="paragraph" style:parent-style-name="Standard">
      <style:text-properties fo:language="en" fo:country="US"/>
    </style:style>
    <style:style style:name="P12" style:family="paragraph" style:parent-style-name="Standard">
      <style:text-properties fo:language="en" fo:country="US" fo:font-weight="bold" style:font-weight-asian="bold"/>
    </style:style>
    <style:style style:name="P13" style:family="paragraph" style:parent-style-name="Standard">
      <style:paragraph-properties style:line-height-at-least="0.176cm" style:snap-to-layout-grid="false">
        <style:tab-stops>
          <style:tab-stop style:position="1.826cm"/>
        </style:tab-stops>
      </style:paragraph-properties>
      <style:text-properties fo:language="en" fo:country="US"/>
    </style:style>
    <style:style style:name="P14" style:family="paragraph" style:parent-style-name="Standard">
      <style:text-properties fo:color="#0000ff"/>
    </style:style>
    <style:style style:name="P15" style:family="paragraph" style:parent-style-name="Standard">
      <style:paragraph-properties fo:line-height="0.25cm">
        <style:tab-stops/>
      </style:paragraph-properties>
      <style:text-properties fo:color="#0000ff" fo:font-size="9pt" fo:language="en" fo:country="GB" style:font-size-asian="9pt" style:font-size-complex="9pt"/>
    </style:style>
    <style:style style:name="P16" style:family="paragraph" style:parent-style-name="Standard">
      <style:text-properties style:font-name="Helvetica" fo:language="en" fo:country="GB"/>
    </style:style>
    <style:style style:name="P17" style:family="paragraph" style:parent-style-name="Standard">
      <style:text-properties style:font-name="Helvetica" fo:language="en" fo:country="GB" fo:font-weight="bold" style:font-weight-asian="bold"/>
    </style:style>
    <style:style style:name="P18" style:family="paragraph" style:parent-style-name="Standard">
      <style:paragraph-properties style:snap-to-layout-grid="false"/>
      <style:text-properties style:font-name="Helvetica" fo:language="en" fo:country="GB" fo:font-weight="bold" style:font-weight-asian="bold"/>
    </style:style>
    <style:style style:name="P19" style:family="paragraph" style:parent-style-name="Standard">
      <style:paragraph-properties style:snap-to-layout-grid="false"/>
      <style:text-properties style:font-name="Helvetica" fo:language="en" fo:country="GB" fo:font-weight="bold" style:font-weight-asian="bold" style:font-weight-complex="bold"/>
    </style:style>
    <style:style style:name="P20" style:family="paragraph" style:parent-style-name="Standard">
      <style:text-properties style:font-name="Helvetica" fo:language="en" fo:country="GB" fo:font-weight="bold" fo:background-color="#ffff00" style:font-weight-asian="bold"/>
    </style:style>
    <style:style style:name="P21" style:family="paragraph" style:parent-style-name="Standard">
      <style:paragraph-properties style:snap-to-layout-grid="false"/>
      <style:text-properties style:font-name="Helvetica" fo:language="en" fo:country="GB" fo:font-weight="bold" fo:background-color="#ffff00" style:font-weight-asian="bold"/>
    </style:style>
    <style:style style:name="P22" style:family="paragraph" style:parent-style-name="Standard">
      <style:paragraph-properties style:snap-to-layout-grid="false"/>
      <style:text-properties style:font-name="Helvetica" fo:language="en" fo:country="GB"/>
    </style:style>
    <style:style style:name="P23" style:family="paragraph" style:parent-style-name="Standard">
      <style:paragraph-properties style:snap-to-layout-grid="false"/>
      <style:text-properties style:font-name="Helvetica" fo:language="en" fo:country="GB" fo:font-style="italic" fo:font-weight="bold" style:font-style-asian="italic" style:font-weight-asian="bold"/>
    </style:style>
    <style:style style:name="P24" style:family="paragraph" style:parent-style-name="Standard">
      <style:text-properties style:font-name="Helvetica" fo:font-size="9pt" fo:language="en" fo:country="GB" fo:font-weight="normal" style:font-size-asian="9pt" style:font-weight-asian="normal" style:font-size-complex="9pt" style:font-weight-complex="normal"/>
    </style:style>
    <style:style style:name="P25" style:family="paragraph" style:parent-style-name="Standard">
      <style:paragraph-properties style:line-height-at-least="0.176cm" style:snap-to-layout-grid="false"/>
      <style:text-properties style:font-name="Helvetica" fo:font-size="9pt" fo:language="en" fo:country="GB" style:font-size-asian="9pt" style:font-size-complex="9pt"/>
    </style:style>
    <style:style style:name="P26" style:family="paragraph" style:parent-style-name="Standard">
      <style:paragraph-properties style:line-height-at-least="0.176cm">
        <style:tab-stops>
          <style:tab-stop style:position="1.826cm"/>
        </style:tab-stops>
      </style:paragraph-properties>
      <style:text-properties style:font-name="Helvetica" fo:font-size="9pt" fo:language="en" fo:country="GB" style:font-size-asian="9pt" style:font-size-complex="9pt"/>
    </style:style>
    <style:style style:name="P27" style:family="paragraph" style:parent-style-name="Standard">
      <style:paragraph-properties style:line-height-at-least="0.176cm" style:snap-to-layout-grid="false">
        <style:tab-stops>
          <style:tab-stop style:position="1.826cm"/>
        </style:tab-stops>
      </style:paragraph-properties>
      <style:text-properties style:font-name="Helvetica" fo:font-size="9pt" fo:language="en" fo:country="GB" style:font-size-asian="9pt" style:font-size-complex="9pt"/>
    </style:style>
    <style:style style:name="P28" style:family="paragraph" style:parent-style-name="Standard">
      <style:paragraph-properties style:snap-to-layout-grid="false"/>
      <style:text-properties style:font-name="Helvetica" fo:font-size="9pt" fo:language="en" fo:country="GB" style:font-size-asian="9pt" style:font-size-complex="9pt"/>
    </style:style>
    <style:style style:name="P29" style:family="paragraph" style:parent-style-name="Standard">
      <style:text-properties style:font-name="Helvetica" fo:font-size="9pt" fo:language="en" fo:country="GB" fo:font-weight="bold" style:font-size-asian="9pt" style:font-weight-asian="bold" style:font-size-complex="9pt"/>
    </style:style>
    <style:style style:name="P30" style:family="paragraph" style:parent-style-name="Standard">
      <style:paragraph-properties style:snap-to-layout-grid="false"/>
      <style:text-properties style:font-name="Helvetica" fo:font-size="9pt" fo:language="en" fo:country="GB" fo:font-weight="bold" style:font-size-asian="9pt" style:font-weight-asian="bold" style:font-size-complex="9pt"/>
    </style:style>
    <style:style style:name="P31" style:family="paragraph" style:parent-style-name="Standard">
      <style:paragraph-properties style:line-height-at-least="0.176cm">
        <style:tab-stops>
          <style:tab-stop style:position="1.826cm"/>
        </style:tab-stops>
      </style:paragraph-properties>
      <style:text-properties style:font-name="Helvetica" fo:font-size="8pt" fo:language="en" fo:country="GB" fo:font-style="italic" style:font-size-asian="8pt" style:font-style-asian="italic" style:font-size-complex="8pt" style:font-style-complex="italic"/>
    </style:style>
    <style:style style:name="P32" style:family="paragraph" style:parent-style-name="Standard">
      <style:paragraph-properties style:snap-to-layout-grid="false"/>
      <style:text-properties style:font-name="Helvetica"/>
    </style:style>
    <style:style style:name="P33" style:family="paragraph" style:parent-style-name="Standard">
      <style:paragraph-properties style:snap-to-layout-grid="false"/>
      <style:text-properties style:font-name="Helvetica" fo:font-size="10pt" fo:language="en" fo:country="GB" fo:font-weight="normal" style:font-size-asian="10pt" style:font-weight-asian="normal" style:font-size-complex="10pt" style:font-weight-complex="normal"/>
    </style:style>
    <style:style style:name="P34" style:family="paragraph" style:parent-style-name="Standard">
      <style:paragraph-properties style:snap-to-layout-grid="false"/>
      <style:text-properties style:font-name="Helvetica" fo:font-size="10.5pt" fo:language="en" fo:country="GB" style:font-size-asian="10.5pt" style:font-size-complex="10.5pt"/>
    </style:style>
    <style:style style:name="P35" style:family="paragraph" style:parent-style-name="Standard">
      <style:paragraph-properties style:snap-to-layout-grid="false"/>
    </style:style>
    <style:style style:name="P36" style:family="paragraph" style:parent-style-name="Standard">
      <style:text-properties fo:font-size="12pt" fo:language="en" fo:country="US" style:font-size-asian="12pt" style:font-size-complex="12pt"/>
    </style:style>
    <style:style style:name="P37" style:family="paragraph" style:parent-style-name="Standard">
      <style:text-properties fo:font-size="9pt" fo:language="en" fo:country="GB" style:font-size-asian="9pt" style:font-size-complex="9pt"/>
    </style:style>
    <style:style style:name="P38" style:family="paragraph" style:parent-style-name="Standard">
      <style:paragraph-properties style:snap-to-layout-grid="false"/>
      <style:text-properties fo:font-size="9pt" fo:language="en" fo:country="GB" style:font-size-asian="9pt" style:font-size-complex="9pt"/>
    </style:style>
    <style:style style:name="P39" style:family="paragraph" style:parent-style-name="Standard">
      <style:paragraph-properties fo:line-height="0.25cm">
        <style:tab-stops/>
      </style:paragraph-properties>
      <style:text-properties fo:font-size="9pt" fo:language="en" fo:country="GB" style:font-size-asian="9pt" style:font-size-complex="9pt"/>
    </style:style>
    <style:style style:name="P40" style:family="paragraph" style:parent-style-name="Standard">
      <style:text-properties fo:font-size="9pt" fo:language="en" fo:country="GB" fo:font-weight="bold" style:font-size-asian="9pt" style:font-weight-asian="bold" style:font-size-complex="9pt"/>
    </style:style>
    <style:style style:name="P41" style:family="paragraph" style:parent-style-name="Standard">
      <style:paragraph-properties style:snap-to-layout-grid="false"/>
      <style:text-properties fo:font-size="9pt" fo:language="en" fo:country="GB" fo:font-weight="bold" style:font-size-asian="9pt" style:font-weight-asian="bold" style:font-size-complex="9pt"/>
    </style:style>
    <style:style style:name="P42" style:family="paragraph" style:parent-style-name="Standard">
      <style:text-properties fo:font-size="9pt" fo:language="it" fo:country="IT" style:font-size-asian="9pt" style:font-size-complex="9pt"/>
    </style:style>
    <style:style style:name="P43" style:family="paragraph" style:parent-style-name="Standard">
      <style:text-properties fo:font-size="10.5pt" fo:language="en" fo:country="GB" style:font-size-asian="10.5pt" style:font-size-complex="10.5pt"/>
    </style:style>
    <style:style style:name="P44" style:family="paragraph" style:parent-style-name="Standard">
      <style:text-properties fo:font-size="10.5pt" fo:font-weight="normal" style:font-size-asian="10.5pt" style:font-weight-asian="normal" style:font-size-complex="10.5pt" style:font-weight-complex="normal"/>
    </style:style>
    <style:style style:name="P45" style:family="paragraph" style:parent-style-name="Standard">
      <style:paragraph-properties style:line-height-at-least="0.176cm">
        <style:tab-stops>
          <style:tab-stop style:position="1.826cm"/>
        </style:tab-stops>
      </style:paragraph-properties>
    </style:style>
    <style:style style:name="P46" style:family="paragraph" style:parent-style-name="Standard">
      <style:text-properties style:font-name="Courier New" fo:font-size="9pt" fo:language="en" fo:country="GB" fo:font-weight="bold" style:font-size-asian="9pt" style:font-weight-asian="bold" style:font-name-complex="Courier New" style:font-size-complex="9pt"/>
    </style:style>
    <style:style style:name="P47" style:family="paragraph" style:parent-style-name="Standard">
      <style:text-properties style:font-name="Courier New" fo:font-size="9pt" fo:font-weight="bold" style:font-size-asian="9pt" style:font-weight-asian="bold" style:font-name-complex="Courier New" style:font-size-complex="9pt"/>
    </style:style>
    <style:style style:name="P48" style:family="paragraph" style:parent-style-name="Standard">
      <style:paragraph-properties style:snap-to-layout-grid="false"/>
      <style:text-properties fo:language="it" fo:country="IT"/>
    </style:style>
    <style:style style:name="P49" style:family="paragraph" style:parent-style-name="Standard">
      <style:text-properties style:font-name="Times New Roman1" fo:font-size="9pt" fo:language="en" fo:country="GB" style:font-size-asian="9pt" style:font-name-complex="Times New Roman1" style:font-size-complex="9pt"/>
    </style:style>
    <style:style style:name="P50" style:family="paragraph" style:parent-style-name="Standard">
      <style:paragraph-properties style:snap-to-layout-grid="false"/>
      <style:text-properties style:font-name="Times New Roman1" fo:font-size="9pt" fo:language="en" fo:country="GB" style:font-size-asian="9pt" style:font-name-complex="Times New Roman1" style:font-size-complex="9pt"/>
    </style:style>
    <style:style style:name="P51" style:family="paragraph" style:parent-style-name="Standard">
      <style:paragraph-properties fo:text-align="end" style:justify-single-word="false" style:snap-to-layout-grid="false"/>
    </style:style>
    <style:style style:name="P52" style:family="paragraph" style:parent-style-name="Standard">
      <style:paragraph-properties fo:margin-left="2.498cm" fo:margin-right="0cm" fo:text-indent="1.249cm" style:auto-text-indent="false"/>
    </style:style>
    <style:style style:name="P53" style:family="paragraph" style:parent-style-name="Standard">
      <style:paragraph-properties fo:margin-top="0.423cm" fo:margin-bottom="0.106cm">
        <style:tab-stops/>
      </style:paragraph-properties>
    </style:style>
    <style:style style:name="P54" style:family="paragraph" style:parent-style-name="Text_20_body">
      <style:paragraph-properties fo:break-before="page"/>
      <style:text-properties fo:font-size="9pt" fo:language="en" fo:country="GB" fo:font-weight="bold" style:font-size-asian="9pt" style:font-weight-asian="bold" style:font-size-complex="9pt" style:font-weight-complex="bold"/>
    </style:style>
    <style:style style:name="P55" style:family="paragraph" style:parent-style-name="Standard">
      <style:paragraph-properties fo:break-before="page"/>
      <style:text-properties fo:language="en" fo:country="GB"/>
    </style:style>
    <style:style style:name="P56" style:family="paragraph" style:parent-style-name="Standard">
      <style:paragraph-properties fo:margin-left="-0.275cm" fo:margin-right="-0.191cm" fo:text-indent="0cm" style:auto-text-indent="false" style:snap-to-layout-grid="false"/>
      <style:text-properties fo:language="en" fo:country="GB"/>
    </style:style>
    <style:style style:name="P57" style:family="paragraph" style:parent-style-name="WW-Plain_20_Text">
      <style:paragraph-properties fo:line-height="0.254cm"/>
    </style:style>
    <style:style style:name="P58" style:family="paragraph" style:parent-style-name="WW-Plain_20_Text">
      <style:paragraph-properties fo:line-height="0.254cm"/>
      <style:text-properties fo:font-size="8pt" style:font-size-asian="8pt" style:font-size-complex="8pt"/>
    </style:style>
    <style:style style:name="P59" style:family="paragraph" style:parent-style-name="WW-Plain_20_Text">
      <style:paragraph-properties fo:line-height="0.254cm"/>
      <style:text-properties fo:font-size="8pt" fo:language="en" fo:country="GB" style:font-size-asian="8pt" style:font-size-complex="8pt"/>
    </style:style>
    <style:style style:name="P60" style:family="paragraph" style:parent-style-name="WW-Plain_20_Text">
      <style:text-properties fo:font-size="8pt" fo:language="it" fo:country="IT" style:font-size-asian="8pt" style:font-size-complex="8pt"/>
    </style:style>
    <style:style style:name="P61" style:family="paragraph" style:parent-style-name="WW-Plain_20_Text">
      <style:paragraph-properties>
        <style:tab-stops>
          <style:tab-stop style:position="8.819cm"/>
        </style:tab-stops>
      </style:paragraph-properties>
      <style:text-properties fo:font-size="8pt" fo:language="it" fo:country="IT" style:font-size-asian="8pt" style:font-size-complex="8pt"/>
    </style:style>
    <style:style style:name="P62" style:family="paragraph" style:parent-style-name="WW-Plain_20_Text">
      <style:paragraph-properties style:snap-to-layout-grid="false"/>
    </style:style>
    <style:style style:name="P63" style:family="paragraph" style:parent-style-name="WW-Plain_20_Text">
      <style:text-properties style:font-name="Times New Roman1" fo:font-size="9pt" fo:language="en" fo:country="GB" style:font-size-asian="9pt" style:font-name-complex="Times New Roman1" style:font-size-complex="9pt"/>
    </style:style>
    <style:style style:name="P64" style:family="paragraph" style:parent-style-name="WW-Plain_20_Text">
      <style:paragraph-properties style:snap-to-layout-grid="false"/>
      <style:text-properties style:font-name="Times New Roman1" fo:font-size="9pt" fo:language="en" fo:country="GB" style:font-size-asian="9pt" style:font-name-complex="Times New Roman1" style:font-size-complex="9pt"/>
    </style:style>
    <style:style style:name="P65" style:family="paragraph" style:parent-style-name="WW-Plain_20_Text">
      <style:text-properties style:font-name="Times New Roman1" fo:font-size="9pt" fo:language="en" fo:country="GB" fo:font-weight="bold" style:font-size-asian="9pt" style:font-weight-asian="bold" style:font-name-complex="Times New Roman1" style:font-size-complex="9pt"/>
    </style:style>
    <style:style style:name="P66" style:family="paragraph" style:parent-style-name="WW-Plain_20_Text">
      <style:paragraph-properties style:snap-to-layout-grid="false"/>
      <style:text-properties style:font-name="Times New Roman1" fo:font-size="9pt" fo:language="en" fo:country="GB" fo:font-weight="bold" style:font-size-asian="9pt" style:font-weight-asian="bold" style:font-name-complex="Times New Roman1" style:font-size-complex="9pt"/>
    </style:style>
    <style:style style:name="P67" style:family="paragraph" style:parent-style-name="WW-Plain_20_Text">
      <style:paragraph-properties style:snap-to-layout-grid="false"/>
      <style:text-properties style:font-name="Times New Roman1" fo:font-size="9pt" fo:language="en" fo:country="GB" fo:background-color="#ffff00" style:font-size-asian="9pt" style:font-name-complex="Times New Roman1" style:font-size-complex="9pt"/>
    </style:style>
    <style:style style:name="P68" style:family="paragraph" style:parent-style-name="WW-Plain_20_Text">
      <style:paragraph-properties style:snap-to-layout-grid="false"/>
      <style:text-properties style:font-name="Times New Roman1" fo:font-size="10.5pt" fo:language="en" fo:country="GB" style:font-size-asian="10.5pt" style:font-name-complex="Times New Roman1" style:font-size-complex="10.5pt"/>
    </style:style>
    <style:style style:name="P69" style:family="paragraph" style:parent-style-name="WW-Plain_20_Text">
      <style:text-properties fo:font-size="9pt" fo:font-weight="bold" style:font-size-asian="9pt" style:font-weight-asian="bold" style:font-size-complex="9pt"/>
    </style:style>
    <style:style style:name="P70" style:family="paragraph" style:parent-style-name="WW-Plain_20_Text">
      <style:text-properties fo:font-size="9pt" fo:language="en" fo:country="GB" fo:font-weight="bold" style:font-size-asian="9pt" style:font-weight-asian="bold" style:font-size-complex="9pt"/>
    </style:style>
    <style:style style:name="P71" style:family="paragraph" style:parent-style-name="WW-Plain_20_Text">
      <style:text-properties style:font-name="Times" fo:font-size="9pt" fo:language="en" fo:country="GB" fo:font-weight="normal" style:font-size-asian="9pt" style:font-weight-asian="normal" style:font-name-complex="Times New Roman1" style:font-size-complex="9pt" style:font-weight-complex="normal"/>
    </style:style>
    <style:style style:name="P72" style:family="paragraph" style:parent-style-name="WW-Plain_20_Text">
      <style:text-properties style:font-name="Helvetica" fo:language="en" fo:country="GB" fo:font-weight="bold" style:font-weight-asian="bold"/>
    </style:style>
    <style:style style:name="P73" style:family="paragraph" style:parent-style-name="WW-Plain_20_Text">
      <style:paragraph-properties style:snap-to-layout-grid="false"/>
      <style:text-properties style:font-name="Helvetica" fo:font-size="12pt" fo:language="en" fo:country="GB" style:font-size-asian="12pt" style:font-name-complex="Times New Roman1" style:font-size-complex="12pt"/>
    </style:style>
    <style:style style:name="P74" style:family="paragraph" style:parent-style-name="WW-Plain_20_Text">
      <style:text-properties style:font-name="Helvetica" fo:font-size="9pt" fo:language="en" fo:country="GB" fo:font-weight="bold" style:font-size-asian="9pt" style:font-weight-asian="bold" style:font-name-complex="Times New Roman1" style:font-size-complex="9pt" style:font-weight-complex="bold"/>
    </style:style>
    <style:style style:name="P75" style:family="paragraph" style:parent-style-name="WW-Plain_20_Text">
      <style:text-properties fo:language="en" fo:country="GB"/>
    </style:style>
    <style:style style:name="P76" style:family="paragraph" style:parent-style-name="WW-Plain_20_Text">
      <style:text-properties fo:language="en" fo:country="GB" fo:background-color="#00ff00"/>
    </style:style>
    <style:style style:name="P77" style:family="paragraph" style:parent-style-name="WW-Plain_20_Text">
      <style:text-properties fo:color="#339966" fo:language="en" fo:country="GB" fo:background-color="#00ff00"/>
    </style:style>
    <style:style style:name="P78" style:family="paragraph" style:parent-style-name="Standard">
      <style:paragraph-properties fo:margin-left="0cm" fo:margin-right="-0.191cm" fo:text-indent="0cm" style:auto-text-indent="false" style:snap-to-layout-grid="false"/>
      <style:text-properties fo:language="en" fo:country="GB"/>
    </style:style>
    <style:style style:name="P79" style:family="paragraph" style:parent-style-name="Standard">
      <style:paragraph-properties fo:margin-left="0cm" fo:margin-right="-0.191cm" fo:text-indent="0cm" style:auto-text-indent="false" style:snap-to-layout-grid="false"/>
      <style:text-properties style:font-name="Helvetica" fo:language="en" fo:country="GB" fo:font-weight="bold" style:font-weight-asian="bold"/>
    </style:style>
    <style:style style:name="P80" style:family="paragraph" style:parent-style-name="Standard">
      <style:paragraph-properties fo:margin-left="0cm" fo:margin-right="-0.191cm" style:line-height-at-least="0.176cm" fo:text-indent="0cm" style:auto-text-indent="false">
        <style:tab-stops>
          <style:tab-stop style:position="1.826cm"/>
        </style:tab-stops>
      </style:paragraph-properties>
      <style:text-properties style:font-name="Helvetica" fo:font-size="9pt" fo:language="en" fo:country="GB" style:font-size-asian="9pt" style:font-size-complex="9pt"/>
    </style:style>
    <style:style style:name="P81" style:family="paragraph" style:parent-style-name="Standard">
      <style:paragraph-properties fo:margin-left="0cm" fo:margin-right="-0.191cm" style:line-height-at-least="0.176cm" fo:text-indent="0cm" style:auto-text-indent="false" style:snap-to-layout-grid="false">
        <style:tab-stops>
          <style:tab-stop style:position="1.826cm"/>
        </style:tab-stops>
      </style:paragraph-properties>
      <style:text-properties style:font-name="Helvetica" fo:font-size="9pt" fo:language="en" fo:country="GB" style:font-size-asian="9pt" style:font-size-complex="9pt"/>
    </style:style>
    <style:style style:name="P82" style:family="paragraph" style:parent-style-name="Standard">
      <style:paragraph-properties fo:margin-left="0cm" fo:margin-right="-0.191cm" style:line-height-at-least="0.176cm" fo:text-align="start" style:justify-single-word="false" fo:text-indent="0cm" style:auto-text-indent="false">
        <style:tab-stops>
          <style:tab-stop style:position="1.826cm"/>
        </style:tab-stops>
      </style:paragraph-properties>
      <style:text-properties style:font-name="Helvetica" fo:font-size="9pt" fo:language="en" fo:country="GB" style:font-size-asian="9pt" style:font-size-complex="9pt"/>
    </style:style>
    <style:style style:name="P83" style:family="paragraph" style:parent-style-name="Standard">
      <style:paragraph-properties fo:margin-left="0cm" fo:margin-right="-0.191cm" style:line-height-at-least="0.176cm" fo:text-align="end" style:justify-single-word="false" fo:text-indent="0cm" style:auto-text-indent="false">
        <style:tab-stops>
          <style:tab-stop style:position="1.826cm"/>
        </style:tab-stops>
      </style:paragraph-properties>
      <style:text-properties style:font-name="Helvetica" fo:font-size="9pt" fo:language="en" fo:country="GB" style:font-size-asian="9pt" style:font-size-complex="9pt"/>
    </style:style>
    <style:style style:name="P84" style:family="paragraph" style:parent-style-name="Standard">
      <style:paragraph-properties fo:margin-left="0cm" fo:margin-right="-0.191cm" style:line-height-at-least="0.176cm" fo:text-align="end" style:justify-single-word="false" fo:text-indent="0cm" style:auto-text-indent="false" style:snap-to-layout-grid="false">
        <style:tab-stops>
          <style:tab-stop style:position="1.826cm"/>
        </style:tab-stops>
      </style:paragraph-properties>
      <style:text-properties style:font-name="Helvetica" fo:font-size="9pt" fo:language="en" fo:country="GB" style:font-size-asian="9pt" style:font-size-complex="9pt"/>
    </style:style>
    <style:style style:name="P85" style:family="paragraph" style:parent-style-name="Standard">
      <style:paragraph-properties fo:margin-left="0cm" fo:margin-right="-0.191cm" fo:text-indent="0cm" style:auto-text-indent="false" style:snap-to-layout-grid="false"/>
      <style:text-properties style:font-name="Helvetica" fo:font-size="9pt" fo:language="en" fo:country="GB" fo:font-weight="bold" style:font-size-asian="9pt" style:font-weight-asian="bold" style:font-size-complex="9pt"/>
    </style:style>
    <style:style style:name="P86" style:family="paragraph" style:parent-style-name="Standard">
      <style:paragraph-properties fo:margin-left="0cm" fo:margin-right="-0.191cm" fo:text-indent="0cm" style:auto-text-indent="false" style:snap-to-layout-grid="false"/>
      <style:text-properties fo:font-size="9pt" fo:language="en" fo:country="GB" style:font-size-asian="9pt" style:font-size-complex="9pt"/>
    </style:style>
    <style:style style:name="P87" style:family="paragraph" style:parent-style-name="Standard">
      <style:paragraph-properties fo:margin-left="0cm" fo:margin-right="-0.191cm" style:line-height-at-least="0.176cm" fo:text-indent="0cm" style:auto-text-indent="false" fo:background-color="#ffff00" style:snap-to-layout-grid="false">
        <style:tab-stops>
          <style:tab-stop style:position="1.826cm"/>
        </style:tab-stops>
        <style:background-image/>
      </style:paragraph-properties>
      <style:text-properties style:font-name="Helvetica" fo:font-size="9pt" fo:language="en" fo:country="GB" fo:background-color="#ffff00" style:font-size-asian="9pt" style:font-size-complex="9pt"/>
    </style:style>
    <style:style style:name="P88" style:family="paragraph" style:parent-style-name="Standard">
      <style:paragraph-properties style:line-height-at-least="0.176cm" fo:text-align="start" style:justify-single-word="false" fo:orphans="2" fo:widows="2" fo:hyphenation-ladder-count="no-limit" style:text-autospace="ideograph-alpha" style:punctuation-wrap="hanging" style:line-break="strict" style:writing-mode="lr-tb">
        <style:tab-stops>
          <style:tab-stop style:position="1.826cm"/>
        </style:tab-stops>
      </style:paragraph-properties>
      <style:text-properties style:use-window-font-color="true" style:font-name="Helvetica" fo:font-size="9pt" fo:language="en" fo:country="GB" style:font-name-asian="Times New Roman1" style:font-size-asian="9pt" style:language-asian="zxx" style:country-asian="none" style:font-name-complex="Times New Roman1" style:font-size-complex="9pt" style:language-complex="ar" style:country-complex="SA" fo:hyphenate="false" fo:hyphenation-remain-char-count="2" fo:hyphenation-push-char-count="2"/>
    </style:style>
    <style:style style:name="P89" style:family="paragraph" style:parent-style-name="Standard">
      <style:paragraph-properties style:line-height-at-least="0.176cm" fo:text-align="end" style:justify-single-word="false" fo:orphans="2" fo:widows="2" fo:hyphenation-ladder-count="no-limit" style:text-autospace="ideograph-alpha" style:punctuation-wrap="hanging" style:line-break="strict" style:writing-mode="lr-tb">
        <style:tab-stops>
          <style:tab-stop style:position="1.826cm"/>
        </style:tab-stops>
      </style:paragraph-properties>
      <style:text-properties style:use-window-font-color="true" style:font-name="Helvetica" fo:font-size="9pt" fo:language="en" fo:country="GB" style:font-name-asian="Times New Roman1" style:font-size-asian="9pt" style:language-asian="zxx" style:country-asian="none" style:font-name-complex="Times New Roman1" style:font-size-complex="9pt" style:language-complex="ar" style:country-complex="SA" fo:hyphenate="false" fo:hyphenation-remain-char-count="2" fo:hyphenation-push-char-count="2"/>
    </style:style>
    <style:style style:name="P90" style:family="paragraph" style:parent-style-name="Standard">
      <style:paragraph-properties fo:line-height="0.25cm"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1" fo:font-size="9pt" fo:language="en" fo:country="GB" style:font-name-asian="Times New Roman1" style:font-size-asian="9pt" style:language-asian="zxx" style:country-asian="none" style:font-name-complex="Times New Roman1" style:font-size-complex="9pt" style:language-complex="ar" style:country-complex="SA" fo:hyphenate="false" fo:hyphenation-remain-char-count="2" fo:hyphenation-push-char-count="2"/>
    </style:style>
    <style:style style:name="P91"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1" fo:font-size="12pt" fo:language="en" fo:country="GB" style:font-name-asian="Times New Roman1" style:font-size-asian="12pt" style:language-asian="zxx" style:country-asian="none" style:font-name-complex="Times New Roman1" style:font-size-complex="12pt" style:language-complex="ar" style:country-complex="SA" fo:hyphenate="false" fo:hyphenation-remain-char-count="2" fo:hyphenation-push-char-count="2"/>
    </style:style>
    <style:style style:name="P92" style:family="paragraph" style:parent-style-name="Text_20_body">
      <style:text-properties fo:language="en" fo:country="GB"/>
    </style:style>
    <style:style style:name="P93" style:family="paragraph" style:parent-style-name="Text_20_body">
      <style:text-properties fo:font-size="9pt" fo:language="en" fo:country="GB" fo:font-weight="bold" style:font-size-asian="9pt" style:font-weight-asian="bold" style:font-size-complex="9pt"/>
    </style:style>
    <style:style style:name="P94" style:family="paragraph" style:parent-style-name="Standard">
      <style:paragraph-properties fo:margin-left="2.498cm" fo:margin-right="0cm" fo:text-indent="0cm" style:auto-text-indent="false"/>
      <style:text-properties style:font-name="Helvetica" fo:font-size="9pt" fo:language="en" fo:country="GB" fo:font-weight="bold" style:font-size-asian="9pt" style:font-weight-asian="bold" style:font-size-complex="9pt"/>
    </style:style>
    <style:style style:name="P95" style:family="paragraph" style:parent-style-name="Heading_20_1">
      <style:paragraph-properties>
        <style:tab-stops/>
      </style:paragraph-properties>
      <style:text-properties fo:language="en" fo:country="GB"/>
    </style:style>
    <style:style style:name="P96" style:family="paragraph" style:parent-style-name="Heading_20_1" style:master-page-name="Standard">
      <style:paragraph-properties fo:text-align="center" style:justify-single-word="false" style:page-number="auto">
        <style:tab-stops/>
      </style:paragraph-properties>
      <style:text-properties fo:font-size="26pt" style:font-size-asian="26pt" style:font-size-complex="26pt"/>
    </style:style>
    <style:style style:name="P97" style:family="paragraph" style:parent-style-name="Heading_20_1">
      <style:paragraph-properties fo:margin-top="0.423cm" fo:margin-bottom="0.106cm" fo:keep-with-next="always">
        <style:tab-stops/>
      </style:paragraph-properties>
    </style:style>
    <style:style style:name="P98" style:family="paragraph" style:parent-style-name="Heading_20_1">
      <style:paragraph-properties fo:break-before="page">
        <style:tab-stops/>
      </style:paragraph-properties>
      <style:text-properties fo:language="en" fo:country="GB"/>
    </style:style>
    <style:style style:name="P99" style:family="paragraph" style:parent-style-name="Heading_20_3">
      <style:text-properties fo:language="en" fo:country="US"/>
    </style:style>
    <style:style style:name="P100" style:family="paragraph" style:parent-style-name="Heading_20_3">
      <style:paragraph-properties>
        <style:tab-stops/>
      </style:paragraph-properties>
      <style:text-properties fo:language="en" fo:country="GB"/>
    </style:style>
    <style:style style:name="P101" style:family="paragraph" style:parent-style-name="Heading_20_3">
      <style:paragraph-properties fo:margin-top="0.423cm" fo:margin-bottom="0.106cm" fo:keep-with-next="always">
        <style:tab-stops/>
      </style:paragraph-properties>
      <style:text-properties fo:language="en" fo:country="US"/>
    </style:style>
    <style:style style:name="P102" style:family="paragraph" style:parent-style-name="Heading_20_3">
      <style:paragraph-properties fo:margin-top="0.423cm" fo:margin-bottom="0.106cm" fo:keep-with-next="always">
        <style:tab-stops/>
      </style:paragraph-properties>
    </style:style>
    <style:style style:name="P103" style:family="paragraph" style:parent-style-name="Heading_20_3">
      <style:paragraph-properties fo:margin-top="0.423cm" fo:margin-bottom="0.106cm" fo:keep-with-next="always" style:snap-to-layout-grid="false">
        <style:tab-stops/>
      </style:paragraph-properties>
    </style:style>
    <style:style style:name="P104" style:family="paragraph" style:parent-style-name="Heading_20_3">
      <style:paragraph-properties fo:break-before="page">
        <style:tab-stops/>
      </style:paragraph-properties>
      <style:text-properties fo:language="en" fo:country="GB"/>
    </style:style>
    <style:style style:name="P105" style:family="paragraph" style:parent-style-name="Heading_20_3">
      <style:paragraph-properties fo:margin-left="0cm" fo:margin-right="0cm" fo:margin-top="0.423cm" fo:margin-bottom="0.106cm" fo:text-align="start" style:justify-single-word="false" fo:orphans="2" fo:widows="2" fo:hyphenation-ladder-count="no-limit" fo:text-indent="0cm" style:auto-text-indent="false" fo:break-before="page" fo:keep-with-next="always" style:text-autospace="ideograph-alpha" style:punctuation-wrap="hanging" style:line-break="strict" style:writing-mode="lr-tb">
        <style:tab-stops/>
      </style:paragraph-properties>
      <style:text-properties style:use-window-font-color="true" style:font-name="Arial" fo:font-size="12pt" fo:language="en" fo:country="GB" fo:font-weight="bold" style:font-name-asian="Times New Roman1" style:font-size-asian="12pt" style:language-asian="zxx" style:country-asian="none" style:font-weight-asian="bold" style:font-name-complex="Arial" style:font-size-complex="13pt" style:language-complex="ar" style:country-complex="SA" style:font-weight-complex="bold" fo:hyphenate="false" fo:hyphenation-remain-char-count="2" fo:hyphenation-push-char-count="2"/>
    </style:style>
    <style:style style:name="P106" style:family="paragraph" style:parent-style-name="Heading_20_4">
      <style:paragraph-properties>
        <style:tab-stops/>
      </style:paragraph-properties>
      <style:text-properties fo:language="en" fo:country="GB"/>
    </style:style>
    <style:style style:name="P107" style:family="paragraph" style:parent-style-name="Heading_20_2">
      <style:paragraph-properties>
        <style:tab-stops/>
      </style:paragraph-properties>
      <style:text-properties fo:language="en" fo:country="GB"/>
    </style:style>
    <style:style style:name="P108" style:family="paragraph" style:parent-style-name="Heading_20_2">
      <style:paragraph-properties fo:margin-top="0.423cm" fo:margin-bottom="0.106cm" fo:keep-with-next="always">
        <style:tab-stops/>
      </style:paragraph-properties>
    </style:style>
    <style:style style:name="P109" style:family="paragraph" style:parent-style-name="Heading_20_2">
      <style:paragraph-properties fo:break-before="page">
        <style:tab-stops/>
      </style:paragraph-properties>
      <style:text-properties fo:language="en" fo:country="GB"/>
    </style:style>
    <style:style style:name="P110" style:family="paragraph" style:parent-style-name="Standard" style:list-style-name="L1">
      <style:paragraph-properties>
        <style:tab-stops/>
      </style:paragraph-properties>
      <style:text-properties fo:language="en" fo:country="GB"/>
    </style:style>
    <style:style style:name="P111" style:family="paragraph" style:parent-style-name="Standard">
      <style:paragraph-properties style:line-height-at-least="0.176cm" fo:text-align="end" style:justify-single-word="false" fo:orphans="2" fo:widows="2" fo:hyphenation-ladder-count="no-limit" style:text-autospace="ideograph-alpha" style:punctuation-wrap="hanging" style:line-break="strict" style:writing-mode="lr-tb">
        <style:tab-stops>
          <style:tab-stop style:position="1.826cm"/>
        </style:tab-stops>
      </style:paragraph-properties>
      <style:text-properties style:use-window-font-color="true" style:font-name="Helvetica" fo:font-size="9pt" fo:language="en" fo:country="GB" style:font-name-asian="Times New Roman1" style:font-size-asian="9pt" style:language-asian="zxx" style:country-asian="none" style:font-name-complex="Times New Roman1" style:font-size-complex="9pt" style:language-complex="ar" style:country-complex="SA" fo:hyphenate="false" fo:hyphenation-remain-char-count="2" fo:hyphenation-push-char-count="2"/>
    </style:style>
    <style:style style:name="P112" style:family="paragraph" style:parent-style-name="Standard">
      <style:paragraph-properties style:line-height-at-least="0.176cm" fo:text-align="start" style:justify-single-word="false" fo:orphans="2" fo:widows="2" fo:hyphenation-ladder-count="no-limit" style:text-autospace="ideograph-alpha" style:punctuation-wrap="hanging" style:line-break="strict" style:writing-mode="lr-tb">
        <style:tab-stops>
          <style:tab-stop style:position="1.826cm"/>
        </style:tab-stops>
      </style:paragraph-properties>
      <style:text-properties style:use-window-font-color="true" style:font-name="Helvetica" fo:font-size="9pt" fo:language="en" fo:country="GB" style:font-name-asian="Times New Roman1" style:font-size-asian="9pt" style:language-asian="zxx" style:country-asian="none" style:font-name-complex="Times New Roman1" style:font-size-complex="9pt" style:language-complex="ar" style:country-complex="SA" fo:hyphenate="false" fo:hyphenation-remain-char-count="2" fo:hyphenation-push-char-count="2"/>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weight="bold" fo:background-color="#ffff00" style:font-weight-asian="bold"/>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Wingdings" fo:language="en" fo:country="US" fo:font-weight="bold" fo:background-color="#ffff00" style:font-weight-asian="bold"/>
    </style:style>
    <style:style style:name="T10" style:family="text">
      <style:text-properties style:font-name="Wingdings" fo:font-size="9pt" fo:language="en" fo:country="GB" style:font-size-asian="9pt" style:font-size-complex="9pt"/>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fo:language="en" fo:country="GB" fo:font-weight="bold" style:font-weight-asian="bold" style:font-weight-complex="bold"/>
    </style:style>
    <style:style style:name="T14" style:family="text">
      <style:text-properties fo:language="en" fo:country="GB" fo:font-style="italic" fo:font-weight="bold" style:font-style-asian="italic" style:font-weight-asian="bold"/>
    </style:style>
    <style:style style:name="T15" style:family="text">
      <style:text-properties fo:language="en" fo:country="GB" fo:font-style="italic" fo:font-weight="bold" fo:background-color="#ffff00" style:font-style-asian="italic" style:font-weight-asian="bold"/>
    </style:style>
    <style:style style:name="T16" style:family="text">
      <style:text-properties fo:language="en" fo:country="GB" fo:background-color="#00ff00"/>
    </style:style>
    <style:style style:name="T17" style:family="text">
      <style:text-properties style:font-name="Helvetica" fo:language="en" fo:country="US"/>
    </style:style>
    <style:style style:name="T18" style:family="text">
      <style:text-properties style:font-name="Helvetica" fo:language="en" fo:country="US" fo:font-weight="bold" style:font-weight-asian="bold"/>
    </style:style>
    <style:style style:name="T19" style:family="text">
      <style:text-properties style:font-name="Helvetica" fo:font-size="8pt" fo:language="en" fo:country="GB" fo:font-weight="bold" style:font-size-asian="8pt" style:font-weight-asian="bold" style:font-name-complex="Times New Roman1" style:font-size-complex="8pt"/>
    </style:style>
    <style:style style:name="T20" style:family="text">
      <style:text-properties style:font-name="Helvetica" fo:language="en" fo:country="GB"/>
    </style:style>
    <style:style style:name="T21" style:family="text">
      <style:text-properties style:font-name="Helvetica" fo:language="en" fo:country="GB" fo:font-weight="bold" style:font-weight-asian="bold"/>
    </style:style>
    <style:style style:name="T22" style:family="text">
      <style:text-properties style:font-name="Helvetica" fo:language="en" fo:country="GB" fo:font-weight="bold" fo:background-color="#ffff00" style:font-weight-asian="bold"/>
    </style:style>
    <style:style style:name="T23" style:family="text">
      <style:text-properties style:font-name="Helvetica" fo:font-size="9pt" fo:language="en" fo:country="GB" style:font-size-asian="9pt" style:font-size-complex="9pt"/>
    </style:style>
    <style:style style:name="T24" style:family="text">
      <style:text-properties style:font-name="Helvetica" fo:font-size="9pt" fo:language="en" fo:country="GB" style:font-size-asian="9pt" style:font-name-complex="Times New Roman1" style:font-size-complex="9pt"/>
    </style:style>
    <style:style style:name="T25" style:family="text">
      <style:text-properties style:font-name="Helvetica" fo:font-size="9pt" fo:language="en" fo:country="GB" fo:font-weight="bold" style:font-size-asian="9pt" style:font-weight-asian="bold" style:font-size-complex="9pt"/>
    </style:style>
    <style:style style:name="T26" style:family="text">
      <style:text-properties style:font-name="Helvetica" fo:font-size="9pt" fo:language="en" fo:country="GB" fo:font-weight="bold" fo:background-color="#ffff00" style:font-size-asian="9pt" style:font-weight-asian="bold" style:font-size-complex="9pt"/>
    </style:style>
    <style:style style:name="T27" style:family="text">
      <style:text-properties style:font-name="Helvetica" fo:font-size="9pt" fo:language="en" fo:country="GB" fo:font-weight="bold" fo:background-color="#ffff00" style:font-size-asian="9pt" style:font-weight-asian="bold" style:font-name-complex="Times New Roman1" style:font-size-complex="9pt"/>
    </style:style>
    <style:style style:name="T28" style:family="text">
      <style:text-properties style:font-name="Helvetica" fo:font-size="9pt" fo:language="en" fo:country="GB" fo:font-weight="normal" style:font-size-asian="9pt" style:font-weight-asian="normal" style:font-size-complex="9pt" style:font-weight-complex="normal"/>
    </style:style>
    <style:style style:name="T29" style:family="text">
      <style:text-properties style:font-name="Helvetica" fo:font-size="9pt" fo:language="en" fo:country="GB" fo:background-color="#ffff00" style:font-size-asian="9pt" style:font-size-complex="9pt"/>
    </style:style>
    <style:style style:name="T30" style:family="text">
      <style:text-properties style:font-name="Helvetica" fo:font-size="9pt" fo:language="en" fo:country="GB" fo:background-color="#ffff00" style:font-size-asian="9pt" style:font-name-complex="Times New Roman1" style:font-size-complex="9pt"/>
    </style:style>
    <style:style style:name="T31" style:family="text">
      <style:text-properties style:font-name="Helvetica" fo:font-size="9pt" fo:language="en" fo:country="GB" fo:font-style="italic" style:font-size-asian="9pt" style:font-style-asian="italic" style:font-size-complex="9pt"/>
    </style:style>
    <style:style style:name="T32" style:family="text">
      <style:text-properties style:font-name="Helvetica" fo:font-size="9pt" fo:language="en" fo:country="GB" fo:font-style="italic" style:font-size-asian="9pt" style:font-style-asian="italic" style:font-size-complex="9pt" style:font-style-complex="italic"/>
    </style:style>
    <style:style style:name="T33" style:family="text">
      <style:text-properties style:font-name="Helvetica" fo:font-size="9pt" style:font-size-asian="9pt" style:font-size-complex="9pt"/>
    </style:style>
    <style:style style:name="T34" style:family="text">
      <style:text-properties style:font-name="Helvetica" fo:font-size="9pt" fo:font-style="italic" style:font-size-asian="9pt" style:font-style-asian="italic" style:font-size-complex="9pt" style:font-style-complex="italic"/>
    </style:style>
    <style:style style:name="T35" style:family="text">
      <style:text-properties style:font-name="Helvetica" fo:font-size="9pt" fo:language="en" fo:country="US" style:font-size-asian="9pt" style:font-size-complex="9pt"/>
    </style:style>
    <style:style style:name="T36" style:family="text">
      <style:text-properties style:font-name="Helvetica" fo:font-size="10pt" fo:language="en" fo:country="GB" fo:font-weight="bold" style:font-size-asian="10pt" style:font-weight-asian="bold" style:font-size-complex="10pt" style:font-weight-complex="normal"/>
    </style:style>
    <style:style style:name="T37" style:family="text">
      <style:text-properties style:font-name="Helvetica" fo:font-size="10pt" fo:language="en" fo:country="GB" style:font-size-asian="10pt" style:font-size-complex="10pt"/>
    </style:style>
    <style:style style:name="T38" style:family="text">
      <style:text-properties style:font-name="Helvetica" fo:font-size="10pt" fo:language="en" fo:country="GB" style:font-size-asian="10pt" style:font-name-complex="Times New Roman1" style:font-size-complex="10pt"/>
    </style:style>
    <style:style style:name="T39" style:family="text">
      <style:text-properties style:font-name="Helvetica" fo:language="it" fo:country="IT"/>
    </style:style>
    <style:style style:name="T40" style:family="text">
      <style:text-properties style:font-name="Helvetica" fo:language="it" fo:country="IT" fo:font-weight="bold" style:font-weight-asian="bold"/>
    </style:style>
    <style:style style:name="T41" style:family="text">
      <style:text-properties style:font-name="Helvetica" fo:font-size="12pt" fo:language="en" fo:country="GB" style:font-size-asian="12pt" style:font-name-complex="Times New Roman1" style:font-size-complex="12pt"/>
    </style:style>
    <style:style style:name="T42" style:family="text">
      <style:text-properties style:font-name="Helvetica" fo:font-size="12pt" fo:language="en" fo:country="GB" fo:font-weight="bold" style:font-size-asian="12pt" style:font-weight-asian="bold" style:font-name-complex="Times New Roman1" style:font-size-complex="12pt" style:font-weight-complex="bold"/>
    </style:style>
    <style:style style:name="T43" style:family="text">
      <style:text-properties style:font-name="Helvetica" fo:font-size="10.5pt" fo:language="en" fo:country="GB" fo:font-weight="normal" style:font-size-asian="10.5pt" style:font-weight-asian="normal" style:font-size-complex="10.5pt" style:font-weight-complex="normal"/>
    </style:style>
    <style:style style:name="T44" style:family="text">
      <style:text-properties style:font-name="Helvetica" fo:font-size="10.5pt" fo:language="en" fo:country="GB" fo:font-weight="bold" style:font-size-asian="10.5pt" style:font-weight-asian="bold" style:font-size-complex="10.5pt"/>
    </style:style>
    <style:style style:name="T45" style:family="text">
      <style:text-properties fo:font-size="12pt" fo:language="en" fo:country="GB" style:font-size-asian="12pt" style:font-size-complex="12pt"/>
    </style:style>
    <style:style style:name="T46" style:family="text">
      <style:text-properties fo:font-size="12pt" fo:language="en" fo:country="GB" fo:background-color="#ffff00" style:font-size-asian="12pt" style:font-size-complex="12pt"/>
    </style:style>
    <style:style style:name="T47" style:family="text">
      <style:text-properties fo:font-size="9pt" fo:language="en" fo:country="GB" fo:font-weight="bold" style:font-size-asian="9pt" style:font-weight-asian="bold" style:font-size-complex="9pt"/>
    </style:style>
    <style:style style:name="T48" style:family="text">
      <style:text-properties fo:font-size="9pt" fo:language="en" fo:country="GB" fo:font-weight="bold" fo:background-color="#ffff00" style:font-size-asian="9pt" style:font-weight-asian="bold" style:font-size-complex="9pt"/>
    </style:style>
    <style:style style:name="T49" style:family="text">
      <style:text-properties fo:font-size="9pt" fo:language="en" fo:country="GB" style:font-size-asian="9pt" style:font-size-complex="9pt"/>
    </style:style>
    <style:style style:name="T50" style:family="text">
      <style:text-properties fo:font-size="9pt" fo:language="en" fo:country="GB" fo:background-color="#ffff00" style:font-size-asian="9pt" style:font-size-complex="9pt"/>
    </style:style>
    <style:style style:name="T51" style:family="text">
      <style:text-properties fo:font-size="9pt" fo:language="en" fo:country="GB" fo:font-style="italic" fo:font-weight="bold" style:font-size-asian="9pt" style:font-style-asian="italic" style:font-weight-asian="bold" style:font-size-complex="9pt"/>
    </style:style>
    <style:style style:name="T52" style:family="text">
      <style:text-properties fo:font-size="9pt" fo:language="en" fo:country="GB" fo:font-style="italic" fo:font-weight="bold" fo:background-color="#ffff00" style:font-size-asian="9pt" style:font-style-asian="italic" style:font-weight-asian="bold" style:font-size-complex="9pt"/>
    </style:style>
    <style:style style:name="T53" style:family="text">
      <style:text-properties fo:font-size="9pt" fo:language="en" fo:country="GB" fo:font-style="italic" style:font-size-asian="9pt" style:font-style-asian="italic" style:font-size-complex="9pt"/>
    </style:style>
    <style:style style:name="T54" style:family="text">
      <style:text-properties fo:font-size="9pt" fo:language="en" fo:country="GB" fo:font-style="italic" style:font-size-asian="9pt" style:font-style-asian="italic" style:font-size-complex="9pt" style:font-style-complex="italic"/>
    </style:style>
    <style:style style:name="T55" style:family="text">
      <style:text-properties fo:font-size="9pt" style:font-size-asian="9pt" style:font-size-complex="9pt"/>
    </style:style>
    <style:style style:name="T56" style:family="text">
      <style:text-properties fo:font-size="9pt" fo:language="en" fo:country="US" fo:font-weight="bold" style:font-size-asian="9pt" style:font-weight-asian="bold" style:font-size-complex="9pt"/>
    </style:style>
    <style:style style:name="T57" style:family="text">
      <style:text-properties fo:font-size="9pt" fo:language="en" fo:country="US" style:font-size-asian="9pt" style:font-size-complex="9pt"/>
    </style:style>
    <style:style style:name="T58" style:family="text">
      <style:text-properties fo:font-size="9pt" fo:language="it" fo:country="IT" fo:background-color="#ffff00" style:font-size-asian="9pt" style:font-size-complex="9pt"/>
    </style:style>
    <style:style style:name="T59" style:family="text">
      <style:text-properties fo:font-size="9pt" fo:language="it" fo:country="IT" style:font-size-asian="9pt" style:font-size-complex="9pt"/>
    </style:style>
    <style:style style:name="T60" style:family="text">
      <style:text-properties fo:font-size="10.5pt" fo:language="en" fo:country="GB" style:font-size-asian="10.5pt" style:font-size-complex="10.5pt"/>
    </style:style>
    <style:style style:name="T61" style:family="text">
      <style:text-properties fo:font-size="10.5pt" fo:language="en" fo:country="GB" fo:font-weight="bold" style:font-size-asian="10.5pt" style:font-weight-asian="bold" style:font-size-complex="10.5pt" style:font-weight-complex="bold"/>
    </style:style>
    <style:style style:name="T62" style:family="text">
      <style:text-properties fo:font-size="10.5pt" fo:language="en" fo:country="GB" fo:font-weight="normal" style:font-size-asian="10.5pt" style:font-weight-asian="normal" style:font-size-complex="10.5pt" style:font-weight-complex="normal"/>
    </style:style>
    <style:style style:name="T63" style:family="text">
      <style:text-properties fo:font-size="10.5pt" fo:font-weight="normal" style:font-size-asian="10.5pt" style:font-weight-asian="normal" style:font-size-complex="10.5pt" style:font-weight-complex="normal"/>
    </style:style>
    <style:style style:name="T64" style:family="text">
      <style:text-properties fo:font-size="10.5pt" style:font-size-asian="10.5pt" style:font-size-complex="10.5pt"/>
    </style:style>
    <style:style style:name="T65" style:family="text">
      <style:text-properties style:text-position="super 58%" fo:font-size="10.5pt" fo:language="en" fo:country="GB" style:font-size-asian="10.5pt" style:font-size-complex="10.5pt"/>
    </style:style>
    <style:style style:name="T66" style:family="text">
      <style:text-properties style:text-position="super 58%" fo:font-size="9pt" fo:language="en" fo:country="GB" fo:font-weight="bold" style:font-size-asian="9pt" style:font-weight-asian="bold" style:font-size-complex="9pt"/>
    </style:style>
    <style:style style:name="T67" style:family="text">
      <style:text-properties style:text-position="super 58%" fo:font-size="9pt" fo:language="en" fo:country="GB" style:font-size-asian="9pt" style:font-size-complex="9pt"/>
    </style:style>
    <style:style style:name="T68" style:family="text">
      <style:text-properties fo:font-size="8pt" fo:language="en" fo:country="GB" style:font-size-asian="8pt" style:font-size-complex="8pt"/>
    </style:style>
    <style:style style:name="T69" style:family="text">
      <style:text-properties fo:font-size="8pt" style:font-size-asian="8pt" style:font-size-complex="8pt"/>
    </style:style>
    <style:style style:name="T70" style:family="text">
      <style:text-properties fo:font-size="8pt" fo:background-color="#ffff00" style:font-size-asian="8pt" style:font-size-complex="8pt"/>
    </style:style>
    <style:style style:name="T71" style:family="text">
      <style:text-properties fo:font-size="8pt" fo:language="it" fo:country="IT" style:font-size-asian="8pt" style:font-size-complex="8pt"/>
    </style:style>
    <style:style style:name="T72" style:family="text">
      <style:text-properties fo:font-size="8pt" fo:language="it" fo:country="IT" fo:background-color="#ffff00" style:font-size-asian="8pt" style:font-size-complex="8pt"/>
    </style:style>
    <style:style style:name="T73" style:family="text">
      <style:text-properties style:font-name="Times New Roman1" fo:font-size="8pt" fo:language="en" fo:country="GB" fo:font-weight="bold" style:font-size-asian="8pt" style:font-weight-asian="bold" style:font-name-complex="Times New Roman1" style:font-size-complex="8pt"/>
    </style:style>
    <style:style style:name="T74" style:family="text">
      <style:text-properties style:font-name="Times New Roman1" fo:font-size="8pt" fo:language="en" fo:country="GB" style:font-size-asian="8pt" style:font-name-complex="Times New Roman1" style:font-size-complex="8pt"/>
    </style:style>
    <style:style style:name="T75" style:family="text">
      <style:text-properties style:font-name="Times New Roman1" fo:font-size="8pt" fo:language="en" fo:country="GB" fo:font-style="italic" fo:font-weight="bold" style:font-size-asian="8pt" style:font-style-asian="italic" style:font-weight-asian="bold" style:font-name-complex="Times New Roman1" style:font-size-complex="8pt"/>
    </style:style>
    <style:style style:name="T76" style:family="text">
      <style:text-properties style:font-name="Times New Roman1" fo:font-size="8pt" fo:font-weight="bold" style:font-size-asian="8pt" style:font-weight-asian="bold" style:font-name-complex="Times New Roman1" style:font-size-complex="8pt"/>
    </style:style>
    <style:style style:name="T77" style:family="text">
      <style:text-properties style:font-name="Times New Roman1" fo:font-size="8pt" style:font-size-asian="8pt" style:font-name-complex="Times New Roman1" style:font-size-complex="8pt"/>
    </style:style>
    <style:style style:name="T78" style:family="text">
      <style:text-properties style:font-name="Times New Roman1" fo:font-size="9pt" fo:language="en" fo:country="GB" fo:font-weight="bold" style:font-size-asian="9pt" style:font-weight-asian="bold" style:font-name-complex="Times New Roman1" style:font-size-complex="9pt"/>
    </style:style>
    <style:style style:name="T79" style:family="text">
      <style:text-properties style:font-name="Times New Roman1" fo:font-size="9pt" fo:language="en" fo:country="GB" fo:font-weight="bold" style:font-size-asian="9pt" style:font-weight-asian="bold" style:font-name-complex="Times New Roman1" style:font-size-complex="9pt" style:font-weight-complex="bold"/>
    </style:style>
    <style:style style:name="T80" style:family="text">
      <style:text-properties style:font-name="Times New Roman1" fo:font-size="9pt" fo:language="en" fo:country="GB" fo:font-weight="bold" fo:background-color="#ffff00" style:font-size-asian="9pt" style:font-weight-asian="bold" style:font-name-complex="Times New Roman1" style:font-size-complex="9pt"/>
    </style:style>
    <style:style style:name="T81" style:family="text">
      <style:text-properties style:font-name="Times New Roman1" fo:font-size="9pt" fo:language="en" fo:country="GB" style:font-size-asian="9pt" style:font-name-complex="Times New Roman1" style:font-size-complex="9pt"/>
    </style:style>
    <style:style style:name="T82" style:family="text">
      <style:text-properties style:font-name="Times New Roman1" fo:font-size="9pt" fo:language="en" fo:country="GB" fo:font-style="italic" fo:font-weight="bold" fo:background-color="#ffff00" style:font-size-asian="9pt" style:font-style-asian="italic" style:font-weight-asian="bold" style:font-name-complex="Times New Roman1" style:font-size-complex="9pt"/>
    </style:style>
    <style:style style:name="T83" style:family="text">
      <style:text-properties style:font-name="Times New Roman1" fo:font-size="9pt" fo:language="en" fo:country="GB" fo:font-style="italic" fo:font-weight="bold" style:font-size-asian="9pt" style:font-style-asian="italic" style:font-weight-asian="bold" style:font-name-complex="Times New Roman1" style:font-size-complex="9pt"/>
    </style:style>
    <style:style style:name="T84" style:family="text">
      <style:text-properties style:font-name="Times New Roman1" fo:font-size="10.5pt" fo:language="en" fo:country="GB" style:font-size-asian="10.5pt" style:font-name-complex="Times New Roman1" style:font-size-complex="10.5pt"/>
    </style:style>
    <style:style style:name="T85" style:family="text">
      <style:text-properties style:font-name="Symbol" fo:font-size="9pt" fo:language="en" fo:country="GB" style:font-size-asian="9pt" style:font-size-complex="9pt"/>
    </style:style>
    <style:style style:name="T86" style:family="text">
      <style:text-properties style:font-name="Symbol" fo:font-size="9pt" fo:language="en" fo:country="GB" fo:font-weight="bold" style:font-size-asian="9pt" style:font-weight-asian="bold" style:font-size-complex="9pt"/>
    </style:style>
    <style:style style:name="T87" style:family="text">
      <style:text-properties style:font-name="Courier New" fo:font-size="9pt" fo:language="en" fo:country="GB" fo:font-weight="bold" style:font-size-asian="9pt" style:font-weight-asian="bold" style:font-name-complex="Courier New" style:font-size-complex="9pt"/>
    </style:style>
    <style:style style:name="T88" style:family="text">
      <style:text-properties style:font-name="Courier New" fo:font-size="9pt" fo:language="en" fo:country="GB" style:font-size-asian="9pt" style:font-name-complex="Courier New" style:font-size-complex="9pt"/>
    </style:style>
    <style:style style:name="T89" style:family="text">
      <style:text-properties fo:font-size="10pt" fo:font-weight="normal" style:font-size-asian="10pt" style:font-weight-asian="normal" style:font-size-complex="10pt" style:font-weight-complex="normal"/>
    </style:style>
    <style:style style:name="T90" style:family="text">
      <style:text-properties style:font-name="Courier" fo:font-size="9pt" fo:language="en" fo:country="GB" fo:font-weight="bold" style:font-size-asian="9pt" style:font-weight-asian="bold" style:font-size-complex="9pt"/>
    </style:style>
    <style:style style:name="T91" style:family="text">
      <style:text-properties style:text-underline-style="solid" style:text-underline-width="auto" style:text-underline-color="font-color"/>
    </style:style>
    <style:style style:name="T92" style:family="text">
      <style:text-properties fo:color="#ff0000" fo:font-weight="bold" style:font-weight-asian="bold" style:font-weight-complex="bold"/>
    </style:style>
    <style:style style:name="T93" style:family="text">
      <style:text-properties fo:color="#0000ff"/>
    </style:style>
    <style:style style:name="T94" style:family="text">
      <style:text-properties fo:color="#339966" fo:language="en" fo:country="GB"/>
    </style:style>
    <style:style style:name="T95" style:family="text">
      <style:text-properties fo:color="#339966" fo:language="en" fo:country="GB" fo:background-color="#00ff0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troduction to datreat</text:h>
      <text:section text:style-name="Sect1" text:name="Bereich1">
        <text:p text:style-name="WW-Inhaltsverzeichnis_20_Überschrift111111">Content</text:p>
      </text:section>
      <text:table-of-content text:style-name="Sect2" text:name="Inhaltsverzeichni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Introduction to datreat<text:tab/>1</text:p>
          <text:p text:style-name="P1">Datreat Purpose and Philosophy<text:tab/>2</text:p>
          <text:p text:style-name="P1">Data Structure<text:tab/>3</text:p>
          <text:p text:style-name="P2">Files<text:tab/>3</text:p>
          <text:p text:style-name="P2">Internal Representation<text:tab/>3</text:p>
          <text:p text:style-name="P1">Datreat Commands<text:tab/>4</text:p>
          <text:p text:style-name="P3">Input/Output <text:tab/>4</text:p>
          <text:p text:style-name="P2">Input of Data / Display of List of Loaded Data<text:tab/>4</text:p>
          <text:p text:style-name="P2">Output of Data<text:tab/>5</text:p>
          <text:p text:style-name="P2">Selecting dataset <text:tab/>6</text:p>
          <text:p text:style-name="P3">Plotting<text:tab/>7</text:p>
          <text:p text:style-name="P2">gp/gplot<text:tab/>7</text:p>
          <text:p text:style-name="P3">Fitting<text:tab/>10</text:p>
          <text:p text:style-name="P2">Setting-up Theories and Parameters<text:tab/>10</text:p>
          <text:p text:style-name="P2">Theory Computations and Fittings<text:tab/>11</text:p>
          <text:p text:style-name="P3">Saving Parameters and Fit Results <text:tab/>14</text:p>
          <text:p text:style-name="P2">Output/Edit Theory Parameters<text:tab/>14</text:p>
          <text:p text:style-name="P4">Write a List of Any Parameters/Variables<text:tab/>14</text:p>
          <text:p text:style-name="P2">Cast Parameters into a Datreat Input File<text:tab/>14</text:p>
          <text:p text:style-name="P3">Data Manipulation<text:tab/>15</text:p>
          <text:p text:style-name="P2">General Purpose<text:tab/>15</text:p>
          <text:p text:style-name="P2">SANS Related<text:tab/>16</text:p>
          <text:p text:style-name="P3">Obsoletes<text:tab/>16</text:p>
          <text:p text:style-name="P1">makro Language<text:tab/>17</text:p>
          <text:p text:style-name="P2">Call<text:tab/>17</text:p>
          <text:p text:style-name="P2">Header and Parameters<text:tab/>17</text:p>
          <text:p text:style-name="P2">Expressions<text:tab/>18</text:p>
          <text:p text:style-name="P2">Loops<text:tab/>18</text:p>
          <text:p text:style-name="P2">Commands that relate to the makro language<text:tab/>18</text:p>
          <text:p text:style-name="P2">Predefined Variables/Function<text:tab/>19</text:p>
          <text:p text:style-name="P2">Automatically Created Variables<text:tab/>19</text:p>
          <text:p text:style-name="P3">Interaction with the system <text:tab/>20</text:p>
          <text:p text:style-name="P2">History<text:tab/>20</text:p>
          <text:p text:style-name="P2">Path<text:tab/>20</text:p>
          <text:p text:style-name="P2">Active working directory<text:tab/>20</text:p>
          <text:p text:style-name="P3">Collection of Standard and Example makros<text:tab/>20</text:p>
          <text:p text:style-name="P2">cth <text:s text:c="15"/>obsolete but there <text:tab/>20</text:p>
          <text:p text:style-name="P1">Programming<text:tab/>21</text:p>
          <text:p text:style-name="P3">Installation<text:tab/>21</text:p>
          <text:p text:style-name="P2">Prerequesities<text:tab/>21</text:p>
          <text:p text:style-name="P2">Compile:<text:tab/>21</text:p>
          <text:p text:style-name="P3">Linking theories<text:tab/>22</text:p>
          <text:p text:style-name="P3">Creating New Theories<text:tab/>22</text:p>
          <text:p text:style-name="P3">Creating New Commands<text:tab/>23</text:p>
          <text:p text:style-name="P1">Available Theories<text:tab/>23</text:p>
          <text:p text:style-name="P1">BSS-Data Converter<text:tab/>38</text:p>
          <text:p text:style-name="P1">NEW DEVELOPMENT: Thinktank<text:tab/>39</text:p>
        </text:index-body>
      </text:table-of-content>
      <text:section text:style-name="Sect3" text:name="Bereich3">
        <text:h text:style-name="P95" text:outline-level="1"><text:soft-page-break/></text:h>
        <text:h text:style-name="P95" text:outline-level="1">Datreat Purpose and Philosophy</text:h>
        <text:p text:style-name="P5"/>
        <text:p text:style-name="P5">Datreat is a command-based multi purpose system that allows to deal with collections of (x,y)-data (data-records) each of which has an individual block of parameters. Data may stem from any field ranging e.g. from SANS diffraction results, NSE-S(Q,t) curves, magnetic field values along a path, BSS-spectra etc.. Datreat allows to plot, manipulate and fit these data-records. Theoretical models may be assembled from existing “theories” or new theories may be formulated (which, however, requires some Fortran programming). Simultaneous fitting of collections of data-records that are distinguished by one or several parameters is supported as well as coupling of fit parameters. </text:p>
        <text:p text:style-name="P5"/>
        <text:p text:style-name="P5">Some automation of data-evaluation is possible with the help of “makros”. These are files that contain a collection of genuine commands including conditional and unconditional jumps that allow also the construction of loops.</text:p>
        <text:p text:style-name="P5"/>
        <text:p text:style-name="Standard"><text:span text:style-name="T1">Interaction with the program is effected by commands. Each command line consists of a </text:span><text:span text:style-name="T2">command-name</text:span><text:span text:style-name="T1"> and a number of </text:span><text:span text:style-name="T2">items</text:span><text:span text:style-name="T1"> that are </text:span><text:span text:style-name="T2">separated by blanks</text:span><text:span text:style-name="T1">.</text:span></text:p>
        <text:p text:style-name="Standard"><text:span text:style-name="T2">Command line item</text:span><text:span text:style-name="T1">s may be </text:span><text:span text:style-name="T2">names</text:span><text:span text:style-name="T1">, </text:span><text:span text:style-name="T2">numbers</text:span><text:span text:style-name="T1"> or </text:span><text:span text:style-name="T2">expressions</text:span><text:span text:style-name="T1"> that evaluate to a number.</text:span></text:p>
        <text:p text:style-name="Standard"><text:span text:style-name="T1">In general </text:span><text:span text:style-name="T2">expressions</text:span><text:span text:style-name="T1"> may be used at any place in </text:span><text:span text:style-name="T2">command lines</text:span><text:span text:style-name="T1"> and </text:span><text:span text:style-name="T2">input files</text:span><text:span text:style-name="T1"> where a </text:span><text:span text:style-name="T2">number</text:span><text:span text:style-name="T1"> would be appropriate.</text:span></text:p>
        <text:p text:style-name="Standard"><text:span text:style-name="T1">The system classifies all items that start with one of the following characters as </text:span><text:span text:style-name="T2">expressions</text:span><text:span text:style-name="T1">: </text:span></text:p>
        <text:p text:style-name="P52"><text:span text:style-name="T3">(+-.0123456789</text:span><text:span text:style-name="T4"> <text:s/></text:span></text:p>
        <text:p text:style-name="Standard"><text:span text:style-name="T1">any item that would start with one of these characters and would not lead to a valid </text:span><text:span text:style-name="T2">expression</text:span><text:span text:style-name="T1"> leads to an error.</text:span></text:p>
        <text:p text:style-name="P11"/>
        <text:p text:style-name="Standard"><text:span text:style-name="T1">Despite some preliminary mechanisms to specify a </text:span><text:span text:style-name="T2">path </text:span><text:span text:style-name="T1">the recommended use of Datreat is to call the program from the current data-subdirectory and keep the specific makros and other auxiliary files there too. </text:span></text:p>
        <text:p text:style-name="P11">RB: <text:s/>But it is usefull to discriminate between raw data and evaluated data plots ... </text:p>
        <text:p text:style-name="P11"><text:tab/>See <text:span text:style-name="T8">path</text:span> at the end to set datapath and savepath</text:p>
        <text:p text:style-name="P11"/>
        <text:p text:style-name="Standard"><text:span text:style-name="T1">To </text:span><text:span text:style-name="T2">exit the program</text:span><text:span text:style-name="T1">: </text:span><text:span text:style-name="T9"></text:span><text:span text:style-name="T3"> q</text:span></text:p>
        <text:p text:style-name="P12"/>
        <text:p text:style-name="P12"/>
        <text:p text:style-name="Standard"><text:span text:style-name="T4">Hint1:</text:span><text:span text:style-name="T1"> Running datreat from an Emacs-shell offers a number of advantages, in particular the availability of command-line history (use ALT-p, ALT-n) to retrieve previous/next command inputs. In addition all editor functions are available on the whole output produced by the current session.</text:span></text:p>
        <text:p text:style-name="P11">A simple history (20 commands) exists. Accessible by “_xxx” the last command starting with xxx ist executed again. </text:p>
        <text:p text:style-name="P11"/>
        <text:p text:style-name="Standard"><text:span text:style-name="T5">Hint2</text:span><text:span text:style-name="T1">: Command hierarchy: Commands are first used as datreat commands than as makro name. After both failed (eg no makro with name pwd) command is given to a new shell instance and executed. <text:s/>This means you can use any shell command as you are used to it, as long as no makro has the same name. (see history for a nice example how to use this feature)</text:span></text:p>
        <text:p text:style-name="Standard"><text:s/></text:p>
        <text:p text:style-name="P11">Here we will write always MAKRO with k because the makros are detected by the German „makro“ in the first line. </text:p>
        <text:p text:style-name="P11"/>
        <text:p text:style-name="P14"><text:soft-page-break/><text:span text:style-name="T4">Hint3: </text:span><text:span text:style-name="T6">If a makro “</text:span><text:span text:style-name="T5">initdatr</text:span><text:span text:style-name="T6">” exists within datreat/makro or in your local path this will be executed right after start of datreat. Its a normal makro and you can define your own path, standard data treatment plotting ......... whatever you can imagine.</text:span></text:p>
        <text:h text:style-name="P97" text:outline-level="1">Data Structure</text:h>
        <text:h text:style-name="Heading_20_3" text:outline-level="3">Files</text:h>
        <text:p text:style-name="Standard"><text:span text:style-name="T12">Data files:</text:span><text:span text:style-name="T11"> contain a number of data records each of which consists of a header, a parameter section and a list of x,y values with an optional third column of y</text:span><text:span text:style-name="T1">-errors. </text:span></text:p>
        <text:p text:style-name="Standard"><text:span text:style-name="T4">Theory definition file</text:span><text:span text:style-name="T1">: always has the value </text:span><text:span text:style-name="T4">lastth. </text:span><text:span text:style-name="T1">To save previous versions copy it onto another name. </text:span></text:p>
        <text:p text:style-name="Standard"><text:span text:style-name="T4">Makro files</text:span><text:span text:style-name="T1">: contain a collection of command lines their names follow the same rules as the data files. To qualify as a makro the name must also be different from any genuine </text:span><text:span text:style-name="T17">datreat-command </text:span><text:span text:style-name="T1">and the first line must start with the keyword: </text:span><text:span text:style-name="T18">makro</text:span><text:span text:style-name="T1">. </text:span></text:p>
        <text:p text:style-name="P11">Shell commands are allowed. <text:span text:style-name="T8">Lines are limited to 1024 characters</text:span>.</text:p>
        <text:h text:style-name="P99" text:outline-level="3">Internal Representation</text:h>
        <text:p text:style-name="P5">Data and theory definitions are stored internally (when loaded) in common blocks with fixed (may be changed by recompiling the program with other limits) maximum capacity of 40.</text:p>
        <text:p text:style-name="P5">The data on these structures are largely accessible by predefined system functions.</text:p>
        <text:h text:style-name="P98" text:outline-level="1">Datreat Commands</text:h>
        <text:h text:style-name="P108" text:outline-level="2">Input/Output </text:h>
        <text:h text:style-name="P101" text:outline-level="3">Input of Data / Display of List of Loaded Data</text:h>
        <table:table table:name="Tabelle1" table:style-name="Tabelle1">
          <table:table-column table:style-name="Tabelle1.A"/>
          <table:table-column table:style-name="Tabelle1.B"/>
          <table:table-row table:style-name="Tabelle1.1">
            <table:table-cell table:style-name="Tabelle1.A1" office:value-type="string">
              <text:p text:style-name="P18">in /input</text:p>
            </table:table-cell>
            <table:table-cell table:style-name="Tabelle1.B1" office:value-type="string">
              <text:p text:style-name="P22">filename</text:p>
            </table:table-cell>
          </table:table-row>
          <table:table-row table:style-name="Tabelle1.1">
            <table:table-cell table:style-name="Tabelle1.A2" office:value-type="string">
              <text:p text:style-name="P56"/>
            </table:table-cell>
            <table:table-cell table:style-name="Tabelle1.B2" office:value-type="string">
              <text:p text:style-name="P35"><text:span text:style-name="T45">reads data (x, y, y-error) from </text:span><text:span text:style-name="T46">&lt;filename&gt;</text:span><text:span text:style-name="T45">. </text:span></text:p>
              <text:p text:style-name="P36"><text:s/>&lt;filename&gt; may <text:s/>not contain <text:s/>one of the fllowing characters: ‘+-0123456789.(‘. &lt;filename&gt; can be a complete path prepended by variable &lt;datapath&gt;. If <text:s/>&lt;filename&gt; starts with ./ or / <text:s/>(./path/name or /path/name ) &lt;datapath&gt; is NOT prepended.</text:p>
              <text:p text:style-name="Standard"><text:span text:style-name="T47">Hint: </text:span><text:span text:style-name="T49">if data stem form a different computer system, make sure that they do not contain tab’s and extra CR-characters etc., these cause occasionally observed errors during reading.</text:span></text:p>
              <text:p text:style-name="P37">The last read data record is automatically selected. All previous selections are removed.</text:p>
              <text:p text:style-name="P7">NEW Data format</text:p>
              <text:p text:style-name="Standard"><text:span text:style-name="T60">Simpler format rules: <text:s text:c="3"/></text:span><text:span text:style-name="T61">parameters and comment ahead of Data <text:s/></text:span></text:p>
              <text:p text:style-name="P43">parameter : <text:tab/>any line starting with a name followed by numbers </text:p>
              <text:p text:style-name="P43"><text:tab/><text:tab/>(parameter name; first number is set as value; others ignored) </text:p>
              <text:p text:style-name="Standard"><text:span text:style-name="T60">data :<text:tab/><text:tab/>line with minimum 2 values (x,y); 3</text:span><text:span text:style-name="T65">rd</text:span><text:span text:style-name="T60"> is used as error; others are ignored</text:span></text:p>
              <text:p text:style-name="P43">comment:<text:tab/>everything not data or parameter; first comment line is stored; </text:p>
              <text:p text:style-name="P43"><text:tab/><text:tab/>other comment lines are ignored<text:tab/></text:p>
              <text:p text:style-name="Standard"><text:span text:style-name="T60">ignored lines:<text:tab/>start with “#” as first character; “values” and “parameter”</text:span> also ignored if # is 1. char.</text:p>
              <text:p text:style-name="P43">new set:<text:tab/>initiated by non Data after Datablock (parameters, comment or empty line) or “#nxt” <text:s/></text:p>
              <text:p text:style-name="P5"/>
              <text:p text:style-name="Standard"><text:span text:style-name="T13">OLD </text:span><text:span text:style-name="T11">Data format for input files:</text:span></text:p>
              <text:p text:style-name="P57"><text:span text:style-name="T68">q= <text:s text:c="4"/>0.161 <text:s text:c="2"/>dpeo25pmma75 <text:s text:c="11"/>no argon <text:s text:c="4"/></text:span><text:span text:style-name="T73">:comment</text:span><text:span text:style-name="T68"> <text:s text:c="24"/></text:span></text:p>
              <text:p text:style-name="P57"><text:span text:style-name="T68">j04n019 <text:s/>ncounts <text:s text:c="2"/>vs <text:s text:c="2"/>omeg/Ghz <text:s text:c="3"/>10308 <text:s text:c="10"/></text:span><text:span text:style-name="T73">:name <text:s/>xname vs yname <text:s/>&lt;numor&gt;</text:span><text:span text:style-name="T68"> </text:span></text:p>
              <text:p text:style-name="P57"><text:span text:style-name="T68">parameter <text:s text:c="42"/></text:span><text:span text:style-name="T73">:keyword=parameter</text:span></text:p>
              <text:p text:style-name="P57"><text:span text:style-name="T68">normal <text:s text:c="7"/>0.10000000E+01 <text:s text:c="23"/></text:span><text:span text:style-name="T73">:</text:span><text:span text:style-name="T19">f_parnam <text:s text:c="3"/>&lt;value&gt;</text:span></text:p>
              <text:p text:style-name="P57"><text:span text:style-name="T69">lambda <text:s text:c="7"/>0.62710000E+01 <text:s text:c="23"/></text:span><text:span text:style-name="T76">: <text:s text:c="3"/>„ <text:s text:c="17"/>„ <text:s text:c="16"/>„</text:span></text:p>
              <text:p text:style-name="P58">q <text:s text:c="11"/>0.16070952E+00</text:p>
              <text:p text:style-name="P58">vzg_velo <text:s text:c="5"/>0.19110000E+05</text:p>
              <text:p text:style-name="P58">temp <text:s text:c="8"/>0.39580000E+03</text:p>
              <text:p text:style-name="P58">chan_v0 <text:s text:c="5"/>0.12700000E+03</text:p>
              <text:p text:style-name="P58">d_energ <text:s text:c="5"/>0.17000000E+02</text:p>
              <text:p text:style-name="P59">v_5v <text:s text:c="8"/>0.50000000E+01</text:p>
              <text:p text:style-name="P57"><text:span text:style-name="T69"><text:s text:c="57"/></text:span><text:span text:style-name="T77">: blank line</text:span></text:p>
              <text:p text:style-name="P57"><text:span text:style-name="T69">values <text:s text:c="49"/></text:span><text:span text:style-name="T76">:keyword=values</text:span></text:p>
              <text:p text:style-name="P57"><text:span text:style-name="T69"><text:s/>-0.25345777E+02 <text:s text:c="4"/>0.64695009E-02 <text:s text:c="4"/>0.17290469E-02 </text:span><text:span text:style-name="T76">: &lt;x&gt; <text:s text:c="2"/>&lt;y&gt; <text:s text:c="2"/>&lt;y-error&gt;</text:span></text:p>
              <text:p text:style-name="P58"><text:s/>-0.25129146E+02 <text:s text:c="4"/>0.63254744E-02 <text:s text:c="4"/>0.19072023E-02</text:p>
              <text:p text:style-name="P58">......</text:p>
              <text:p text:style-name="P58"><text:s text:c="2"/>0.24479254E+02 <text:s text:c="4"/>0.88531187E-02 <text:s text:c="4"/>0.18874913E-02</text:p>
              <text:p text:style-name="P58"><text:s text:c="2"/>0.24695885E+02 <text:s text:c="4"/>0.78431373E-02 <text:s text:c="4"/>0.16721625E-02</text:p>
              <text:p text:style-name="P57"><text:span text:style-name="T68"><text:s text:c="59"/></text:span><text:span text:style-name="T74">: blank line</text:span></text:p>
              <text:p text:style-name="P57"><text:span text:style-name="T68">#nxt <text:s text:c="54"/></text:span><text:span text:style-name="T73">:keyword=#nxt</text:span></text:p>
              <text:p text:style-name="P59">q= <text:s text:c="4"/>0.002 <text:s text:c="2"/>dpeo25pmma75 <text:s text:c="13"/>no argon <text:s text:c="29"/></text:p>
              <text:p text:style-name="P59">j04n019 <text:s/>ncounts <text:s text:c="7"/>vs <text:s text:c="2"/>omeg/Ghz <text:s text:c="2"/>10308</text:p>
              <text:p text:style-name="P58">parameter</text:p>
              <text:p text:style-name="P58">normal <text:s text:c="7"/>0.10000000E+01</text:p>
              <text:p text:style-name="P59">…</text:p>
              <text:p text:style-name="P59">v_5v <text:s text:c="8"/>0.50000000E+01</text:p>
              <text:p text:style-name="P59"/>
              <text:p text:style-name="P59">values</text:p>
              <text:p text:style-name="P58"><text:s text:c="4"/>-0.26212299E+02 <text:s text:c="4"/>0.46082949E-02 <text:s text:c="4"/>0.46082952E-02</text:p>
              <text:p text:style-name="P58"><text:s text:c="4"/>-0.25995668E+02 <text:s text:c="4"/>0.14817254E-02 <text:s text:c="4"/>0.49390846E-03</text:p>
              <text:p text:style-name="P58"><text:s text:c="4"/>-0.25779038E+02 <text:s text:c="4"/>0.16228497E-02 <text:s text:c="4"/>0.72576046E-03</text:p>
              <text:p text:style-name="P58">... </text:p>
              <text:p text:style-name="P58"><text:s text:c="5"/>0.23829363E+02 <text:s text:c="4"/>0.74321813E-03 <text:s text:c="4"/>0.52553458E-03</text:p>
              <text:p text:style-name="P58"><text:s text:c="5"/>0.24045993E+02 <text:s text:c="4"/>0.79744817E-03 <text:s text:c="4"/>0.56388101E-03</text:p>
              <text:p text:style-name="P58"><text:s text:c="5"/>0.24262624E+02 <text:s text:c="4"/>0.78369906E-03 <text:s text:c="4"/>0.55415892E-03</text:p>
              <text:p text:style-name="P59"/>
              <text:p text:style-name="P57"><text:span text:style-name="T68">#eod <text:s text:c="60"/></text:span><text:span text:style-name="T73">:keyword=#eod</text:span></text:p>
            </table:table-cell>
          </table:table-row>
        </table:table>
        <text:h text:style-name="P100" text:outline-level="3"/>
        <text:h text:style-name="P104" text:outline-level="3">Output of Data</text:h>
        <table:table table:name="Tabelle2" table:style-name="Tabelle2">
          <table:table-column table:style-name="Tabelle2.A"/>
          <table:table-column table:style-name="Tabelle2.B"/>
          <table:table-row table:style-name="Tabelle2.1">
            <table:table-cell table:style-name="Tabelle2.A1" office:value-type="string">
              <text:p text:style-name="P18">save</text:p>
            </table:table-cell>
            <table:table-cell table:style-name="Tabelle2.B1" office:value-type="string">
              <text:p text:style-name="P35"><text:span text:style-name="T20">[&lt;isel&gt;] </text:span><text:span text:style-name="T21">to</text:span><text:span text:style-name="T20"> filename</text:span></text:p>
            </table:table-cell>
          </table:table-row>
          <table:table-row table:style-name="Tabelle2.1">
            <table:table-cell table:style-name="Tabelle2.A2" office:value-type="string">
              <text:p text:style-name="P78"/>
            </table:table-cell>
            <table:table-cell table:style-name="Tabelle2.B2" office:value-type="string">
              <text:p text:style-name="P35"><text:span text:style-name="T49">saves data from selected respectively &lt;isel&gt; internal record to </text:span><text:span text:style-name="T50">&lt;filename&gt; </text:span><text:span text:style-name="T49">. If &lt;filename&gt; starts not with “.” <text:s/>or “/” savepath is prepended. Current </text:span><text:span text:style-name="T47">restriction</text:span><text:span text:style-name="T49">: &lt;filename&gt; may not begin with one of the fllowing characters: ‘+-0123456789(‘.</text:span></text:p>
              <text:p text:style-name="Standard"><text:span text:style-name="T47">Hint: </text:span><text:span text:style-name="T49">behind the</text:span><text:span text:style-name="T47"> data </text:span><text:span text:style-name="T49"><text:s/>the saved file will contain the theory setting definition which was active at the time when the </text:span><text:span text:style-name="T23">save</text:span><text:span text:style-name="T49"> command was issued. Note that this will only be useful if </text:span><text:span text:style-name="T23">save</text:span><text:span text:style-name="T49"> is performed before a different theory setting which does not represent the situation of the saved data is prepared! </text:span></text:p>
              <text:p text:style-name="Standard"><text:span text:style-name="T25">Hint2</text:span><text:span text:style-name="T28">: To restore the theory including parameters use :</text:span></text:p>
              <text:p text:style-name="P24">&gt; <text:s/>csplit &lt;saved_filename&gt; %theory% -f &lt;theory_filename&gt;</text:p>
              <text:p text:style-name="Standard"><text:span text:style-name="T28">resulting in a file <text:s text:c="2"/>&lt; theory_filename</text:span><text:span text:style-name="T55">00 &gt; which you can cp to lastth, activate it by &gt; acl and recalculate theory by &gt; thc <text:s text:c="2"/></text:span></text:p>
            </table:table-cell>
          </table:table-row>
          <table:table-row table:style-name="Tabelle2.1">
            <table:table-cell table:style-name="Tabelle2.A3" office:value-type="string">
              <text:p text:style-name="P18">msave</text:p>
            </table:table-cell>
            <table:table-cell table:style-name="Tabelle2.B3" office:value-type="string">
              <text:p text:style-name="P22">filename</text:p>
            </table:table-cell>
          </table:table-row>
          <table:table-row table:style-name="Tabelle2.1">
            <table:table-cell table:style-name="Tabelle2.A2" office:value-type="string">
              <text:p text:style-name="P78"/>
            </table:table-cell>
            <table:table-cell table:style-name="Tabelle2.B2" office:value-type="string">
              <text:p text:style-name="P35"><text:span text:style-name="T49">saves </text:span><text:span text:style-name="T50">all selected</text:span><text:span text:style-name="T49"> data records to </text:span><text:span text:style-name="T50">&lt;filename&gt;</text:span><text:span text:style-name="T49">. If &lt;filename&gt; starts not with “.” <text:s/>or “/” savepath is prepended. Current </text:span><text:span text:style-name="T47">restriction</text:span><text:span text:style-name="T49">: &lt;filename&gt; may not begin with one of the fllowing characters: ‘+-0123456789(‘.</text:span></text:p>
              <text:p text:style-name="Standard"><text:span text:style-name="T47">Hint: </text:span><text:span text:style-name="T49">behind the</text:span><text:span text:style-name="T47"> data </text:span><text:span text:style-name="T49">the saved file will contain the theory setting definition which was active at the time when the </text:span><text:span text:style-name="T23">save</text:span><text:span text:style-name="T49"> command was issued. Note that this will only be useful if </text:span><text:span text:style-name="T23">save</text:span><text:span text:style-name="T49"> is performed before a different theory setting which does not represent the situation of the saved data is prepared! </text:span></text:p>
            </table:table-cell>
          </table:table-row>
        </table:table>
        <table:table table:name="Tabelle3" table:style-name="Tabelle3">
          <table:table-column table:style-name="Tabelle3.A"/>
          <table:table-column table:style-name="Tabelle3.B"/>
          <table:table-row table:style-name="Tabelle3.1">
            <table:table-cell table:style-name="Tabelle3.A1" office:value-type="string">
              <text:p text:style-name="P79">clip</text:p>
            </table:table-cell>
            <table:table-cell table:style-name="Tabelle3.B1" office:value-type="string">
              <text:p text:style-name="P22">[[from &lt;n1&gt;] [to &lt;n2&gt;]] [last &lt;n&gt;] [errmax &lt;val&gt;] [rel]</text:p>
            </table:table-cell>
          </table:table-row>
          <table:table-row table:style-name="Tabelle3.1">
            <table:table-cell table:style-name="Tabelle3.A2" office:value-type="string">
              <text:p text:style-name="P78"/>
            </table:table-cell>
            <table:table-cell table:style-name="Tabelle3.B2" office:value-type="string">
              <text:p text:style-name="P35"><text:span text:style-name="T49">removes points from a loaded data record. Either by specifying the range of data point numbers &lt;</text:span><text:span text:style-name="T50">n1</text:span><text:span text:style-name="T49">&gt; ..&lt;</text:span><text:span text:style-name="T50">n2</text:span><text:span text:style-name="T49">&gt;, resp. last &lt;</text:span><text:span text:style-name="T50">n</text:span><text:span text:style-name="T49">&gt; or by setting a limit to the maximum error. </text:span><text:span text:style-name="T48">rel</text:span><text:span text:style-name="T47"> </text:span><text:span text:style-name="T49">modifies the error condition to hold for relative errors.</text:span></text:p>
              <text:p text:style-name="Standard"><text:span text:style-name="T47">Note: <text:s/></text:span><text:span text:style-name="T49">the action only affects the loaded data record and not the data in the input file.</text:span></text:p>
            </table:table-cell>
          </table:table-row>
          <table:table-row table:style-name="Tabelle3.1">
            <table:table-cell table:style-name="Tabelle3.A3" office:value-type="string">
              <text:p text:style-name="P79">edit</text:p>
            </table:table-cell>
            <table:table-cell table:style-name="Tabelle3.B3" office:value-type="string">
              <text:p text:style-name="P22">&lt;n&gt; [sc &lt;numor&gt;]</text:p>
            </table:table-cell>
          </table:table-row>
          <table:table-row table:style-name="Tabelle3.1">
            <table:table-cell table:style-name="Tabelle3.A2" office:value-type="string">
              <text:p text:style-name="P78"/>
            </table:table-cell>
            <table:table-cell table:style-name="Tabelle3.B2" office:value-type="string">
              <text:p text:style-name="P35"><text:span text:style-name="T49">allows to edit data of data-record </text:span><text:span text:style-name="T50">&lt;n&gt;</text:span><text:span text:style-name="T49"> or data-record with </text:span><text:span text:style-name="T50">&lt;numor&gt;</text:span><text:span text:style-name="T49">. The contents is written to a file </text:span><text:span text:style-name="T51">datbuf </text:span><text:span text:style-name="T49">which is laded to an editor and reread after the editor is left.</text:span></text:p>
              <text:p text:style-name="Standard"><text:span text:style-name="T47">Note: <text:s/></text:span><text:span text:style-name="T49">the action only affects the loaded data record and not the data in the input file</text:span></text:p>
            </table:table-cell>
          </table:table-row>
          <table:table-row table:style-name="Tabelle3.1">
            <table:table-cell table:style-name="Tabelle3.A3" office:value-type="string">
              <text:p text:style-name="P79">putpar</text:p>
            </table:table-cell>
            <table:table-cell table:style-name="Tabelle3.B3" office:value-type="string">
              <text:p text:style-name="P22">f_parname &lt;value&gt;</text:p>
            </table:table-cell>
          </table:table-row>
          <table:table-row table:style-name="Tabelle3.1">
            <table:table-cell table:style-name="Tabelle3.A2" office:value-type="string">
              <text:p text:style-name="P78"/>
            </table:table-cell>
            <table:table-cell table:style-name="Tabelle3.B2" office:value-type="string">
              <text:p text:style-name="P38">adds a parameter or changes a parameter value of the selected data-record.</text:p>
            </table:table-cell>
          </table:table-row>
          <table:table-row table:style-name="Tabelle3.1">
            <table:table-cell table:style-name="Tabelle3.A3" office:value-type="string">
              <text:p text:style-name="P79">dir</text:p>
            </table:table-cell>
            <table:table-cell table:style-name="Tabelle3.B3" office:value-type="string">
              <text:p text:style-name="P35"><text:span text:style-name="T20">[</text:span><text:span text:style-name="T21">clength</text:span><text:span text:style-name="T20"> &lt;displayed-comment-length&gt;] </text:span><text:span text:style-name="T17">[f_parnam1] [f_parnam2]…</text:span></text:p>
            </table:table-cell>
          </table:table-row>
          <table:table-row table:style-name="Tabelle3.1">
            <table:table-cell table:style-name="Tabelle3.A2" office:value-type="string">
              <text:p text:style-name="P78"/>
            </table:table-cell>
            <table:table-cell table:style-name="Tabelle3.B2" office:value-type="string">
              <text:p text:style-name="P35"><text:span text:style-name="T49">displays a list of the loaded data records. Selected records are marked by a ‘</text:span><text:span text:style-name="T48">!</text:span><text:span text:style-name="T49">’.</text:span></text:p>
              <text:p text:style-name="Standard"><text:span text:style-name="T49">The </text:span><text:span text:style-name="T48">clength</text:span><text:span text:style-name="T47"> </text:span><text:span text:style-name="T49">parameter allows to control the number of characters that are dsplayed from a comment.</text:span></text:p>
              <text:p text:style-name="Standard"><text:span text:style-name="T49">If </text:span><text:span text:style-name="T29">f_parname</text:span><text:span text:style-name="T49"> is given only data records that contain a parameter with that name are listed and the parameter value is displayed. It is possible to specify more than one </text:span><text:span text:style-name="T29">f_parname</text:span><text:span text:style-name="T49">.</text:span></text:p>
            </table:table-cell>
          </table:table-row>
          <table:table-row table:style-name="Tabelle3.1">
            <table:table-cell table:style-name="Tabelle3.A3" office:value-type="string">
              <text:p text:style-name="P79">z</text:p>
            </table:table-cell>
            <table:table-cell table:style-name="Tabelle3.B3" office:value-type="string">
              <text:p text:style-name="P38"/>
            </table:table-cell>
          </table:table-row>
          <table:table-row table:style-name="Tabelle3.1">
            <table:table-cell table:style-name="Tabelle3.A2" office:value-type="string">
              <text:p text:style-name="P78"/>
            </table:table-cell>
            <table:table-cell table:style-name="Tabelle3.B2" office:value-type="string">
              <text:p text:style-name="P38">zeroes data-record counter,. logically clears data-record list.</text:p>
            </table:table-cell>
          </table:table-row>
        </table:table>
        <text:p text:style-name="P6">Associated variables: </text:p>
        <table:table table:name="Tabelle4" table:style-name="Tabelle4">
          <table:table-column table:style-name="Tabelle4.A"/>
          <table:table-column table:style-name="Tabelle4.B"/>
          <table:table-row table:style-name="Tabelle4.1">
            <table:table-cell table:style-name="Tabelle4.A1" office:value-type="string">
              <text:p text:style-name="P8">nbuf</text:p>
            </table:table-cell>
            <table:table-cell table:style-name="Tabelle4.B1" office:value-type="string">
              <text:p text:style-name="P38">evaluates to the number of loaded items, i.e. points to the end of the dir-list.</text:p>
            </table:table-cell>
          </table:table-row>
          <table:table-row table:style-name="Tabelle4.1">
            <table:table-cell table:style-name="Tabelle4.A2" office:value-type="string">
              <text:p text:style-name="P8">num(j)</text:p>
            </table:table-cell>
            <table:table-cell table:style-name="Tabelle4.B2" office:value-type="string">
              <text:p text:style-name="P38">evaluates to the “numor” of the j-th loaded data record.</text:p>
            </table:table-cell>
          </table:table-row>
          <table:table-row table:style-name="Tabelle4.1">
            <table:table-cell table:style-name="Tabelle4.A2" office:value-type="string">
              <text:p text:style-name="P8">nv(j)</text:p>
            </table:table-cell>
            <table:table-cell table:style-name="Tabelle4.B2" office:value-type="string">
              <text:p text:style-name="P38">evaluates to the length (number of points) of the j-th loaded data record.</text:p>
            </table:table-cell>
          </table:table-row>
          <table:table-row table:style-name="Tabelle4.1">
            <table:table-cell table:style-name="Tabelle4.A2" office:value-type="string">
              <text:p text:style-name="P8">xv(i,j)</text:p>
            </table:table-cell>
            <table:table-cell table:style-name="Tabelle4.B2" office:value-type="string">
              <text:p text:style-name="P38">evaluates to the x-value of the i-th point of the j-th loaded data record.</text:p>
            </table:table-cell>
          </table:table-row>
          <table:table-row table:style-name="Tabelle4.1">
            <table:table-cell table:style-name="Tabelle4.A2" office:value-type="string">
              <text:p text:style-name="P8">yv(i,j)</text:p>
            </table:table-cell>
            <table:table-cell table:style-name="Tabelle4.B2" office:value-type="string">
              <text:p text:style-name="P38">evaluates to the y-value of the i-th point of the j-th loaded data record.</text:p>
            </table:table-cell>
          </table:table-row>
          <table:table-row table:style-name="Tabelle4.1">
            <table:table-cell table:style-name="Tabelle4.A2" office:value-type="string">
              <text:p text:style-name="P8">ye(i,j)</text:p>
            </table:table-cell>
            <table:table-cell table:style-name="Tabelle4.B2" office:value-type="string">
              <text:p text:style-name="P38">evaluates to the y-value error of the i-th point of the j-th loaded data record.</text:p>
            </table:table-cell>
          </table:table-row>
          <table:table-row table:style-name="Tabelle4.1">
            <table:table-cell table:style-name="Tabelle4.A2" office:value-type="string">
              <text:p text:style-name="P35"><text:span text:style-name="T12">sum</text:span><text:span text:style-name="T7">x</text:span><text:span text:style-name="T4">(i1,i2,j)</text:span></text:p>
            </table:table-cell>
            <table:table-cell table:style-name="Tabelle4.B2" office:value-type="string">
              <text:p text:style-name="P38">evaluates to the sum of x-values from the i1-th point to the i2-th point of the j-th loaded data record.</text:p>
            </table:table-cell>
          </table:table-row>
          <table:table-row table:style-name="Tabelle4.1">
            <table:table-cell table:style-name="Tabelle4.A2" office:value-type="string">
              <text:p text:style-name="P35"><text:span text:style-name="T12">sum</text:span><text:span text:style-name="T7">y</text:span><text:span text:style-name="T4">(i1,i2,j)</text:span></text:p>
            </table:table-cell>
            <table:table-cell table:style-name="Tabelle4.B2" office:value-type="string">
              <text:p text:style-name="P38">evaluates to the sum of y-values from the i1-th point to the i2-th point of the j-th loaded data record.</text:p>
            </table:table-cell>
          </table:table-row>
        </table:table>
        <text:h text:style-name="P105" text:outline-level="3">Selecting dataset </text:h>
        <text:p text:style-name="P5">In general actions triggered by datreat commands are performed on all data records that are selected. </text:p>
        <text:p text:style-name="P5">In special cases a certain sequence of selections assigns data records to different roles in command performance (see command descriptions).</text:p>
        <text:p text:style-name="P5"/>
        <table:table table:name="Tabelle5" table:style-name="Tabelle5">
          <table:table-column table:style-name="Tabelle5.A"/>
          <table:table-column table:style-name="Tabelle5.B"/>
          <table:table-row table:style-name="Tabelle5.1">
            <table:table-cell table:style-name="Tabelle5.A1" office:value-type="string">
              <text:p text:style-name="P18">sel</text:p>
            </table:table-cell>
            <table:table-cell table:style-name="Tabelle5.B1" office:value-type="string">
              <text:p text:style-name="P22">&lt;n1&gt; &lt;n2&gt; ……….&lt;nx&gt; [add]</text:p>
            </table:table-cell>
          </table:table-row>
          <table:table-row table:style-name="Tabelle5.1">
            <table:table-cell table:style-name="Tabelle5.A2" office:value-type="string">
              <text:p text:style-name="P78"/>
            </table:table-cell>
            <table:table-cell table:style-name="Tabelle5.B2" office:value-type="string">
              <text:p text:style-name="P35"><text:span text:style-name="T49">selects exactly those data records with (internal) numbers </text:span><text:span text:style-name="T50">&lt;n1&gt;</text:span><text:span text:style-name="T49">, </text:span><text:span text:style-name="T50">&lt;n2&gt;</text:span><text:span text:style-name="T49"> </text:span><text:span text:style-name="T50">….&lt;nx&gt;</text:span><text:span text:style-name="T49">.</text:span></text:p>
              <text:p text:style-name="Standard"><text:span text:style-name="T49">The option </text:span><text:span text:style-name="T48">add</text:span><text:span text:style-name="T49"> causes that the previous selctions are kept and the new ones are added to the list.</text:span></text:p>
            </table:table-cell>
          </table:table-row>
          <table:table-row table:style-name="Tabelle5.1">
            <table:table-cell table:style-name="Tabelle5.A3" office:value-type="string">
              <text:p text:style-name="P79">sel</text:p>
            </table:table-cell>
            <table:table-cell table:style-name="Tabelle5.B3" office:value-type="string">
              <text:p text:style-name="P22">&lt;n1&gt; <text:s/>-&lt;nx&gt; [add]</text:p>
            </table:table-cell>
          </table:table-row>
          <table:table-row table:style-name="Tabelle5.1">
            <table:table-cell table:style-name="Tabelle5.A2" office:value-type="string">
              <text:p text:style-name="P78"/>
            </table:table-cell>
            <table:table-cell table:style-name="Tabelle5.B2" office:value-type="string">
              <text:p text:style-name="P35"><text:span text:style-name="T49">selects all data records with (internal) numbers </text:span><text:span text:style-name="T50">&lt;n1&gt;</text:span><text:span text:style-name="T49">..</text:span><text:span text:style-name="T50">.&lt;nx&gt;</text:span></text:p>
            </table:table-cell>
          </table:table-row>
          <table:table-row table:style-name="Tabelle5.1">
            <table:table-cell table:style-name="Tabelle5.A3" office:value-type="string">
              <text:p text:style-name="P79">sel</text:p>
            </table:table-cell>
            <table:table-cell table:style-name="Tabelle5.B3" office:value-type="string">
              <text:p text:style-name="P22">all <text:s/>f_parnam &lt;value&gt; <text:s/>band <text:s/>&lt;range&gt; [add]</text:p>
            </table:table-cell>
          </table:table-row>
          <table:table-row table:style-name="Tabelle5.1">
            <table:table-cell table:style-name="Tabelle5.A2" office:value-type="string">
              <text:p text:style-name="P78"/>
            </table:table-cell>
            <table:table-cell table:style-name="Tabelle5.B2" office:value-type="string">
              <text:p text:style-name="P35"><text:span text:style-name="T49">selects all data records which have a parameter with name </text:span><text:span text:style-name="T48">f_parnam</text:span><text:span text:style-name="T49"> which has a value within the range: &lt;value&gt;</text:span><text:span text:style-name="T85"></text:span><text:span text:style-name="T49">&lt;range&gt;.</text:span></text:p>
            </table:table-cell>
          </table:table-row>
          <table:table-row table:style-name="Tabelle5.1">
            <table:table-cell table:style-name="Tabelle5.A3" office:value-type="string">
              <text:p text:style-name="P79">sel</text:p>
            </table:table-cell>
            <table:table-cell table:style-name="Tabelle5.B3" office:value-type="string">
              <text:p text:style-name="P22">next <text:s/>f_parnam &lt;value&gt; <text:s/>band <text:s/>&lt;range&gt; [add]</text:p>
            </table:table-cell>
          </table:table-row>
          <table:table-row table:style-name="Tabelle5.1">
            <table:table-cell table:style-name="Tabelle5.A2" office:value-type="string">
              <text:p text:style-name="P78"/>
            </table:table-cell>
            <table:table-cell table:style-name="Tabelle5.B2" office:value-type="string">
              <text:p text:style-name="P35"><text:span text:style-name="T49">selects next data record (after actually selected) which hase a parameter with name </text:span><text:span text:style-name="T48">f_parnam</text:span><text:span text:style-name="T49"> which has a value within the range: &lt;value&gt;</text:span><text:span text:style-name="T85"></text:span><text:span text:style-name="T49">&lt;range&gt;.</text:span></text:p>
            </table:table-cell>
          </table:table-row>
          <table:table-row table:style-name="Tabelle5.1">
            <table:table-cell table:style-name="Tabelle5.A3" office:value-type="string">
              <text:p text:style-name="P79">sel</text:p>
            </table:table-cell>
            <table:table-cell table:style-name="Tabelle5.B3" office:value-type="string">
              <text:p text:style-name="P22">[fits] <text:s text:c="2"/>[fit+]</text:p>
            </table:table-cell>
          </table:table-row>
          <table:table-row table:style-name="Tabelle5.1">
            <table:table-cell table:style-name="Tabelle5.A2" office:value-type="string">
              <text:p text:style-name="P78"/>
            </table:table-cell>
            <table:table-cell table:style-name="Tabelle5.B2" office:value-type="string">
              <text:p text:style-name="P38">selects fitted data, or fits associated to selected data (fit+).</text:p>
            </table:table-cell>
          </table:table-row>
          <table:table-row table:style-name="Tabelle5.1">
            <table:table-cell table:style-name="Tabelle5.A3" office:value-type="string">
              <text:p text:style-name="P79">sel</text:p>
            </table:table-cell>
            <table:table-cell table:style-name="Tabelle5.B3" office:value-type="string">
              <text:p text:style-name="P38"/>
            </table:table-cell>
          </table:table-row>
          <table:table-row table:style-name="Tabelle5.1">
            <table:table-cell table:style-name="Tabelle5.A2" office:value-type="string">
              <text:p text:style-name="P78"/>
            </table:table-cell>
            <table:table-cell table:style-name="Tabelle5.B2" office:value-type="string">
              <text:p text:style-name="P38">removes all selections.</text:p>
            </table:table-cell>
          </table:table-row>
          <table:table-row table:style-name="Tabelle5.1">
            <table:table-cell table:style-name="Tabelle5.A3" office:value-type="string">
              <text:p text:style-name="P79">dsl</text:p>
            </table:table-cell>
            <table:table-cell table:style-name="Tabelle5.B3" office:value-type="string">
              <text:p text:style-name="P38"/>
            </table:table-cell>
          </table:table-row>
          <table:table-row table:style-name="Tabelle5.1">
            <table:table-cell table:style-name="Tabelle5.A2" office:value-type="string">
              <text:p text:style-name="P78"/>
            </table:table-cell>
            <table:table-cell table:style-name="Tabelle5.B2" office:value-type="string">
              <text:p text:style-name="P35"><text:span text:style-name="T49">displays a list of the current selections. (see also </text:span><text:span text:style-name="T48">dir</text:span><text:span text:style-name="T49">)</text:span></text:p>
            </table:table-cell>
          </table:table-row>
          <table:table-row table:style-name="Tabelle5.1">
            <table:table-cell table:style-name="Tabelle5.A3" office:value-type="string">
              <text:p text:style-name="P79">purge</text:p>
            </table:table-cell>
            <table:table-cell table:style-name="Tabelle5.B3" office:value-type="string">
              <text:p text:style-name="P22">&lt;n1&gt; &lt;n2&gt; ……….&lt;nx&gt; [all]</text:p>
            </table:table-cell>
          </table:table-row>
          <table:table-row table:style-name="Tabelle5.1">
            <table:table-cell table:style-name="Tabelle5.A2" office:value-type="string">
              <text:p text:style-name="P78"/>
            </table:table-cell>
            <table:table-cell table:style-name="Tabelle5.B2" office:value-type="string">
              <text:p text:style-name="P38">removes data records &lt;n1&gt; ..&lt;nx&gt; or all data records from the dir-list.</text:p>
              <text:p text:style-name="Standard"><text:span text:style-name="T47">Note</text:span><text:span text:style-name="T49">: all selection will be removed!</text:span></text:p>
            </table:table-cell>
          </table:table-row>
        </table:table>
        <text:p text:style-name="Standard"/>
        <text:p text:style-name="P6">Associated variables: </text:p>
        <table:table table:name="Tabelle6" table:style-name="Tabelle6">
          <table:table-column table:style-name="Tabelle6.A"/>
          <table:table-column table:style-name="Tabelle6.B"/>
          <table:table-row table:style-name="Tabelle6.1">
            <table:table-cell table:style-name="Tabelle6.A1" office:value-type="string">
              <text:p text:style-name="P8">sel</text:p>
            </table:table-cell>
            <table:table-cell table:style-name="Tabelle6.B1" office:value-type="string">
              <text:p text:style-name="P38">evaluates to the last selected data record number.</text:p>
            </table:table-cell>
          </table:table-row>
          <table:table-row table:style-name="Tabelle6.1">
            <table:table-cell table:style-name="Tabelle6.A2" office:value-type="string">
              <text:p text:style-name="P8">nsel</text:p>
            </table:table-cell>
            <table:table-cell table:style-name="Tabelle6.B2" office:value-type="string">
              <text:p text:style-name="P38">evaluates to the number of selected data records (length of selected list).</text:p>
            </table:table-cell>
          </table:table-row>
          <table:table-row table:style-name="Tabelle6.1">
            <table:table-cell table:style-name="Tabelle6.A2" office:value-type="string">
              <text:p text:style-name="P8">isel(i)</text:p>
            </table:table-cell>
            <table:table-cell table:style-name="Tabelle6.B2" office:value-type="string">
              <text:p text:style-name="P38">evaluates to the data record number of the i-th selected list item.</text:p>
            </table:table-cell>
          </table:table-row>
        </table:table>
        <text:h text:style-name="P109" text:outline-level="2">Plotting</text:h>
        <text:p text:style-name="P7">We use xmgrace as plotting interface. The obsolete gr is working but not supported.</text:p>
        <table:table table:name="Tabelle7" table:style-name="Tabelle7">
          <table:table-column table:style-name="Tabelle7.A"/>
          <table:table-column table:style-name="Tabelle7.B"/>
          <table:table-row table:style-name="Tabelle7.1">
            <table:table-cell table:style-name="Tabelle7.A1" office:value-type="string">
              <text:h text:style-name="P103" text:outline-level="3">gp/gplot</text:h>
            </table:table-cell>
            <table:table-cell table:style-name="Tabelle7.B1" office:value-type="string">
              <text:p text:style-name="P35"><text:span text:style-name="T20">&lt;?/help&gt;&lt;</text:span><text:span text:style-name="T23">nf</text:span><text:span text:style-name="T20">&gt;&lt;fp&gt;&lt;ne&gt;&lt;nl&gt;&lt;cl&gt;&lt;cn&gt;&lt;na&gt;</text:span></text:p>
              <text:p text:style-name="P16">&lt;k0&gt;&lt;com&gt;&lt;gr&gt;&lt;jp&gt;&lt;sv&gt;&lt;so&gt;&lt;cleanio&gt; </text:p>
            </table:table-cell>
          </table:table-row>
          <table:table-row table:style-name="Tabelle7.1">
            <table:table-cell table:style-name="Tabelle7.A2" office:value-type="string">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cell table:style-name="Tabelle7.B2" office:value-type="string">
              <text:p text:style-name="P25">gplot,gp to plot selected files in connected xmgrace</text:p>
              <text:p text:style-name="P26"><text:s/>gp plots into same grace until connection is closed</text:p>
              <text:p text:style-name="P26"><text:s/>without open connection a new grace process is created</text:p>
              <text:p text:style-name="P26"><text:s/>common parameter were extracted and a legend is shown build up from uncommon params' </text:p>
              <text:p text:style-name="P26"><text:s/>in grace: C-t write text</text:p>
              <text:p text:style-name="P26"><text:s text:c="16"/>C-d delete text; </text:p>
              <text:p text:style-name="P26"><text:s text:c="16"/>C-M moves objekt</text:p>
              <text:p text:style-name="P26"><text:s text:c="16"/>C-L moves legend </text:p>
              <text:p text:style-name="P26"><text:s/>all parameters were transferred to set comments in grace to identify datasets</text:p>
              <text:p text:style-name="P26"/>
              <text:p text:style-name="P26">save your plots in the file menu as grace file (?.agr or ?.xgr ) if you want to modify later</text:p>
              <text:p text:style-name="P26">Print it in <text:s/>menu <text:s text:c="2"/>File/Print Setup <text:s text:c="7"/>(Device setup opens )</text:p>
              <text:p text:style-name="P26"><text:s text:c="28"/>choose format and size ( press apply ) </text:p>
              <text:p text:style-name="P26"><text:s text:c="66"/>(for .eps choose Tight box in device options ) </text:p>
              <text:p text:style-name="P26"><text:s text:c="28"/>printed in menu point File/Print </text:p>
            </table:table-cell>
          </table:table-row>
          <table:table-row table:style-name="Tabelle7.1">
            <table:table-cell table:style-name="Tabelle7.A2" office:value-type="string">
              <text:p text:style-name="P88">Options: </text:p>
              <text:p text:style-name="P89">help, h, ? </text:p>
              <text:p text:style-name="P89">switches <text:span text:style-name="T8">on/off'</text:span></text:p>
              <text:p text:style-name="P89">fits, fi </text:p>
              <text:p text:style-name="P89">fitpara, fp </text:p>
              <text:p text:style-name="P89">error, er </text:p>
              <text:p text:style-name="P89"><text:s/>legend, le</text:p>
              <text:p text:style-name="P89"/>
              <text:p text:style-name="P89"/>
              <text:p text:style-name="P89">noplot, np</text:p>
              <text:p text:style-name="P89">jointpar,jp </text:p>
              <text:p text:style-name="P89"><text:s/>close, cl </text:p>
              <text:p text:style-name="P89"/>
              <text:p text:style-name="P89">clearplo,clear</text:p>
              <text:p text:style-name="P89"><text:s/>autoscal, as</text:p>
              <text:p text:style-name="P88"><text:s/></text:p>
            </table:table-cell>
            <table:table-cell table:style-name="Tabelle7.B2" office:value-type="string">
              <text:p text:style-name="P88"><text:s/>stored </text:p>
              <text:p text:style-name="P88"><text:s/>for this helptext</text:p>
              <text:p text:style-name="P88"/>
              <text:p text:style-name="P88"><text:s/>hide fits (but transferred ) </text:p>
              <text:p text:style-name="P88"><text:s/>write last fit parameters </text:p>
              <text:p text:style-name="P88"><text:s/>no error bars (but transferred) </text:p>
              <text:p text:style-name="P88"><text:s/>hide legend; if hidden and parameter names were found <text:s/>they build up legend; </text:p>
              <text:p text:style-name="P88"><text:s/>eg <text:s text:c="3"/>“gplot nl q” hides <text:s/>parameters in legend exept q values<text:line-break/>or “gp le” set to no legend ; afterwards “gp q T“ <text:s/>creates legend im q and T are given</text:p>
              <text:p text:style-name="P88">dont plot , just set switches</text:p>
              <text:p text:style-name="P88"><text:s/>write joint parameters'</text:p>
              <text:p text:style-name="P88">close connection to grace after plotting; with “save name cl” in a script a new plot is saved and then closed</text:p>
              <text:p text:style-name="P88">gp starts always with an empty clean plot; works only for graph 0; datasets 0-99 are deleted</text:p>
              <text:p text:style-name="P88">autoscale switched off/on, default on</text:p>
              <text:p text:style-name="P88"><text:s/></text:p>
            </table:table-cell>
          </table:table-row>
          <text:soft-page-break/>
          <table:table-row table:style-name="Tabelle7.1">
            <table:table-cell table:style-name="Tabelle7.A2" office:value-type="string">
              <text:p text:style-name="P82">normal:</text:p>
              <text:p text:style-name="P83">closenow, cn </text:p>
              <text:p text:style-name="P83">kill, ki </text:p>
              <text:p text:style-name="P83">command, com </text:p>
              <text:p text:style-name="P83"/>
              <text:p text:style-name="P83">graph, gr </text:p>
              <text:p text:style-name="P83"/>
              <text:p text:style-name="P83">start </text:p>
              <text:p text:style-name="P83"/>
              <text:p text:style-name="P83"/>
              <text:p text:style-name="P83">save, sv </text:p>
              <text:p text:style-name="P83"><text:s/></text:p>
              <text:p text:style-name="P83">setoffset, so </text:p>
              <text:p text:style-name="P83"/>
              <text:p text:style-name="P84">cleanio </text:p>
            </table:table-cell>
            <table:table-cell table:style-name="Tabelle7.B2" office:value-type="string">
              <text:p text:style-name="P26"/>
              <text:p text:style-name="P26">closes connection without plotting of new data</text:p>
              <text:p text:style-name="P26"><text:s/>kills given sets in grace k,l deltes sets k l ; n -m kills from n to m; -m kills from 0 to m</text:p>
              <text:p text:style-name="P26"><text:s/>rest of input line as direct command to grace</text:p>
              <text:p text:style-name="P26"><text:s text:c="7"/>see xmgrace help or grace files as example'</text:p>
              <text:p text:style-name="P26"><text:s/>plot data in graph i, a new graph inside grace is build,' number i is stored for next dataset</text:p>
              <text:p text:style-name="P26"><text:s text:c="15"/>arrange them in EDIT/ARRANGE Graphs'</text:p>
              <text:p text:style-name="P26">The rest of the line will be sent directly to grace'; used to customise the startup behaviour of xmgrace. Its a semicolon separated list of xmgrace commands e.g <text:s/>(see saved *.agr file ) <text:s text:c="4"/></text:p>
              <text:p text:style-name="P26"><text:s/>##&gt; gp start title "NSE data";subtitle "\xt\N is a fouriertime";xaxis label "\xt\N / ns"' </text:p>
              <text:p text:style-name="P26"><text:s/>save graceplot with following name (.agr is added)'; if name is “on” updated plots are saved always to “lastgrace.agr”; without name its saved to “lastgrace.agr” and switches save off.<text:line-break/> offset for numbering new data, default 0</text:p>
              <text:p text:style-name="P26"><text:s text:c="11"/>data with smaller numbers are preserved'</text:p>
              <text:p text:style-name="P26"><text:s/>deletes iofile.tmpg?s? if exists'</text:p>
              <text:p text:style-name="P27"/>
              <text:p text:style-name="P27"/>
            </table:table-cell>
          </table:table-row>
          <table:table-row table:style-name="Tabelle7.1">
            <table:table-cell table:style-name="Tabelle7.A2" office:value-type="string">
              <text:p text:style-name="P82"/>
            </table:table-cell>
            <table:table-cell table:style-name="Tabelle7.B2" office:value-type="string">
              <text:p text:style-name="P87">hints to grace</text:p>
            </table:table-cell>
          </table:table-row>
          <table:table-row table:style-name="Tabelle7.1">
            <table:table-cell table:style-name="Tabelle7.A2" office:value-type="string">
              <text:p text:style-name="P81">gp com &lt;grcom&gt;</text:p>
            </table:table-cell>
            <table:table-cell table:style-name="Tabelle7.B2" office:value-type="string">
              <text:p text:style-name="P27"><text:s/>grcom <text:s/>is a direct command to grace</text:p>
              <text:p text:style-name="P26">some usefull examples: <text:s text:c="3"/></text:p>
              <text:p text:style-name="P45"><text:span text:style-name="T32"><text:s text:c="2"/>page size 400, 300</text:span><text:span text:style-name="T54"> <text:s/></text:span><text:span text:style-name="T49"><text:s text:c="15"/>resizes page to 400, 300 pixels <text:s text:c="2"/>(try what you like most)</text:span></text:p>
              <text:p text:style-name="P45"><text:span text:style-name="T23"><text:s text:c="2"/></text:span><text:span text:style-name="T32">xaxes scale Normal </text:span><text:span text:style-name="T23"><text:s text:c="13"/>scale set to lin </text:span></text:p>
              <text:p text:style-name="P26">title “this is the main title” <text:s text:c="7"/>obvious</text:p>
              <text:p text:style-name="P26">yaxis label <text:s/>"S(q,\xt\f{}) / S(q,0)" <text:s/>obvious, see xmgrace help for text</text:p>
              <text:p text:style-name="P45"><text:span text:style-name="T33"><text:s/></text:span><text:span text:style-name="T34"><text:s/>yaxes scale Logarithmic </text:span><text:span text:style-name="T33"><text:s text:c="6"/>scale set to log </text:span></text:p>
              <text:p text:style-name="P45"><text:span text:style-name="T23"><text:s text:c="2"/></text:span><text:span text:style-name="T32">redraw <text:s text:c="2"/></text:span><text:span text:style-name="T23"><text:s text:c="30"/>redraw plot needed sometimes do see the effect of previous<text:line-break/> <text:s text:c="45"/>commands<text:line-break/> <text:s text:c="45"/>the full command in datreat is “gp com redraw” <text:s text:c="6"/></text:span></text:p>
              <text:p text:style-name="P26">to install the .grace directory with default configuration files of xmgrace copy the directory <text:s/>config.grace to your home directory as .grace</text:p>
              <text:p text:style-name="P26">To change the default startup layout of your gracewindow open </text:p>
              <text:p text:style-name="P26">.grace/templates/Default.agr <text:s/></text:p>
              <text:p text:style-name="P26">and save it again after you changed whatever you wanted.</text:p>
              <text:p text:style-name="P31">To change the default behaviour look in grace.user to use something like this input filter for .dat files. <text:s/></text:p>
              <text:p text:style-name="P31">accept only lines starting with +,- or a number for .dat files</text:p>
              <text:p text:style-name="P31">DEFINE IFILTER "egrep '^ *([+,-,0-9,\.]|$)' %s" PATTERN "*.dat"</text:p>
            </table:table-cell>
          </table:table-row>
          <table:table-row table:style-name="Tabelle7.1">
            <table:table-cell table:style-name="Tabelle7.A2" office:value-type="string">
              <text:p text:style-name="P81">gp start xxxx</text:p>
            </table:table-cell>
            <table:table-cell table:style-name="Tabelle7.B2" office:value-type="string">
              <text:p text:style-name="P13">xxx <text:s/>is the rest of the line after start. It is a semicolon separated list of xmgrace commands like above and will be used for all of your following new xmgrace <text:s/>windows in this session. </text:p>
              <text:p text:style-name="P13">To have a permanent behaviouzr use initdatr initialization file in your makro path.</text:p>
            </table:table-cell>
          </table:table-row>
        </table:table>
        <text:p text:style-name="Text_20_body"/>
        <text:p text:style-name="P92"/>
        <text:p text:style-name="P54">Plotting (OLD)</text:p>
        <text:p text:style-name="P37">obsolete but working new =&gt; gplot</text:p>
        <table:table table:name="Tabelle8" table:style-name="Tabelle8">
          <table:table-column table:style-name="Tabelle8.A"/>
          <table:table-column table:style-name="Tabelle8.B"/>
          <table:table-row table:style-name="Tabelle8.1">
            <table:table-cell table:style-name="Tabelle8.A1" office:value-type="string">
              <text:p text:style-name="P30">plot</text:p>
            </table:table-cell>
            <table:table-cell table:style-name="Tabelle8.B1" office:value-type="string">
              <text:p text:style-name="P28">[xmin &lt;xmin&gt;] <text:s/>[xmax &lt;xmax&gt;] [ymin &lt;ymin&gt;] [ymax &lt;ymax&gt;]</text:p>
            </table:table-cell>
          </table:table-row>
          <table:table-row table:style-name="Tabelle8.1">
            <table:table-cell table:style-name="Tabelle8.A2" office:value-type="string">
              <text:p text:style-name="P86"/>
            </table:table-cell>
            <table:table-cell table:style-name="Tabelle8.B2" office:value-type="string">
              <text:p text:style-name="P35"><text:span text:style-name="T49">plots selected data records (including fit/thc results if present) using the (optionally) specified range. Default is </text:span><text:span text:style-name="T53">symbols</text:span><text:span text:style-name="T49"> for data and </text:span><text:span text:style-name="T53">lines</text:span><text:span text:style-name="T49"> for fit/thc results. </text:span></text:p>
            </table:table-cell>
          </table:table-row>
          <table:table-row table:style-name="Tabelle8.1">
            <table:table-cell table:style-name="Tabelle8.A3" office:value-type="string">
              <text:p text:style-name="P30">plot</text:p>
            </table:table-cell>
            <table:table-cell table:style-name="Tabelle8.B3" office:value-type="string">
              <text:p text:style-name="P35"><text:span text:style-name="T23">[</text:span><text:span text:style-name="T31">option1</text:span><text:span text:style-name="T23">] …….[</text:span><text:span text:style-name="T31"> option_n</text:span><text:span text:style-name="T23">]</text:span></text:p>
            </table:table-cell>
          </table:table-row>
        </table:table>
        <text:p text:style-name="Text_20_body"/>
        <table:table table:name="Tabelle9" table:style-name="Tabelle9">
          <table:table-column table:style-name="Tabelle9.A"/>
          <table:table-column table:style-name="Tabelle9.B"/>
          <table:table-row table:style-name="Tabelle9.1">
            <table:table-cell table:style-name="Tabelle9.A1" office:value-type="string">
              <text:p text:style-name="P86"/>
            </table:table-cell>
            <table:table-cell>
              <table:table table:is-sub-table="true">
                <table:table-column table:style-name="Tabelle9.B"/>
                <table:table-row table:style-name="Tabelle9.B1.1">
                  <table:table-cell table:style-name="Tabelle9.B1.1.1" office:value-type="string">
                    <text:p text:style-name="P41">OPTIONS: </text:p>
                  </table:table-cell>
                </table:table-row>
                <table:table-row table:style-name="Tabelle9.1">
                  <table:table-cell table:style-name="Tabelle9.B1.1.2" office:value-type="string">
                    <text:p text:style-name="P35"><text:span text:style-name="T87">log_x <text:s text:c="12"/>:</text:span><text:span text:style-name="T47"> </text:span><text:span text:style-name="T49">log scale on x-axis (range given by xmin, xmax must be &gt; 0)</text:span></text:p>
                    <text:p text:style-name="Standard"><text:span text:style-name="T87">lin_x <text:s text:c="12"/>:</text:span><text:span text:style-name="T47"> </text:span><text:span text:style-name="T49">resets the default linear x-scaling</text:span></text:p>
                    <text:p text:style-name="Standard"><text:span text:style-name="T87">log_y <text:s text:c="12"/>:</text:span><text:span text:style-name="T49"> log scale on y-axis (range given by ymin, ymax must be &gt; 0)</text:span></text:p>
                    <text:p text:style-name="Standard"><text:span text:style-name="T87">lin_y <text:s text:c="12"/>:</text:span><text:span text:style-name="T49"> resets the default linear y-scaling</text:span></text:p>
                    <text:p text:style-name="Standard"><text:span text:style-name="T87">symb &lt;s1&gt; […&lt;sn&gt;] </text:span><text:span text:style-name="T88">:</text:span><text:span text:style-name="T49"> assigns symbols to plotted curves</text:span><text:span text:style-name="T47"> </text:span></text:p>
                    <text:p text:style-name="Standard"><text:span text:style-name="T87">icolo &lt;c1&gt; […&lt;cn&gt;]:</text:span><text:span text:style-name="T49"> assigns colors to plotted curves</text:span></text:p>
                    <text:p text:style-name="Standard"><text:span text:style-name="T87">errplo <text:s text:c="11"/>:</text:span><text:span text:style-name="T49"> plot with error bars</text:span></text:p>
                    <text:p text:style-name="Standard"><text:span text:style-name="T87">noerrplo <text:s text:c="9"/>:</text:span><text:span text:style-name="T49"> plot without error bars (default)</text:span></text:p>
                    <text:p text:style-name="Standard"><text:span text:style-name="T87">parplo <text:s text:c="11"/>:</text:span><text:span text:style-name="T49"> plot with written parameters at the side (default)</text:span></text:p>
                    <text:p text:style-name="P46">noparplo [f_parnam1] [..[f_parnam_n]]</text:p>
                    <text:p text:style-name="Standard"><text:span text:style-name="T87"><text:s text:c="18"/>:</text:span><text:span text:style-name="T49"> plot without parameters at the side except those listed: [f_parnam1…..</text:span></text:p>
                    <text:p text:style-name="P46">framx &lt;fx&gt; </text:p>
                    <text:p text:style-name="P46">framy &lt;fy&gt;</text:p>
                    <text:p text:style-name="P46">frlux &lt;ux&gt;</text:p>
                    <text:p text:style-name="Standard"><text:span text:style-name="T87">frluy &lt;uz&gt; <text:s text:c="7"/>:</text:span><text:span text:style-name="T49"> changes size and shape of plot area (axes) on the screen &lt;fx&gt; &lt;fy&gt; dimension</text:span></text:p>
                    <text:p text:style-name="Standard"><text:span text:style-name="T87"><text:s text:c="18"/>:</text:span><text:span text:style-name="T49"> of plot window, &lt;ux&gt; &lt;uy&gt; location of lower left (values in cm relative A4)</text:span></text:p>
                    <text:p text:style-name="P46">legsize &lt;ls&gt;</text:p>
                    <text:p text:style-name="P46">legx &lt;lx&gt;</text:p>
                    <text:p text:style-name="Standard"><text:span text:style-name="T87">legy &lt;ly&gt; <text:s text:c="8"/>:</text:span><text:span text:style-name="T49"> text size and relative location of block of written parameters.</text:span></text:p>
                    <text:p text:style-name="P37"/>
                    <text:p text:style-name="P47">txsize &lt;ts&gt;</text:p>
                    <text:p text:style-name="Standard"><text:span text:style-name="T87">font &lt;n&gt; <text:s text:c="9"/>:</text:span><text:span text:style-name="T49"> text size &lt;ts&gt; (cm) and font (by number &lt;n&gt;)</text:span></text:p>
                    <text:p text:style-name="P46">text</text:p>
                    <text:p text:style-name="Standard"><text:span text:style-name="T87">notext <text:s text:c="11"/>:</text:span><text:span text:style-name="T49"> allow or suppress text plotting completely.</text:span></text:p>
                    <text:p text:style-name="WW-Plain_20_Text"><text:span text:style-name="T47">o </text:span><text:span text:style-name="T56">&lt;option&gt;</text:span><text:span text:style-name="T47"> <text:s text:c="6"/></text:span><text:span text:style-name="T78">:</text:span><text:span text:style-name="T81"> GR-software option specifier string (graxs-subprogram). the format is e.g. </text:span></text:p>
                    <text:p text:style-name="WW-Plain_20_Text"><text:span text:style-name="T47">o <text:s text:c="15"/>:</text:span><text:span text:style-name="T81"> ox x=1 {shows x-axes below your graph}{2 puts the axes above} and {3 on both sides. -1/-2/-3 shows a grid}</text:span></text:p>
                    <text:p text:style-name="P29"/>
                  </table:table-cell>
                </table:table-row>
              </table:table>
            </table:table-cell>
          </table:table-row>
          <table:table-row table:style-name="Tabelle9.1">
            <table:table-cell table:style-name="Tabelle9.A2" office:value-type="string">
              <text:p text:style-name="P85">p0</text:p>
            </table:table-cell>
            <table:table-cell table:style-name="Tabelle9.B2" office:value-type="string">
              <text:p text:style-name="P30"/>
            </table:table-cell>
          </table:table-row>
          <table:table-row table:style-name="Tabelle9.1">
            <table:table-cell table:style-name="Tabelle9.A3" office:value-type="string">
              <text:p text:style-name="P85"/>
            </table:table-cell>
            <table:table-cell table:style-name="Tabelle9.B1.1.2" office:value-type="string">
              <text:p text:style-name="P38">sets/changes options only without producing a plot.</text:p>
            </table:table-cell>
          </table:table-row>
          <table:table-row table:style-name="Tabelle9.1">
            <table:table-cell table:style-name="Tabelle9.A2" office:value-type="string">
              <text:p text:style-name="P85">tit</text:p>
            </table:table-cell>
            <table:table-cell table:style-name="Tabelle9.B2" office:value-type="string">
              <text:p text:style-name="P28">&lt;title-string&gt; </text:p>
            </table:table-cell>
          </table:table-row>
          <table:table-row table:style-name="Tabelle9.1">
            <table:table-cell table:style-name="Tabelle9.A3" office:value-type="string">
              <text:p text:style-name="P85"/>
            </table:table-cell>
            <table:table-cell table:style-name="Tabelle9.B1.1.2" office:value-type="string">
              <text:p text:style-name="P38">sets a title string that occurs as title on the plot.</text:p>
            </table:table-cell>
          </table:table-row>
          <table:table-row table:style-name="Tabelle9.1">
            <table:table-cell table:style-name="Tabelle9.A2" office:value-type="string">
              <text:p text:style-name="P85">rename</text:p>
            </table:table-cell>
            <table:table-cell table:style-name="Tabelle9.B2" office:value-type="string">
              <text:p text:style-name="P35"><text:span text:style-name="T23">[</text:span><text:span text:style-name="T25">xaxis</text:span><text:span text:style-name="T23"> &lt;new-string&gt;] <text:s/>[</text:span><text:span text:style-name="T25">yaxis</text:span><text:span text:style-name="T23"> &lt;new-string&gt;] <text:s/>[</text:span><text:span text:style-name="T25">name</text:span><text:span text:style-name="T23"> &lt;new-id&gt;]</text:span></text:p>
            </table:table-cell>
          </table:table-row>
          <table:table-row table:style-name="Tabelle9.1">
            <table:table-cell table:style-name="Tabelle9.A3" office:value-type="string">
              <text:p text:style-name="P85"/>
            </table:table-cell>
            <table:table-cell table:style-name="Tabelle9.B1.1.2" office:value-type="string">
              <text:p text:style-name="P38">sets new names (labels) for xaxis, yaxis or ident of the selected data record.</text:p>
            </table:table-cell>
          </table:table-row>
        </table:table>
        <text:p text:style-name="Text_20_body"/>
        <text:p text:style-name="Text_20_body"><text:span text:style-name="T49">The plot command is based on the call of the FZJ/ZAM GR-software package. It asks for an </text:span><text:span text:style-name="T50">output device number</text:span><text:span text:style-name="T49"> to poduce the plot. For X-terminals (and that is the standard now for all workplaces) the number to be given is </text:span><text:span text:style-name="T48">211</text:span><text:span text:style-name="T47">.</text:span></text:p>
        <text:p text:style-name="P93">How to get a printed output?</text:p>
        <text:p text:style-name="Text_20_body"><text:span text:style-name="T49">If the plot shall be printed or stored as <text:s/>eps-file, the </text:span><text:span text:style-name="T50">output device number</text:span><text:span text:style-name="T49"> is </text:span><text:span text:style-name="T48">62</text:span><text:span text:style-name="T47">. </text:span><text:span text:style-name="T49">This causes the plot command to write a file named </text:span><text:span text:style-name="T53">gliXX.eps </text:span><text:span text:style-name="T49">with </text:span><text:span text:style-name="T53">XX </text:span><text:span text:style-name="T49">the number of the plot invocation during the current session. This file may be copied to another name and/or printed using the UNIX </text:span><text:span text:style-name="T47">lpr</text:span><text:span text:style-name="T49"> command.</text:span></text:p>
        <text:h text:style-name="P107" text:outline-level="2"/>
        <text:h text:style-name="P109" text:outline-level="2">Fitting</text:h>
        <text:h text:style-name="P102" text:outline-level="3">Setting-up Theories and Parameters</text:h>
        <table:table table:name="Tabelle10" table:style-name="Tabelle10">
          <table:table-column table:style-name="Tabelle10.A"/>
          <table:table-column table:style-name="Tabelle10.B"/>
          <table:table-row table:style-name="Tabelle10.1">
            <table:table-cell table:style-name="Tabelle10.A1" office:value-type="string">
              <text:p text:style-name="P18">theos</text:p>
            </table:table-cell>
            <table:table-cell table:style-name="Tabelle10.B1" office:value-type="string">
              <text:p text:style-name="P18">&lt;string&gt;</text:p>
            </table:table-cell>
          </table:table-row>
          <table:table-row table:style-name="Tabelle10.1">
            <table:table-cell table:style-name="Tabelle10.A2" office:value-type="string">
              <text:p text:style-name="P18"/>
            </table:table-cell>
            <table:table-cell table:style-name="Tabelle10.B2" office:value-type="string">
              <text:p text:style-name="P38">lists names of all available theory types. </text:p>
              <text:p text:style-name="P37">&lt;string &gt; <text:s/>If string is given only theos starting with string are listed.</text:p>
              <text:p text:style-name="Standard"><text:span text:style-name="T49">The always available pseudo-theory </text:span><text:span text:style-name="T47">eval </text:span><text:span text:style-name="T49">is not quoted. It is intended to allow for the ad-hoc fitting of simple expressions that have to be enterd using the </text:span><text:span text:style-name="T48">yfitformel</text:span><text:span text:style-name="T47"> </text:span><text:span text:style-name="T49">command. </text:span></text:p>
            </table:table-cell>
          </table:table-row>
          <table:table-row table:style-name="Tabelle10.1">
            <table:table-cell table:style-name="Tabelle10.A3" office:value-type="string">
              <text:p text:style-name="P18">ac</text:p>
            </table:table-cell>
            <table:table-cell table:style-name="Tabelle10.B3" office:value-type="string">
              <text:p text:style-name="P35"><text:span text:style-name="T20">theoryname <text:s/>[</text:span><text:span text:style-name="T21">multiply</text:span><text:span text:style-name="T20">] <text:s/>[</text:span><text:span text:style-name="T21">range</text:span><text:span text:style-name="T20"> <text:s/>&lt;datparname&gt; <text:s/></text:span><text:span text:style-name="T21">min</text:span><text:span text:style-name="T20"> &lt;p1&gt; </text:span><text:span text:style-name="T21">max</text:span><text:span text:style-name="T20"> &lt;p2&gt; ]</text:span></text:p>
            </table:table-cell>
          </table:table-row>
          <table:table-row table:style-name="Tabelle10.1">
            <table:table-cell table:style-name="Tabelle10.A2" office:value-type="string">
              <text:p text:style-name="P9"/>
            </table:table-cell>
            <table:table-cell table:style-name="Tabelle10.B2" office:value-type="string">
              <text:p text:style-name="P35"><text:span text:style-name="T49">activates one instance of theory </text:span><text:span text:style-name="T50">theoryname</text:span><text:span text:style-name="T49"> which is appended to the current list. </text:span></text:p>
              <text:p text:style-name="P40">Options:</text:p>
              <text:p text:style-name="Standard"><text:span text:style-name="T25">multiply</text:span><text:span text:style-name="T49"> <text:s text:c="2"/>if given the value from this theory instance is multiplied to the result of the previous list,</text:span></text:p>
              <text:p text:style-name="Standard"><text:span text:style-name="T25">range <text:s text:c="3"/></text:span><text:span text:style-name="T49"><text:s text:c="3"/>if given the name of the data parameter </text:span><text:span text:style-name="T50">datparname</text:span><text:span text:style-name="T49"> and </text:span><text:span text:style-name="T50">min</text:span><text:span text:style-name="T49"> and </text:span><text:span text:style-name="T50">max</text:span><text:span text:style-name="T49"> values are to be specified. The theory will <text:s/>only be evaluated if the </text:span><text:span text:style-name="T50">value of &lt;datparname&gt;</text:span><text:span text:style-name="T49"> as parameter of a dataset under consideration is present and its value is in the interval between </text:span><text:span text:style-name="T50">&lt;p1&gt;</text:span><text:span text:style-name="T49"> and </text:span><text:span text:style-name="T50">&lt;p2&gt;.</text:span></text:p>
              <text:p text:style-name="Standard"><text:span text:style-name="T47">Hint: </text:span><text:span text:style-name="T49">the range option is intended to be used for fits of datasets of a series with different values of an experimental parameter (like an increasing <text:s/>Temperature stored as &lt;datparname&gt;). A theory instance may be activated for each dataset and assigned to it by appropriate specification of the range interval. Those theory parameters that shall be common to the whole data sets may be coupled (see below). Any individual scalings etc. may simultaneously be effected by keeping the corresponding parameters as individual fit parameters,</text:span></text:p>
            </table:table-cell>
          </table:table-row>
          <table:table-row table:style-name="Tabelle10.1">
            <table:table-cell table:style-name="Tabelle10.A5" office:value-type="string">
              <text:p text:style-name="P19">acl</text:p>
            </table:table-cell>
            <table:table-cell table:style-name="Tabelle10.B5" office:value-type="string">
              <text:p text:style-name="P9">activates last theory stored in file lastth</text:p>
            </table:table-cell>
          </table:table-row>
          <table:table-row table:style-name="Tabelle10.1">
            <table:table-cell table:style-name="Tabelle10.A2" office:value-type="string">
              <text:p text:style-name="P19"/>
            </table:table-cell>
            <table:table-cell table:style-name="Tabelle10.B2" office:value-type="string">
              <text:p text:style-name="P35"><text:span text:style-name="T60"><text:s/></text:span><text:span text:style-name="T61">HINT: </text:span><text:span text:style-name="T62">To reuse a complete theory including parameters (how to restore a theory setting from saved data see </text:span><text:span text:style-name="T61">save</text:span><text:span text:style-name="T62">) <text:s/>copy the lastth to a different file name and copy it back to file name lastth if needed like this:</text:span></text:p>
              <text:p text:style-name="P44">&gt;ac strexpo <text:s text:c="5"/>: activates theory strexpo</text:p>
              <text:p text:style-name="Standard"><text:span text:style-name="T63">&gt;emacs lastth <text:s text:c="3"/>: opens emacs to modify parameters close it.or use</text:span><text:span text:style-name="T89"> </text:span><text:span text:style-name="T36">chgthpar</text:span></text:p>
              <text:p text:style-name="P44">&gt;cp lastth lasth_strexpo <text:s text:c="4"/>: copy to new filename (backup of your settings)</text:p>
              <text:p text:style-name="P44">to reuse it:</text:p>
              <text:p text:style-name="P44">&gt;cp lasth_strexpo <text:s/>lastth </text:p>
              <text:p text:style-name="P44">&gt;acl</text:p>
            </table:table-cell>
          </table:table-row>
          <table:table-row table:style-name="Tabelle10.1">
            <table:table-cell table:style-name="Tabelle10.A3" office:value-type="string">
              <text:p text:style-name="P18">dac</text:p>
            </table:table-cell>
            <table:table-cell table:style-name="Tabelle10.B3" office:value-type="string">
              <text:p text:style-name="P9"/>
            </table:table-cell>
          </table:table-row>
          <table:table-row table:style-name="Tabelle10.1">
            <table:table-cell table:style-name="Tabelle10.A2" office:value-type="string">
              <text:p text:style-name="P9"/>
            </table:table-cell>
            <table:table-cell table:style-name="Tabelle10.B2" office:value-type="string">
              <text:p text:style-name="P62"><text:span text:style-name="T81">desactivates all theory instances. After </text:span><text:span text:style-name="T25">dac</text:span><text:span text:style-name="T81"> the theory definition is completely cleared.</text:span></text:p>
            </table:table-cell>
          </table:table-row>
          <table:table-row table:style-name="Tabelle10.1">
            <table:table-cell table:style-name="Tabelle10.A3" office:value-type="string">
              <text:p text:style-name="P18">al</text:p>
            </table:table-cell>
            <table:table-cell table:style-name="Tabelle10.B3" office:value-type="string">
              <text:p text:style-name="P22"/>
            </table:table-cell>
          </table:table-row>
          <table:table-row table:style-name="Tabelle10.1">
            <table:table-cell table:style-name="Tabelle10.A2" office:value-type="string">
              <text:p text:style-name="P9"/>
            </table:table-cell>
            <table:table-cell table:style-name="Tabelle10.B2" office:value-type="string">
              <text:p text:style-name="P35"><text:span text:style-name="T49">lists current theory definition .on console and into file </text:span><text:span text:style-name="T51">lastth</text:span><text:span text:style-name="T49">.</text:span></text:p>
            </table:table-cell>
          </table:table-row>
          <table:table-row table:style-name="Tabelle10.1">
            <table:table-cell table:style-name="Tabelle10.A3" office:value-type="string">
              <text:p text:style-name="P18">chgthpar</text:p>
            </table:table-cell>
            <table:table-cell table:style-name="Tabelle10.B3" office:value-type="string">
              <text:p text:style-name="P35"><text:span text:style-name="T20">theoryname <text:s/>[&lt;instance&gt;] <text:s/>t_parname <text:s/></text:span><text:span text:style-name="T21">par</text:span><text:span text:style-name="T20"> &lt;p1&gt; <text:s/></text:span><text:span text:style-name="T21">scale</text:span><text:span text:style-name="T20"> &lt;s1&gt;</text:span><text:span text:style-name="T11"> </text:span></text:p>
            </table:table-cell>
          </table:table-row>
          <table:table-row table:style-name="Tabelle10.1">
            <table:table-cell table:style-name="Tabelle10.A2" office:value-type="string">
              <text:p text:style-name="P9"/>
            </table:table-cell>
            <table:table-cell table:style-name="Tabelle10.B2" office:value-type="string">
              <text:p text:style-name="P35"><text:span text:style-name="T49">sets parameter value &lt;p1&gt; and scale &lt;s1&gt; for parameter _</text:span><text:span text:style-name="T50">t_parname</text:span><text:span text:style-name="T49"> of the </text:span><text:span text:style-name="T50">&lt;instance&gt;</text:span><text:span text:style-name="T49">-th instance of theory </text:span><text:span text:style-name="T50">theoryname</text:span><text:span text:style-name="T49">. <text:s/>If scale &lt;s1&gt;=0 the parameter is fixed during fits, otherwise &lt;s1&gt; should set to a value of the same order of magnitude as the expected parameter value.</text:span></text:p>
            </table:table-cell>
          </table:table-row>
          <table:table-row table:style-name="Tabelle10.1">
            <table:table-cell table:style-name="Tabelle10.A3" office:value-type="string">
              <text:p text:style-name="P18">label</text:p>
            </table:table-cell>
            <table:table-cell table:style-name="Tabelle10.B3" office:value-type="string">
              <text:p text:style-name="P22">theoryname <text:s/>[&lt;instance&gt;] <text:s/>t_parname label</text:p>
            </table:table-cell>
          </table:table-row>
          <table:table-row table:style-name="Tabelle10.1">
            <table:table-cell table:style-name="Tabelle10.A2" office:value-type="string">
              <text:p text:style-name="P9"/>
            </table:table-cell>
            <table:table-cell table:style-name="Tabelle10.B2" office:value-type="string">
              <text:p text:style-name="P35"><text:span text:style-name="T49">assigns label </text:span><text:span text:style-name="T50">label</text:span><text:span text:style-name="T49"> to parameter _</text:span><text:span text:style-name="T50">t_parname</text:span><text:span text:style-name="T49"> of the </text:span><text:span text:style-name="T50">&lt;instance&gt;</text:span><text:span text:style-name="T49">-th instance of theory </text:span><text:span text:style-name="T50">theoryname</text:span><text:span text:style-name="T49">. <text:s/>The label may contain of a maximum of 4 characters. The labels are used to establish parameter couplings between different theory instances.</text:span></text:p>
            </table:table-cell>
          </table:table-row>
          <table:table-row table:style-name="Tabelle10.1">
            <table:table-cell table:style-name="Tabelle10.A3" office:value-type="string">
              <text:p text:style-name="P18">couple</text:p>
            </table:table-cell>
            <table:table-cell table:style-name="Tabelle10.B3" office:value-type="string">
              <text:p text:style-name="P22">theoryname <text:s/>[&lt;instance&gt;] <text:s/>t_parname label &lt;factor&gt; </text:p>
            </table:table-cell>
          </table:table-row>
          <table:table-row table:style-name="Tabelle10.1">
            <table:table-cell table:style-name="Tabelle10.A2" office:value-type="string">
              <text:p text:style-name="P9"/>
            </table:table-cell>
            <table:table-cell table:style-name="Tabelle10.B2" office:value-type="string">
              <text:p text:style-name="P35"><text:span text:style-name="T49">installs a coupling of a </text:span><text:span text:style-name="T50">labelled</text:span><text:span text:style-name="T49"> parameter onto a parameter as quoted in this command, The coupling factor is </text:span><text:span text:style-name="T50">&lt;factor&gt;</text:span><text:span text:style-name="T49">. All changes with respect to the start values of the labelled parameter are multiplied by facor </text:span><text:span text:style-name="T50">&lt;factor&gt;</text:span><text:span text:style-name="T49"> and added to the parameter quoted in this command. Coupling to several lablelled parameters is possible. Parameters with couplings will not be fitted, the corresponding scale is automatically set to zero.</text:span></text:p>
            </table:table-cell>
          </table:table-row>
          <table:table-row table:style-name="Tabelle10.1">
            <table:table-cell table:style-name="Tabelle10.A3" office:value-type="string">
              <text:p text:style-name="P18">yfitform;</text:p>
            </table:table-cell>
            <table:table-cell table:style-name="Tabelle10.B3" office:value-type="string">
              <text:p text:style-name="P22">(xx*p(1)+p(2)*p(3)…….)</text:p>
            </table:table-cell>
          </table:table-row>
          <table:table-row table:style-name="Tabelle10.1">
            <table:table-cell table:style-name="Tabelle10.A2" office:value-type="string">
              <text:p text:style-name="P9"/>
            </table:table-cell>
            <table:table-cell table:style-name="Tabelle10.B2" office:value-type="string">
              <text:p text:style-name="P35"><text:span text:style-name="T49">definition of the special theory </text:span><text:span text:style-name="T48">eval</text:span><text:span text:style-name="T47">. </text:span><text:span text:style-name="T23">xx</text:span><text:span text:style-name="T49"> means the actual x-value, </text:span><text:span text:style-name="T23">p(1)…p(9)</text:span><text:span text:style-name="T49"> are parameters of the theory. Note the necessary ‘</text:span><text:span text:style-name="T48">;</text:span><text:span text:style-name="T49">’ between yfitformel and the expression in brackets. </text:span><text:span text:style-name="T23">f</text:span><text:span text:style-name="T35">_parnams</text:span><text:span text:style-name="T57"> may be used.</text:span></text:p>
            </table:table-cell>
          </table:table-row>
          <table:table-row table:style-name="Tabelle10.1">
            <table:table-cell table:style-name="Tabelle10.A2" office:value-type="string">
              <text:p text:style-name="P9"/>
            </table:table-cell>
            <table:table-cell table:style-name="Tabelle10.B2" office:value-type="string">
              <text:p text:style-name="P23"/>
            </table:table-cell>
          </table:table-row>
          <text:soft-page-break/>
          <table:table-row table:style-name="Tabelle10.1">
            <table:table-cell table:style-name="Tabelle10.A20" office:value-type="string">
              <text:p text:style-name="P23">cth</text:p>
            </table:table-cell>
            <table:table-cell table:style-name="Tabelle10.B20" office:value-type="string">
              <text:p text:style-name="P22">obsolete <text:s text:c="2"/>but useful; <text:s/>change theory parameter <text:s text:c="2"/></text:p>
              <text:p text:style-name="P16">you can use a command like “emacs lastth” or kwrite lastth”</text:p>
              <text:p text:style-name="Standard"><text:span text:style-name="T20">its the same without extra makro </text:span><text:span text:style-name="T37">(if you append “&amp;” datreat doesn't wait until the process finishes. But remember to save your changes before you continue and to revert to eventual changes if you proceed) </text:span></text:p>
            </table:table-cell>
          </table:table-row>
          <table:table-row table:style-name="Tabelle10.1">
            <table:table-cell table:style-name="Tabelle10.A2" office:value-type="string">
              <text:p text:style-name="P9"/>
            </table:table-cell>
            <table:table-cell table:style-name="Tabelle10.B2" office:value-type="string">
              <text:p text:style-name="P38">Makro: allows editing of the complete theory definition list.</text:p>
              <text:p text:style-name="P40">Data format of theory list:</text:p>
              <text:p text:style-name="WW-Plain_20_Text"><text:span text:style-name="T68">theory <text:s text:c="2"/>zimm <text:s text:c="44"/></text:span><text:span text:style-name="T73">1. instance of theory </text:span><text:span text:style-name="T75">zimm</text:span></text:p>
              <text:p text:style-name="WW-Plain_20_Text"><text:span text:style-name="T70">a1</text:span><text:span text:style-name="T69"> <text:s text:c="3"/>intensit <text:s text:c="2"/>0.9765E+00 <text:s/>0.1E+00 <text:s/>0.39E-02</text:span></text:p>
              <text:p text:style-name="WW-Plain_20_Text"><text:span text:style-name="T69"><text:s text:c="6"/></text:span><text:span text:style-name="T71">eta_solv <text:s text:c="2"/>0.8220E-03 <text:s/>0.1E-02 <text:s/>0.18E-04</text:span></text:p>
              <text:p text:style-name="P60"><text:s text:c="6"/>epsilon <text:s text:c="3"/>0.1000E-06 <text:s/>0.0E+00 <text:s/>0.00E+00</text:p>
              <text:p text:style-name="P60"><text:s text:c="6"/>temp <text:s text:c="6"/>0.3000E+03 <text:s/>0.0E+00 <text:s/>0.00E+00</text:p>
              <text:p text:style-name="P60"><text:s text:c="6"/>com_diff <text:s text:c="2"/>0.0000E+00 <text:s/>0.0E+00 <text:s/>0.00E+00</text:p>
              <text:p text:style-name="WW-Plain_20_Text"><text:span text:style-name="T68">theory <text:s text:c="2"/>zimm <text:s text:c="44"/></text:span><text:span text:style-name="T73">2. instance of theory </text:span><text:span text:style-name="T75">zimm</text:span></text:p>
              <text:p text:style-name="WW-Plain_20_Text"><text:span text:style-name="T71"><text:s text:c="6"/>intensit <text:s text:c="2"/>0.9765E+00 <text:s/>0.0E+00 <text:s/>0.39E-02 <text:s text:c="2"/></text:span><text:span text:style-name="T72">a1 -1</text:span></text:p>
              <text:p text:style-name="P60"><text:s text:c="6"/>eta_solv <text:s text:c="2"/>0.8220E-03 <text:s/>0.1E-02 <text:s/>0.18E-04</text:p>
              <text:p text:style-name="P60"><text:s text:c="6"/>epsilon <text:s text:c="3"/>0.1000E-06 <text:s/>0.0E+00 <text:s/>0.00E+00</text:p>
              <text:p text:style-name="P60"><text:s text:c="6"/>temp <text:s text:c="6"/>0.3000E+03 <text:s/>0.0E+00 <text:s/>0.00E+00</text:p>
              <text:p text:style-name="P60"><text:s text:c="6"/>com_diff <text:s text:c="2"/>0.0000E+00 <text:s/>0.0E+00 <text:s/>0.00E+00</text:p>
              <text:p text:style-name="WW-Plain_20_Text"><text:span text:style-name="T68">theory <text:s text:c="2"/>rouse <text:s/>range q min 0.1 max 0.3 <text:s text:c="18"/></text:span><text:span text:style-name="T73">1. instance of theory </text:span><text:span text:style-name="T75">rouse</text:span><text:span text:style-name="T68"> </text:span></text:p>
              <text:p text:style-name="WW-Plain_20_Text"><text:span text:style-name="T68"><text:s text:c="6"/></text:span><text:span text:style-name="T71">intensit <text:s text:c="2"/>0.0000E+00 <text:s/>0.0E+00 <text:s/>0.00E+00</text:span></text:p>
              <text:p text:style-name="P60"><text:s text:c="6"/>xi_frict <text:s text:c="2"/>0.1000E+09 <text:s/>0.0E+00 <text:s/>0.00E+00</text:p>
              <text:p text:style-name="P60"><text:s text:c="6"/>b_segmnt <text:s text:c="2"/>0.5000E+01 <text:s/>0.0E+00 <text:s/>0.00E+00</text:p>
              <text:p text:style-name="P60"><text:s text:c="6"/>epsilon <text:s text:c="3"/>0.0000E+00 <text:s/>0.0E+00 <text:s/>0.00E+00</text:p>
              <text:p text:style-name="P60"><text:s text:c="6"/>temp <text:s text:c="6"/>0.3000E+03 <text:s/>0.0E+00 <text:s/>0.00E+00</text:p>
              <text:p text:style-name="P60"><text:s text:c="6"/>com_diff <text:s text:c="2"/>0.0000E+00 <text:s/>0.0E+00 <text:s/>0.00E+00</text:p>
              <text:p text:style-name="P60"><text:s text:c="6"/>q_width <text:s text:c="3"/>0.0000E+00 <text:s/>0.0E+00 <text:s/>0.00E+00</text:p>
              <text:p text:style-name="P61"><text:s/>end<text:tab/></text:p>
              <text:p text:style-name="Standard"><text:span text:style-name="T58">label</text:span><text:span text:style-name="T59"> <text:s text:c="33"/>par <text:s text:c="15"/>scale <text:s text:c="30"/></text:span><text:span text:style-name="T58">couplings</text:span></text:p>
              <text:p text:style-name="P42"/>
              <text:p text:style-name="P37">All numeric entries may also be expresssions which will be converted to their numerical values upon reading. Remember: expressions must be given in brackets () or begin by +.</text:p>
            </table:table-cell>
          </table:table-row>
        </table:table>
        <text:h text:style-name="P102" text:outline-level="3">Theory Computations and Fittings</text:h>
        <table:table table:name="Tabelle11" table:style-name="Tabelle11">
          <table:table-column table:style-name="Tabelle11.A"/>
          <table:table-column table:style-name="Tabelle11.B"/>
          <table:table-row table:style-name="Tabelle11.1">
            <table:table-cell table:style-name="Tabelle11.A1" office:value-type="string">
              <text:p text:style-name="P18">thc</text:p>
            </table:table-cell>
            <table:table-cell table:style-name="Tabelle11.B1" office:value-type="string">
              <text:p text:style-name="P35"><text:span text:style-name="T39">[</text:span><text:span text:style-name="T40">n </text:span><text:span text:style-name="T39"><text:s/>&lt;num&gt; <text:s/></text:span><text:span text:style-name="T40">x1</text:span><text:span text:style-name="T39"> <text:s/>&lt;x1&gt; <text:s/></text:span><text:span text:style-name="T40">x2</text:span><text:span text:style-name="T39"> <text:s/>&lt;x1&gt;] [</text:span><text:span text:style-name="T40">convolute</text:span><text:span text:style-name="T39"> </text:span><text:span text:style-name="T40">xc1</text:span><text:span text:style-name="T39"> &lt;xc1&gt; </text:span><text:span text:style-name="T40">xc2</text:span><text:span text:style-name="T39"> &lt;xc2&gt;]</text:span></text:p>
            </table:table-cell>
          </table:table-row>
          <table:table-row table:style-name="Tabelle11.1">
            <table:table-cell table:style-name="Tabelle11.A2" office:value-type="string">
              <text:p text:style-name="P48"/>
            </table:table-cell>
            <table:table-cell table:style-name="Tabelle11.B2" office:value-type="string">
              <text:p text:style-name="P35"><text:span text:style-name="T49">computes theory values for the selected data using the activated theory list. Default is theory </text:span><text:span text:style-name="T52">evaluation at the location of data points</text:span><text:span text:style-name="T49"> only. <text:s/>If </text:span><text:span text:style-name="T48">n</text:span><text:span text:style-name="T49"> is specified the values are not computed at the data point positions but on </text:span><text:span text:style-name="T51">&lt;num&gt; equidistant points in the interval between</text:span><text:span text:style-name="T49"> </text:span><text:span text:style-name="T48">x1</text:span><text:span text:style-name="T49"> </text:span><text:span text:style-name="T47">and</text:span><text:span text:style-name="T49"> </text:span><text:span text:style-name="T48">x2</text:span><text:span text:style-name="T49">. If the value </text:span><text:span text:style-name="T52">&lt;num&gt;</text:span><text:span text:style-name="T49"> is </text:span><text:span text:style-name="T52">negative</text:span><text:span text:style-name="T49"> the interval is divided in equidistant steps on a </text:span><text:span text:style-name="T52">logarithmic scale</text:span><text:span text:style-name="T49">.</text:span></text:p>
              <text:p text:style-name="Standard"><text:span text:style-name="T49">The option </text:span><text:span text:style-name="T50">convolute</text:span><text:span text:style-name="T49"> applies for SANS data only and requires special parameters in the data sets (see SANS).</text:span></text:p>
            </table:table-cell>
          </table:table-row>
          <table:table-row table:style-name="Tabelle11.1">
            <table:table-cell table:style-name="Tabelle11.A3" office:value-type="string">
              <text:p text:style-name="P18">fit</text:p>
            </table:table-cell>
            <table:table-cell table:style-name="Tabelle11.B3" office:value-type="string">
              <text:p text:style-name="P35"><text:span text:style-name="T11">[</text:span><text:span text:style-name="T40">x1</text:span><text:span text:style-name="T39"> <text:s/>&lt;x1&gt; <text:s/></text:span><text:span text:style-name="T40">x2</text:span><text:span text:style-name="T39"> <text:s/>&lt;x1&gt; <text:s/></text:span><text:span text:style-name="T40">go</text:span><text:span text:style-name="T39">] </text:span></text:p>
            </table:table-cell>
          </table:table-row>
          <table:table-row table:style-name="Tabelle11.1">
            <table:table-cell table:style-name="Tabelle11.A2" office:value-type="string">
              <text:p text:style-name="P18"/>
            </table:table-cell>
            <table:table-cell table:style-name="Tabelle11.B2" office:value-type="string">
              <text:p text:style-name="P50">uns a fit of all selected data records with the list of activated theories. By &lt;x1&gt; , &lt;x2&gt; a (sub) interval for data comparison may be specified. If any parameters are give go is needed to get an immediate start of fit, otherwise a second call of fit without parameters starts the execution.</text:p>
              <text:p text:style-name="P49"/>
              <text:p text:style-name="WW-Plain_20_Text"><text:span text:style-name="T81">Further </text:span><text:span text:style-name="T78">options</text:span><text:span text:style-name="T81">:</text:span></text:p>
              <text:p text:style-name="P63">writes one line into the opened parameter file according to the actual selection and/or theory status.</text:p>
              <text:p text:style-name="P63">fit <text:s text:c="14"/>[sc scan1 [scan2 ...]] <text:s text:c="39"/></text:p>
              <text:p text:style-name="P63"><text:s text:c="18"/>[x1 startvalue] [x2 endvalue] <text:s text:c="2"/>.. and other thc opts. <text:s text:c="7"/></text:p>
              <text:p text:style-name="P63"><text:s text:c="18"/>[auto] <text:s text:c="55"/></text:p>
              <text:p text:style-name="P63"><text:s text:c="18"/>[maxit max._number_of_iterations] <text:s text:c="28"/></text:p>
              <text:p text:style-name="P63"><text:s text:c="18"/>[ngood est_no. of valid digits in the theory] <text:s text:c="16"/></text:p>
              <text:p text:style-name="P63"><text:s text:c="18"/>[maxstep max._step_between_to_values] <text:s text:c="24"/></text:p>
              <text:p text:style-name="P63"><text:s text:c="18"/>[trustreg trustregion] <text:s text:c="39"/></text:p>
              <text:p text:style-name="P63"><text:s text:c="18"/>[maxfn] max_fun_calls]</text:p>
              <text:p text:style-name="P63"><text:s text:c="18"/>[relerr]</text:p>
              <text:p text:style-name="P63"><text:s text:c="18"/>[abserr] <text:s text:c="3"/>(default)</text:p>
              <text:p text:style-name="WW-Plain_20_Text"><text:span text:style-name="T81"><text:s text:c="18"/>[wrtfit] <text:s/>writes fitted curve data (x,y,yth) at each step onto file </text:span><text:span text:style-name="T82">fitdat.tmp</text:span><text:span text:style-name="T81"> </text:span></text:p>
              <text:p text:style-name="P63"><text:s text:c="18"/>[nowrtfit] <text:s/>(default) <text:s text:c="39"/></text:p>
              <text:p text:style-name="P63"><text:s text:c="18"/>[errors] </text:p>
              <text:p text:style-name="P63"><text:s text:c="18"/>[map mgrid] [div <text:s/>ndiv] <text:s/>go <text:s text:c="51"/></text:p>
              <text:p text:style-name="P63"><text:s text:c="18"/>[go] <text:s text:c="56"/></text:p>
              <text:p text:style-name="P49"><text:s text:c="56"/></text:p>
              <text:p text:style-name="P49"/>
            </table:table-cell>
          </table:table-row>
          <text:soft-page-break/>
          <table:table-row table:style-name="Tabelle11.1">
            <table:table-cell table:style-name="Tabelle11.A2" office:value-type="string">
              <text:p text:style-name="P18"/>
            </table:table-cell>
            <table:table-cell table:style-name="Tabelle11.B2" office:value-type="string">
              <text:p text:style-name="P64"><text:s text:c="19"/></text:p>
              <text:p text:style-name="WW-Plain_20_Text"><text:span text:style-name="T81">Wth the </text:span><text:span text:style-name="T26">fit</text:span><text:span text:style-name="T81"> -command the parameters of the activated theories are fitted to your selected data (more than one data-record may be selected !) x1 specifies the lower x-value of the fit-interval, x2 the upper value. </text:span></text:p>
              <text:p text:style-name="WW-Plain_20_Text"><text:span text:style-name="T81">If </text:span><text:span text:style-name="T80">auto</text:span><text:span text:style-name="T81"> is given x1 and x2 values are ignored and all data are respected in the fit. the next time x1 or x2 is given again a corresponding limit is again established. See also the command </text:span><text:span text:style-name="T26">clip</text:span><text:span text:style-name="T81"> .</text:span></text:p>
              <text:p text:style-name="WW-Plain_20_Text"><text:span text:style-name="T81">With </text:span><text:span text:style-name="T80">maxfn</text:span><text:span text:style-name="T78"> </text:span><text:span text:style-name="T81">you can set the maximum number of function calls that take place during the fit-procedure.</text:span></text:p>
              <text:p text:style-name="P63"/>
              <text:p text:style-name="WW-Plain_20_Text"><text:span text:style-name="T81">The </text:span><text:span text:style-name="T80">go</text:span><text:span text:style-name="T81">-option must be explicitely stated every time the </text:span><text:span text:style-name="T26">fit</text:span><text:span text:style-name="T81"> command is used. if not given, </text:span><text:span text:style-name="T26">fit</text:span><text:span text:style-name="T81"> <text:s/>will only find the parameters for the activated theory. the curve-fitting can then be done by once more entering: </text:span><text:span text:style-name="T26">fit</text:span><text:span text:style-name="T81"> without any parameters.</text:span></text:p>
              <text:p text:style-name="P63"/>
              <text:p text:style-name="WW-Plain_20_Text"><text:span text:style-name="T81">Convolution with a resolution function (SANS) may be performed; for details see </text:span><text:span text:style-name="T26">fit</text:span><text:span text:style-name="T81"> !</text:span></text:p>
              <text:p text:style-name="WW-Plain_20_Text"><text:span text:style-name="T81">Another way to deal with resolution convolution is decribed in the </text:span><text:span text:style-name="T80">BSS</text:span><text:span text:style-name="T81"> part.</text:span></text:p>
              <text:p text:style-name="P63"/>
              <text:p text:style-name="WW-Plain_20_Text"><text:span text:style-name="T80">map</text:span><text:span text:style-name="T78"> </text:span><text:span text:style-name="T81">option causes </text:span><text:span text:style-name="T26">fit</text:span><text:span text:style-name="T81"> to writes files </text:span><text:span text:style-name="T82">map.xy</text:span><text:span text:style-name="T81"> and </text:span><text:span text:style-name="T82">map.ssq</text:span><text:span text:style-name="T81"> that contain the landscape of ssq vs paramaters (</text:span><text:span text:style-name="T78">max. no of free pars.=3</text:span><text:span text:style-name="T81">) The parameters varied are those with nonzero fitscale. The stepwidth used is <text:s/>fitscale/</text:span><text:span text:style-name="T80">div</text:span><text:span text:style-name="T81"> <text:s/>(</text:span><text:span text:style-name="T80">div</text:span><text:span text:style-name="T81"> may be given as parameter in the command line, default is </text:span><text:span text:style-name="T80">20</text:span><text:span text:style-name="T81">). </text:span><text:span text:style-name="T80">map</text:span><text:span text:style-name="T81"> must be followed by the </text:span><text:span text:style-name="T82">number of grid points</text:span><text:span text:style-name="T81"> in each direction. Use </text:span><text:span text:style-name="T82">ssq.gli</text:span><text:span text:style-name="T81"> to display the resulting files (2D).If map is given </text:span><text:span text:style-name="T78">NO fitting</text:span><text:span text:style-name="T81"> will be performed ! The comman dline must be finished by the parameter: </text:span><text:span text:style-name="T80">go</text:span></text:p>
              <text:p text:style-name="P65"/>
              <text:p text:style-name="P65"/>
              <text:p text:style-name="WW-Plain_20_Text"><text:span text:style-name="T81">Using </text:span><text:span text:style-name="T80">parameter values for output or in makros</text:span><text:span text:style-name="T81"> is possible by taking advantage of one of several mechanisms:</text:span></text:p>
              <text:p text:style-name="WW-Plain_20_Text"><text:span text:style-name="T81">1:</text:span><text:span text:style-name="T26"> fit</text:span><text:span text:style-name="T81"> and </text:span><text:span text:style-name="T26">thc</text:span><text:span text:style-name="T81"> add a number of paramters to the resulting curve buffers these may be addressed in other functions or viewed in the plot. These parameters describe the theory parameters and errors. </text:span></text:p>
              <text:p text:style-name="P63">In the moment we are still restricted to 8 characters for the names therefore the theory parameters are coded as follows:</text:p>
              <text:p text:style-name="P63"><text:s text:c="9"/>first 2 characters <text:s text:c="2"/>= <text:s/>first two charactres of theory name</text:p>
              <text:p text:style-name="P63"><text:s text:c="9"/>3rd <text:s text:c="4"/>character <text:s text:c="3"/>= <text:s/>one digit (1..9) telling the number of the theory instance in the activation list.</text:p>
              <text:p text:style-name="P63"><text:s text:c="9"/>4..8 <text:s text:c="3"/>character <text:s text:c="3"/>= <text:s/>1..5 charcater of the th-parameter name</text:p>
              <text:p text:style-name="P63"/>
              <text:p text:style-name="P63">The corresponding names for errors are build by putting 'e' in front of the coded parameter name and truncating the result to 8 chars; those parameters may be used in expressions.</text:p>
              <text:p text:style-name="WW-Plain_20_Text"><text:span text:style-name="T81">See </text:span><text:span text:style-name="T26">plot <text:s/>noparplo</text:span><text:span text:style-name="T81"> <text:s/>to get a plot with a non crowded parameter part</text:span></text:p>
              <text:p text:style-name="P63"/>
              <text:p text:style-name="WW-Plain_20_Text"><text:span text:style-name="T81">2. The last instance of a parameter name is used to create a user defined variable of that name and the value of the parameter. The corresponding error has the same name with a trailing ‘</text:span><text:span text:style-name="T83">e.</text:span><text:span text:style-name="T81">’. </text:span></text:p>
              <text:p text:style-name="P63">This mechanism is only viable if one or a few instances of different theories are defined.</text:p>
              <text:p text:style-name="P63"/>
              <text:p text:style-name="WW-Plain_20_Text"><text:span text:style-name="T81">3. The internal vectors that hold the parameters are accessible via </text:span><text:span text:style-name="T80">+th_par(i,j)</text:span><text:span text:style-name="T81">, </text:span><text:span text:style-name="T80">+th_err(i,j)</text:span><text:span text:style-name="T78"> </text:span><text:span text:style-name="T81">are evaluated to the value of the i-th parameter (parameter-error) of the j-th instance of any theory.</text:span></text:p>
              <text:p text:style-name="P63"/>
            </table:table-cell>
          </table:table-row>
          <table:table-row table:style-name="Tabelle11.1">
            <table:table-cell table:style-name="Tabelle11.A6" office:value-type="string">
              <text:p text:style-name="P21">th_init</text:p>
            </table:table-cell>
            <table:table-cell table:style-name="Tabelle11.B6" office:value-type="string">
              <text:p text:style-name="P67">not yet implemented</text:p>
            </table:table-cell>
          </table:table-row>
          <table:table-row table:style-name="Tabelle11.1">
            <table:table-cell table:style-name="Tabelle11.A2" office:value-type="string">
              <text:p text:style-name="P18"/>
            </table:table-cell>
            <table:table-cell table:style-name="Tabelle11.B2" office:value-type="string">
              <text:p text:style-name="P64">initialises the theories if they were changed during execution of datreat</text:p>
              <text:p text:style-name="P63">After changes in a theory or adding a new theory you have to compile it and linkit by invoking “make pur”in the main directory of datreat. this will look for new theories and compile the shared library libtheospur.so in datreat/lib which is used for the theories.</text:p>
              <text:p text:style-name="WW-Plain_20_Text"><text:span text:style-name="T81">All this is done automatically with the comand</text:span><text:span text:style-name="T79"> th_make</text:span><text:span text:style-name="T81"> below</text:span></text:p>
              <text:p text:style-name="P63">compiles the theos library</text:p>
              <text:p text:style-name="WW-Plain_20_Text"><text:span text:style-name="T81">afterwards you need to reinitialise the theories with </text:span><text:span text:style-name="T79">th_init</text:span></text:p>
              <text:p text:style-name="WW-Plain_20_Text"/>
              <text:p text:style-name="WW-Plain_20_Text"><text:s/></text:p>
            </table:table-cell>
          </table:table-row>
          <table:table-row table:style-name="Tabelle11.1">
            <table:table-cell table:style-name="Tabelle11.A6" office:value-type="string">
              <text:p text:style-name="P21"/>
            </table:table-cell>
            <table:table-cell table:style-name="Tabelle11.B6" office:value-type="string">
              <text:p text:style-name="P67"/>
            </table:table-cell>
          </table:table-row>
          <table:table-row table:style-name="Tabelle11.1">
            <table:table-cell table:style-name="Tabelle11.A2" office:value-type="string">
              <text:p text:style-name="P18"/>
            </table:table-cell>
            <table:table-cell table:style-name="Tabelle11.B2" office:value-type="string">
              <text:p text:style-name="P64"/>
            </table:table-cell>
          </table:table-row>
        </table:table>
        <text:p text:style-name="Text_20_body"/>
        <text:h text:style-name="P108" text:outline-level="2">Saving Parameters and Fit Results </text:h>
        <text:h text:style-name="P102" text:outline-level="3">Output/Edit Theory Parameters</text:h>
        <text:p text:style-name="P5"/>
        <table:table table:name="Tabelle12" table:style-name="Tabelle12">
          <table:table-column table:style-name="Tabelle12.A"/>
          <table:table-column table:style-name="Tabelle12.B"/>
          <table:table-row table:style-name="Tabelle12.1">
            <table:table-cell table:style-name="Tabelle12.A1" office:value-type="string">
              <text:p text:style-name="P18">al</text:p>
            </table:table-cell>
            <table:table-cell table:style-name="Tabelle12.B1" office:value-type="string">
              <text:p text:style-name="P18"/>
            </table:table-cell>
          </table:table-row>
          <table:table-row table:style-name="Tabelle12.1">
            <table:table-cell table:style-name="Tabelle12.A2" office:value-type="string">
              <text:p text:style-name="P18">activlst</text:p>
            </table:table-cell>
            <table:table-cell table:style-name="Tabelle12.B2" office:value-type="string">
              <text:p text:style-name="P9"/>
            </table:table-cell>
          </table:table-row>
          <text:soft-page-break/>
          <table:table-row table:style-name="Tabelle12.1">
            <table:table-cell table:style-name="Tabelle12.A3" office:value-type="string">
              <text:p text:style-name="P78"/>
            </table:table-cell>
            <table:table-cell table:style-name="Tabelle12.B3" office:value-type="string">
              <text:p text:style-name="P35"><text:span text:style-name="T49">lists current theory definition .on console and into file </text:span><text:span text:style-name="T51">lastth</text:span><text:span text:style-name="T49">.</text:span></text:p>
            </table:table-cell>
          </table:table-row>
        </table:table>
        <text:h text:style-name="P106" text:outline-level="4">Write a List of Any Parameters/Variables</text:h>
        <table:table table:name="Tabelle13" table:style-name="Tabelle13">
          <table:table-column table:style-name="Tabelle13.A"/>
          <table:table-column table:style-name="Tabelle13.B"/>
          <table:table-row table:style-name="Tabelle13.1">
            <table:table-cell table:style-name="Tabelle13.A1" office:value-type="string">
              <text:p text:style-name="P18">print</text:p>
            </table:table-cell>
            <table:table-cell table:style-name="Tabelle13.B1" office:value-type="string">
              <text:p text:style-name="P22">filename <text:s text:c="2"/>expr1 [expr2] [expr3] …………..[expr9]</text:p>
            </table:table-cell>
          </table:table-row>
          <table:table-row table:style-name="Tabelle13.1">
            <table:table-cell table:style-name="Tabelle13.A2" office:value-type="string">
              <text:p text:style-name="P78"/>
            </table:table-cell>
            <table:table-cell table:style-name="Tabelle13.B2" office:value-type="string">
              <text:p text:style-name="P35"><text:span text:style-name="T47">appends</text:span><text:span text:style-name="T49"> one line of numbers to file </text:span><text:span text:style-name="T50">&lt;filename&gt; <text:s/>expr1..9</text:span><text:span text:style-name="T49"> denote expressions that compute to a number. They may parameter names, user-defined variables, automatic variables or expressions containing numbers and/or these variables. </text:span><text:span text:style-name="T47">Remember:</text:span><text:span text:style-name="T49"> only strings that start with one of the following characters : ‘+-0123456789.(‘ will compute to a number, an open bracket ‘(‘ requires a closing counterpart ‘)’, blanks are not allowed within an expression. Refer to section </text:span><text:span text:style-name="T51">PredefinedVariables/Functions</text:span><text:span text:style-name="T49"> for a list of useful links to internal information.</text:span></text:p>
            </table:table-cell>
          </table:table-row>
        </table:table>
        <text:p text:style-name="Standard"/>
        <text:h text:style-name="P102" text:outline-level="3">Cast Parameters into a Datreat Input File</text:h>
        <table:table table:name="Tabelle14" table:style-name="Tabelle14">
          <table:table-column table:style-name="Tabelle14.A"/>
          <table:table-column table:style-name="Tabelle14.B"/>
          <table:table-row table:style-name="Tabelle14.1">
            <table:table-cell table:style-name="Tabelle14.A1" office:value-type="string">
              <text:p text:style-name="P18">open</text:p>
            </table:table-cell>
            <table:table-cell table:style-name="Tabelle14.B1" office:value-type="string">
              <text:p text:style-name="P22">filename <text:s text:c="2"/>parnam1 [no.theo1] <text:s text:c="2"/>parnam2 [no.theo2]</text:p>
            </table:table-cell>
          </table:table-row>
          <table:table-row table:style-name="Tabelle14.1">
            <table:table-cell table:style-name="Tabelle14.A2" office:value-type="string">
              <text:p text:style-name="P9"/>
            </table:table-cell>
            <table:table-cell table:style-name="Tabelle14.B2" office:value-type="string">
              <text:p text:style-name="P35"><text:span text:style-name="T49">will prepare a file named file </text:span><text:span text:style-name="T50">&lt;filename&gt;</text:span><text:span text:style-name="T49"> in datreat readable input format for output. This file will be filled with the values of the parameters with names </text:span><text:span text:style-name="T50">&lt;parnam1&gt;</text:span><text:span text:style-name="T49"> as x-values and </text:span><text:span text:style-name="T50">&lt;parnam2&gt;</text:span><text:span text:style-name="T49"> as y-values. The parameters may be taken from the parameter-block associated with the currently selected file (1st file of selection list) or from the parameters associated with the currently activated theory setting, in the latter case it may be specified, by giving the number </text:span><text:span text:style-name="T50">&lt;no.theo&gt;</text:span><text:span text:style-name="T49">, that the parameter is to be taken from the </text:span><text:span text:style-name="T50">&lt;no.theo&gt;</text:span><text:span text:style-name="T49">-th instance of the theory’s parameter name in the activated list. </text:span><text:span text:style-name="T23">Open</text:span><text:span text:style-name="T49"> write a header.</text:span></text:p>
            </table:table-cell>
          </table:table-row>
          <table:table-row table:style-name="Tabelle14.1">
            <table:table-cell table:style-name="Tabelle14.A3" office:value-type="string">
              <text:p text:style-name="P18">write</text:p>
            </table:table-cell>
            <table:table-cell table:style-name="Tabelle14.B3" office:value-type="string">
              <text:p text:style-name="P9"/>
            </table:table-cell>
          </table:table-row>
          <table:table-row table:style-name="Tabelle14.1">
            <table:table-cell table:style-name="Tabelle14.A2" office:value-type="string">
              <text:p text:style-name="P9"/>
            </table:table-cell>
            <table:table-cell table:style-name="Tabelle14.B2" office:value-type="string">
              <text:p text:style-name="P64">writes one line into the opened parameter file according to the actual selection and/or theory status.</text:p>
              <text:p text:style-name="WW-Plain_20_Text"><text:span text:style-name="T78">Tip: </text:span><text:span text:style-name="T81">to use any other values make them a parameter of the selected file by the command </text:span><text:span text:style-name="T24">putpar</text:span><text:span text:style-name="T81">.</text:span></text:p>
            </table:table-cell>
          </table:table-row>
          <table:table-row table:style-name="Tabelle14.1">
            <table:table-cell table:style-name="Tabelle14.A3" office:value-type="string">
              <text:p text:style-name="P18">close</text:p>
            </table:table-cell>
            <table:table-cell table:style-name="Tabelle14.B3" office:value-type="string">
              <text:p text:style-name="P22"/>
            </table:table-cell>
          </table:table-row>
          <table:table-row table:style-name="Tabelle14.1">
            <table:table-cell table:style-name="Tabelle14.A2" office:value-type="string">
              <text:p text:style-name="P9"/>
            </table:table-cell>
            <table:table-cell table:style-name="Tabelle14.B2" office:value-type="string">
              <text:p text:style-name="P35"><text:span text:style-name="T50">closes</text:span><text:span text:style-name="T49"> the open parameter collecting file and writes </text:span><text:span text:style-name="T47">#eod</text:span><text:span text:style-name="T49"> mark.</text:span></text:p>
            </table:table-cell>
          </table:table-row>
        </table:table>
        <text:p text:style-name="Standard"/>
        <text:p text:style-name="P5"/>
        <text:p text:style-name="P5"/>
        <text:p text:style-name="P5"/>
        <text:p text:style-name="P5"/>
        <text:p text:style-name="P5"/>
        <text:p text:style-name="P5"/>
        <text:p text:style-name="P5"/>
        <text:p text:style-name="P5"/>
        <text:p text:style-name="P5"/>
        <text:p text:style-name="P55"/>
        <text:h text:style-name="P107" text:outline-level="2">Data Manipulation</text:h>
        <text:h text:style-name="P100" text:outline-level="3">General Purpose</text:h>
        <table:table table:name="Tabelle15" table:style-name="Tabelle15">
          <table:table-column table:style-name="Tabelle15.A"/>
          <table:table-column table:style-name="Tabelle15.B"/>
          <table:table-row table:style-name="Tabelle15.1">
            <table:table-cell table:style-name="Tabelle15.A1" office:value-type="string">
              <text:p text:style-name="P18">arit</text:p>
            </table:table-cell>
            <table:table-cell table:style-name="Tabelle15.B1" office:value-type="string">
              <text:p text:style-name="P35"><text:span text:style-name="T21">f1</text:span><text:span text:style-name="T20"> &lt;f1&gt; <text:s/></text:span><text:span text:style-name="T21">f2</text:span><text:span text:style-name="T20"> &lt;f2&gt; <text:s/></text:span><text:span text:style-name="T21">to</text:span><text:span text:style-name="T20"> &lt;numor&gt; [</text:span><text:span text:style-name="T21">mult</text:span><text:span text:style-name="T20">] [</text:span><text:span text:style-name="T21">div</text:span><text:span text:style-name="T20">] <text:s/>[</text:span><text:span text:style-name="T21">norm</text:span><text:span text:style-name="T20">|</text:span><text:span text:style-name="T21">nonorm</text:span><text:span text:style-name="T20">] </text:span></text:p>
            </table:table-cell>
          </table:table-row>
          <table:table-row table:style-name="Tabelle15.1">
            <table:table-cell table:style-name="Tabelle15.A2" office:value-type="string">
              <text:p text:style-name="P9"/>
            </table:table-cell>
            <table:table-cell table:style-name="Tabelle15.B2" office:value-type="string">
              <text:p text:style-name="P35"><text:span text:style-name="T49">linear combination of two selected data-records with factors </text:span><text:span text:style-name="T50">&lt;f1&gt;</text:span><text:span text:style-name="T49"> and </text:span><text:span text:style-name="T50">&lt;f2&gt;</text:span><text:span text:style-name="T49">, the result gets the by </text:span><text:span text:style-name="T26">to</text:span><text:span text:style-name="T49"> assigned &lt;numor&gt;. Default is </text:span><text:span text:style-name="T50">add</text:span><text:span text:style-name="T49">ition, the options </text:span><text:span text:style-name="T26">mult</text:span><text:span text:style-name="T90"> </text:span><text:span text:style-name="T49">or </text:span><text:span text:style-name="T26">div</text:span><text:span text:style-name="T49"> select multiplication or division of y-data.</text:span></text:p>
              <text:p text:style-name="Standard"><text:span text:style-name="T29">norm</text:span><text:span text:style-name="T49"> or </text:span><text:span text:style-name="T29">nonorm</text:span><text:span text:style-name="T49"> relate to monitor normalization, this is only effective if the data-records contain a corresponding parameter <text:s/></text:span><text:span text:style-name="T52">monitor</text:span><text:span text:style-name="T49">.</text:span></text:p>
            </table:table-cell>
          </table:table-row>
          <table:table-row table:style-name="Tabelle15.1">
            <table:table-cell table:style-name="Tabelle15.A3" office:value-type="string">
              <text:p text:style-name="P18">combine</text:p>
            </table:table-cell>
            <table:table-cell table:style-name="Tabelle15.B3" office:value-type="string">
              <text:p text:style-name="P35"><text:span text:style-name="T21">raster</text:span><text:span text:style-name="T20"> &lt;xstart&gt; &lt;dx&gt; &lt;n&gt; <text:s/></text:span><text:span text:style-name="T21">to</text:span><text:span text:style-name="T20"> &lt;numor&gt; [</text:span><text:span text:style-name="T21">norm</text:span><text:span text:style-name="T20">|</text:span><text:span text:style-name="T21">nonorm</text:span><text:span text:style-name="T20">]</text:span></text:p>
            </table:table-cell>
          </table:table-row>
          <table:table-row table:style-name="Tabelle15.1">
            <table:table-cell table:style-name="Tabelle15.A2" office:value-type="string">
              <text:p text:style-name="P9"/>
            </table:table-cell>
            <table:table-cell table:style-name="Tabelle15.B2" office:value-type="string">
              <text:p text:style-name="P64">combines contents of selected data records and interpolates them to a common grid (raster).</text:p>
              <text:p text:style-name="WW-Plain_20_Text"><text:span text:style-name="T29">norm</text:span><text:span text:style-name="T49"> </text:span><text:span text:style-name="T81">or</text:span><text:span text:style-name="T49"> </text:span><text:span text:style-name="T29">nonorm</text:span><text:span text:style-name="T49"> </text:span><text:span text:style-name="T81">relate to monitor normalization, this is only effective if the data-records contain a corresponding parameter </text:span><text:span text:style-name="T52">monitor</text:span><text:span text:style-name="T49">.</text:span></text:p>
            </table:table-cell>
          </table:table-row>
          <table:table-row table:style-name="Tabelle15.1">
            <table:table-cell table:style-name="Tabelle15.A3" office:value-type="string">
              <text:p text:style-name="P18">fun</text:p>
            </table:table-cell>
            <table:table-cell table:style-name="Tabelle15.B3" office:value-type="string">
              <text:p text:style-name="P22">function [&lt;value&gt;]</text:p>
            </table:table-cell>
          </table:table-row>
          <table:table-row table:style-name="Tabelle15.1">
            <table:table-cell table:style-name="Tabelle15.A2" office:value-type="string">
              <text:p text:style-name="P9"/>
            </table:table-cell>
            <table:table-cell table:style-name="Tabelle15.B2" office:value-type="string">
              <text:p text:style-name="P35"><text:span text:style-name="T49">applies a function to </text:span><text:span text:style-name="T23">x</text:span><text:span text:style-name="T49"> or </text:span><text:span text:style-name="T23">y</text:span><text:span text:style-name="T49">-values f selected data records. See also: </text:span><text:span text:style-name="T26">xformel</text:span><text:span text:style-name="T49"> and </text:span><text:span text:style-name="T26">yformel</text:span><text:span text:style-name="T49"> as alternatives.</text:span></text:p>
              <text:p text:style-name="Standard"><text:span text:style-name="T23">function</text:span><text:span text:style-name="T49">:</text:span></text:p>
              <text:p text:style-name="P69">x <text:s text:c="9"/>: x <text:s text:c="5"/>---&gt; x </text:p>
              <text:p text:style-name="P69">log(x) <text:s text:c="4"/>: ln(x) <text:s/>---&gt; x </text:p>
              <text:p text:style-name="P70">exp(x) <text:s text:c="4"/>: exp(x) ---&gt; x </text:p>
              <text:p text:style-name="WW-Plain_20_Text"><text:span text:style-name="T47">x**2 <text:s text:c="6"/>: x</text:span><text:span text:style-name="T66">2 <text:s/></text:span><text:span text:style-name="T47"><text:s text:c="4"/>---&gt; x </text:span></text:p>
              <text:p text:style-name="P70">x* &lt;f1&gt; <text:s text:c="3"/>: x* f1 <text:s/>---&gt; x </text:p>
              <text:p text:style-name="P70">x+ &lt;s1&gt; <text:s text:c="3"/>: x+ s1 <text:s/>---&gt; x </text:p>
              <text:p text:style-name="P70">sqrt(x) <text:s text:c="3"/>: sqrt(x)---&gt; x </text:p>
              <text:p text:style-name="WW-Plain_20_Text"><text:span text:style-name="T47">rouse <text:s text:c="5"/>: q</text:span><text:span text:style-name="T66">2</text:span><text:span text:style-name="T47">*</text:span><text:span text:style-name="T86"></text:span><text:span text:style-name="T47">(wl4*x) --&gt; x <text:s text:c="2"/>(q from parameter, wl4 from command or parameter)</text:span></text:p>
              <text:p text:style-name="P70">zimm <text:s text:c="6"/>: (q**3*kT/(6*pi*eta)*x)**(2/3) --&gt; x (q, temp, eta_solv from parameter, or command)</text:p>
              <text:p text:style-name="P70"/>
              <text:p text:style-name="P70">y <text:s text:c="9"/>: y <text:s text:c="5"/>---&gt; y <text:s text:c="33"/></text:p>
              <text:p text:style-name="P70">log(y) <text:s text:c="4"/>: ln(y) <text:s/>---&gt; y <text:s text:c="33"/></text:p>
              <text:p text:style-name="P70">exp(y) <text:s text:c="4"/>: exp(y) ---&gt; y <text:s text:c="33"/></text:p>
              <text:p text:style-name="WW-Plain_20_Text"><text:span text:style-name="T47">y**2 <text:s text:c="6"/>: y</text:span><text:span text:style-name="T66">2 <text:s/></text:span><text:span text:style-name="T47"><text:s text:c="4"/>---&gt; y <text:s text:c="33"/></text:span></text:p>
              <text:p text:style-name="P70">y* [f1] <text:s text:c="3"/>: y* f1 <text:s/>---&gt; y <text:s text:c="33"/></text:p>
              <text:p text:style-name="P70">y+ [s1] <text:s text:c="3"/>: y+ s1 <text:s/>---&gt; y <text:s text:c="33"/></text:p>
              <text:p text:style-name="P70">sqrt(y) <text:s text:c="3"/>: sqrt(y)---&gt; y </text:p>
              <text:p text:style-name="WW-Plain_20_Text"><text:span text:style-name="T47">deff <text:s text:c="6"/>: y/x</text:span><text:span text:style-name="T66">2 <text:s/></text:span><text:span text:style-name="T47"><text:s text:c="2"/>---&gt; y</text:span></text:p>
              <text:p text:style-name="P70"/>
              <text:p text:style-name="P63">with appropriate calculation of errors</text:p>
              <text:p text:style-name="P37">The results are written to newly created data records.</text:p>
            </table:table-cell>
          </table:table-row>
          <table:table-row table:style-name="Tabelle15.1">
            <table:table-cell table:style-name="Tabelle15.A3" office:value-type="string">
              <text:p text:style-name="P18">xformel</text:p>
            </table:table-cell>
            <table:table-cell table:style-name="Tabelle15.B3" office:value-type="string">
              <text:p text:style-name="P35"><text:span text:style-name="T21">;</text:span><text:span text:style-name="T20">(xx*3+q…….)</text:span></text:p>
            </table:table-cell>
          </table:table-row>
          <table:table-row table:style-name="Tabelle15.1">
            <table:table-cell table:style-name="Tabelle15.A3" office:value-type="string">
              <text:p text:style-name="P18">yformel</text:p>
            </table:table-cell>
            <table:table-cell table:style-name="Tabelle15.B3" office:value-type="string">
              <text:p text:style-name="P35"><text:span text:style-name="T21">;</text:span><text:span text:style-name="T20">(sin(yy)*xx^3…….)</text:span></text:p>
            </table:table-cell>
          </table:table-row>
          <table:table-row table:style-name="Tabelle15.1">
            <table:table-cell table:style-name="Tabelle15.A2" office:value-type="string">
              <text:p text:style-name="P9"/>
            </table:table-cell>
            <table:table-cell table:style-name="Tabelle15.B2" office:value-type="string">
              <text:p text:style-name="P35"><text:span text:style-name="T49">allows to specify expression by which the </text:span><text:span text:style-name="T23">x</text:span><text:span text:style-name="T49"> and </text:span><text:span text:style-name="T23">y</text:span><text:span text:style-name="T49">-values (denoted </text:span><text:span text:style-name="T23">xx</text:span><text:span text:style-name="T49"> and </text:span><text:span text:style-name="T23">yy</text:span><text:span text:style-name="T49"> within the expressions) of the selected data record are transformed. The action is initiated by the command </text:span><text:span text:style-name="T29">funfun</text:span><text:span text:style-name="T49">.</text:span></text:p>
              <text:p text:style-name="P37">Note the semicolon ; which is necessary here. The expression is given within brackets, no blanks.</text:p>
            </table:table-cell>
          </table:table-row>
          <table:table-row table:style-name="Tabelle15.1">
            <table:table-cell table:style-name="Tabelle15.A3" office:value-type="string">
              <text:p text:style-name="P18">funfun</text:p>
            </table:table-cell>
            <table:table-cell table:style-name="Tabelle15.B3" office:value-type="string">
              <text:p text:style-name="P22">[immediate] <text:s/>[op]</text:p>
            </table:table-cell>
          </table:table-row>
          <table:table-row table:style-name="Tabelle15.1">
            <table:table-cell table:style-name="Tabelle15.A2" office:value-type="string">
              <text:p text:style-name="P18"/>
            </table:table-cell>
            <table:table-cell table:style-name="Tabelle15.B2" office:value-type="string">
              <text:p text:style-name="P35"><text:span text:style-name="T49">treats selected data-records according to the x- and y formulae which are either taken from internal storage as specified by the </text:span><text:span text:style-name="T26">xformel</text:span><text:span text:style-name="T25"> </text:span><text:span text:style-name="T49">and </text:span><text:span text:style-name="T26">yformel</text:span><text:span text:style-name="T25"> </text:span><text:span text:style-name="T49">commands if the option </text:span><text:span text:style-name="T29">immediate</text:span><text:span text:style-name="T49"> is given </text:span><text:span text:style-name="T47">OR </text:span><text:span text:style-name="T49">are taken as consecutive lines (max length 132) in the file </text:span><text:span text:style-name="T52">formdat</text:span><text:span text:style-name="T49">. </text:span></text:p>
              <text:p text:style-name="Standard"><text:span text:style-name="T49">If the option </text:span><text:span text:style-name="T26">op</text:span><text:span text:style-name="T49"> is given the data transformation id performed “on place” otherwise new data records are created. </text:span></text:p>
              <text:p text:style-name="P37">Errors are treated appropriately.</text:p>
            </table:table-cell>
          </table:table-row>
          <table:table-row table:style-name="Tabelle15.1">
            <table:table-cell table:style-name="Tabelle15.A3" office:value-type="string">
              <text:p text:style-name="P18">seterr</text:p>
            </table:table-cell>
            <table:table-cell table:style-name="Tabelle15.B3" office:value-type="string">
              <text:p text:style-name="P30"/>
            </table:table-cell>
          </table:table-row>
          <table:table-row table:style-name="Tabelle15.1">
            <table:table-cell table:style-name="Tabelle15.A2" office:value-type="string">
              <text:p text:style-name="P18"/>
            </table:table-cell>
            <table:table-cell table:style-name="Tabelle15.B2" office:value-type="string">
              <text:p text:style-name="P35"><text:span text:style-name="T49">creates an error column for the selected data-records by using the expression specified by the command </text:span><text:span text:style-name="T26">yformel</text:span><text:span text:style-name="T29">.</text:span></text:p>
            </table:table-cell>
          </table:table-row>
        </table:table>
        <text:h text:style-name="P100" text:outline-level="3">SANS Related</text:h>
        <text:p text:style-name="P5"/>
        <table:table table:name="Tabelle16" table:style-name="Tabelle16">
          <table:table-column table:style-name="Tabelle16.A"/>
          <table:table-column table:style-name="Tabelle16.B"/>
          <text:soft-page-break/>
          <table:table-row table:style-name="Tabelle16.1">
            <table:table-cell table:style-name="Tabelle16.A1" office:value-type="string">
              <text:p text:style-name="P18">invers</text:p>
            </table:table-cell>
            <table:table-cell table:style-name="Tabelle16.B1" office:value-type="string">
              <text:p text:style-name="P22">[bkgr &lt;b&gt;]</text:p>
            </table:table-cell>
          </table:table-row>
          <table:table-row table:style-name="Tabelle16.1">
            <table:table-cell table:style-name="Tabelle16.A2" office:value-type="string">
              <text:p text:style-name="P9"/>
            </table:table-cell>
            <table:table-cell table:style-name="Tabelle16.B2" office:value-type="string">
              <text:p text:style-name="P35"><text:span text:style-name="T49">creates a data-record with x</text:span><text:span text:style-name="T10"></text:span><text:span text:style-name="T49">x</text:span><text:span text:style-name="T67">2</text:span><text:span text:style-name="T49"> and y</text:span><text:span text:style-name="T10"></text:span><text:span text:style-name="T49">1/(y-b).</text:span></text:p>
            </table:table-cell>
          </table:table-row>
          <table:table-row table:style-name="Tabelle16.1">
            <table:table-cell table:style-name="Tabelle16.A3" office:value-type="string">
              <text:p text:style-name="P18">mirror</text:p>
            </table:table-cell>
            <table:table-cell table:style-name="Tabelle16.B3" office:value-type="string">
              <text:p text:style-name="P22">&lt;k0&gt; <text:s/>&lt;k1&gt; <text:s/>&lt;k2&gt;</text:p>
            </table:table-cell>
          </table:table-row>
          <table:table-row table:style-name="Tabelle16.1">
            <table:table-cell table:style-name="Tabelle16.A2" office:value-type="string">
              <text:p text:style-name="P9"/>
            </table:table-cell>
            <table:table-cell table:style-name="Tabelle16.B2" office:value-type="string">
              <text:p text:style-name="P62"><text:span text:style-name="T81">generates a mirror-image of a selected data-record </text:span><text:span text:style-name="T27">k0</text:span><text:span text:style-name="T81"> is the estimated x-center </text:span><text:span text:style-name="T27">k1</text:span><text:span text:style-name="T81"> and </text:span><text:span text:style-name="T30">k2</text:span><text:span text:style-name="T81"> specify the range that shall be used to determine the center.</text:span></text:p>
            </table:table-cell>
          </table:table-row>
          <table:table-row table:style-name="Tabelle16.1">
            <table:table-cell table:style-name="Tabelle16.A3" office:value-type="string">
              <text:p text:style-name="P18">qc</text:p>
            </table:table-cell>
            <table:table-cell table:style-name="Tabelle16.B3" office:value-type="string">
              <text:p text:style-name="P22"/>
            </table:table-cell>
          </table:table-row>
          <table:table-row table:style-name="Tabelle16.1">
            <table:table-cell table:style-name="Tabelle16.A2" office:value-type="string">
              <text:p text:style-name="P9"/>
            </table:table-cell>
            <table:table-cell table:style-name="Tabelle16.B2" office:value-type="string">
              <text:p text:style-name="P35"><text:span text:style-name="T49">converts </text:span><text:span text:style-name="T23">x</text:span><text:span text:style-name="T49">-values (channels) of the first selected data-record to q-values. For that purpose the data-record has to have the following </text:span><text:span text:style-name="T29">f_parameters:</text:span><text:span text:style-name="T50"> <text:s/></text:span><text:span text:style-name="T29">xk0, <text:s/>lambda, detdis, bklen</text:span><text:span text:style-name="T49"> ; i.e. channel of zero angle, wavelength, detector distance, size of one detector channel.</text:span></text:p>
            </table:table-cell>
          </table:table-row>
          <table:table-row table:style-name="Tabelle16.1">
            <table:table-cell table:style-name="Tabelle16.A3" office:value-type="string">
              <text:p text:style-name="P18">spline</text:p>
            </table:table-cell>
            <table:table-cell table:style-name="Tabelle16.B3" office:value-type="string">
              <text:p text:style-name="P22">[iequal &lt;i&gt;] <text:s/>[nneu &lt;n&gt;] <text:s/>[auto|noauto smpar &lt;s&gt;]</text:p>
            </table:table-cell>
          </table:table-row>
          <table:table-row table:style-name="Tabelle16.1">
            <table:table-cell table:style-name="Tabelle16.A2" office:value-type="string">
              <text:p text:style-name="P9"/>
            </table:table-cell>
            <table:table-cell table:style-name="Tabelle16.B2" office:value-type="string">
              <text:p text:style-name="P35"><text:span text:style-name="T49">spline interpolation of the fiirst selected data-record. </text:span><text:span text:style-name="T48">nneu</text:span><text:span text:style-name="T49"> specifies the number of points of the splined data. </text:span><text:span text:style-name="T50">auto</text:span><text:span text:style-name="T49"> selects automatic parameter determination, </text:span><text:span text:style-name="T50">noauto</text:span><text:span text:style-name="T49"> allows to specify </text:span><text:span text:style-name="T50">smpar &lt;s&gt;</text:span><text:span text:style-name="T49"> to control the amount of smoothing.</text:span></text:p>
            </table:table-cell>
          </table:table-row>
          <table:table-row table:style-name="Tabelle16.1">
            <table:table-cell table:style-name="Tabelle16.A3" office:value-type="string">
              <text:p text:style-name="P18">des</text:p>
            </table:table-cell>
            <table:table-cell table:style-name="Tabelle16.B3" office:value-type="string">
              <text:p text:style-name="P32">[nneu &lt;n&gt;] [qmax &lt;qm&gt;] [errabs &lt;ea&gt;] [errrel &lt;er&gt;]</text:p>
            </table:table-cell>
          </table:table-row>
          <table:table-row table:style-name="Tabelle16.1">
            <table:table-cell table:style-name="Tabelle16.A2" office:value-type="string">
              <text:p text:style-name="P35"/>
            </table:table-cell>
            <table:table-cell table:style-name="Tabelle16.B2" office:value-type="string">
              <text:p text:style-name="P35"><text:span text:style-name="T49">infinite slit height desmearing. </text:span><text:span text:style-name="T48">nneu</text:span><text:span text:style-name="T49"> specifies the number of points of the treated data. Needs spline immediately before beeing called. Needs </text:span><text:span text:style-name="T29">f_parameter: delqv</text:span></text:p>
            </table:table-cell>
          </table:table-row>
          <table:table-row table:style-name="Tabelle16.1">
            <table:table-cell table:style-name="Tabelle16.A3" office:value-type="string">
              <text:p text:style-name="P18">mux/<text:line-break/>dmx</text:p>
            </table:table-cell>
            <table:table-cell table:style-name="Tabelle16.B3" office:value-type="string">
              <text:p text:style-name="P32">trans &lt;tr&gt; <text:s/>thick &lt;t&gt; xmax &lt;xmax&gt; <text:s/>nfft &lt;n&gt;</text:p>
            </table:table-cell>
          </table:table-row>
          <table:table-row table:style-name="Tabelle16.1">
            <table:table-cell table:style-name="Tabelle16.A2" office:value-type="string">
              <text:p text:style-name="P35"/>
            </table:table-cell>
            <table:table-cell table:style-name="Tabelle16.B2" office:value-type="string">
              <text:p text:style-name="P38">SANS multiple scattering computation / removal.</text:p>
              <text:p text:style-name="P37"/>
              <text:p text:style-name="P37">c <text:s text:c="5"/>yi &lt;--- <text:s/>i0 * sigma(x) * [unit sample thickness:d] <text:s text:c="2"/>=</text:p>
              <text:p text:style-name="P37">c <text:s text:c="14"/>lim[d--&gt;0] ( i-measured(x,d) / d )</text:p>
              <text:p text:style-name="P37">c <text:s text:c="5"/>the output data on y will the be scaled such that they represent</text:p>
              <text:p text:style-name="P37">c <text:s text:c="5"/>yo &lt;--- <text:s/>i0 * i-measured(x,d) / d <text:s text:c="5"/>(note: no limit !!)</text:p>
              <text:p text:style-name="P37">c <text:s text:c="5"/>---------------------------------</text:p>
              <text:p text:style-name="P37">c <text:s text:c="5"/>i.e. the scattering intensity including all orders of multiple</text:p>
              <text:p text:style-name="P37">c <text:s text:c="5"/>elastic small angle scattering will be calculated for a sample</text:p>
              <text:p text:style-name="P37">c <text:s text:c="5"/>of unit thickness assuming the same primary intensity factor,i0,</text:p>
              <text:p text:style-name="P37">c <text:s text:c="5"/>as for the input data.</text:p>
              <text:p text:style-name="P37">c ----------------------------------------------------------------------</text:p>
              <text:p text:style-name="P37">c <text:s text:c="5"/>input variables:</text:p>
              <text:p text:style-name="P37">c <text:s text:c="5"/>t ....... : transmission reduction factor due to small angle sc.</text:p>
              <text:p text:style-name="P37">c <text:s text:c="5"/>xmax .... : largest scattering angle (or q) to be considered</text:p>
              <text:p text:style-name="P37">c <text:s text:c="5"/>dx ...... : increment of x</text:p>
              <text:p text:style-name="P37">c <text:s text:c="5"/>nx ...... : no. of points to be generated</text:p>
              <text:p text:style-name="P37">c <text:s text:c="5"/>nfft .... : fft no. of points (optimal choice nfft=2**m)</text:p>
              <text:p text:style-name="P37">c <text:s text:c="5"/>output variables:</text:p>
              <text:p text:style-name="P37">c <text:s text:c="5"/>x(1..nfft/2) : output x-values</text:p>
              <text:p text:style-name="P37">c <text:s text:c="5"/>y(1..nfft/2) : output y-values</text:p>
              <text:p text:style-name="P37">c ----------------------------------------------------------------------</text:p>
            </table:table-cell>
          </table:table-row>
        </table:table>
        <text:p text:style-name="Standard"/>
        <text:p text:style-name="P5"/>
        <text:h text:style-name="P107" text:outline-level="2">Obsoletes</text:h>
        <text:p text:style-name="P5"/>
        <table:table table:name="Tabelle17" table:style-name="Tabelle17">
          <table:table-column table:style-name="Tabelle17.A"/>
          <table:table-column table:style-name="Tabelle17.B"/>
          <table:table-row table:style-name="Tabelle17.1">
            <table:table-cell table:style-name="Tabelle17.A1" office:value-type="string">
              <text:p text:style-name="P18">out-gli</text:p>
            </table:table-cell>
            <table:table-cell table:style-name="Tabelle17.B1" office:value-type="string">
              <text:p text:style-name="P22">&lt;filename&gt;</text:p>
            </table:table-cell>
          </table:table-row>
          <table:table-row table:style-name="Tabelle17.1">
            <table:table-cell table:style-name="Tabelle17.A2" office:value-type="string">
              <text:p text:style-name="P9"/>
            </table:table-cell>
            <table:table-cell table:style-name="Tabelle17.B2" office:value-type="string">
              <text:p text:style-name="P38">writes data in simple x y column form.</text:p>
            </table:table-cell>
          </table:table-row>
          <table:table-row table:style-name="Tabelle17.1">
            <table:table-cell table:style-name="Tabelle17.A3" office:value-type="string">
              <text:p text:style-name="P18">inscn</text:p>
            </table:table-cell>
            <table:table-cell table:style-name="Tabelle17.B3" office:value-type="string">
              <text:p text:style-name="P22">&lt;filename&gt;</text:p>
            </table:table-cell>
          </table:table-row>
          <table:table-row table:style-name="Tabelle17.1">
            <table:table-cell table:style-name="Tabelle17.A2" office:value-type="string">
              <text:p text:style-name="P9"/>
            </table:table-cell>
            <table:table-cell table:style-name="Tabelle17.B2" office:value-type="string">
              <text:p text:style-name="P66"/>
            </table:table-cell>
          </table:table-row>
        </table:table>
        <text:p text:style-name="Standard"/>
        <text:h text:style-name="P97" text:outline-level="1">makro Language</text:h>
        <text:h text:style-name="P102" text:outline-level="3">Call</text:h>
        <text:p text:style-name="P5">A makro is a file (name max. 8 characters) which contains a header line and a collection of command lines.</text:p>
        <text:p text:style-name="P5"><text:soft-page-break/>The filename must be different from the names of genuine commands.</text:p>
        <text:p text:style-name="P5">At call a number of values may be given after the name that replace the parameter-variables in the makro.</text:p>
        <text:p text:style-name="P5">I.e. call:</text:p>
        <text:p text:style-name="P20">makname <text:s/>1.23 <text:s/>op3 <text:s/>(expression1) .xx.</text:p>
        <text:p text:style-name="Standard"><text:span text:style-name="T11">invokes a makro with name maknam the first parameter evaluates to </text:span><text:span text:style-name="T20">0.123000e+00</text:span><text:span text:style-name="T11"> the second is a string </text:span><text:span text:style-name="T20">op3 </text:span><text:span text:style-name="T11">the third gets the value of </text:span><text:span text:style-name="T20">(expression1)</text:span><text:span text:style-name="T11"> and the last one is again a string </text:span><text:span text:style-name="T20">xx</text:span><text:span text:style-name="T11">. Also shell commands are involved, so you can also change file names etc.</text:span></text:p>
        <text:p text:style-name="P5"/>
        <text:p text:style-name="P5">Nested calls up to a nesting level of 10 are supported. However, all variables have global scope!</text:p>
        <text:p text:style-name="Standard"/>
        <text:p text:style-name="P5">It is possible to use normal shell commands in a makro eg to copy a fit result or rename a file.</text:p>
        <text:p text:style-name="P43">To load a list of files with unknown filenames (perhaps in a makro to load all b___???? files inside a directory ( with a line “q 0.05” <text:s text:c="2"/>use grep ))</text:p>
        <text:p text:style-name="P43">Some commands to generate this makro (do it inside of datreat):</text:p>
        <text:p text:style-name="P43">echo makro &gt; newmakro<text:tab/><text:tab/><text:tab/>:writes newmakro with line “makro”</text:p>
        <text:p text:style-name="Standard"><text:span text:style-name="T60">ls b___41* | <text:s/>sed 's#^#in #' &gt;&gt; newmakro<text:tab/>:</text:span><text:span text:style-name="T64">sed appends „in „ in front of filenames</text:span></text:p>
        <text:p text:style-name="P43">echo sel 1 2 3 4 <text:tab/><text:tab/><text:tab/><text:tab/>select some data</text:p>
        <text:p text:style-name="P43">echo gp &gt; newmakro<text:tab/><text:tab/><text:tab/><text:tab/>: gp <text:s text:c="2"/>will plot selected data </text:p>
        <text:p text:style-name="P43"/>
        <text:p text:style-name="P43"><text:tab/><text:tab/><text:tab/>start it with newmakro</text:p>
        <text:p text:style-name="P43">think about the possibilities </text:p>
        <text:p text:style-name="P5"/>
        <text:h text:style-name="P102" text:outline-level="3">Header and Parameters</text:h>
        <text:p text:style-name="Standard"><text:span text:style-name="T11">The first line of a makro must start with the keyword: </text:span><text:span text:style-name="T22">makro</text:span><text:span text:style-name="T21"> .</text:span></text:p>
        <text:p text:style-name="Standard"><text:span text:style-name="T11">Then a number of arguments </text:span><text:span text:style-name="T22">_arg1_</text:span><text:span text:style-name="T11"> …may follow which generally give the heading line the following structure:</text:span></text:p>
        <text:p text:style-name="P5"/>
        <text:p text:style-name="P20">makro <text:s/>_a1_ <text:s/>_a2_ <text:s/>_this_ <text:s/>_another_</text:p>
        <text:p text:style-name="P5"/>
        <text:p text:style-name="Standard"><text:span text:style-name="T11">in the makro body the arguments are </text:span><text:span text:style-name="T14">string replaced</text:span><text:span text:style-name="T11"> at any place where they occur by the values given when the makro is called. Expressions are first evaluated.</text:span></text:p>
        <text:h text:style-name="P100" text:outline-level="3">Expressions</text:h>
        <text:p text:style-name="Standard"><text:span text:style-name="T11">Expressions evaluate to a (real) number and may be used throughout </text:span><text:span text:style-name="T15">in commands and input files</text:span><text:span text:style-name="T11"> wherever a number is expected. The system identifies an expression by the occurrence of one of the following characters at the beginning of a blank-separated item:</text:span></text:p>
        <text:p text:style-name="P17"><text:s text:c="21"/>+-.0123456789(</text:p>
        <text:p text:style-name="P5">they may contain the following binary operators:</text:p>
        <text:p text:style-name="Standard"><text:span text:style-name="T21"><text:s text:c="21"/></text:span><text:span text:style-name="T22">+</text:span><text:span text:style-name="T21"> <text:s text:c="2"/></text:span><text:span text:style-name="T22">-</text:span><text:span text:style-name="T21"> <text:s text:c="2"/></text:span><text:span text:style-name="T22">*</text:span><text:span text:style-name="T21"> <text:s text:c="2"/></text:span><text:span text:style-name="T22">/</text:span><text:span text:style-name="T21"> <text:s text:c="2"/></text:span><text:span text:style-name="T22">^</text:span><text:span text:style-name="T21"> <text:s/></text:span></text:p>
        <text:p text:style-name="Standard"><text:span text:style-name="T11">they may use the </text:span><text:span text:style-name="T15">system specific, user-defined or automatically defined variables and functions</text:span><text:span text:style-name="T11"> as well as the following standard mathematical functions:</text:span></text:p>
        <text:p text:style-name="P17"><text:s text:c="7"/>sqrt(x),sin(x),cos(x),tan(x),asin(x),acos(x),atan(x),ln(x),exp(x),abs(x),int(x)</text:p>
        <text:p text:style-name="P5"/>
        <text:p text:style-name="Standard"><text:span text:style-name="T11">Expression may </text:span><text:span text:style-name="T15">not contain any blanks</text:span><text:span text:style-name="T11">, since these are considered as item separators throughout the system.</text:span></text:p>
        <text:p text:style-name="P5"/>
        <text:h text:style-name="P100" text:outline-level="3"><text:soft-page-break/>Loops</text:h>
        <text:p text:style-name="Standard"><text:span text:style-name="T11">Loops must be formulated explicitly using </text:span><text:span text:style-name="T21">if</text:span><text:span text:style-name="T11"> and </text:span><text:span text:style-name="T21">goto</text:span><text:span text:style-name="T20">.</text:span></text:p>
        <text:p text:style-name="P5"/>
        <text:h text:style-name="P100" text:outline-level="3">Commands that relate to the makro language</text:h>
        <table:table table:name="Tabelle18" table:style-name="Tabelle18">
          <table:table-column table:style-name="Tabelle18.A"/>
          <table:table-column table:style-name="Tabelle18.B"/>
          <table:table-row table:style-name="Tabelle18.1">
            <table:table-cell table:style-name="Tabelle18.A1" office:value-type="string">
              <text:p text:style-name="P18">set</text:p>
            </table:table-cell>
            <table:table-cell table:style-name="Tabelle18.B1" office:value-type="string">
              <text:p text:style-name="P22">v_name &lt;(value|expression)&gt;</text:p>
            </table:table-cell>
          </table:table-row>
          <table:table-row table:style-name="Tabelle18.1">
            <table:table-cell table:style-name="Tabelle18.A2" office:value-type="string">
              <text:p text:style-name="P9"/>
            </table:table-cell>
            <table:table-cell table:style-name="Tabelle18.B2" office:value-type="string">
              <text:p text:style-name="P38">creates uservariable v_name with value or value of expression</text:p>
            </table:table-cell>
          </table:table-row>
          <table:table-row table:style-name="Tabelle18.1">
            <table:table-cell table:style-name="Tabelle18.A3" office:value-type="string">
              <text:p text:style-name="P18">vars?</text:p>
            </table:table-cell>
            <table:table-cell table:style-name="Tabelle18.B3" office:value-type="string">
              <text:p text:style-name="P22"/>
            </table:table-cell>
          </table:table-row>
          <table:table-row table:style-name="Tabelle18.1">
            <table:table-cell table:style-name="Tabelle18.A2" office:value-type="string">
              <text:p text:style-name="P9"/>
            </table:table-cell>
            <table:table-cell table:style-name="Tabelle18.B2" office:value-type="string">
              <text:p text:style-name="P64">lists all defined variables and values</text:p>
            </table:table-cell>
          </table:table-row>
          <table:table-row table:style-name="Tabelle18.1">
            <table:table-cell table:style-name="Tabelle18.A3" office:value-type="string">
              <text:p text:style-name="P18">??</text:p>
            </table:table-cell>
            <table:table-cell table:style-name="Tabelle18.B3" office:value-type="string">
              <text:p text:style-name="P22">(expression)</text:p>
            </table:table-cell>
          </table:table-row>
          <table:table-row table:style-name="Tabelle18.1">
            <table:table-cell table:style-name="Tabelle18.A2" office:value-type="string">
              <text:p text:style-name="P9"/>
            </table:table-cell>
            <table:table-cell table:style-name="Tabelle18.B2" office:value-type="string">
              <text:p text:style-name="P64">displays the value of an expression, internal parnames from datasets can be used </text:p>
              <text:p text:style-name="P63"><text:s text:c="46"/>(value from first of multiple <text:s/>selected sets used)</text:p>
              <text:p text:style-name="P71">?? +q <text:s text:c="3"/>evaluates the internal data variable q to its value</text:p>
              <text:p text:style-name="P71"><text:s text:c="12"/>expression to be evaluated are indicated by brackets () or +- or contain +*/- <text:s text:c="3"/>like a+b*q</text:p>
              <text:p text:style-name="P71">set <text:s/>q2 <text:s/>q^2 <text:s text:c="12"/>to calculate the square of q and access it latter as uservariable q2</text:p>
              <text:p text:style-name="P72"/>
            </table:table-cell>
          </table:table-row>
          <table:table-row table:style-name="Tabelle18.1">
            <table:table-cell table:style-name="Tabelle18.A3" office:value-type="string">
              <text:p text:style-name="P18">clr</text:p>
            </table:table-cell>
            <table:table-cell table:style-name="Tabelle18.B3" office:value-type="string">
              <text:p text:style-name="P22">v_name</text:p>
            </table:table-cell>
          </table:table-row>
          <table:table-row table:style-name="Tabelle18.1">
            <table:table-cell table:style-name="Tabelle18.A2" office:value-type="string">
              <text:p text:style-name="P9"/>
            </table:table-cell>
            <table:table-cell table:style-name="Tabelle18.B2" office:value-type="string">
              <text:p text:style-name="P64">removes a variable.</text:p>
              <text:p text:style-name="WW-Plain_20_Text"><text:span text:style-name="T78">Hint: </text:span><text:span text:style-name="T81">a variable of the same name will mask the visibility of am f_parameter. To access the f_parameter the variable must be cleared. Vice versa creation of a corresponding variable may deliberately be used to perform this making.</text:span></text:p>
            </table:table-cell>
          </table:table-row>
          <table:table-row table:style-name="Tabelle18.1">
            <table:table-cell table:style-name="Tabelle18.A3" office:value-type="string">
              <text:p text:style-name="P18">if</text:p>
            </table:table-cell>
            <table:table-cell table:style-name="Tabelle18.B3" office:value-type="string">
              <text:p text:style-name="P35"><text:span text:style-name="T20">(expression1) <text:s/></text:span><text:span text:style-name="T21">&lt;</text:span><text:span text:style-name="T20">|</text:span><text:span text:style-name="T21">&gt;</text:span><text:span text:style-name="T20">|</text:span><text:span text:style-name="T21">=</text:span><text:span text:style-name="T20">|</text:span><text:span text:style-name="T21">&lt;=</text:span><text:span text:style-name="T20">|</text:span><text:span text:style-name="T21">&gt;=</text:span><text:span text:style-name="T20"> (expression2) </text:span><text:span text:style-name="T21">then</text:span><text:span text:style-name="T20"> cmd|</text:span><text:span text:style-name="T21">goto</text:span><text:span text:style-name="T20"> :l</text:span></text:p>
            </table:table-cell>
          </table:table-row>
          <table:table-row table:style-name="Tabelle18.1">
            <table:table-cell table:style-name="Tabelle18.A2" office:value-type="string">
              <text:p text:style-name="P9"/>
            </table:table-cell>
            <table:table-cell table:style-name="Tabelle18.B2" office:value-type="string">
              <text:p text:style-name="P64">realizes an if condition by comparing the values of two expressions. </text:p>
            </table:table-cell>
          </table:table-row>
          <table:table-row table:style-name="Tabelle18.1">
            <table:table-cell table:style-name="Tabelle18.A3" office:value-type="string">
              <text:p text:style-name="P18">goto</text:p>
            </table:table-cell>
            <table:table-cell table:style-name="Tabelle18.B3" office:value-type="string">
              <text:p text:style-name="P73">:label</text:p>
            </table:table-cell>
          </table:table-row>
          <table:table-row table:style-name="Tabelle18.1">
            <table:table-cell table:style-name="Tabelle18.A2" office:value-type="string">
              <text:p text:style-name="P9"/>
            </table:table-cell>
            <table:table-cell table:style-name="Tabelle18.B2" office:value-type="string">
              <text:p text:style-name="P62"><text:span text:style-name="T81">jumps to label. The label has to start with a colon ‘</text:span><text:span text:style-name="T78">:</text:span><text:span text:style-name="T81">’ and must be the only item of a line.</text:span></text:p>
            </table:table-cell>
          </table:table-row>
          <table:table-row table:style-name="Tabelle18.1">
            <table:table-cell table:style-name="Tabelle18.A3" office:value-type="string">
              <text:p text:style-name="P33">cms</text:p>
            </table:table-cell>
            <table:table-cell table:style-name="Tabelle18.B3" office:value-type="string">
              <text:p text:style-name="P62"><text:span text:style-name="T38">&lt;system~command&gt;</text:span><text:span text:style-name="T41"> <text:s/></text:span><text:span text:style-name="T42">obsolete</text:span><text:span text:style-name="T41"> non commands or makros used as shell commands</text:span></text:p>
            </table:table-cell>
          </table:table-row>
          <table:table-row table:style-name="Tabelle18.1">
            <table:table-cell table:style-name="Tabelle18.A2" office:value-type="string">
              <text:p text:style-name="P9"/>
            </table:table-cell>
            <table:table-cell table:style-name="Tabelle18.B2" office:value-type="string">
              <text:p text:style-name="P62"><text:span text:style-name="T81">transmits the given system command to the shell. All blanks within the system command may be replaced by ‘</text:span><text:span text:style-name="T80">~</text:span><text:span text:style-name="T81">’. By using this mechanism errors may be avoided that would occur if the command contains items beginning with ‘+’,’-‘ or ‘.’ which normally would be considered as expressions to be evaluated by the datreat input-communication module.</text:span></text:p>
            </table:table-cell>
          </table:table-row>
        </table:table>
        <text:p text:style-name="Standard"/>
        <text:p text:style-name="P5"/>
        <text:h text:style-name="P102" text:outline-level="3">Predefined Variables/Function</text:h>
        <table:table table:name="Tabelle19" table:style-name="Tabelle19">
          <table:table-column table:style-name="Tabelle19.A"/>
          <table:table-column table:style-name="Tabelle19.B"/>
          <table:table-row table:style-name="Tabelle19.1">
            <table:table-cell table:style-name="Tabelle19.A1" office:value-type="string">
              <text:p text:style-name="P8">nbuf</text:p>
            </table:table-cell>
            <table:table-cell table:style-name="Tabelle19.B1" office:value-type="string">
              <text:p text:style-name="P38">evaluates to the number of loaded items, i.e. points to the end of the dir-list.</text:p>
            </table:table-cell>
          </table:table-row>
          <table:table-row table:style-name="Tabelle19.1">
            <table:table-cell table:style-name="Tabelle19.A2" office:value-type="string">
              <text:p text:style-name="P8">num(j)</text:p>
            </table:table-cell>
            <table:table-cell table:style-name="Tabelle19.B2" office:value-type="string">
              <text:p text:style-name="P38">evaluates to the “numor” of the j-th loaded data record.</text:p>
            </table:table-cell>
          </table:table-row>
          <table:table-row table:style-name="Tabelle19.1">
            <table:table-cell table:style-name="Tabelle19.A2" office:value-type="string">
              <text:p text:style-name="P8">nv(j)</text:p>
            </table:table-cell>
            <table:table-cell table:style-name="Tabelle19.B2" office:value-type="string">
              <text:p text:style-name="P38">evaluates to the length (number of points) of the j-th loaded data record.</text:p>
            </table:table-cell>
          </table:table-row>
          <table:table-row table:style-name="Tabelle19.1">
            <table:table-cell table:style-name="Tabelle19.A2" office:value-type="string">
              <text:p text:style-name="P8">xv(i,j)</text:p>
            </table:table-cell>
            <table:table-cell table:style-name="Tabelle19.B2" office:value-type="string">
              <text:p text:style-name="P38">evaluates to the x-value of the i-th point of the j-th loaded data record.</text:p>
            </table:table-cell>
          </table:table-row>
          <table:table-row table:style-name="Tabelle19.1">
            <table:table-cell table:style-name="Tabelle19.A2" office:value-type="string">
              <text:p text:style-name="P8">yv(i,j)</text:p>
            </table:table-cell>
            <table:table-cell table:style-name="Tabelle19.B2" office:value-type="string">
              <text:p text:style-name="P38">evaluates to the y-value of the i-th point of the j-th loaded data record.</text:p>
            </table:table-cell>
          </table:table-row>
          <table:table-row table:style-name="Tabelle19.1">
            <table:table-cell table:style-name="Tabelle19.A2" office:value-type="string">
              <text:p text:style-name="P8">ye(i,j)</text:p>
            </table:table-cell>
            <table:table-cell table:style-name="Tabelle19.B2" office:value-type="string">
              <text:p text:style-name="P38">evaluates to the y-value error of the i-th point of the j-th loaded data record.</text:p>
            </table:table-cell>
          </table:table-row>
          <table:table-row table:style-name="Tabelle19.1">
            <table:table-cell table:style-name="Tabelle19.A7" office:value-type="string">
              <text:p text:style-name="P8">xx</text:p>
            </table:table-cell>
            <table:table-cell table:style-name="Tabelle19.B2" office:value-type="string">
              <text:p text:style-name="P38">evaluates to the currently appropriate x(i,j)-value (in xyformel expressions).</text:p>
            </table:table-cell>
          </table:table-row>
          <table:table-row table:style-name="Tabelle19.1">
            <table:table-cell table:style-name="Tabelle19.A7" office:value-type="string">
              <text:p text:style-name="P8">yy</text:p>
            </table:table-cell>
            <table:table-cell table:style-name="Tabelle19.B2" office:value-type="string">
              <text:p text:style-name="P38">evaluates to the currently appropriate y(i,j)-value (in xyformel expressions).</text:p>
            </table:table-cell>
          </table:table-row>
          <table:table-row table:style-name="Tabelle19.1">
            <table:table-cell table:style-name="Tabelle19.A7" office:value-type="string">
              <text:p text:style-name="P8">ye</text:p>
            </table:table-cell>
            <table:table-cell table:style-name="Tabelle19.B2" office:value-type="string">
              <text:p text:style-name="P38">evaluates to the currently appropriate y(i,j)-error (in xyformel expressions).</text:p>
            </table:table-cell>
          </table:table-row>
          <table:table-row table:style-name="Tabelle19.1">
            <table:table-cell table:style-name="Tabelle19.A7" office:value-type="string">
              <text:p text:style-name="P8">maxx / minx</text:p>
            </table:table-cell>
            <table:table-cell table:style-name="Tabelle19.B2" office:value-type="string">
              <text:p text:style-name="P38">evaluates to the maximum/minimum (x) of the current data-record.</text:p>
            </table:table-cell>
          </table:table-row>
          <table:table-row table:style-name="Tabelle19.1">
            <table:table-cell table:style-name="Tabelle19.A7" office:value-type="string">
              <text:p text:style-name="P8">maxy / miny</text:p>
            </table:table-cell>
            <table:table-cell table:style-name="Tabelle19.B2" office:value-type="string">
              <text:p text:style-name="P38">evaluates to the maximum/minimum (y) of the current data-record.</text:p>
            </table:table-cell>
          </table:table-row>
          <table:table-row table:style-name="Tabelle19.1">
            <table:table-cell table:style-name="Tabelle19.A2" office:value-type="string">
              <text:p text:style-name="P35"><text:span text:style-name="T12">sumx</text:span><text:span text:style-name="T4">(i1,i2,j)</text:span></text:p>
            </table:table-cell>
            <table:table-cell table:style-name="Tabelle19.B2" office:value-type="string">
              <text:p text:style-name="P38">evaluates to the sum of x-values from the i1-th point to the i2-th point of the j-th loaded data record.</text:p>
            </table:table-cell>
          </table:table-row>
          <table:table-row table:style-name="Tabelle19.1">
            <table:table-cell table:style-name="Tabelle19.A2" office:value-type="string">
              <text:p text:style-name="P35"><text:span text:style-name="T12">sumy</text:span><text:span text:style-name="T4">(i1,i2,j)</text:span></text:p>
            </table:table-cell>
            <table:table-cell table:style-name="Tabelle19.B2" office:value-type="string">
              <text:p text:style-name="P38">evaluates to the sum of y-values from the i1-th point to the i2-th point of the j-th loaded data record.</text:p>
            </table:table-cell>
          </table:table-row>
          <table:table-row table:style-name="Tabelle19.1">
            <table:table-cell table:style-name="Tabelle19.A2" office:value-type="string">
              <text:p text:style-name="P8">sel</text:p>
            </table:table-cell>
            <table:table-cell table:style-name="Tabelle19.B2" office:value-type="string">
              <text:p text:style-name="P38">evaluates to the last selected data record number.</text:p>
            </table:table-cell>
          </table:table-row>
          <table:table-row table:style-name="Tabelle19.1">
            <table:table-cell table:style-name="Tabelle19.A2" office:value-type="string">
              <text:p text:style-name="P8">nsel</text:p>
            </table:table-cell>
            <table:table-cell table:style-name="Tabelle19.B2" office:value-type="string">
              <text:p text:style-name="P38">evaluates to the number of selected data records (length of selected list).</text:p>
            </table:table-cell>
          </table:table-row>
          <table:table-row table:style-name="Tabelle19.1">
            <table:table-cell table:style-name="Tabelle19.A2" office:value-type="string">
              <text:p text:style-name="P8">isel(i)</text:p>
            </table:table-cell>
            <table:table-cell table:style-name="Tabelle19.B2" office:value-type="string">
              <text:p text:style-name="P38">evaluates to the data record number of the i-th selected list item.</text:p>
            </table:table-cell>
          </table:table-row>
          <table:table-row table:style-name="Tabelle19.1">
            <table:table-cell table:style-name="Tabelle19.A2" office:value-type="string">
              <text:p text:style-name="P35"><text:span text:style-name="T12">sc</text:span><text:span text:style-name="T4">(i)</text:span></text:p>
            </table:table-cell>
            <table:table-cell table:style-name="Tabelle19.B2" office:value-type="string">
              <text:p text:style-name="P38">evaluates to the data-record address (number in list) for data with numor=i. (inverse of num(j))</text:p>
            </table:table-cell>
          </table:table-row>
          <text:soft-page-break/>
          <table:table-row table:style-name="Tabelle19.1">
            <table:table-cell table:style-name="Tabelle19.A2" office:value-type="string">
              <text:p text:style-name="P8">th_par(i,j)</text:p>
            </table:table-cell>
            <table:table-cell table:style-name="Tabelle19.B2" office:value-type="string">
              <text:p text:style-name="P38">evaluates to the value of the i-th parameter of the j-th activated theory instance.</text:p>
            </table:table-cell>
          </table:table-row>
          <table:table-row table:style-name="Tabelle19.1">
            <table:table-cell table:style-name="Tabelle19.A2" office:value-type="string">
              <text:p text:style-name="P8">th_err(i,j)</text:p>
            </table:table-cell>
            <table:table-cell table:style-name="Tabelle19.B2" office:value-type="string">
              <text:p text:style-name="P38">evaluates to the error of the i-th parameter of the j-th activated theory instance.</text:p>
            </table:table-cell>
          </table:table-row>
          <table:table-row table:style-name="Tabelle19.1">
            <table:table-cell table:style-name="Tabelle19.A20" office:value-type="string">
              <text:p text:style-name="P8">f_parnam(i)</text:p>
            </table:table-cell>
            <table:table-cell table:style-name="Tabelle19.B2" office:value-type="string">
              <text:p text:style-name="P38">evaluates to the value of parameter f_parnam of the i-th data-record.</text:p>
            </table:table-cell>
          </table:table-row>
          <table:table-row table:style-name="Tabelle19.1">
            <table:table-cell table:style-name="Tabelle19.A7" office:value-type="string">
              <text:p text:style-name="P8">f_parnam </text:p>
            </table:table-cell>
            <table:table-cell table:style-name="Tabelle19.B2" office:value-type="string">
              <text:p text:style-name="P38">evaluates to the parameter of the currently considered data record (e.g. in xyformel expressions)..</text:p>
            </table:table-cell>
          </table:table-row>
        </table:table>
        <text:h text:style-name="P100" text:outline-level="3">Automatically Created Variables</text:h>
        <text:p text:style-name="P6">Main</text:p>
        <table:table table:name="Tabelle20" table:style-name="Tabelle20">
          <table:table-column table:style-name="Tabelle20.A"/>
          <table:table-column table:style-name="Tabelle20.B"/>
          <table:table-row table:style-name="Tabelle20.1">
            <table:table-cell table:style-name="Tabelle20.A1" office:value-type="string">
              <text:p text:style-name="P8">ssq0</text:p>
            </table:table-cell>
            <table:table-cell table:style-name="Tabelle20.B1" office:value-type="string">
              <text:p text:style-name="P38">chi-squared from last fit / thc.</text:p>
            </table:table-cell>
          </table:table-row>
          <table:table-row table:style-name="Tabelle20.1">
            <table:table-cell table:style-name="Tabelle20.A2" office:value-type="string">
              <text:p text:style-name="P18">t_parnam</text:p>
            </table:table-cell>
            <table:table-cell table:style-name="Tabelle20.B2" office:value-type="string">
              <text:p text:style-name="P35"><text:span text:style-name="T49">(fit) parameter of theory </text:span><text:span text:style-name="T47">only unique if there is just one theory instance</text:span><text:span text:style-name="T49"> with this parameter name.</text:span></text:p>
            </table:table-cell>
          </table:table-row>
          <table:table-row table:style-name="Tabelle20.1">
            <table:table-cell table:style-name="Tabelle20.A2" office:value-type="string">
              <text:p text:style-name="P35"><text:span text:style-name="T12">e.</text:span><text:span text:style-name="T21">t_parnam</text:span></text:p>
            </table:table-cell>
            <table:table-cell table:style-name="Tabelle20.B2" office:value-type="string">
              <text:p text:style-name="P38">evaluates to the error of t_parnam.</text:p>
            </table:table-cell>
          </table:table-row>
        </table:table>
        <text:p text:style-name="Standard"><text:span text:style-name="T12">Theories </text:span><text:span text:style-name="T11">create a number of user-variables and/or f_parameters, see there to get the corresponding descriptions.</text:span></text:p>
        <text:h text:style-name="P107" text:outline-level="2">Interaction with the system </text:h>
        <text:h text:style-name="P102" text:outline-level="3">History</text:h>
        <table:table table:name="Tabelle21" table:style-name="Tabelle21">
          <table:table-column table:style-name="Tabelle21.A"/>
          <table:table-column table:style-name="Tabelle21.B"/>
          <table:table-row table:style-name="Tabelle21.1">
            <table:table-cell table:style-name="Tabelle21.A1" office:value-type="string">
              <text:p text:style-name="P18">history</text:p>
              <text:p text:style-name="P17">hist </text:p>
            </table:table-cell>
            <table:table-cell table:style-name="Tabelle21.B1" office:value-type="string">
              <text:p text:style-name="P22">shows history of last 20 commands</text:p>
              <text:p text:style-name="P16">writes them to file history</text:p>
            </table:table-cell>
          </table:table-row>
          <table:table-row table:style-name="Tabelle21.1">
            <table:table-cell table:style-name="Tabelle21.A2" office:value-type="string">
              <text:p text:style-name="P9">“_???” <text:s text:c="3"/>underscore</text:p>
            </table:table-cell>
            <table:table-cell table:style-name="Tabelle21.B2" office:value-type="string">
              <text:p text:style-name="P38">if the command has an underscore as first character the last command starting with the same characters is redone immediately. </text:p>
            </table:table-cell>
          </table:table-row>
          <table:table-row table:style-name="Tabelle21.1">
            <table:table-cell table:style-name="Tabelle21.A2" office:value-type="string">
              <text:p text:style-name="P51"><text:span text:style-name="T43">hist clear</text:span><text:span text:style-name="T44"> </text:span></text:p>
            </table:table-cell>
            <table:table-cell table:style-name="Tabelle21.B2" office:value-type="string">
              <text:p text:style-name="P34">clears internal history list</text:p>
            </table:table-cell>
          </table:table-row>
          <table:table-row table:style-name="Tabelle21.1">
            <table:table-cell table:style-name="Tabelle21.A2" office:value-type="string">
              <text:p text:style-name="P9"/>
            </table:table-cell>
            <table:table-cell table:style-name="Tabelle21.B2" office:value-type="string">
              <text:p text:style-name="P64">to create a makro from history:</text:p>
              <text:p text:style-name="WW-Plain_20_Text"><text:span text:style-name="T81">echo makro <text:s/>&gt; newmakro <text:s text:c="6"/>: creates a file newmakro <text:s/>with</text:span> first line „makro“</text:p>
              <text:p text:style-name="P63">histo clear <text:s text:c="30"/>:clear history</text:p>
              <text:p text:style-name="P63">.... <text:s text:c="42"/>: do something</text:p>
              <text:p text:style-name="P63">histo <text:s text:c="38"/>: shows history and writes it without line numbers to file history</text:p>
              <text:p text:style-name="P63">cat history &gt;&gt; newmakro <text:s text:c="6"/>:appends history to newmakro</text:p>
              <text:p text:style-name="P63">..... </text:p>
              <text:p text:style-name="P63">newmakro <text:s text:c="29"/>: use newmakro whenever you need <text:s text:c="8"/></text:p>
              <text:p text:style-name="P74"/>
            </table:table-cell>
          </table:table-row>
        </table:table>
        <text:h text:style-name="P102" text:outline-level="3">Path</text:h>
        <text:p text:style-name="P53">You can give presets in the „initdatr“ makro somewhere in your datreat makro path.</text:p>
        <table:table table:name="Tabelle22" table:style-name="Tabelle22">
          <table:table-column table:style-name="Tabelle22.A"/>
          <table:table-column table:style-name="Tabelle22.B"/>
          <table:table-row table:style-name="Tabelle22.1">
            <table:table-cell table:style-name="Tabelle22.A1" office:value-type="string">
              <text:p text:style-name="P19">path</text:p>
            </table:table-cell>
            <table:table-cell table:style-name="Tabelle22.B1" office:value-type="string">
              <text:p text:style-name="P68">shows path definitions</text:p>
            </table:table-cell>
          </table:table-row>
          <table:table-row table:style-name="Tabelle22.1">
            <table:table-cell table:style-name="Tabelle22.A2" office:value-type="string">
              <text:p text:style-name="P19">macrpath</text:p>
            </table:table-cell>
            <table:table-cell table:style-name="Tabelle22.B2" office:value-type="string">
              <text:p text:style-name="P62"><text:span text:style-name="T84">&lt;newpath&gt; change to newpath <text:s text:c="9"/>defailt “./” <text:s text:c="4"/>additional path to search fpr makros</text:span> </text:p>
            </table:table-cell>
          </table:table-row>
          <table:table-row table:style-name="Tabelle22.1">
            <table:table-cell table:style-name="Tabelle22.A2" office:value-type="string">
              <text:p text:style-name="P19">datapath</text:p>
            </table:table-cell>
            <table:table-cell table:style-name="Tabelle22.B2" office:value-type="string">
              <text:p text:style-name="P62"><text:span text:style-name="T84">&lt;newpath&gt; change to newpath <text:s text:c="9"/>defailt “./” <text:s text:c="4"/>path to search for <text:s/>input</text:span> datafiles</text:p>
            </table:table-cell>
          </table:table-row>
          <table:table-row table:style-name="Tabelle22.1">
            <table:table-cell table:style-name="Tabelle22.A2" office:value-type="string">
              <text:p text:style-name="P19">savepath </text:p>
            </table:table-cell>
            <table:table-cell table:style-name="Tabelle22.B2" office:value-type="string">
              <text:p text:style-name="P68">&lt;newpath&gt; change to newpath <text:s text:c="9"/>defailt “./” <text:s text:c="4"/>path where something is stored</text:p>
            </table:table-cell>
          </table:table-row>
        </table:table>
        <text:h text:style-name="P102" text:outline-level="3">Active working directory</text:h>
        <table:table table:name="Tabelle23" table:style-name="Tabelle23">
          <table:table-column table:style-name="Tabelle23.A"/>
          <table:table-column table:style-name="Tabelle23.B"/>
          <table:table-row table:style-name="Tabelle23.1">
            <table:table-cell table:style-name="Tabelle23.A1" office:value-type="string">
              <text:p text:style-name="P19">cd </text:p>
            </table:table-cell>
            <table:table-cell table:style-name="Tabelle23.B1" office:value-type="string">
              <text:p text:style-name="P68">&lt;path&gt; <text:s text:c="5"/>changes active working directory. <text:s/>“..” is working</text:p>
            </table:table-cell>
          </table:table-row>
          <table:table-row table:style-name="Tabelle23.1">
            <table:table-cell table:style-name="Tabelle23.A2" office:value-type="string">
              <text:p text:style-name="P19"/>
            </table:table-cell>
            <table:table-cell table:style-name="Tabelle23.B2" office:value-type="string">
              <text:p text:style-name="P68"/>
            </table:table-cell>
          </table:table-row>
        </table:table>
        <text:p text:style-name="Standard"/>
        <text:h text:style-name="P107" text:outline-level="2">Collection of Standard and Example makros</text:h>
        <text:h text:style-name="P100" text:outline-level="3">cth <text:s text:c="15"/>obsolete but there </text:h>
        <text:p text:style-name="P5">Editing of theory parameters:</text:p>
        <text:p text:style-name="P94">makro</text:p>
        <text:p text:style-name="P94">al</text:p>
        <text:p text:style-name="P94"><text:soft-page-break/>cms emacs lastth</text:p>
        <text:p text:style-name="P94">acl</text:p>
        <text:p text:style-name="P94"/>
        <text:p text:style-name="P6"/>
        <text:h text:style-name="P95" text:outline-level="1">Programming</text:h>
        <text:h text:style-name="P107" text:outline-level="2">Installation</text:h>
        <text:h text:style-name="Heading_20_3" text:outline-level="3">Prerequesities</text:h>
        <text:p text:style-name="Standard"><text:span text:style-name="T91">gfortran</text:span> </text:p>
        <text:p text:style-name="P10"><text:span text:style-name="T91">LAPACK</text:span> -- Linear Algebra PACKage</text:p>
        <text:p text:style-name="P10">from <text:s text:c="2"/>http://www.netlib.org/lapack/</text:p>
        <text:p text:style-name="P10"><text:span text:style-name="T91">BLAS </text:span>(Basic Linear Algebra Subprograms)</text:p>
        <text:p text:style-name="P10">from http://www.netlib.org/blas/</text:p>
        <text:p text:style-name="P10">should be installed on your system</text:p>
        <text:p text:style-name="P10">(if you have problems with blas (missing functions) ask your system administrator to install from the original package.</text:p>
        <text:p text:style-name="P10">In lapack is a subset of blas included but it is only a subset)</text:p>
        <text:p text:style-name="P10">Graphical output</text:p>
        <text:p text:style-name="P10"><text:span text:style-name="T91">xmgrace</text:span> should be installed</text:p>
        <text:p text:style-name="P10">http://plasma-gate.weizmann.ac.il/Grace/</text:p>
        <text:p text:style-name="P10">other libraries are included in datreat</text:p>
        <text:h text:style-name="Heading_20_3" text:outline-level="3">Compile: (tested on CENTOS 64 bit and Ubuntu 32bit )</text:h>
        <text:list xml:id="list869342997" text:style-name="L1">
          <text:list-item>
            <text:p text:style-name="P110">Datreat is a local operating program <text:s/>-&gt; userspace you dont need root for datreat itself.</text:p>
          </text:list-item>
          <text:list-item>
            <text:p text:style-name="P110">uncompress the tar.gz or your source file</text:p>
          </text:list-item>
          <text:list-item>
            <text:p text:style-name="P110">In datreat main folder go to “src” where you find the "Makefile", type in a shell<text:line-break/>&gt;&gt;make</text:p>
          </text:list-item>
          <text:list-item>
            <text:p text:style-name="P110">If you have a $HOME/bin <text:s text:c="3"/>directory a link to the executable in datreat/bin will be placed there, which calls datreat from the correct place, if bin is in your PATH variable you can call it from everywhere. </text:p>
          </text:list-item>
          <text:list-item>
            <text:p text:style-name="P110">Afterwards you can reduce the used space on disc with "make clean".<text:line-break/>To delete all compiled files use "make cleanall" This is necessary after release of a new version or if you have <text:s/>problems with changes of names </text:p>
          </text:list-item>
          <text:list-item>
            <text:p text:style-name="P110"><text:span text:style-name="T8">Test: </text:span>After compile start with datreat<text:line-break/>change dir with "cd test"<text:line-break/>start macro "testmac" as example macro <text:s/></text:p>
          </text:list-item>
        </text:list>
        <text:p text:style-name="P10"><text:span text:style-name="T8">make </text:span>&lt;Options&gt;"</text:p>
        <text:p text:style-name="P10">Options:" <text:s text:c="2"/><text:tab/>builds datreat</text:p>
        <text:p text:style-name="P10">clean <text:s text:c="2"/><text:tab/><text:tab/>deletes object files executables were not touched, libraries untouched</text:p>
        <text:p text:style-name="P10">cleanall <text:s/><text:tab/>deletes everything including libraries exept source, for a new start</text:p>
        <text:p text:style-name="P10">help <text:s text:c="3"/><text:tab/><text:tab/>shows this "</text:p>
        <text:p text:style-name="P10">distribution <text:tab/>make a tar.gz to distribute to others with pure source files and documentation</text:p>
        <text:h text:style-name="P107" text:outline-level="2">Linking theories</text:h>
        <text:p text:style-name="P10">The theories section is or should be a <text:span text:style-name="T8">standalone library</text:span> which can , in near future , be used without datreat. The corresponding theos Makefile is within src/theos <text:s/>. theories are linked automatically with a limitation to 40 theories. Please select your needed theories and move the unneeded theories to another folder. The old version theories in f77 are still working.</text:p>
        <text:p text:style-name="P10">Please use only free available non-commercial libraries.</text:p>
        <text:p text:style-name="P10"><text:span text:style-name="T8">Naming convention </text:span>is: th_give_a_usefull_descriptive_name.f90</text:p>
        <text:p text:style-name="P10"><text:soft-page-break/>Additional helper function : without_a_th_in_front_and_<text:span text:style-name="T91">a_</text:span>descriptive_name.f90</text:p>
        <text:p text:style-name="P10">It is planned to make it possible to use also C instead of Fortran90.</text:p>
        <text:p text:style-name="P10">Perhaps at some point we will use Python as command interpreter with the old Fortran theories. But till now this is only my plan --Ralf</text:p>
        <text:h text:style-name="P107" text:outline-level="2">Creating New Theories</text:h>
        <text:p text:style-name="P10">Example</text:p>
        <text:p text:style-name="P39">##################################################################</text:p>
        <text:p text:style-name="P39"/>
        <text:p text:style-name="P39"/>
        <text:p text:style-name="P15"><text:s text:c="7"/>function th_hohdiff(x,pa,thnam,parnam,npar, ini, nopar ,params,napar,mbuf) </text:p>
        <text:p text:style-name="P15">!=================================================================</text:p>
        <text:p text:style-name="P15">!<text:tab/>Water dynamics for TOF vibrational+rotational+translational motion </text:p>
        <text:p text:style-name="P15">!<text:tab/>RANDOM JUMP - DIFFUSION SEARS</text:p>
        <text:p text:style-name="P15">!<text:tab/>J. Teixeira</text:p>
        <text:p text:style-name="P15">!<text:tab/>Experimental determination of the nature of diffusive motions of water molecules at low temperatures</text:p>
        <text:p text:style-name="P15">!<text:tab/> Phys. Rev. A 31, 1913–1917 (1985)</text:p>
        <text:p text:style-name="P39">!</text:p>
        <text:p text:style-name="P39">implicit none</text:p>
        <text:p text:style-name="P39">real <text:s text:c="14"/>th_hohdiff</text:p>
        <text:p text:style-name="P39">character*8 <text:s/>thnam,parnam(20) <text:s text:c="3"/>! theory and parameternames</text:p>
        <text:p text:style-name="P39">real <text:s text:c="14"/>pa(20)</text:p>
        <text:p text:style-name="P39">real <text:s text:c="14"/>x</text:p>
        <text:p text:style-name="P39">integer <text:s text:c="9"/>npar,ini,ier</text:p>
        <text:p text:style-name="P39">integer <text:s text:c="9"/>mbuf</text:p>
        <text:p text:style-name="P39">integer <text:s text:c="9"/>nopar <text:s text:c="14"/>! Anzahl der Parameter data <text:s text:c="4"/>, intent(inout) ::</text:p>
        <text:p text:style-name="P39">character*80 napar(mbuf) <text:s text:c="8"/>! name des parameters n <text:s text:c="2"/>, intent(inout) ::</text:p>
        <text:p text:style-name="P39">real <text:s text:c="14"/>params(mbuf) <text:s text:c="7"/>! value des parameters n <text:s/>, intent(inout) ::</text:p>
        <text:p text:style-name="P39">real <text:s text:c="14"/>result</text:p>
        <text:p text:style-name="P39">integer <text:s text:c="9"/>nparx</text:p>
        <text:p text:style-name="P39">real <text:s/>amplitu</text:p>
        <text:p text:style-name="P39">real <text:s/>u_quadra</text:p>
        <text:p text:style-name="P39">real <text:s/>self_dif</text:p>
        <text:p text:style-name="P39">real <text:s/>tau0_dif</text:p>
        <text:p text:style-name="P39">real <text:s/>a_rot</text:p>
        <text:p text:style-name="P39">real <text:s/>d_rot</text:p>
        <text:p text:style-name="P39">real <text:s/>shiftt</text:p>
        <text:p text:style-name="P39">real <text:s/>elas_dw</text:p>
        <text:p text:style-name="P39">real <text:s/>linbgr</text:p>
        <text:p text:style-name="P39">real <text:s/>q</text:p>
        <text:p text:style-name="P39">logical found_q</text:p>
        <text:p text:style-name="P39">double precision pi,h,w,elastic,Dw,gamma,Transdif,j0_a_q,j1_a_q,Rotdiff,I_q_omega</text:p>
        <text:p text:style-name="P39"/>
        <text:p text:style-name="P39">real e_mev <text:s/>! meV in data ! internal val. name of independent varable</text:p>
        <text:p text:style-name="P39"/>
        <text:p text:style-name="P39">if(ini.eq.0) then <text:s text:c="4"/><text:span text:style-name="T92">! initialization of theories</text:span></text:p>
        <text:p text:style-name="P39"><text:s text:c="7"/>thnam = 'hohdiff' <text:s text:c="7"/>! name in datreat</text:p>
        <text:p text:style-name="P39"><text:s text:c="7"/>nparx = 7 <text:s text:c="16"/>! number of parameters</text:p>
        <text:p text:style-name="P39"><text:s text:c="7"/>if(npar.lt.nparx) then <text:s text:c="4"/></text:p>
        <text:p text:style-name="P39"><text:s text:c="10"/>write(6,"(' theory: ',a8,' no of parametrs=',i8,' exceeds current max. = ',i8)")thnam,nparx,npar</text:p>
        <text:p text:style-name="P39"><text:s text:c="10"/>th_hohdiff = 0</text:p>
        <text:p text:style-name="P39"><text:s text:c="10"/>return</text:p>
        <text:p text:style-name="P39"><text:s text:c="7"/>endif</text:p>
        <text:p text:style-name="P39"><text:s text:c="7"/>npar = nparx</text:p>
        <text:p text:style-name="P39"/>
        <text:p text:style-name="P15">! <text:s text:c="20"/>Please give the Units and meaning here! name of theory parameters</text:p>
        <text:p text:style-name="P15"><text:s text:c="7"/>parnam(1) = 'amplitu' <text:s text:c="5"/>! <text:s text:c="14"/>overall amplitude</text:p>
        <text:p text:style-name="P15"><text:s text:c="7"/>parnam(2) = 'u_quadra' <text:s text:c="2"/>! A^2 <text:s text:c="7"/>Debye-Waller-Factor &lt;u^2&gt;</text:p>
        <text:p text:style-name="P15"><text:s text:c="7"/>parnam(3) = 'self_dif' <text:s text:c="5"/>! A^2/ns <text:s text:c="2"/>Self Diffusion coefficient Random Jump diffusion</text:p>
        <text:p text:style-name="P15"><text:s text:c="7"/>parnam(4) = 'tau0_dif' <text:s text:c="4"/>! ns <text:s text:c="10"/>residence time <text:s text:c="12"/>Random Jump diffusion</text:p>
        <text:p text:style-name="P15"><text:s text:c="7"/>parnam(5) = 'a_rot' <text:s text:c="9"/>! A <text:s text:c="11"/>rotation radius (distance OH in h2O <text:s text:c="2"/>= 0.98A)</text:p>
        <text:p text:style-name="P15"><text:s text:c="7"/>parnam(6) = 'd_rot' <text:s text:c="9"/>! ns^-1 <text:s text:c="4"/>water rotational diffusion</text:p>
        <text:p text:style-name="P15"><text:s text:c="7"/>parnam(7) = 'shiftt' <text:s text:c="9"/>! as pa(1) shift <text:s/>elatisc bgr to 0 <text:s text:c="3"/>e_mev+shiftt*q</text:p>
        <text:p text:style-name="P15"><text:s text:c="7"/>th_hohdiff = 0 <text:s text:c="17"/>! <text:s/>1 <text:s text:c="13"/>S(q,w) from TOF </text:p>
        <text:p text:style-name="P39"><text:s text:c="7"/>return</text:p>
        <text:p text:style-name="P39">endif</text:p>
        <text:p text:style-name="P15"/>
        <text:p text:style-name="P90">e_mev <text:s text:c="4"/>= x <text:s text:c="6"/>! meV <text:s text:c="6"/>X</text:p>
        <text:p text:style-name="P90">amplitu <text:s text:c="2"/>= pa(1) </text:p>
        <text:p text:style-name="P90">u_quadra= pa(2) </text:p>
        <text:p text:style-name="P90">self_dif <text:s text:c="2"/>= pa(3) </text:p>
        <text:p text:style-name="P90">tau0_dif <text:s/>= pa(4) </text:p>
        <text:p text:style-name="P90">a_rot <text:s text:c="6"/>= pa(5) </text:p>
        <text:p text:style-name="P90">d_rot <text:s text:c="6"/>= pa(6) </text:p>
        <text:p text:style-name="P39">shiftt <text:s text:c="2"/>= pa(7) </text:p>
        <text:p text:style-name="P39"><text:s/>q = 0.1 <text:s text:c="8"/>! A^-1 <text:s text:c="4"/>Q wavevector</text:p>
        <text:p text:style-name="P39"><text:s/>! <text:s text:c="6"/>get parameters from the data</text:p>
        <text:p text:style-name="P15"><text:s/>call <text:s/>getpar ('q <text:s text:c="6"/>',q,nopar,params,napar,mbuf,ier) <text:s/>!A^-1 <text:s text:c="5"/>scatteringvector</text:p>
        <text:p text:style-name="P39"/>
        <text:p text:style-name="P39"><text:s/>pi=3.1415926535897 <text:s text:c="28"/></text:p>
        <text:p text:style-name="P39"><text:s/>!h=4.13567E-15 <text:s/>eVs= 4.13567E-6 <text:s/>eVns <text:s/></text:p>
        <text:p text:style-name="P39"><text:s/>h = 4.13567E-6 <text:s/></text:p>
        <text:p text:style-name="P39"><text:s/>! convert meV to ns^-1</text:p>
        <text:p text:style-name="P39"><text:s/>w= <text:s text:c="3"/>((e_mev+shiftt*q)*0.001)/(h/2*pi)</text:p>
        <text:p text:style-name="P39"><text:s/>if (w.eq.0) then</text:p>
        <text:p text:style-name="P39"><text:s/><text:tab/><text:tab/>w=1e-20</text:p>
        <text:p text:style-name="P39"><text:s/>endif</text:p>
        <text:p text:style-name="P39"><text:s/>! Debye Waller factor</text:p>
        <text:p text:style-name="P39"><text:s/>DW=exp(-1*u_quadra*q**2)</text:p>
        <text:p text:style-name="P39">!Translation Diffusion </text:p>
        <text:p text:style-name="P39"><text:s/>gamma=self_dif*q**2/(1+self_dif*q**2*tau0_dif)</text:p>
        <text:p text:style-name="P39"><text:s/>Transdif=(1/pi)*(gamma)/(gamma**2+w**2)</text:p>
        <text:p text:style-name="P39">! Rotational fiffusion</text:p>
        <text:p text:style-name="P39"><text:soft-page-break/>! sperical Bessel j0^2</text:p>
        <text:p text:style-name="P39"><text:s/>j0_a_q=(sin(q*a_rot)/(q*a_rot))**2 <text:s text:c="3"/></text:p>
        <text:p text:style-name="P39"><text:s/>! sperical Bessel j0^2</text:p>
        <text:p text:style-name="P39"><text:s/>j1_a_q=( sin(q*a_rot)/(q*a_rot)**2 - cos(q*a_rot)/(q*a_rot) )**2 </text:p>
        <text:p text:style-name="P39"/>
        <text:p text:style-name="P39"><text:s/>Rotdiff=j0_a_q + (1/pi)*(2*1+1)*j1_a_q*(2*d_rot)/(4*d_rot**2+w**2)</text:p>
        <text:p text:style-name="P39"><text:s/></text:p>
        <text:p text:style-name="P39"><text:s/></text:p>
        <text:p text:style-name="P39"><text:s/>I_q_omega=DW*Transdif*Rotdiff</text:p>
        <text:p text:style-name="P39"><text:s/>result = I_q_omega*amplitu</text:p>
        <text:p text:style-name="P39">! <text:s text:c="5"/>------</text:p>
        <text:p text:style-name="P39"><text:s/><text:span text:style-name="T93">th_hohdiff <text:s text:c="4"/>=sngl(result)</text:span></text:p>
        <text:p text:style-name="P39">! write some parameters calculated to the data </text:p>
        <text:p text:style-name="P15"><text:s text:c="7"/>call <text:s/>setpar ('u_quadra', u_quadra, nopar ,params,napar,mbuf, ier)</text:p>
        <text:p text:style-name="P15"><text:s text:c="7"/>call <text:s/>setpar ('self_dif', self_dif, nopar ,params,napar,mbuf, ier)</text:p>
        <text:p text:style-name="P15"><text:s text:c="7"/>call <text:s/>setpar ('tau0_dif', tau0_dif, nopar ,params,napar,mbuf, ier)</text:p>
        <text:p text:style-name="P15"><text:s text:c="7"/>call <text:s/>setpar ('a_rot <text:s text:c="2"/>', a_rot <text:s text:c="2"/>, nopar ,params,napar,mbuf, ier)</text:p>
        <text:p text:style-name="P15"><text:s text:c="7"/>call <text:s/>setpar ('d_rot <text:s text:c="2"/>', d_rot <text:s text:c="2"/>, nopar ,params,napar,mbuf, ier)</text:p>
        <text:p text:style-name="P15"><text:s text:c="7"/>call <text:s/>setpar ('shiftt <text:s/>', shiftt <text:s/>, nopar ,params,napar,mbuf, ier)</text:p>
        <text:p text:style-name="P39"><text:s text:c="3"/>return</text:p>
        <text:p text:style-name="P39"><text:s/>end </text:p>
        <text:p text:style-name="P39"/>
        <text:p text:style-name="P39">##################################################################</text:p>
        <text:p text:style-name="P91">Please give blue lines in given format. We will extract a description from these lines</text:p>
        <text:p text:style-name="P91">All comment with ! Will be a description including a paper.</text:p>
        <text:p text:style-name="P91">The parnam section will be a desription of parameters and Units.</text:p>
        <text:p text:style-name="P91">getpar searches for data parameters with name ‘ <text:s text:c="4"/>’ <text:s/>(8 char long)</text:p>
        <text:p text:style-name="P91">setpar will store these params in the dataset.</text:p>
        <text:p text:style-name="P10"/>
        <text:h text:style-name="P107" text:outline-level="2">Creating New Commands</text:h>
        <text:p text:style-name="P10">????? If you want??</text:p>
        <text:p text:style-name="P5"/>
        <text:h text:style-name="P95" text:outline-level="1">Available Theories</text:h>
        <text:p text:style-name="P5"/>
        <text:p text:style-name="P5">Use theos</text:p>
        <text:p text:style-name="P5">more is coming soon</text:p>
        <text:p text:style-name="P55"/>
        <text:p text:style-name="P5">OLD datreat help</text:p>
        <text:p text:style-name="P75"><text:s text:c="9"/>***** datreat information ***** <text:s text:c="39"/></text:p>
        <text:p text:style-name="P75"><text:s text:c="80"/></text:p>
        <text:p text:style-name="P75"><text:s text:c="2"/>symbols: <text:s text:c="69"/></text:p>
        <text:p text:style-name="P75"><text:s text:c="3"/>&lt;,&gt; <text:s/>are used to mark a datreat-command (usually the short form) <text:s text:c="12"/></text:p>
        <text:p text:style-name="P75"><text:s text:c="3"/>[,] <text:s/>mark optional parameters <text:s text:c="47"/></text:p>
        <text:p text:style-name="P75"><text:s text:c="80"/></text:p>
        <text:p text:style-name="P75"><text:s text:c="80"/></text:p>
        <text:p text:style-name="P75"><text:s text:c="80"/></text:p>
        <text:p text:style-name="P75"><text:s text:c="2"/>commands available: <text:s/>&lt;command/synonym/synonym..&gt; <text:s text:c="29"/></text:p>
        <text:p text:style-name="P75"><text:s text:c="80"/></text:p>
        <text:p text:style-name="WW-Plain_20_Text"><text:span text:style-name="T94"><text:s text:c="2"/></text:span><text:span text:style-name="T95">&lt;activate/ac&gt; <text:s text:c="13"/>: activates a theory <text:s text:c="30"/></text:span></text:p>
        <text:p text:style-name="P77"><text:s text:c="2"/>&lt;aclast/acl&gt; <text:s text:c="14"/>: reactivates the last theory used <text:s text:c="16"/></text:p>
        <text:p text:style-name="P77"><text:s text:c="2"/>&lt;activlst/al&gt; <text:s text:c="13"/>: lists active theories &amp; current parameters</text:p>
        <text:p text:style-name="P77"><text:s text:c="2"/>&lt;chgthpar&gt; <text:s text:c="16"/>: change single theory parameter value or scale <text:s text:c="6"/></text:p>
        <text:p text:style-name="P77"><text:s text:c="2"/>&lt;label&gt; <text:s text:c="19"/>: supply a theory parameter with a label <text:s text:c="10"/></text:p>
        <text:p text:style-name="WW-Plain_20_Text"><text:span text:style-name="T95"><text:s text:c="2"/>&lt;couple&gt; <text:s text:c="18"/>: install a coupling of a</text:span><text:span text:style-name="T94"> <text:s text:c="25"/></text:span></text:p>
        <text:p text:style-name="WW-Plain_20_Text"><text:span text:style-name="T11"><text:s text:c="31"/></text:span><text:span text:style-name="T16">theory parameter with a label</text:span><text:span text:style-name="T11"> <text:s text:c="19"/></text:span></text:p>
        <text:p text:style-name="P75"><text:s text:c="2"/>&lt;arit&gt; <text:s text:c="20"/>: allows arithmetic operations on your data <text:s text:c="7"/></text:p>
        <text:p text:style-name="P75"><text:s text:c="2"/>&lt;combine&gt; <text:s text:c="17"/>: interpolates and combines data from <text:s text:c="13"/></text:p>
        <text:p text:style-name="P75"><text:s text:c="31"/>several datasets onto one raster <text:s text:c="16"/></text:p>
        <text:p text:style-name="P75"><text:s text:c="2"/>&lt;clearsel/cs&gt; <text:s text:c="13"/>: clears list of selected datarecords <text:s text:c="13"/></text:p>
        <text:p text:style-name="P75"><text:s text:c="2"/>&lt;cms&gt; <text:s text:c="21"/>: executes a cms command (xedit,list,...) <text:s text:c="9"/></text:p>
        <text:p text:style-name="WW-Plain_20_Text"><text:span text:style-name="T11"><text:s text:c="2"/></text:span><text:span text:style-name="T16">&lt;desactiv/dac&gt; <text:s text:c="12"/>: deactivates all theories</text:span><text:span text:style-name="T11"> <text:s text:c="24"/></text:span></text:p>
        <text:p text:style-name="P75"><text:s text:c="2"/>&lt;dir&gt; <text:s text:c="21"/>: lists all loaded and generated datarecords <text:s text:c="6"/></text:p>
        <text:p text:style-name="WW-Plain_20_Text"><text:span text:style-name="T11"><text:s text:c="2"/></text:span><text:span text:style-name="T16">&lt;dsl&gt; <text:s text:c="21"/>: lists all selected datarecords <text:s text:c="18"/></text:span></text:p>
        <text:p text:style-name="WW-Plain_20_Text"><text:span text:style-name="T16"><text:s text:c="2"/>&lt;edit&gt; <text:s text:c="20"/>: allows editing of a specified datarecord</text:span><text:span text:style-name="T11"> <text:s text:c="8"/></text:span></text:p>
        <text:p text:style-name="WW-Plain_20_Text"><text:span text:style-name="T11"><text:s text:c="2"/></text:span><text:span text:style-name="T16">&lt;clip&gt; <text:s text:c="20"/>: remove points (by numer or error-limit)</text:span></text:p>
        <text:p text:style-name="WW-Plain_20_Text"><text:span text:style-name="T11"><text:s text:c="2"/></text:span><text:span text:style-name="T16">&lt;save&gt; <text:s text:c="20"/>: allows saving <text:s/>of a specified datarecord <text:s text:c="8"/></text:span></text:p>
        <text:p text:style-name="P76"><text:s text:c="2"/>&lt;msave&gt; <text:s text:c="19"/>: multiple data-record save (all selected+fits)</text:p>
        <text:p text:style-name="P75"><text:s text:c="2"/>&lt;fit&gt; <text:s text:c="21"/>: starts a fit of the selected data with the <text:s text:c="6"/></text:p>
        <text:p text:style-name="P75"><text:s text:c="31"/>activated theory <text:s text:c="32"/></text:p>
        <text:p text:style-name="P75"><text:s text:c="2"/>&lt;yfitform&gt; <text:s text:c="16"/>: enters a fitformula for eval-theory ! <text:s text:c="11"/></text:p>
        <text:p text:style-name="WW-Plain_20_Text"><text:span text:style-name="T11"><text:s text:c="2"/></text:span><text:span text:style-name="T16">&lt;open&gt; <text:s text:c="20"/>: opens a file for the collection of <text:s text:c="14"/></text:span></text:p>
        <text:p text:style-name="P76"><text:s text:c="31"/>parameters(fitparametres) vs parameters(f. <text:s text:c="6"/></text:p>
        <text:p text:style-name="P76"><text:s text:c="2"/>&lt;write&gt; <text:s text:c="19"/>: writes the actual parameter(fitp.) into <text:s text:c="9"/></text:p>
        <text:p text:style-name="P76"><text:s text:c="31"/>the opened file <text:s text:c="33"/></text:p>
        <text:p text:style-name="WW-Plain_20_Text"><text:span text:style-name="T16"><text:s text:c="2"/>&lt;close&gt; <text:s text:c="19"/>: close the opened parameter collection file</text:span><text:span text:style-name="T11"> <text:s text:c="6"/></text:span></text:p>
        <text:p text:style-name="P75"><text:s text:c="2"/>&lt;help/?&gt; <text:s text:c="18"/>: gives infos <text:s text:c="37"/></text:p>
        <text:p text:style-name="P75"><text:s text:c="2"/>&lt;input/in&gt; <text:s text:c="16"/>: reads a datafile <text:s text:c="32"/></text:p>
        <text:p text:style-name="P75"><text:s text:c="2"/>&lt;invers&gt; <text:s text:c="18"/>: converts i vs q-data to i-1 vs q**2 <text:s text:c="13"/></text:p>
        <text:p text:style-name="P75"><text:s text:c="2"/>&lt;iout&gt; <text:s text:c="20"/>: sets output-level <text:s text:c="31"/></text:p>
        <text:p text:style-name="P75"><text:s text:c="2"/>&lt;mirror/m&gt; <text:s text:c="16"/>: mirrors the data <text:s text:c="32"/></text:p>
        <text:p text:style-name="P75"><text:s text:c="2"/>&lt;numorpls&gt; <text:s text:c="16"/>: sets the increment of scan-numbers when <text:s text:c="9"/></text:p>
        <text:p text:style-name="P75"><text:s text:c="31"/>the data is treated. (default 10000) <text:s text:c="12"/></text:p>
        <text:p text:style-name="P75"><text:s text:c="2"/>&lt;plot/p&gt; <text:s text:c="18"/>: plots selected datarecords <text:s text:c="22"/></text:p>
        <text:p text:style-name="P75"><text:s text:c="2"/>&lt;plot0/p0&gt; <text:s text:c="16"/>: allows to set plot-parameters. no plot! <text:s text:c="9"/></text:p>
        <text:p text:style-name="P75"><text:s text:c="2"/>&lt;purge&gt; <text:s text:c="19"/>: erases specified datarecords from buffer <text:s text:c="8"/></text:p>
        <text:p text:style-name="P75"><text:s text:c="2"/>&lt;q-conv/qc&gt; <text:s text:c="15"/>: converts channel-numbers to q <text:s text:c="19"/></text:p>
        <text:p text:style-name="P75"><text:s text:c="2"/>&lt;fun&gt; <text:s text:c="21"/>: treat x and/or y -values by some functions <text:s text:c="6"/></text:p>
        <text:p text:style-name="P75"><text:s text:c="2"/>&lt;funfun&gt; <text:s text:c="18"/>: x-formula and y-formula from file fromdat <text:s text:c="7"/></text:p>
        <text:p text:style-name="P75"><text:s text:c="2"/>&lt;fft&gt; <text:s text:c="21"/>: experimental small angle multiple scatt. <text:s text:c="8"/></text:p>
        <text:p text:style-name="P75"><text:s text:c="2"/>&lt;quit/q&gt; <text:s text:c="18"/>: leaves the program <text:s text:c="30"/></text:p>
        <text:p text:style-name="P75"><text:s text:c="2"/>&lt;sel&gt; <text:s text:c="21"/>: selects specified datarecords <text:s text:c="19"/></text:p>
        <text:p text:style-name="P75"><text:s text:c="2"/>&lt;sym&gt; <text:s text:c="21"/>: makes data symmetric <text:s text:c="28"/></text:p>
        <text:p text:style-name="P75"><text:s text:c="2"/>&lt;spline&gt; <text:s text:c="18"/>: generates spline coefficients smooth data <text:s text:c="7"/></text:p>
        <text:p text:style-name="P75"><text:s text:c="2"/>&lt;des&gt; <text:s text:c="21"/>: infinte slit height desmearing <text:s text:c="18"/></text:p>
        <text:p text:style-name="WW-Plain_20_Text"><text:span text:style-name="T11"><text:s text:c="2"/></text:span><text:span text:style-name="T16">&lt;thc&gt; <text:s text:c="21"/>: computes data according to activated theo- <text:s text:c="6"/></text:span></text:p>
        <text:p text:style-name="WW-Plain_20_Text"><text:span text:style-name="T16"><text:s text:c="31"/>ries (no fit !)</text:span><text:span text:style-name="T11"> <text:s text:c="33"/></text:span></text:p>
        <text:p text:style-name="P75"><text:soft-page-break/><text:s text:c="2"/>&lt;theos&gt; <text:s text:c="19"/>: lists all theories available <text:s text:c="20"/></text:p>
        <text:p text:style-name="P75"><text:s text:c="2"/>&lt;title/tit&gt; <text:s text:c="15"/>: defines a title for the plots <text:s text:c="19"/></text:p>
        <text:p text:style-name="P75"><text:s text:c="2"/>&lt;rename&gt; <text:s text:c="18"/>: renames axis of selected items <text:s text:c="18"/></text:p>
        <text:p text:style-name="P75"><text:s text:c="2"/>&lt;putpar&gt; <text:s text:c="18"/>: puts a parameter into the list of selected <text:s text:c="6"/></text:p>
        <text:p text:style-name="P75"><text:s text:c="2"/>&lt;zero/z&gt; <text:s text:c="18"/>: clears databuffer <text:s text:c="31"/></text:p>
        <text:p text:style-name="P75"><text:s text:c="2"/>&lt;set&gt; <text:s text:c="9"/>: set/create a user-defined variable <text:s text:c="26"/></text:p>
        <text:p text:style-name="P75"><text:s text:c="2"/>&lt;clr&gt; <text:s text:c="9"/>: remove user-defined variables <text:s text:c="31"/></text:p>
        <text:p text:style-name="P75"><text:s text:c="2"/>&lt;setdeg&gt; <text:s text:c="6"/>: set angle-units to degree <text:s text:c="35"/></text:p>
        <text:p text:style-name="P75"><text:s text:c="2"/>&lt;setrad&gt; <text:s text:c="6"/>: set angle-units to rad <text:s text:c="38"/></text:p>
        <text:p text:style-name="P75"><text:s text:c="2"/>&lt;??&gt; <text:s text:c="10"/>: display the value of a formula <text:s text:c="30"/></text:p>
        <text:p text:style-name="P75"><text:s text:c="2"/>&lt;if&gt; <text:s text:c="10"/>: if-construct for makros <text:s text:c="37"/></text:p>
        <text:p text:style-name="P75"><text:s text:c="2"/>&lt;goto&gt; <text:s text:c="8"/>: goto construct for makros <text:s text:c="35"/></text:p>
        <text:p text:style-name="P75"><text:s text:c="2"/>&lt;vars?&gt; <text:s text:c="7"/>: display all userdefined variables <text:s text:c="27"/></text:p>
        <text:p text:style-name="P75"><text:s text:c="2"/>&lt;ref&gt; <text:s text:c="21"/>: reference to internal data. <text:s text:c="21"/></text:p>
        <text:p text:style-name="P75"><text:s text:c="80"/></text:p>
        <text:p text:style-name="P75"><text:s text:c="80"/></text:p>
        <text:p text:style-name="P75"><text:s text:c="2"/>adressing a specific datarecord: <text:s text:c="45"/></text:p>
        <text:p text:style-name="P75"><text:s text:c="80"/></text:p>
        <text:p text:style-name="P75"><text:s text:c="2"/>there are two ways to access a specific set of data: either use the <text:s text:c="10"/></text:p>
        <text:p text:style-name="P75"><text:s text:c="2"/>linenumber of the databuffer-directory or use the 'scan'-code of your <text:s text:c="8"/></text:p>
        <text:p text:style-name="P75"><text:s text:c="2"/>data, which is defined in your datafile or generated by some operations <text:s text:c="6"/></text:p>
        <text:p text:style-name="P75"><text:s text:c="2"/>of the program. nearly all of the commands require the keyword 'sc', <text:s text:c="9"/></text:p>
        <text:p text:style-name="P75"><text:s text:c="2"/>when you want to use the scan-code. <text:s text:c="42"/></text:p>
        <text:p text:style-name="P75"><text:s text:c="80"/></text:p>
        <text:p text:style-name="P75"><text:s text:c="80"/></text:p>
        <text:p text:style-name="P75"><text:s text:c="2"/>makro-facilities: you can define a makro containing a series of com- <text:s text:c="9"/></text:p>
        <text:p text:style-name="P75"><text:s text:c="20"/>mands which may use parameters. it is possible <text:s text:c="13"/></text:p>
        <text:p text:style-name="P75"><text:s text:c="20"/>to call makros recursively!! <text:s text:c="31"/></text:p>
        <text:p text:style-name="P75"><text:s text:c="20"/>to generate a makro use the &lt;cms&gt; xedit-command. <text:s text:c="11"/></text:p>
        <text:p text:style-name="P75"><text:s text:c="20"/>the first line must be: <text:s text:c="36"/></text:p>
        <text:p text:style-name="P75"><text:s text:c="22"/>makro <text:s/>[par1] [par2] [...] <text:s text:c="31"/></text:p>
        <text:p text:style-name="P75"><text:s text:c="20"/>now you can simply type your commands - one per line! <text:s text:c="6"/></text:p>
        <text:p text:style-name="P75"><text:s text:c="20"/>to use the parameters simply type the parameter-name. <text:s text:c="6"/></text:p>
        <text:p text:style-name="P75"><text:s text:c="20"/>example: <text:s/>&lt;plot&gt; sc par1 xmax par2 ymax 60 <text:s text:c="17"/></text:p>
        <text:p text:style-name="P75"><text:s text:c="14"/>!!!&gt; <text:s/>makros allow for the use of a few basic like <text:s text:c="15"/></text:p>
        <text:p text:style-name="P75"><text:s text:c="20"/>programming features as set, if and goto. <text:s text:c="18"/></text:p>
        <text:p text:style-name="P75"><text:s text:c="20"/>any numerical parameters may be a formula. <text:s text:c="17"/></text:p>
        <text:p text:style-name="P75"><text:s text:c="20"/>to identify a parameter as number or formula <text:s text:c="15"/></text:p>
        <text:p text:style-name="P75"><text:s text:c="20"/>the parameterexpression has to begin with <text:s text:c="18"/></text:p>
        <text:p text:style-name="P75"><text:s text:c="20"/>one of the following characters: '(+-.0..9'. <text:s text:c="15"/></text:p>
        <text:p text:style-name="P75"><text:s text:c="80"/></text:p>
        <text:p text:style-name="P75"><text:s text:c="20"/>there are two standard makros, which, of course, can <text:s text:c="7"/></text:p>
        <text:p text:style-name="P75"><text:s text:c="20"/>be altered to suit your purposes: doit fname scannr <text:s text:c="8"/></text:p>
        <text:p text:style-name="P75"><text:s text:c="20"/>and cth. the first makro requires a filename and its <text:s text:c="7"/></text:p>
        <text:p text:style-name="P75"><text:s text:c="20"/>scancode as inputs and will read the file, find the <text:s text:c="8"/></text:p>
        <text:p text:style-name="P75"><text:s text:c="20"/>mirror-axes, symmetrize and convert channel-numbers <text:s text:c="8"/></text:p>
        <text:p text:style-name="P75"><text:s text:c="20"/>to q. the second makro calls xedit with the last <text:s text:c="11"/></text:p>
        <text:p text:style-name="P75"><text:s text:c="20"/>activated theories and parameters. this allows easy <text:s text:c="8"/></text:p>
        <text:p text:style-name="P75"><text:s text:c="20"/>theory-parameter-changes. <text:s text:c="34"/></text:p>
        <text:p text:style-name="P75"><text:s text:c="80"/></text:p>
        <text:p text:style-name="P75">* <text:s text:c="78"/></text:p>
        <text:p text:style-name="P75">? <text:s text:c="11"/>------- general remarks -------- <text:s text:c="34"/></text:p>
        <text:p text:style-name="P75"><text:s text:c="80"/></text:p>
        <text:p text:style-name="P75"><text:s text:c="3"/>to execute datreat simply type : datreat <text:s text:c="36"/></text:p>
        <text:p text:style-name="P75"><text:s text:c="3"/>after a while you will see a list of all available theories and then <text:s text:c="8"/></text:p>
        <text:p text:style-name="P75"><text:s text:c="3"/>the request-prompt: '-----&gt;'. always when this symbol appears, you <text:s text:c="10"/></text:p>
        <text:p text:style-name="P75"><text:s text:c="3"/>can type a command. datreat will try to execute the command or - if <text:s text:c="9"/></text:p>
        <text:p text:style-name="P75"><text:s text:c="3"/>there is no such command - it will look for a makro with that name. <text:s text:c="9"/></text:p>
        <text:p text:style-name="P75"><text:s text:c="3"/>if there is no command and no makro with that name, no action will <text:s text:c="10"/></text:p>
        <text:p text:style-name="P75"><text:s text:c="3"/>take place. <text:s text:c="65"/></text:p>
        <text:p text:style-name="P75"><text:s text:c="3"/>a command line has the following syntax: <text:s text:c="36"/></text:p>
        <text:p text:style-name="P75"><text:s text:c="80"/></text:p>
        <text:p text:style-name="P75"><text:soft-page-break/><text:s text:c="6"/>&lt;cmd&gt; parname1 value1 [value2] [..] [parname2] [value1] [...] <text:s text:c="12"/></text:p>
        <text:p text:style-name="P75"><text:s text:c="80"/></text:p>
        <text:p text:style-name="P75"><text:s text:c="3"/>cmd is the command-name, parameters are adressed by names and <text:s text:c="15"/></text:p>
        <text:p text:style-name="P75"><text:s text:c="3"/>seperated with a blank. with certain parameters you can set more <text:s text:c="12"/></text:p>
        <text:p text:style-name="P75"><text:s text:c="3"/>than one value. these have to be seperated by blanks, too. <text:s text:c="18"/></text:p>
        <text:p text:style-name="P75"><text:s text:c="80"/></text:p>
        <text:p text:style-name="P75"><text:s text:c="3"/>usually every parameter once defined is kept until it is explicitly <text:s text:c="9"/></text:p>
        <text:p text:style-name="P75"><text:s text:c="3"/>changed. one important exeption from this rule is the list of selec- <text:s text:c="8"/></text:p>
        <text:p text:style-name="P75"><text:s text:c="3"/>ted datarecords. &lt;m&gt;,&lt;sym&gt; and &lt;qc&gt; allow only one selected item. if <text:s text:c="8"/></text:p>
        <text:p text:style-name="P75"><text:s text:c="3"/>there is more than one in the list, only the first datarecord is used! <text:s text:c="6"/></text:p>
        <text:p text:style-name="P75"><text:s text:c="80"/></text:p>
        <text:p text:style-name="P75"><text:s text:c="3"/>the maximum no of names and of numerical values that may be given at <text:s text:c="8"/></text:p>
        <text:p text:style-name="P75"><text:s text:c="3"/>once is 20, the maximum length of an input line is 80 characters. one <text:s text:c="7"/></text:p>
        <text:p text:style-name="P75"><text:s text:c="3"/>input line may contain several commands seperated by ';'. <text:s text:c="19"/></text:p>
        <text:p text:style-name="P75"><text:s text:c="80"/></text:p>
        <text:p text:style-name="P75"><text:s text:c="3"/>once you activated a theory and fitted your data, the fit-curve will <text:s text:c="8"/></text:p>
        <text:p text:style-name="P75"><text:s text:c="3"/>automatically be plotted. you can recognize a fit-curve in the data- <text:s text:c="8"/></text:p>
        <text:p text:style-name="P75"><text:s text:c="3"/>buffer (use &lt;dir&gt; to see) by a negative scan-number. if you don't want <text:s text:c="6"/></text:p>
        <text:p text:style-name="P75"><text:s text:c="3"/>the fit further displayed, use &lt;purge&gt; to erase it. <text:s text:c="25"/></text:p>
        <text:p text:style-name="P75"><text:s text:c="80"/></text:p>
        <text:p text:style-name="P75"><text:s text:c="80"/></text:p>
        <text:p text:style-name="P75"><text:s text:c="13"/>------- additional remarks ------- <text:s text:c="32"/></text:p>
        <text:p text:style-name="P75"><text:s text:c="80"/></text:p>
        <text:p text:style-name="P75"><text:s text:c="3"/>new theoretical curves for fitting may be programmed by use of one of <text:s text:c="7"/></text:p>
        <text:p text:style-name="P75"><text:s text:c="3"/>the subroutines thx1 ... thxn as templates (near the end of the <text:s text:c="13"/></text:p>
        <text:p text:style-name="P75"><text:s text:c="3"/>listing). if you look at the predefined theories, you will immediately <text:s text:c="6"/></text:p>
        <text:p text:style-name="P75"><text:s text:c="3"/>see, what you have to do. <text:s text:c="51"/></text:p>
        <text:p text:style-name="P75"><text:s text:c="80"/></text:p>
        <text:p text:style-name="P75"><text:s text:c="3"/>to save a generated datarecord, use the &lt;edit&gt;-command. when you enter <text:s text:c="6"/></text:p>
        <text:p text:style-name="P75"><text:s text:c="3"/>the fullscreen-editor, simply type 'file file xxxx' into the command- <text:s text:c="7"/></text:p>
        <text:p text:style-name="P75"><text:s text:c="3"/>line, where xxxx is the name, you want to give your file. <text:s text:c="19"/></text:p>
        <text:p text:style-name="P75"><text:s text:c="80"/></text:p>
        <text:p text:style-name="P75">* <text:s text:c="78"/></text:p>
        <text:p text:style-name="P75">* <text:s text:c="78"/></text:p>
        <text:p text:style-name="P75">* <text:s text:c="11"/>------- detailed explanations ------- <text:s text:c="29"/></text:p>
        <text:p text:style-name="P75">ac <text:s text:c="10"/>&lt;ac&gt; theoryname [par1] [scale1] [par2] [scale2] [...] <text:s text:c="13"/></text:p>
        <text:p text:style-name="P75"><text:s text:c="9"/>or <text:s/>&lt;ac&gt; theoryname parname par1 [scale1] [parname...] <text:s text:c="16"/></text:p>
        <text:p text:style-name="P75"><text:s text:c="9"/>or <text:s/>&lt;ac&gt; theoryname multiply parname par1 [scale1] [parname...] <text:s text:c="7"/></text:p>
        <text:p text:style-name="P75"><text:s text:c="80"/></text:p>
        <text:p text:style-name="P75"><text:s text:c="9"/>the theorynames can be listed with the &lt;al&gt;-command. <text:s text:c="18"/></text:p>
        <text:p text:style-name="P75"><text:s text:c="9"/>the number of parameters to be passed depends on the number you <text:s text:c="7"/></text:p>
        <text:p text:style-name="P75"><text:s text:c="9"/>defined for this theory (see general remarks). <text:s text:c="24"/></text:p>
        <text:p text:style-name="P75"><text:s text:c="9"/>the scale is used in the fit-procedure. for sensible results it <text:s text:c="7"/></text:p>
        <text:p text:style-name="P75"><text:s text:c="9"/>should be ten to the power of the corresponding parameter. <text:s text:c="12"/></text:p>
        <text:p text:style-name="P75"><text:s text:c="80"/></text:p>
        <text:p text:style-name="P75"><text:s text:c="9"/>you can activate more than one theory by calling &lt;ac&gt; several <text:s text:c="9"/></text:p>
        <text:p text:style-name="P75"><text:s text:c="9"/>times. all activated theories will be added or multiplied <text:s text:c="13"/></text:p>
        <text:p text:style-name="P75"><text:s text:c="9"/>respectively. i.e. if the multiply flag is given the <text:s text:c="18"/></text:p>
        <text:p text:style-name="P75"><text:s text:c="9"/>corresponding theory result is multiplied with the <text:s text:c="20"/></text:p>
        <text:p text:style-name="P75"><text:s text:c="9"/>result from the preceeding theories (sum or product) <text:s text:c="18"/></text:p>
        <text:p text:style-name="P75"><text:s text:c="9"/>instead of beeing added. <text:s text:c="46"/></text:p>
        <text:p text:style-name="P75"><text:s text:c="80"/></text:p>
        <text:p text:style-name="P75">acl <text:s text:c="8"/>&lt;acl&gt; <text:s text:c="62"/></text:p>
        <text:p text:style-name="P75"><text:s text:c="80"/></text:p>
        <text:p text:style-name="P75"><text:s text:c="9"/>theories that were activated before are reactivated with the <text:s text:c="10"/></text:p>
        <text:p text:style-name="P75"><text:s text:c="9"/>parameters as stored in file lastth. this file is rewritten <text:s text:c="11"/></text:p>
        <text:p text:style-name="P75"><text:s text:c="9"/>every times when &lt;al&gt; (list activated theories) is executed <text:s text:c="11"/></text:p>
        <text:p text:style-name="P75"><text:s text:c="9"/>(this takes also place during the fit-procedure). you can edit <text:s text:c="8"/></text:p>
        <text:p text:style-name="P75"><text:s text:c="9"/>file lastth using the &lt;cms&gt; x-command. <text:s text:c="32"/></text:p>
        <text:p text:style-name="P75"><text:s text:c="9"/>typing of multiply (blank separated) behind a theory name <text:s text:c="13"/></text:p>
        <text:p text:style-name="P75"><text:s text:c="9"/>flags this as multiplicative theory, the result of which <text:s text:c="14"/></text:p>
        <text:p text:style-name="P75"><text:s text:c="9"/>is multiplied with the result from the previous theories <text:s text:c="14"/></text:p>
        <text:p text:style-name="P75"><text:soft-page-break/><text:s text:c="9"/>to yield the new (intermediate) result. <text:s text:c="31"/></text:p>
        <text:p text:style-name="P75"><text:s text:c="80"/></text:p>
        <text:p text:style-name="P75"><text:s text:c="9"/>the command sequence al, &lt;edit&gt;, acl is combined in the <text:s text:c="15"/></text:p>
        <text:p text:style-name="P75"><text:s text:c="9"/>cth makro, which thereby provides a tool for easy change <text:s text:c="14"/></text:p>
        <text:p text:style-name="P75"><text:s text:c="9"/>of theory(fit)-parameters. <text:s text:c="44"/></text:p>
        <text:p text:style-name="P75"><text:s text:c="80"/></text:p>
        <text:p text:style-name="P75">al <text:s text:c="9"/>&lt;al&gt; <text:s text:c="63"/></text:p>
        <text:p text:style-name="P75"><text:s text:c="80"/></text:p>
        <text:p text:style-name="P75"><text:s text:c="9"/>all activated theories and their actual parameters are listed. <text:s text:c="8"/></text:p>
        <text:p text:style-name="P75"><text:s text:c="9"/>this command rewrites the file lastth.</text:p>
        <text:p text:style-name="P75"/>
        <text:p text:style-name="P75">chgthpar <text:s text:c="2"/>&lt;chgthpar&gt; theoryname [number] parametername [par new_value] [scale new_value]</text:p>
        <text:p text:style-name="P75"><text:s text:c="9"/></text:p>
        <text:p text:style-name="P75"><text:s text:c="9"/>changes the parameter given by parametername in the specified theory to</text:p>
        <text:p text:style-name="P75"><text:s text:c="9"/>a new value and/or the scale of the parameter.</text:p>
        <text:p text:style-name="P75"><text:s text:c="9"/>par and scale may be specified both or individually.</text:p>
        <text:p text:style-name="P75"><text:s text:c="9"/>If the theoryname is not unique (e.g. the same theory is active several times)</text:p>
        <text:p text:style-name="P75"><text:s text:c="9"/>the optional &lt;number&gt; specifies the (sequence) number of it in the list of</text:p>
        <text:p text:style-name="P75"><text:s text:c="9"/>activated theories. <text:s text:c="34"/></text:p>
        <text:p text:style-name="P75"><text:s text:c="80"/></text:p>
        <text:p text:style-name="P75">label <text:s text:c="6"/>&lt;label&gt; theoryname [which occurence] parametername label <text:s text:c="11"/></text:p>
        <text:p text:style-name="P75"><text:s text:c="80"/></text:p>
        <text:p text:style-name="P75"><text:s text:c="9"/>supplies a theory parameter with a label. the label may contain <text:s text:c="7"/></text:p>
        <text:p text:style-name="P75"><text:s text:c="9"/>up to 4 characters, it may not be a number nor may its first <text:s text:c="10"/></text:p>
        <text:p text:style-name="P75"><text:s text:c="9"/>character be a number. the label may be referenced if linear <text:s text:c="10"/></text:p>
        <text:p text:style-name="P75"><text:s text:c="9"/>couplings of parameters are to be employed during a fit. <text:s text:c="14"/></text:p>
        <text:p text:style-name="P75"><text:s text:c="9"/>see command couple. <text:s text:c="51"/></text:p>
        <text:p text:style-name="P75"><text:s text:c="80"/></text:p>
        <text:p text:style-name="P75">cth <text:s text:c="5"/>&lt;cth&gt; <text:s text:c="65"/></text:p>
        <text:p text:style-name="P75"><text:s text:c="80"/></text:p>
        <text:p text:style-name="P75"><text:s text:c="9"/>is a standard makro to faciliate the changing of theory- <text:s text:c="14"/></text:p>
        <text:p text:style-name="P75"><text:s text:c="9"/>(fit) parameters. it loads the actual parameter set into <text:s text:c="14"/></text:p>
        <text:p text:style-name="P75"><text:s text:c="9"/>the editor, thereby allows for editing and rereads the <text:s text:c="16"/></text:p>
        <text:p text:style-name="P75"><text:s text:c="9"/>(changed) parameters after filing of the editor input. <text:s text:c="16"/></text:p>
        <text:p text:style-name="P75"><text:s text:c="80"/></text:p>
        <text:p text:style-name="P75"><text:s text:c="80"/></text:p>
        <text:p text:style-name="P75">couple <text:s text:c="5"/>&lt;couple&gt; theoryname [which occurence] parametername label <text:s text:c="4"/>factor</text:p>
        <text:p text:style-name="P75"><text:s text:c="80"/></text:p>
        <text:p text:style-name="P75"><text:s text:c="9"/>installs a coupling of a labeled parameter onto a parameter <text:s text:c="11"/></text:p>
        <text:p text:style-name="P75"><text:s text:c="9"/>quoted in this command. labels may be assigned to parameters <text:s text:c="10"/></text:p>
        <text:p text:style-name="P75"><text:s text:c="9"/>by the label command. the whole procedure may also be done <text:s text:c="12"/></text:p>
        <text:p text:style-name="P75"><text:s text:c="9"/>by editing the fitparameter-file. <text:s text:c="37"/></text:p>
        <text:p text:style-name="P75"><text:s text:c="9"/>see command label. <text:s text:c="52"/></text:p>
        <text:p text:style-name="P75"><text:s text:c="80"/></text:p>
        <text:p text:style-name="P75">arit <text:s text:c="7"/>&lt;arit&gt; [normflag] [typ] [sc scan1 [scan2 ...]] [f1 factor1] <text:s text:c="14"/></text:p>
        <text:p text:style-name="P75"><text:s text:c="19"/>[f2 factor2] [to scan] <text:s text:c="36"/></text:p>
        <text:p text:style-name="P75"><text:s text:c="80"/></text:p>
        <text:p text:style-name="P75"><text:s text:c="9"/>this command requires two selected scans; these can be selected <text:s text:c="7"/></text:p>
        <text:p text:style-name="P75"><text:s text:c="9"/>in the command with the sc-parameter.</text:p>
        <text:p text:style-name="P75"><text:s text:c="9"/>If <text:s/>sc <text:s/>is not give arit expects two curves to be selected,</text:p>
        <text:p text:style-name="P75"><text:s text:c="9"/>they are used as source in the seqence they were selected.</text:p>
        <text:p text:style-name="P75"><text:s/></text:p>
        <text:p text:style-name="P75"><text:s text:c="9"/>normflag must have one of <text:s text:c="7"/></text:p>
        <text:p text:style-name="P75"><text:s text:c="9"/>the values 'norm' or 'nonorm' - if not specified, norm is de- <text:s text:c="9"/></text:p>
        <text:p text:style-name="P75"><text:s text:c="9"/>faulted. </text:p>
        <text:p text:style-name="P75"/>
        <text:p text:style-name="P75"><text:soft-page-break/><text:s text:c="9"/>typ <text:s text:c="2"/>may be <text:s text:c="2"/>div <text:s text:c="2"/>or <text:s text:c="3"/>mult <text:s text:c="4"/>(if not give <text:s text:c="2"/>add <text:s/>is assumed) <text:s text:c="60"/></text:p>
        <text:p text:style-name="P75"/>
        <text:p text:style-name="P75"><text:s text:c="9"/>the command performs arithmetic operations with your data: <text:s text:c="12"/></text:p>
        <text:p text:style-name="P75"><text:s text:c="11"/>factor1 * scan1-data <text:s/>+ factor2 * scan2-data is written into <text:s text:c="8"/></text:p>
        <text:p text:style-name="P75"><text:s text:c="9"/>the destination-scan datarecord. if not specified by to, the <text:s text:c="10"/></text:p>
        <text:p text:style-name="P75"><text:s text:c="9"/>destination is defaulted. <text:s text:c="9"/></text:p>
        <text:p text:style-name="P75"><text:s text:c="9"/>the norm-option normalises by the monitor-parameter given in <text:s text:c="10"/></text:p>
        <text:p text:style-name="P75"><text:s text:c="9"/>your data-file. if this parameter is not specified, the program <text:s text:c="7"/></text:p>
        <text:p text:style-name="P75"><text:s text:c="9"/>will give a message. <text:s text:c="10"/></text:p>
        <text:p text:style-name="P75"/>
        <text:p text:style-name="P75"><text:s text:c="9"/>errors are preserved</text:p>
        <text:p text:style-name="P75"><text:s text:c="48"/></text:p>
        <text:p text:style-name="P75"><text:s text:c="80"/></text:p>
        <text:p text:style-name="P75">combine <text:s text:c="4"/>&lt;combine&gt; [sc scan1 [scan2 ...]] [raster xstart dx n] <text:s text:c="14"/></text:p>
        <text:p text:style-name="P75"><text:s text:c="22"/>[to scan] <text:s text:c="48"/></text:p>
        <text:p text:style-name="P75"><text:s text:c="80"/></text:p>
        <text:p text:style-name="P75"><text:s text:c="9"/>this command requires two or more selected scans; <text:s text:c="21"/></text:p>
        <text:p text:style-name="P75"><text:s text:c="9"/>these may be selected in the command with the sc-parameter. <text:s text:c="11"/></text:p>
        <text:p text:style-name="P75"><text:s text:c="9"/>the data are collected on a new scan, which has x-values <text:s text:c="14"/></text:p>
        <text:p text:style-name="P75"><text:s text:c="9"/>that are created by the raster directive. y-values are <text:s text:c="16"/></text:p>
        <text:p text:style-name="P75"><text:s text:c="9"/>generated by interpolation from the input data sets. <text:s text:c="18"/></text:p>
        <text:p text:style-name="P75"><text:s text:c="9"/>if the input data sets are provided with a monitor <text:s text:c="20"/></text:p>
        <text:p text:style-name="P75"><text:s text:c="9"/>parameter, data and monitor values are summed for each <text:s text:c="16"/></text:p>
        <text:p text:style-name="P75"><text:s text:c="9"/>overlapping channel. finally all data are normalized <text:s text:c="18"/></text:p>
        <text:p text:style-name="P75"><text:s text:c="9"/>to the summed monitor values. if no monitor-data are <text:s text:c="18"/></text:p>
        <text:p text:style-name="P75"><text:s text:c="9"/>given, 1 is assumed. errors are evaluated using <text:s text:c="23"/></text:p>
        <text:p text:style-name="P75"><text:s text:c="9"/>the 1/sqrt(n) ansatz. x-points that are not present <text:s text:c="19"/></text:p>
        <text:p text:style-name="P75"><text:s text:c="9"/>in the set of input points are set to zero. <text:s text:c="27"/></text:p>
        <text:p text:style-name="P75"><text:s text:c="80"/></text:p>
        <text:p text:style-name="P75">cs <text:s text:c="9"/>&lt;cs&gt; <text:s text:c="63"/></text:p>
        <text:p text:style-name="P75"><text:s text:c="80"/></text:p>
        <text:p text:style-name="P75"><text:s text:c="9"/>this command clears the list of selected data-records. <text:s text:c="16"/></text:p>
        <text:p text:style-name="P75"><text:s text:c="80"/></text:p>
        <text:p text:style-name="P75">cms <text:s text:c="8"/>&lt;cms&gt; cms-command <text:s text:c="50"/></text:p>
        <text:p text:style-name="P75"><text:s text:c="80"/></text:p>
        <text:p text:style-name="P75"><text:s text:c="9"/>with &lt;cms&gt; it is possible to use most of the cms-commands, <text:s text:c="12"/></text:p>
        <text:p text:style-name="P75"><text:s text:c="9"/>especially the xeditor. when a cms-command is executed, it will <text:s text:c="7"/></text:p>
        <text:p text:style-name="P75"><text:s text:c="9"/>return to the program. <text:s text:c="48"/></text:p>
        <text:p text:style-name="P75"><text:s text:c="80"/></text:p>
        <text:p text:style-name="P75">dac <text:s text:c="8"/>&lt;dac&gt; [number1] [number2 ...] <text:s text:c="38"/></text:p>
        <text:p text:style-name="P75"><text:s text:c="80"/></text:p>
        <text:p text:style-name="P75"><text:s text:c="9"/>the theories are deactivated according to their number of acti- <text:s text:c="7"/></text:p>
        <text:p text:style-name="P75"><text:s text:c="9"/>vation. if you use &lt;dac&gt; without a parameter, all theories are <text:s text:c="8"/></text:p>
        <text:p text:style-name="P75"><text:s text:c="9"/>deactivated. <text:s text:c="58"/></text:p>
        <text:p text:style-name="P75"><text:s text:c="9"/>you can reactivate these theories by &lt;acl&gt;. <text:s text:c="27"/></text:p>
        <text:p text:style-name="P75"><text:s text:c="80"/></text:p>
        <text:p text:style-name="WW-Plain_20_Text">dir <text:s text:c="8"/>&lt;dir&gt; [&lt;clength&gt; value] <text:s text:c="62"/></text:p>
        <text:p text:style-name="WW-Plain_20_Text"><text:s text:c="80"/></text:p>
        <text:p text:style-name="P75"><text:s text:c="9"/>this command shows you all the datarecords presently loaded. it <text:s text:c="7"/></text:p>
        <text:p text:style-name="P75"><text:s text:c="9"/>is recommended to press the pa2-button before executing this <text:s text:c="10"/></text:p>
        <text:p text:style-name="P75"><text:s text:c="9"/>command. </text:p>
        <text:p text:style-name="P75"><text:s text:c="9"/>The optional parameter &lt;clength&gt; followed by a value=1..80 set</text:p>
        <text:p text:style-name="P75"><text:s text:c="9"/>the number of characters of the comment to be displayed. <text:s text:c="62"/></text:p>
        <text:p text:style-name="P75"><text:s text:c="80"/></text:p>
        <text:p text:style-name="P75">dsl <text:s text:c="8"/>&lt;dsl&gt; <text:s text:c="62"/></text:p>
        <text:p text:style-name="P75"><text:s text:c="9"/>lists all selected datarecords. <text:s text:c="39"/></text:p>
        <text:p text:style-name="P75"><text:s text:c="80"/></text:p>
        <text:p text:style-name="P75">edit <text:s text:c="7"/>&lt;edit&gt; [number] [sc scan] <text:s text:c="42"/></text:p>
        <text:p text:style-name="P75"><text:s text:c="80"/></text:p>
        <text:p text:style-name="P75"><text:s text:c="9"/>with &lt;edit&gt; you can change the datarecords that are loaded or <text:s text:c="9"/></text:p>
        <text:p text:style-name="P75"><text:s text:c="9"/>generated by the program. this command will call the xeditor. <text:s text:c="9"/></text:p>
        <text:p text:style-name="P75"><text:soft-page-break/><text:s text:c="9"/>&lt;edit&gt; also gives you the possibility to save these records on <text:s text:c="8"/></text:p>
        <text:p text:style-name="P75"><text:s text:c="9"/>your disk: you only have to specifiy a filename when leaving the <text:s text:c="6"/></text:p>
        <text:p text:style-name="P75"><text:s text:c="9"/>xeditor by file or ffile. if you only type file, your datarecord <text:s text:c="6"/></text:p>
        <text:p text:style-name="P75"><text:s text:c="9"/>is stored in file datbuf and your original file (if existing) <text:s text:c="9"/></text:p>
        <text:p text:style-name="P75"><text:s text:c="9"/>will not be affected. <text:s text:c="49"/></text:p>
        <text:p text:style-name="P75"><text:s text:c="17"/></text:p>
        <text:p text:style-name="P75">clip <text:s text:c="6"/>&lt;clip&gt; [[&lt;from&gt; n1] [&lt;to&gt; n2]] [&lt;last&gt; n] [&lt;errmax&gt; val] [&lt;rel&gt;]</text:p>
        <text:p text:style-name="P75"><text:s text:c="8"/>removes points from n1 to n2 <text:s/>or the last n points or all</text:p>
        <text:p text:style-name="P75"><text:s text:c="8"/>points with error &gt; errmax wit option rel relative error is checked</text:p>
        <text:p text:style-name="P75"/>
        <text:p text:style-name="P75"><text:s text:c="64"/></text:p>
        <text:p text:style-name="P75">save <text:s text:c="7"/>&lt;save&gt; to filename <text:s text:c="15"/>SEE ALSO: msave <text:s text:c="33"/></text:p>
        <text:p text:style-name="P75"><text:s text:c="12"/>&lt;save&gt; dirnum to filename <text:s text:c="42"/></text:p>
        <text:p text:style-name="P75"><text:s text:c="12"/>&lt;save&gt; n name to filename <text:s text:c="42"/></text:p>
        <text:p text:style-name="P75"><text:s text:c="12"/>&lt;save&gt; sc numor to filename <text:s text:c="40"/></text:p>
        <text:p text:style-name="WW-Plain_20_Text"><text:span text:style-name="T11"><text:s text:c="12"/></text:span>&lt;save&gt; <text:s text:c="61"/></text:p>
        <text:p text:style-name="P75"><text:s text:c="9"/>store a datarecord on disk permanently with the name : <text:s text:c="16"/></text:p>
        <text:p text:style-name="P75"><text:s text:c="9"/>file filename a. if no item is specified the first datarecord <text:s text:c="9"/></text:p>
        <text:p text:style-name="P75"><text:s text:c="9"/>in the selection table will be saved. by giving dirnum the <text:s text:c="12"/></text:p>
        <text:p text:style-name="P75"><text:s text:c="9"/>dirnum-th record as shown in the dir-list may be saved. <text:s text:c="15"/></text:p>
        <text:p text:style-name="P75"><text:s text:c="9"/>by specifying n name a file with the internal name &lt;name&gt; will <text:s text:c="8"/></text:p>
        <text:p text:style-name="P75"><text:s text:c="9"/>be save and by sc &lt;numor&gt; a file with the corresponding numor <text:s text:c="9"/></text:p>
        <text:p text:style-name="P75"><text:s text:c="9"/>will be saved. if no destination &lt;filename&gt; is given the data <text:s text:c="9"/></text:p>
        <text:p text:style-name="P75"><text:s text:c="9"/>will be saved onto file lastsave. <text:s text:c="37"/></text:p>
        <text:p text:style-name="P75"/>
        <text:p text:style-name="P75">msave <text:s text:c="5"/>&lt;msave&gt; filename <text:s text:c="49"/></text:p>
        <text:p text:style-name="P75"/>
        <text:p text:style-name="P75"><text:s text:c="9"/>store a datarecords on disk permanently with the name : <text:s text:c="16"/></text:p>
        <text:p text:style-name="P75"><text:s text:c="9"/>file filename a. </text:p>
        <text:p text:style-name="P75"><text:s text:c="9"/>Records that are selected are stored (associated fit</text:p>
        <text:p text:style-name="WW-Plain_20_Text"><text:span text:style-name="T11"><text:s text:c="9"/></text:span>results are also stored).</text:p>
        <text:p text:style-name="WW-Plain_20_Text"><text:s text:c="80"/></text:p>
        <text:p text:style-name="P75">&lt;open&gt; <text:s text:c="5"/>&lt;open&gt; filename parnam1 [no.theo1] parnam2 [no.theo2] <text:s text:c="14"/></text:p>
        <text:p text:style-name="P75"><text:s text:c="9"/>will prepare a file named file &lt;filename&gt; a for output. <text:s text:c="15"/></text:p>
        <text:p text:style-name="P75"><text:s text:c="9"/>this file will be filled with the values of the parameters <text:s text:c="12"/></text:p>
        <text:p text:style-name="P75"><text:s text:c="9"/>with names &lt;parnam1&gt; as x-values and &lt;parnam2&gt; as y-values. <text:s text:c="11"/></text:p>
        <text:p text:style-name="P75"><text:s text:c="9"/>the parameters may be taken from the parameter-block associated <text:s text:c="7"/></text:p>
        <text:p text:style-name="P75"><text:s text:c="9"/>with the currently selected file (1st file of selection list) <text:s text:c="9"/></text:p>
        <text:p text:style-name="P75"><text:s text:c="9"/>or from the parameters associated with the currently activated <text:s text:c="8"/></text:p>
        <text:p text:style-name="P75"><text:s text:c="9"/>theory setting, in the latter case it may be specified <text:s text:c="16"/></text:p>
        <text:p text:style-name="P75"><text:s text:c="9"/>by giving &lt;no.theo&gt; that the parameter is to be taken from <text:s text:c="12"/></text:p>
        <text:p text:style-name="P75"><text:s text:c="9"/>the &lt;no.theo&gt;-th theory that is activated. <text:s text:c="28"/></text:p>
        <text:p text:style-name="P75"><text:s text:c="80"/></text:p>
        <text:p text:style-name="P75">&lt;write&gt; <text:s text:c="5"/>&lt;write&gt; <text:s text:c="59"/></text:p>
        <text:p text:style-name="P75"><text:s text:c="9"/>write one line into the opened parameter file according to the <text:s text:c="8"/></text:p>
        <text:p text:style-name="P75"><text:s text:c="9"/>actual selection and/or theory status. <text:s text:c="32"/></text:p>
        <text:p text:style-name="P75"><text:s text:c="80"/></text:p>
        <text:p text:style-name="WW-Plain_20_Text">&lt;close&gt; <text:s text:c="5"/>&lt;close&gt; <text:s text:c="59"/></text:p>
        <text:p text:style-name="P75"><text:s text:c="9"/>close the open parameter collecting file. <text:s text:c="29"/></text:p>
        <text:p text:style-name="P75"><text:s text:c="80"/></text:p>
        <text:p text:style-name="WW-Plain_20_Text">&lt;fun&gt; <text:s text:c="7"/>&lt;fun&gt; optionx optiony <text:s text:c="45"/></text:p>
        <text:p text:style-name="P75"><text:s text:c="9"/>treat all selected files by applying some functions to the x <text:s text:c="10"/></text:p>
        <text:p text:style-name="P75"><text:s text:c="9"/>and/or y-values. <text:s text:c="54"/></text:p>
        <text:p text:style-name="P75"><text:s text:c="9"/>option : <text:s text:c="2"/>op or np <text:s text:c="2"/>: item <text:s text:c="2"/>---&gt; <text:s/>item <text:s/>or item ---&gt; new item <text:s text:c="6"/></text:p>
        <text:p text:style-name="WW-Plain_20_Text"><text:span text:style-name="T11"><text:s text:c="9"/></text:span>optionx: <text:s text:c="2"/>x <text:s text:c="9"/>: x <text:s text:c="5"/>---&gt; x <text:s text:c="33"/></text:p>
        <text:p text:style-name="WW-Plain_20_Text"><text:s text:c="20"/>log(x) <text:s text:c="4"/>: ln(x) <text:s/>---&gt; x <text:s text:c="33"/></text:p>
        <text:p text:style-name="WW-Plain_20_Text"><text:s text:c="20"/><text:span text:style-name="T11">exp(x) <text:s text:c="4"/>: exp(x) ---&gt; x <text:s text:c="33"/></text:span></text:p>
        <text:p text:style-name="P75"><text:s text:c="20"/>x**2 <text:s text:c="6"/>: x**2 <text:s text:c="2"/>---&gt; x <text:s text:c="33"/></text:p>
        <text:p text:style-name="P75"><text:s text:c="20"/>x* [f1] <text:s text:c="3"/>: x* f1 <text:s/>---&gt; x <text:s text:c="33"/></text:p>
        <text:p text:style-name="P75"><text:s text:c="20"/>x+ [s1] <text:s text:c="3"/>: x+ s1 <text:s/>---&gt; x <text:s text:c="33"/></text:p>
        <text:p text:style-name="P75"><text:s text:c="20"/>sqrt(x) <text:s text:c="3"/>: sqrt(x)---&gt; x</text:p>
        <text:p text:style-name="P75"><text:soft-page-break/><text:s text:c="20"/>rouse <text:s text:c="5"/>: q**2*sqrt(wl4*x) --&gt; x <text:s text:c="2"/>(q from parameter, wl4 from command or parameter)</text:p>
        <text:p text:style-name="P75"><text:s text:c="20"/>zimm <text:s text:c="6"/>: (q**3*kT/(6*pi*eta)*x)**(2/3) --&gt; x (q, temp, eta_solv from parameter)</text:p>
        <text:p text:style-name="P75"><text:s text:c="69"/>(optional eta from command)</text:p>
        <text:p text:style-name="P75"><text:s text:c="9"/>optionx: <text:s text:c="2"/>y <text:s text:c="9"/>: y <text:s text:c="5"/>---&gt; y <text:s text:c="33"/></text:p>
        <text:p text:style-name="P75"><text:s text:c="20"/>log(y) <text:s text:c="4"/>: ln(y) <text:s/>---&gt; y <text:s text:c="33"/></text:p>
        <text:p text:style-name="WW-Plain_20_Text"><text:span text:style-name="T11"><text:s text:c="20"/></text:span>exp(y) <text:s text:c="4"/>: exp(y) ---&gt; y <text:s text:c="33"/></text:p>
        <text:p text:style-name="P75"><text:s text:c="20"/>y**2 <text:s text:c="6"/>: y**2 <text:s text:c="2"/>---&gt; y <text:s text:c="33"/></text:p>
        <text:p text:style-name="P75"><text:s text:c="20"/>y* [f1] <text:s text:c="3"/>: y* f1 <text:s/>---&gt; y <text:s text:c="33"/></text:p>
        <text:p text:style-name="P75"><text:s text:c="20"/>y+ [s1] <text:s text:c="3"/>: y+ s1 <text:s/>---&gt; y <text:s text:c="33"/></text:p>
        <text:p text:style-name="P75"><text:s text:c="20"/>sqrt(y) <text:s text:c="3"/>: sqrt(y)---&gt; y </text:p>
        <text:p text:style-name="P75"><text:s text:c="20"/>deff <text:s text:c="6"/>: y/(x**2) -&gt; y</text:p>
        <text:p text:style-name="P75"/>
        <text:p text:style-name="P75"><text:s text:c="9"/>with appropriate errors</text:p>
        <text:p text:style-name="P75"><text:s text:c="80"/></text:p>
        <text:p text:style-name="P75">funfun <text:s text:c="2"/>x-values and y-values of all selected items are treated <text:s text:c="15"/></text:p>
        <text:p text:style-name="P75"><text:s text:c="9"/>by the formula lines that are given in file formdat a <text:s text:c="17"/></text:p>
        <text:p text:style-name="P75"><text:s text:c="9"/>as first and second line. the lines may not contain <text:s text:c="19"/></text:p>
        <text:p text:style-name="P75"><text:s text:c="9"/>any blanks within the formula. they may be written <text:s text:c="20"/></text:p>
        <text:p text:style-name="P75"><text:s text:c="9"/>as usual formulas, the x-values are to be referred <text:s text:c="20"/></text:p>
        <text:p text:style-name="P75"><text:s text:c="9"/>by xx, the y-values by yy. <text:s text:c="44"/></text:p>
        <text:p text:style-name="P75"><text:s text:c="9"/>exponentiation is indicated by ^ eg. xx^2, xx may <text:s text:c="21"/></text:p>
        <text:p text:style-name="P75"><text:s text:c="9"/>not be negative! <text:s text:c="54"/></text:p>
        <text:p text:style-name="P75"><text:s text:c="9"/>log is ln. <text:s text:c="60"/></text:p>
        <text:p text:style-name="P75"><text:s text:c="9"/>functions available: sin,cos,tan,asin,acos,atan,ln,exp, <text:s text:c="15"/></text:p>
        <text:p text:style-name="P75"><text:s text:c="30"/>sqrt,int,abs <text:s text:c="37"/></text:p>
        <text:p text:style-name="P75"><text:s text:c="9"/>the trig. function operate with rad or degree, which may <text:s text:c="14"/></text:p>
        <text:p text:style-name="P75"><text:s text:c="9"/>be switched by the setrad or setdeg command. <text:s text:c="26"/></text:p>
        <text:p text:style-name="P75"><text:s text:c="9"/>the output may be reduced by iout -5 . <text:s text:c="32"/></text:p>
        <text:p text:style-name="P75"><text:s text:c="80"/></text:p>
        <text:p text:style-name="P75">fit <text:s text:c="8"/>&lt;fit&gt; [sc scan1 [scan2 ...]] <text:s text:c="39"/></text:p>
        <text:p text:style-name="P75"><text:s text:c="18"/>[x1 startvalue] [x2 endvalue] <text:s text:c="2"/>.. and other thc opts. <text:s text:c="7"/></text:p>
        <text:p text:style-name="P75"><text:s text:c="18"/>[auto] <text:s text:c="55"/></text:p>
        <text:p text:style-name="P75"><text:s text:c="18"/>[maxit max._number_of_iterations] <text:s text:c="28"/></text:p>
        <text:p text:style-name="P75"><text:s text:c="18"/>[ngood est_no. of valid digits in the theory] <text:s text:c="16"/></text:p>
        <text:p text:style-name="P75"><text:s text:c="18"/>[maxstep max._step_between_to_values] <text:s text:c="24"/></text:p>
        <text:p text:style-name="P75"><text:s text:c="18"/>[trustreg trustregion] <text:s text:c="39"/></text:p>
        <text:p text:style-name="P75"><text:s text:c="18"/>[maxfn max_fun_calls]</text:p>
        <text:p text:style-name="P75"><text:s text:c="18"/>[relerr]</text:p>
        <text:p text:style-name="P75"><text:s text:c="18"/>[abserr] <text:s text:c="3"/>(default)</text:p>
        <text:p text:style-name="P75"><text:s text:c="18"/>[wrtfit]</text:p>
        <text:p text:style-name="P75"><text:s text:c="18"/>[nowrtfit] <text:s/>(default) <text:s text:c="39"/></text:p>
        <text:p text:style-name="P75"><text:s text:c="18"/>[errors] </text:p>
        <text:p text:style-name="P75"><text:s text:c="18"/>[map mgrid] [div <text:s/>ndiv] <text:s/>go <text:s text:c="51"/></text:p>
        <text:p text:style-name="P75"><text:s text:c="18"/>[go] <text:s text:c="57"/></text:p>
        <text:p text:style-name="P75"><text:s text:c="80"/></text:p>
        <text:p text:style-name="P75"><text:s text:c="9"/>with the &lt;fit&gt;-command the parameters of the activated theories <text:s text:c="7"/></text:p>
        <text:p text:style-name="P75"><text:s text:c="9"/>are fitted to your selected data (more than one data-record may <text:s text:c="7"/></text:p>
        <text:p text:style-name="P75"><text:s text:c="9"/>be selected !) <text:s text:c="56"/></text:p>
        <text:p text:style-name="P75"><text:s text:c="9"/>x1 specifies the lower x-value of the fit-intervall, x2 the <text:s text:c="11"/></text:p>
        <text:p text:style-name="WW-Plain_20_Text"><text:span text:style-name="T11"><text:s text:c="9"/></text:span>upper value. <text:s text:c="58"/></text:p>
        <text:p text:style-name="P75"><text:s text:c="9"/>if auto is given x1 and x2 values are ignored and all data are <text:s text:c="8"/></text:p>
        <text:p text:style-name="P75"><text:s text:c="9"/>respected in the fit. the next time x1 or x2 is given again <text:s text:c="11"/></text:p>
        <text:p text:style-name="P75"><text:s text:c="9"/>a corresponding limit is again established. <text:s text:c="27"/></text:p>
        <text:p text:style-name="P75"><text:s text:c="9"/>with maxfn you can set the maximum number of function calls that <text:s text:c="6"/></text:p>
        <text:p text:style-name="P75"><text:s text:c="9"/>take place during the fit-procedure. <text:s text:c="34"/></text:p>
        <text:p text:style-name="P75"><text:s text:c="80"/></text:p>
        <text:p text:style-name="P75"><text:s text:c="9"/>the (volatile) errors option causes the computation of <text:s text:c="16"/></text:p>
        <text:p text:style-name="P75"><text:s text:c="9"/>statictical errors for the fit-parameters, provided <text:s text:c="19"/></text:p>
        <text:p text:style-name="P75"><text:s text:c="9"/>errors for the data are given. the errors option must <text:s text:c="17"/></text:p>
        <text:p text:style-name="P75"><text:soft-page-break/><text:s text:c="9"/>be combined with the go option. <text:s text:c="39"/></text:p>
        <text:p text:style-name="P75"><text:s text:c="80"/></text:p>
        <text:p text:style-name="P75"><text:s text:c="9"/>the go-option must be explicitely stated every time the &lt;fit&gt;- <text:s text:c="8"/></text:p>
        <text:p text:style-name="P75"><text:s text:c="9"/>command is used. if not given, &lt;fit&gt; will only find the para- <text:s text:c="9"/></text:p>
        <text:p text:style-name="P75"><text:s text:c="9"/>meters for the activated theory. the curve-fitting can then be <text:s text:c="8"/></text:p>
        <text:p text:style-name="P75"><text:s text:c="9"/>done by once more typing &lt;fit&gt; without any parameters. <text:s text:c="16"/></text:p>
        <text:p text:style-name="P75"><text:s text:c="80"/></text:p>
        <text:p text:style-name="P75"><text:s text:c="9"/>convolution with a resolution function may be performed. <text:s text:c="14"/></text:p>
        <text:p text:style-name="WW-Plain_20_Text"><text:span text:style-name="T11"><text:s text:c="9"/></text:span>for details see thc ! <text:s text:c="49"/></text:p>
        <text:p text:style-name="WW-Plain_20_Text"/>
        <text:p text:style-name="P75"><text:s text:c="9"/>fit and thc <text:s/>add a number of paramters to the resulting curve buffers</text:p>
        <text:p text:style-name="P75"><text:s text:c="9"/>these may be addressed in other functions or viewed in the plot.</text:p>
        <text:p text:style-name="P75"><text:s text:c="9"/>These parameters describe the theory parameters and errors. </text:p>
        <text:p text:style-name="P75"><text:s text:c="9"/>In the moment we are still restricted to 8 characters for the </text:p>
        <text:p text:style-name="P75"><text:s text:c="9"/>names therefore the theory parameters are coded as follows:</text:p>
        <text:p text:style-name="P75"/>
        <text:p text:style-name="P75"><text:s text:c="9"/>first 2 characters <text:s text:c="2"/>= <text:s/>first two charactres of theory name</text:p>
        <text:p text:style-name="P75"><text:s text:c="9"/>3rd <text:s text:c="4"/>character <text:s text:c="3"/>= <text:s/>one digit (1..9) telling the number of the </text:p>
        <text:p text:style-name="P75"><text:s text:c="33"/>theory in the activation list.</text:p>
        <text:p text:style-name="P75"><text:s text:c="9"/>4..8 <text:s text:c="3"/>character <text:s text:c="3"/>= <text:s/>1..5 charcter of the th-parameter name</text:p>
        <text:p text:style-name="P75"/>
        <text:p text:style-name="P75"><text:s text:c="9"/>the corresponding errors are build by puuting 'e' in front of the</text:p>
        <text:p text:style-name="P75"><text:s text:c="9"/>coded parameter name and truncating the result to 8 chars.</text:p>
        <text:p text:style-name="P75"/>
        <text:p text:style-name="P75"/>
        <text:p text:style-name="P75"><text:s text:c="9"/>See --&gt; plot noparplo <text:s text:c="2"/>to get a plot with a noncrowded parameter part</text:p>
        <text:p text:style-name="P75"><text:s text:c="9"/></text:p>
        <text:p text:style-name="P75"><text:s text:c="9"/>those parameters may be used in expressions.</text:p>
        <text:p text:style-name="P75"/>
        <text:p text:style-name="P75"><text:s text:c="9"/>OPTION: map</text:p>
        <text:p text:style-name="P75"><text:s text:c="9"/>-----------</text:p>
        <text:p text:style-name="P75"><text:s text:c="9"/>if <text:s/>--&gt; fit map <text:s/>writes files map.xy and map.ssq that contain</text:p>
        <text:p text:style-name="P75"><text:s text:c="9"/>the landscape of ssq vs paramateters (max. no of free pars.=3)</text:p>
        <text:p text:style-name="P75"><text:s text:c="9"/>The parameters varied are those with nonzero fitscale.</text:p>
        <text:p text:style-name="P75"><text:s text:c="9"/>The stepwidth used is <text:s/>fitscale/div <text:s/>(div may be given as parameter</text:p>
        <text:p text:style-name="P75"><text:s text:c="9"/>in the command line, default is 20).</text:p>
        <text:p text:style-name="P75"><text:s text:c="9"/>Map must be followed by the number of grid points in each direction.</text:p>
        <text:p text:style-name="P75"><text:s text:c="9"/>Use ssq.gli to display the resulting files (2D).</text:p>
        <text:p text:style-name="P75"><text:s text:c="9"/>If map is given NO fitting will be performed !</text:p>
        <text:p text:style-name="P75"><text:s text:c="9"/>The commandline must be finished by the parameter: go</text:p>
        <text:p text:style-name="P75"/>
        <text:p text:style-name="P75"><text:s text:c="88"/></text:p>
        <text:p text:style-name="P75">yfitform enter a formula that may be used as fitting function by <text:s text:c="15"/></text:p>
        <text:p text:style-name="P75"><text:s text:c="9"/>invoking eval as theory. the formula is entered as <text:s text:c="20"/></text:p>
        <text:p text:style-name="P75"><text:s text:c="9"/>a pseudo-resline after a ; <text:s text:c="44"/></text:p>
        <text:p text:style-name="P75"><text:s text:c="9"/>yfitform <text:s/>;p(1)+xx*p(2)+xx*xx*p(3) <text:s text:c="36"/></text:p>
        <text:p text:style-name="P75"><text:s text:c="9"/>where xx is the independent variable and p(i) are the <text:s text:c="17"/></text:p>
        <text:p text:style-name="P75"><text:s text:c="9"/>parameters as given with eval. <text:s text:c="40"/></text:p>
        <text:p text:style-name="P75"><text:s text:c="9"/>! this type of function evaluation is quite inefficient ! <text:s text:c="13"/></text:p>
        <text:p text:style-name="P75"><text:s text:c="9"/>however it may be used for a quick check of simple ideas <text:s text:c="14"/></text:p>
        <text:p text:style-name="P75"><text:s text:c="9"/>without changing the program code. <text:s text:c="36"/></text:p>
        <text:p text:style-name="P75"><text:s text:c="80"/></text:p>
        <text:p text:style-name="P75">help <text:s text:c="4"/>with the &lt;help&gt;-command you get these information or, if you use <text:s text:c="6"/></text:p>
        <text:p text:style-name="P75"><text:s text:c="9"/>&lt;help&gt; &lt;command&gt;, you will get specific information about one <text:s text:c="9"/></text:p>
        <text:p text:style-name="P75"><text:s text:c="9"/>datreat-command. <text:s text:c="54"/></text:p>
        <text:p text:style-name="P75"><text:s text:c="80"/></text:p>
        <text:p text:style-name="P75">in <text:s text:c="9"/>&lt;in&gt; filename <text:s text:c="54"/></text:p>
        <text:p text:style-name="P75"><text:s text:c="80"/></text:p>
        <text:p text:style-name="P75"><text:soft-page-break/><text:s text:c="9"/>this command allows you to read a datarecord from disk. the data <text:s text:c="6"/></text:p>
        <text:p text:style-name="P75"><text:s text:c="9"/>must be stored in the following format: <text:s text:c="31"/></text:p>
        <text:p text:style-name="P75"><text:s text:c="9"/>(the uppercaes words are keywords !) <text:s text:c="34"/></text:p>
        <text:p text:style-name="P75"><text:s text:c="9"/>line <text:s/>1: arbitrary comments <text:s text:c="43"/></text:p>
        <text:p text:style-name="P75"><text:s text:c="9"/>line <text:s/>2: filename <text:s/>y-label <text:s/>vs <text:s/>x-label <text:s text:c="3"/>scancode <text:s text:c="19"/></text:p>
        <text:p text:style-name="WW-Plain_20_Text"><text:span text:style-name="T11"><text:s text:c="9"/></text:span>line <text:s/>3: <text:s text:c="31"/>{must be empty !} <text:s text:c="13"/></text:p>
        <text:p text:style-name="P75"><text:s text:c="9"/>line <text:s/>4: parameters <text:s text:c="51"/></text:p>
        <text:p text:style-name="P75"><text:s text:c="9"/>line <text:s/>5: par1 <text:s/>value1 <text:s text:c="49"/></text:p>
        <text:p text:style-name="P75"><text:s text:c="10"/>. <text:s text:c="68"/></text:p>
        <text:p text:style-name="P75"><text:s text:c="10"/>. <text:s text:c="68"/></text:p>
        <text:p text:style-name="P75"><text:s text:c="9"/>line <text:s/>x: parxy valuexy <text:s/>{10 is the maximum number of parameters} <text:s text:c="6"/></text:p>
        <text:p text:style-name="P75"><text:s text:c="7"/>{let's call it line 10} <text:s text:c="49"/></text:p>
        <text:p text:style-name="P75"><text:s text:c="9"/>line 11: <text:s text:c="31"/>{must be empty !} <text:s text:c="13"/></text:p>
        <text:p text:style-name="P75"><text:s text:c="9"/>line 12: values <text:s text:c="55"/></text:p>
        <text:p text:style-name="P75"><text:s text:c="9"/>line 13ff.: [x] <text:s text:c="2"/>x-value <text:s/>[y] <text:s text:c="2"/>y-value <text:s text:c="2"/>[e] error <text:s text:c="18"/></text:p>
        <text:p text:style-name="P75"><text:s text:c="13"/>or <text:s text:c="5"/>x <text:s text:c="2"/>x-value1 x-value2 x-value3 ... <text:s text:c="24"/></text:p>
        <text:p text:style-name="P75"><text:s text:c="21"/>y <text:s text:c="2"/>y-value1 y-value2 y-value3 ... <text:s text:c="24"/></text:p>
        <text:p text:style-name="P75"><text:s text:c="21"/>e <text:s text:c="2"/>error1 <text:s text:c="2"/>error2 <text:s text:c="2"/>error3 ..... <text:s text:c="24"/></text:p>
        <text:p text:style-name="P75"><text:s text:c="7"/>{always one line x-values and one line y-values !} <text:s text:c="22"/></text:p>
        <text:p text:style-name="P75"><text:s text:c="9"/>line <text:s/>y: <text:s text:c="31"/>{must be empty !} <text:s text:c="13"/></text:p>
        <text:p text:style-name="P75"><text:s text:c="9"/>line y+1: #eod <text:s text:c="56"/></text:p>
        <text:p text:style-name="P75"><text:s text:c="80"/></text:p>
        <text:p text:style-name="P75"><text:s text:c="9"/>there are two files that can be linked to your data by the <text:s text:c="12"/></text:p>
        <text:p text:style-name="P75"><text:s text:c="9"/>get-command of the xeditor: file kopf must be linked to the <text:s text:c="11"/></text:p>
        <text:p text:style-name="P75"><text:s text:c="9"/>beginning of your data and provides the header, file eod gives <text:s text:c="8"/></text:p>
        <text:p text:style-name="P75"><text:s text:c="9"/>an empty line and the #eod-keyword. <text:s text:c="35"/></text:p>
        <text:p text:style-name="P75"><text:s text:c="80"/></text:p>
        <text:p text:style-name="P75">invers <text:s text:c="5"/>&lt;invers&gt; <text:s/>[bkgr background] <text:s text:c="40"/></text:p>
        <text:p text:style-name="P75"><text:s text:c="80"/></text:p>
        <text:p text:style-name="P75"><text:s text:c="9"/>this command converts the first selected datarecord to <text:s text:c="16"/></text:p>
        <text:p text:style-name="P75"><text:s text:c="9"/>i-1 vs q**2 - format. the original data must be i vs q. <text:s text:c="15"/></text:p>
        <text:p text:style-name="P75"><text:s text:c="80"/></text:p>
        <text:p text:style-name="P75"><text:s text:c="9"/>with bkgr you can subtract a constant background-level <text:s text:c="16"/></text:p>
        <text:p text:style-name="WW-Plain_20_Text"><text:span text:style-name="T11"><text:s text:c="9"/></text:span>before inverting. <text:s text:c="53"/></text:p>
        <text:p text:style-name="WW-Plain_20_Text"><text:s text:c="80"/></text:p>
        <text:p text:style-name="P75">iout <text:s text:c="7"/>&lt;iout&gt; <text:s/>[number] <text:s text:c="51"/></text:p>
        <text:p text:style-name="P75"><text:s text:c="80"/></text:p>
        <text:p text:style-name="P75"><text:s text:c="9"/>with &lt;iout&gt; you can set your output-level. <text:s text:c="28"/></text:p>
        <text:p text:style-name="P75"><text:s text:c="80"/></text:p>
        <text:p text:style-name="P75">m <text:s text:c="10"/>&lt;m&gt; est_mid x1 x2 <text:s text:c="50"/></text:p>
        <text:p text:style-name="P75"><text:s text:c="80"/></text:p>
        <text:p text:style-name="P75"><text:s text:c="9"/>the &lt;m&gt;-command generates a mirror-image of a selected data- <text:s text:c="10"/></text:p>
        <text:p text:style-name="P75"><text:s text:c="9"/>record (it must be selected before !). <text:s text:c="32"/></text:p>
        <text:p text:style-name="P75"><text:s text:c="9"/>in est_mid you estimate the center-x. <text:s text:c="33"/></text:p>
        <text:p text:style-name="P75"><text:s text:c="9"/>with x1 and x2 you specifiy the range that shall be used to <text:s text:c="11"/></text:p>
        <text:p text:style-name="P75"><text:s text:c="9"/>determine the center. <text:s text:c="49"/></text:p>
        <text:p text:style-name="P75"><text:s text:c="80"/></text:p>
        <text:p text:style-name="P75">numorplos <text:s text:c="2"/>&lt;numorpls&gt; offset <text:s text:c="50"/></text:p>
        <text:p text:style-name="P75"><text:s text:c="80"/></text:p>
        <text:p text:style-name="P75"><text:s text:c="9"/>this command should only be used in the beginning of a session, <text:s text:c="7"/></text:p>
        <text:p text:style-name="P75"><text:s text:c="9"/>it sets the offset, that is added to the scan-code, when any <text:s text:c="10"/></text:p>
        <text:p text:style-name="P75"><text:s text:c="9"/>operation is performed by the program. <text:s text:c="32"/></text:p>
        <text:p text:style-name="P75"><text:s text:c="9"/>the default-value is 10000. this means, that usually you can <text:s text:c="10"/></text:p>
        <text:p text:style-name="P75"><text:s text:c="9"/>identify your data as follows: <text:s text:c="40"/></text:p>
        <text:p text:style-name="P75"><text:s text:c="15"/>00xxx : <text:s/>raw-data <text:s text:c="7"/>i(ntensity) vs kanal <text:s text:c="19"/></text:p>
        <text:p text:style-name="P75"><text:s text:c="15"/>10xxx : <text:s/>mirror-data <text:s text:c="4"/>dto. <text:s text:c="13"/>{see &lt;m&gt;} <text:s text:c="12"/></text:p>
        <text:p text:style-name="P75"><text:s text:c="15"/>20xxx : <text:s/>symmetric-data <text:s/>sym-i vs kanal <text:s text:c="3"/>{see &lt;sym&gt;} <text:s text:c="10"/></text:p>
        <text:p text:style-name="P75"><text:s text:c="15"/>30xxx : <text:s/>converted-data <text:s/>i vs q <text:s text:c="11"/>{see &lt;qc&gt;} <text:s text:c="11"/></text:p>
        <text:p text:style-name="P75"><text:s text:c="15"/>40xxx : <text:s/>"inverted"-data i-1 vs q**2 <text:s text:c="6"/>{see &lt;invers&gt;} <text:s text:c="7"/></text:p>
        <text:p text:style-name="P75"><text:s text:c="14"/>-xxxxx : <text:s/>fit-curve <text:s text:c="24"/>{see &lt;fit&gt;} <text:s text:c="10"/></text:p>
        <text:p text:style-name="P75"><text:s text:c="80"/></text:p>
        <text:p text:style-name="P75"><text:s text:c="9"/>to keap your head clear of garbage, you should use the cycle- <text:s text:c="9"/></text:p>
        <text:p text:style-name="P75"><text:soft-page-break/><text:s text:c="9"/>numbers of your experiment as scan-numbers. to distinguish <text:s text:c="12"/></text:p>
        <text:p text:style-name="P75"><text:s text:c="9"/>"horizontal"-data from "vertical"-data use 1xxx for horizontal <text:s text:c="8"/></text:p>
        <text:p text:style-name="P75"><text:s text:c="9"/>and 0xxx for vertical data. if this definition becomes popular, <text:s text:c="7"/></text:p>
        <text:p text:style-name="P75"><text:s text:c="9"/>it will be easier to exchange data with other users. <text:s text:c="18"/></text:p>
        <text:p text:style-name="P75"><text:s text:c="80"/></text:p>
        <text:p text:style-name="P75">p <text:s text:c="10"/>&lt;p&gt; [sc scan1 [scan2 ...]] <text:s text:c="41"/></text:p>
        <text:p text:style-name="WW-Plain_20_Text"><text:span text:style-name="T11"><text:s text:c="15"/></text:span>*[fsc fitscan1 [fitscan2 ...]]* <text:s text:c="33"/></text:p>
        <text:p text:style-name="P75"><text:s text:c="16"/>[xmin minimum_x_value] <text:s text:c="41"/></text:p>
        <text:p text:style-name="P75"><text:s text:c="16"/>[xmax maximum_x_value] <text:s text:c="41"/></text:p>
        <text:p text:style-name="P75"><text:s text:c="16"/>[ymin min_y] [ymax max_y] <text:s text:c="38"/></text:p>
        <text:p text:style-name="P75"><text:s text:c="16"/>[framx length_of_x_axes] [framy length_of_y_axes] <text:s text:c="14"/></text:p>
        <text:p text:style-name="P75"><text:s text:c="16"/>[frlux beginning_of_x_axes] [frluy beg_of_y_axes] <text:s text:c="14"/></text:p>
        <text:p text:style-name="P75"><text:s text:c="16"/>[symb symbol1 [symbol2 ...]] <text:s text:c="35"/></text:p>
        <text:p text:style-name="P75"><text:s text:c="16"/>[icolo color1 [color2 ...]] <text:s text:c="36"/></text:p>
        <text:p text:style-name="WW-Plain_20_Text"><text:span text:style-name="T11"><text:s text:c="16"/></text:span>[o... option-specifier] <text:s text:c="40"/></text:p>
        <text:p text:style-name="P75"><text:s text:c="16"/>[fitflag] <text:s text:c="54"/></text:p>
        <text:p text:style-name="P75"><text:s text:c="16"/>[textflag] <text:s text:c="53"/></text:p>
        <text:p text:style-name="P75"><text:s text:c="16"/>[show_parameter_flag] <text:s text:c="42"/></text:p>
        <text:p text:style-name="P75"><text:s text:c="16"/>[txsize textsize] <text:s text:c="46"/></text:p>
        <text:p text:style-name="WW-Plain_20_Text"><text:span text:style-name="T11"><text:s text:c="16"/></text:span>[font fontnumber] <text:s text:c="46"/></text:p>
        <text:p text:style-name="WW-Plain_20_Text"><text:s text:c="16"/>[legsize legend_size] <text:s text:c="42"/></text:p>
        <text:p text:style-name="WW-Plain_20_Text"><text:s text:c="16"/><text:span text:style-name="T11">[legx relative_x_position_of_legend] <text:s text:c="27"/></text:span></text:p>
        <text:p text:style-name="P75"><text:s text:c="16"/>[legy rel_y_pos_of_legend] <text:s text:c="37"/></text:p>
        <text:p text:style-name="P75"><text:s text:c="16"/>[errplo / noerrplo]</text:p>
        <text:p text:style-name="P75"><text:s text:c="16"/>[parplo / noparplo]</text:p>
        <text:p text:style-name="P75"><text:s text:c="16"/>[log_x <text:s/>/ lin_x]</text:p>
        <text:p text:style-name="P75"><text:s text:c="16"/>[log_y <text:s/>/ lin_y] <text:s text:c="45"/></text:p>
        <text:p text:style-name="P75"><text:s text:c="80"/></text:p>
        <text:p text:style-name="P75"><text:s text:c="9"/>the &lt;plot&gt;-command is one of the most powerful commands of this <text:s text:c="7"/></text:p>
        <text:p text:style-name="P75"><text:s text:c="9"/>program. once you know how to use the parameters, you can do <text:s text:c="10"/></text:p>
        <text:p text:style-name="P75"><text:s text:c="9"/>nearly every plot you like. after execution you are asked, <text:s text:c="12"/></text:p>
        <text:p text:style-name="P75"><text:s text:c="9"/>whether you want to print the plot elsewhere. <text:s text:c="25"/></text:p>
        <text:p text:style-name="P75"><text:s text:c="80"/></text:p>
        <text:p text:style-name="P75"><text:s text:c="9"/>with sc you can select certain data-records as usually. <text:s text:c="15"/></text:p>
        <text:p text:style-name="P75"><text:s text:c="80"/></text:p>
        <text:p text:style-name="P75"><text:s text:c="9"/>fsc may be used to select several fit-curves. if you performed <text:s text:c="8"/></text:p>
        <text:p text:style-name="P75"><text:s text:c="9"/>a fitting, this fit is automatically selected. after selecting <text:s text:c="8"/></text:p>
        <text:p text:style-name="P75"><text:s text:c="9"/>other curves by sc or a &lt;sel&gt;-command, you have to specify the <text:s text:c="8"/></text:p>
        <text:p text:style-name="P75"><text:s text:c="9"/>fit-curves that shall be plotted. this is especially useful, <text:s text:c="10"/></text:p>
        <text:p text:style-name="P75"><text:s text:c="9"/>when you want to have different fits for different intervals. <text:s text:c="9"/></text:p>
        <text:p text:style-name="P75"><text:s text:c="9"/>attention: you must give the corresponding positive scan-number <text:s text:c="7"/></text:p>
        <text:p text:style-name="P75"><text:s text:c="9"/>to select a fit! this allows it to select fit-curves automati- <text:s text:c="8"/></text:p>
        <text:p text:style-name="P75"><text:s text:c="9"/>cally in a makro. <text:s text:c="53"/></text:p>
        <text:p text:style-name="P75"><text:s text:c="80"/></text:p>
        <text:p text:style-name="P75"><text:s text:c="9"/>choose the borders of your plot with xmin, xmax, ymin and ymax. <text:s text:c="7"/></text:p>
        <text:p text:style-name="P75"><text:s text:c="9"/>the frxxx-parameters can be used to size and locate your plot. <text:s text:c="8"/></text:p>
        <text:p text:style-name="P75"><text:s text:c="9"/>symb chooses the symbols that are used to represent a data-point <text:s text:c="6"/></text:p>
        <text:p text:style-name="P75"><text:s text:c="9"/>in the plot. the first number will be used for the first selec- <text:s text:c="7"/></text:p>
        <text:p text:style-name="P75"><text:s text:c="9"/>ted item, the second for the second, ... . for detailed infor- <text:s text:c="8"/></text:p>
        <text:p text:style-name="P75"><text:s text:c="9"/>mation see the gr-software-handbook or (if you read a print of <text:s text:c="8"/></text:p>
        <text:p text:style-name="P75"><text:s text:c="9"/>this guide to datreat) the appendix. <text:s text:c="34"/></text:p>
        <text:p text:style-name="P75"><text:s text:c="9"/>icolo chooses the colors for your plot. only selected data- <text:s text:c="11"/></text:p>
        <text:p text:style-name="P75"><text:s text:c="9"/>records can be colored. the codes are: <text:s text:c="32"/></text:p>
        <text:p text:style-name="P75"><text:s text:c="16"/>0 <text:s/>black <text:s/>(default for all curves) <text:s text:c="29"/></text:p>
        <text:p text:style-name="P75"><text:s text:c="16"/>1 <text:s/>red <text:s text:c="57"/></text:p>
        <text:p text:style-name="P75"><text:s text:c="16"/>2 <text:s/>blue <text:s text:c="56"/></text:p>
        <text:p text:style-name="P75"><text:s text:c="16"/>3 <text:s/>green <text:s text:c="55"/></text:p>
        <text:p text:style-name="P75"><text:s text:c="16"/>4 <text:s/>purple <text:s text:c="54"/></text:p>
        <text:p text:style-name="P75"><text:s text:c="16"/>5 <text:s/>yellow <text:s text:c="54"/></text:p>
        <text:p text:style-name="P75"><text:s text:c="16"/>6 <text:s/>zyan. <text:s text:c="55"/></text:p>
        <text:p text:style-name="P75"><text:s text:c="9"/>o... specifies the options for your axes. for detailed informa- <text:s text:c="7"/></text:p>
        <text:p text:style-name="P75"><text:s text:c="9"/>tion see the gr-software-handbook (graxs-subprogram). the format <text:s text:c="6"/></text:p>
        <text:p text:style-name="P75"><text:soft-page-break/><text:s text:c="9"/>is (example): ox x=1 <text:s text:c="2"/>{shows x-axes below your graph}. <text:s text:c="15"/></text:p>
        <text:p text:style-name="P75"><text:s text:c="9"/>{2 puts the axes above and 3 on both sides. -1/-2/-3 shows a <text:s text:c="10"/></text:p>
        <text:p text:style-name="P75"><text:s text:c="9"/>grid} <text:s text:c="65"/></text:p>
        <text:p text:style-name="P75"><text:s text:c="9"/>fitflag can be fits or nofits and says if fit-curves are to be <text:s text:c="8"/></text:p>
        <text:p text:style-name="P75"><text:s text:c="9"/>presented. <text:s text:c="60"/></text:p>
        <text:p text:style-name="P75"><text:s text:c="9"/>textflag is text or notext and is used to show title and legend <text:s text:c="7"/></text:p>
        <text:p text:style-name="P75"><text:s text:c="9"/>or not. <text:s text:c="63"/></text:p>
        <text:p text:style-name="P75"><text:s text:c="9"/>show_parameter_flag is parplo or noparplo and determines whether <text:s text:c="6"/></text:p>
        <text:p text:style-name="P75"><text:s text:c="9"/>(when text is set) all parameters are shown or only the legend. <text:s text:c="7"/></text:p>
        <text:p text:style-name="P75"><text:s text:c="9"/>txsize determines the size of the text on the axes and the <text:s text:c="12"/></text:p>
        <text:p text:style-name="P75"><text:s text:c="9"/>title. <text:s text:c="64"/></text:p>
        <text:p text:style-name="P75"><text:s text:c="9"/>with font you can choose a graphic font. detailed information is <text:s text:c="6"/></text:p>
        <text:p text:style-name="P75"><text:s text:c="9"/>again given in the gr-software-handbook or in the appendix. <text:s text:c="11"/></text:p>
        <text:p text:style-name="P75"><text:s text:c="9"/>legsize sets the size in which the legend-text and parameters <text:s text:c="9"/></text:p>
        <text:p text:style-name="P75"><text:s text:c="9"/>are plotted. <text:s text:c="58"/></text:p>
        <text:p text:style-name="P75"><text:s text:c="9"/>legx and legy can be used to move the legend elsewhere, when <text:s text:c="10"/></text:p>
        <text:p text:style-name="P75"><text:s text:c="9"/>it would cover your data (or if you prefer a different place). <text:s text:c="8"/></text:p>
        <text:p text:style-name="P75"><text:s text:c="80"/></text:p>
        <text:p text:style-name="P75"><text:s text:c="9"/>{if you want to set plot-parameters only, use &lt;plot0&gt;} <text:s text:c="16"/></text:p>
        <text:p text:style-name="P75"><text:s text:c="9"/>errplo / noerrplo activates/desactivates plotting of <text:s text:c="18"/></text:p>
        <text:p text:style-name="P75"><text:s text:c="9"/>errorbars <text:s text:c="13"/></text:p>
        <text:p text:style-name="P75"/>
        <text:p text:style-name="P75"><text:s text:c="9"/>parplo / noparplo <text:s/>may be use to switch (on/off) the writing</text:p>
        <text:p text:style-name="P75"><text:s text:c="9"/>of the parameters associated to each file at the right border</text:p>
        <text:p text:style-name="P75"><text:s text:c="9"/>of the plot. If noparplo is in effect one may select a number</text:p>
        <text:p text:style-name="P75"><text:s text:c="9"/>of parameters that is plotted anyway by specifying the name</text:p>
        <text:p text:style-name="P75"><text:s text:c="9"/>of those parameters in the plot command (volatile).</text:p>
        <text:p text:style-name="P75"/>
        <text:p text:style-name="WW-Plain_20_Text"><text:span text:style-name="T11"><text:s text:c="9"/>log_x, log_y <text:s/>yields log-scaling of the x/y-axes. </text:span>Use </text:p>
        <text:p text:style-name="P75"><text:s text:c="9"/>lin_x, lin_y <text:s/>to go back to linear scaling. <text:s text:c="47"/></text:p>
        <text:p text:style-name="P75"><text:s text:c="80"/></text:p>
        <text:p text:style-name="P75">p0 <text:s text:c="9"/>&lt;p0&gt; <text:s/>[... <text:s/>see p(lot) ... ] <text:s text:c="39"/></text:p>
        <text:p text:style-name="P75"><text:s text:c="80"/></text:p>
        <text:p text:style-name="P75"><text:s text:c="9"/>&lt;plot0&gt; sets parameters for following plots, but does not plot <text:s text:c="8"/></text:p>
        <text:p text:style-name="P75"><text:s text:c="9"/>anything. this command is especially useful for defining an <text:s text:c="11"/></text:p>
        <text:p text:style-name="P75"><text:s text:c="9"/>initial setting according to your taste. the parameters are <text:s text:c="11"/></text:p>
        <text:p text:style-name="P75"><text:s text:c="9"/>described in &lt;p(lot)&gt;. <text:s text:c="48"/></text:p>
        <text:p text:style-name="P75"><text:s text:c="80"/></text:p>
        <text:p text:style-name="P75">purge <text:s text:c="6"/>&lt;purge&gt; [dir#1 [dir#2 ...]] | [all] <text:s text:c="32"/></text:p>
        <text:p text:style-name="P75"><text:s text:c="80"/></text:p>
        <text:p text:style-name="P75"><text:s text:c="9"/>this command is used to delete datarecords from your directory. <text:s text:c="7"/></text:p>
        <text:p text:style-name="P75"><text:s text:c="9"/>use the &lt;dir&gt;-command before to get the right numbers. <text:s text:c="16"/></text:p>
        <text:p text:style-name="P75"><text:s text:c="9"/>all selections will be removed. <text:s text:c="39"/></text:p>
        <text:p text:style-name="P75"><text:s text:c="80"/></text:p>
        <text:p text:style-name="WW-Plain_20_Text">qc <text:s text:c="9"/>&lt;qc&gt; <text:s text:c="63"/></text:p>
        <text:p text:style-name="P75"><text:s text:c="80"/></text:p>
        <text:p text:style-name="P75"><text:s text:c="9"/>&lt;qc&gt; converts the symmetric i vs kanal -data into i vs q. this <text:s text:c="8"/></text:p>
        <text:p text:style-name="P75"><text:s text:c="9"/>command operates on the first selected item. <text:s text:c="26"/></text:p>
        <text:p text:style-name="P75"><text:s text:c="80"/></text:p>
        <text:p text:style-name="P75">q <text:s text:c="10"/>&lt;q&gt; <text:s text:c="64"/></text:p>
        <text:p text:style-name="P75"><text:s text:c="80"/></text:p>
        <text:p text:style-name="P75"><text:s text:c="9"/>leaves the program. if you send plots to external printing-media <text:s text:c="6"/></text:p>
        <text:p text:style-name="P75"><text:s text:c="9"/>it may be useful to quit datreat once a while, because the plot <text:s text:c="7"/></text:p>
        <text:p text:style-name="P75"><text:s text:c="9"/>is only started when the program is quitted. <text:s text:c="26"/></text:p>
        <text:p text:style-name="P75"><text:s text:c="80"/></text:p>
        <text:p text:style-name="P75">sel <text:s text:c="8"/>&lt;sel&gt; nadd1 nadd2 ... <text:s text:c="2"/>[fit+]</text:p>
        <text:p text:style-name="P75"><text:s text:c="12"/>&lt;sel&gt; add <text:s/>nadd3 nadd4 ... <text:s text:c="11"/></text:p>
        <text:p text:style-name="P75"><text:s text:c="12"/>&lt;sel&gt; sc scan1 [scan2 ...] <text:s text:c="41"/></text:p>
        <text:p text:style-name="P75"><text:s text:c="12"/>&lt;sel&gt; sc+ scan-n+1 ... <text:s text:c="45"/></text:p>
        <text:p text:style-name="P75"><text:s text:c="12"/>&lt;sel&gt; fits <text:s text:c="57"/></text:p>
        <text:p text:style-name="P75"><text:s text:c="80"/></text:p>
        <text:p text:style-name="P75"><text:s text:c="9"/>the &lt;sel&gt;-command can be used to select certain datarecords for <text:s text:c="7"/></text:p>
        <text:p text:style-name="P75"><text:soft-page-break/><text:s text:c="9"/>further operations. The same effect is achieved when using sc <text:s text:c="9"/></text:p>
        <text:p text:style-name="P75"><text:s text:c="9"/>as keyword in several commands.</text:p>
        <text:p text:style-name="P75"><text:s text:c="9"/>If direct addressing is used, the OPTION <text:s/>add <text:s text:c="2"/>allows to keep <text:s text:c="2"/>NEW</text:p>
        <text:p text:style-name="P75"><text:s text:c="9"/>the previous selction and to add further recods to the selection. <text:s text:c="38"/></text:p>
        <text:p text:style-name="P75"><text:s text:c="9"/>when an operation generates a new datarecord this new record is <text:s text:c="7"/></text:p>
        <text:p text:style-name="P75"><text:s text:c="9"/>automatically selected.</text:p>
        <text:p text:style-name="P75"/>
        <text:p text:style-name="P75"><text:s text:c="9"/>Option: <text:s text:c="2"/>fit+ <text:s/>adds the corresponding fits to the selection <text:s text:c="4"/>NEW</text:p>
        <text:p text:style-name="P75"><text:s text:c="25"/>given as list of sequence numbers <text:s text:c="15"/>NEW</text:p>
        <text:p text:style-name="P75"/>
        <text:p text:style-name="P75"><text:s text:c="9"/>parameter sc selects scans according to their numors <text:s text:c="18"/></text:p>
        <text:p text:style-name="P75"><text:s text:c="19"/>sc+ adds numor selections to present list <text:s text:c="19"/></text:p>
        <text:p text:style-name="P75"><text:s text:c="9"/>only a number list selects entries according to their <text:s text:c="17"/></text:p>
        <text:p text:style-name="P75"><text:s text:c="9"/>sequence number in the dir-list <text:s text:c="39"/></text:p>
        <text:p text:style-name="P75"><text:s text:c="9"/>OPTION fits searches for old fitted items and selects them <text:s text:c="12"/></text:p>
        <text:p text:style-name="P75"><text:s text:c="9"/>as fits of the selected items if the numors do match. <text:s text:c="17"/></text:p>
        <text:p text:style-name="P75"><text:s text:c="80"/></text:p>
        <text:p text:style-name="WW-Plain_20_Text">sym <text:s text:c="8"/>&lt;sym&gt; <text:s text:c="62"/></text:p>
        <text:p text:style-name="P75"><text:s text:c="80"/></text:p>
        <text:p text:style-name="P75"><text:s text:c="9"/>this command calculates the mean-values of the data on the left <text:s text:c="7"/></text:p>
        <text:p text:style-name="P75"><text:s text:c="9"/>and right side of the center and creates a new datarecord with <text:s text:c="8"/></text:p>
        <text:p text:style-name="P75"><text:s text:c="9"/>only one side. <text:s text:c="56"/></text:p>
        <text:p text:style-name="P75"><text:s text:c="80"/></text:p>
        <text:p text:style-name="P75">spline <text:s text:c="5"/>&lt;spline&gt; [auto]/[noauto] [nneu nneu] [smpar smpar] <text:s text:c="17"/></text:p>
        <text:p text:style-name="P75"><text:s text:c="9"/>spline approximation of scattered data on the selected scan. <text:s text:c="10"/></text:p>
        <text:p text:style-name="P75"><text:s text:c="9"/>the smoothing parameter smpar is automatically determined if <text:s text:c="10"/></text:p>
        <text:p text:style-name="P75"><text:s text:c="9"/>the option auto is given. otherwise (noauto) smpar must be <text:s text:c="12"/></text:p>
        <text:p text:style-name="P75"><text:s text:c="9"/>specified (by try and error, look at the plot!). smpar will <text:s text:c="11"/></text:p>
        <text:p text:style-name="P75"><text:s text:c="9"/>influence the degree of smoothing. nneu specifies the number <text:s text:c="10"/></text:p>
        <text:p text:style-name="P75"><text:s text:c="9"/>of points (density) the smoothed synthetic new scan should <text:s text:c="12"/></text:p>
        <text:p text:style-name="P75"><text:s text:c="9"/>get within the x-range of the original scan. <text:s text:c="26"/></text:p>
        <text:p text:style-name="P75"><text:s text:c="9"/>the spline polynomial coefficients of the last spline call <text:s text:c="12"/></text:p>
        <text:p text:style-name="P75"><text:s text:c="9"/>are stored in an internal common block for subsequent use, <text:s text:c="12"/></text:p>
        <text:p text:style-name="WW-Plain_20_Text"><text:span text:style-name="T11"><text:s text:c="9"/></text:span>i.e. in des or fft. <text:s text:c="51"/></text:p>
        <text:p text:style-name="WW-Plain_20_Text"><text:s text:c="80"/></text:p>
        <text:p text:style-name="WW-Plain_20_Text">des <text:s text:c="5"/>des [qmax qmax] [nneu nneu] <text:s text:c="43"/></text:p>
        <text:p text:style-name="WW-Plain_20_Text"><text:s text:c="9"/><text:span text:style-name="T11">infinite slit height desmearing up to a q-value of qmax. <text:s text:c="14"/></text:span></text:p>
        <text:p text:style-name="P75"><text:s text:c="9"/>the new dataset will contain nneu points. <text:s text:c="29"/></text:p>
        <text:p text:style-name="P75"><text:s text:c="9"/>the data to be desmeared must be splined immediately before <text:s text:c="11"/></text:p>
        <text:p text:style-name="P75"><text:s text:c="9"/>des is invoked. <text:s text:c="55"/></text:p>
        <text:p text:style-name="P75"><text:s text:c="80"/></text:p>
        <text:p text:style-name="P75">thc <text:s text:c="8"/>&lt;thc&gt; [n] n [x[c]1 x1] [x[c]2 x2] [auto] [convolute] [off] <text:s text:c="9"/></text:p>
        <text:p text:style-name="P75"><text:s text:c="80"/></text:p>
        <text:p text:style-name="P75"><text:s text:c="9"/>with &lt;thc&gt; you can recalculate fit-data. n is the number <text:s text:c="14"/></text:p>
        <text:p text:style-name="P75"><text:s text:c="9"/>of points that are used for calculation; 0 means: take value <text:s text:c="10"/></text:p>
        <text:p text:style-name="P75"><text:s text:c="9"/>from last fit.</text:p>
        <text:p text:style-name="P75"><text:s text:c="9"/>NEGATIVE n <text:s/>will cause an even distribution x-values on a </text:p>
        <text:p text:style-name="P75"><text:s text:c="9"/>logarithmic scale, if x1=0 or x2=0 or x1&gt;=x2 this option</text:p>
        <text:p text:style-name="P75"><text:s text:c="9"/>is ignored. <text:s text:c="56"/></text:p>
        <text:p text:style-name="P75"><text:s text:c="9"/>if auto is given x1 and x2 values are ignored and all data are <text:s text:c="8"/></text:p>
        <text:p text:style-name="P75"><text:s text:c="9"/>respected in the calcul. the next time x1 or x2 is given again <text:s text:c="8"/></text:p>
        <text:p text:style-name="P75"><text:s text:c="9"/>a corresponding limit is again established. <text:s text:c="27"/></text:p>
        <text:p text:style-name="P75"><text:s text:c="9"/>if convolute the external routine datconv is taken to <text:s text:c="17"/></text:p>
        <text:p text:style-name="P75"><text:s text:c="9"/>convolute the calculated data before leaving thc. <text:s text:c="21"/></text:p>
        <text:p text:style-name="P75"><text:s text:c="9"/>the number of points and range before convolution is <text:s text:c="18"/></text:p>
        <text:p text:style-name="P75"><text:s text:c="9"/>specified by n, xc1 and xc2 ( instead of n, x1 and x2 ! ). <text:s text:c="12"/></text:p>
        <text:p text:style-name="P75"><text:s text:c="9"/>the result gets the x-values of the selected template(s). <text:s text:c="13"/></text:p>
        <text:p text:style-name="P75"><text:s text:c="9"/>the x-ranges before and after convolution may be different <text:s text:c="12"/></text:p>
        <text:p text:style-name="P75"><text:s text:c="9"/>depending on the transformation that is implicit in the <text:s text:c="15"/></text:p>
        <text:p text:style-name="P75"><text:soft-page-break/><text:s text:c="9"/>convolution kernel (e.g. q-values ---&gt; scattering angles). <text:s text:c="12"/></text:p>
        <text:p text:style-name="P75"><text:s text:c="9"/>usually x belongs is a physical varaible before and an <text:s text:c="16"/></text:p>
        <text:p text:style-name="P75"><text:s text:c="9"/>experiment varaiable after convolution. xc1/2 refer to the <text:s text:c="12"/></text:p>
        <text:p text:style-name="P75"><text:s text:c="9"/>physical variable range. the selected item has to <text:s text:c="21"/></text:p>
        <text:p text:style-name="P75"><text:s text:c="9"/>be in experiment space. <text:s text:c="47"/></text:p>
        <text:p text:style-name="P75"><text:s text:c="9"/>all convolution settings are also valid during fit. <text:s text:c="19"/></text:p>
        <text:p text:style-name="P75"><text:s text:c="9"/>convolution is valid until convolution off is specified. <text:s text:c="14"/></text:p>
        <text:p text:style-name="P75"><text:s text:c="9"/>any parameters needed to specify the convolution kernel <text:s text:c="15"/></text:p>
        <text:p text:style-name="P75"><text:s text:c="9"/>are to be given as parameters in the selected data-item, <text:s text:c="14"/></text:p>
        <text:p text:style-name="P75"><text:s text:c="9"/>they are extracted by datconv using the getpar routine. <text:s text:c="15"/></text:p>
        <text:p text:style-name="P75"><text:s text:c="80"/></text:p>
        <text:p text:style-name="P75">theos <text:s text:c="6"/>&lt;theos&gt; <text:s text:c="60"/></text:p>
        <text:p text:style-name="P75"><text:s text:c="80"/></text:p>
        <text:p text:style-name="P75"><text:s text:c="9"/>if you want to know what theories are available in your version <text:s text:c="7"/></text:p>
        <text:p text:style-name="P75"><text:s text:c="9"/>of datreat, simply type theos and you will see. <text:s text:c="23"/></text:p>
        <text:p text:style-name="P75"><text:s text:c="80"/></text:p>
        <text:p text:style-name="P75">tit <text:s text:c="8"/>&lt;tit&gt; titlestring <text:s text:c="50"/></text:p>
        <text:p text:style-name="P75"><text:s text:c="80"/></text:p>
        <text:p text:style-name="P75"><text:s text:c="9"/>with the &lt;title&gt;-command you can define a title that is dis- <text:s text:c="10"/></text:p>
        <text:p text:style-name="P75"><text:s text:c="9"/>played with your plots if the text-option is set. <text:s text:c="21"/></text:p>
        <text:p text:style-name="P75"><text:s text:c="80"/></text:p>
        <text:p text:style-name="P75">rename <text:s text:c="5"/>&lt;rename&gt; [xaxis &lt;new-string&gt;] [yaxis &lt;new-string&gt;] [name new] <text:s text:c="6"/></text:p>
        <text:p text:style-name="P75"><text:s text:c="9"/>the xaxis and/or yaxis and/or id-names of all selected items <text:s text:c="10"/></text:p>
        <text:p text:style-name="P75"><text:s text:c="9"/>are replaced by the strings given here. <text:s text:c="31"/></text:p>
        <text:p text:style-name="P75"><text:s text:c="80"/></text:p>
        <text:p text:style-name="P75">putpar <text:s text:c="5"/>&lt;putpar&gt; &lt;parname&gt; &lt;value&gt; <text:s text:c="41"/></text:p>
        <text:p text:style-name="P75"><text:s text:c="9"/>a parameter with name &lt;parname&gt; will be created and set <text:s text:c="15"/></text:p>
        <text:p text:style-name="P75"><text:s text:c="9"/>to the value &lt;value&gt; in all selected items. if the <text:s text:c="20"/></text:p>
        <text:p text:style-name="P75"><text:s text:c="9"/>parameter already exists, its value is updated. <text:s text:c="23"/></text:p>
        <text:p text:style-name="P75"><text:s text:c="80"/></text:p>
        <text:p text:style-name="P75">z <text:s text:c="10"/>&lt;z&gt; <text:s text:c="64"/></text:p>
        <text:p text:style-name="P75"><text:s text:c="80"/></text:p>
        <text:p text:style-name="P75"><text:s text:c="9"/>this command is used to clear (&lt;zero&gt;) the buffer. no datare- <text:s text:c="9"/></text:p>
        <text:p text:style-name="P75"><text:s text:c="9"/>cords can be selected afterwards. the &lt;dir&gt;-command will show <text:s text:c="9"/></text:p>
        <text:p text:style-name="WW-Plain_20_Text"><text:span text:style-name="T11"><text:s text:c="9"/></text:span>an empty list. <text:s text:c="56"/></text:p>
        <text:p text:style-name="WW-Plain_20_Text"><text:s text:c="80"/></text:p>
        <text:p text:style-name="P75">makro <text:s text:c="3"/>{see general information also} <text:s text:c="40"/></text:p>
        <text:p text:style-name="P75"><text:s text:c="80"/></text:p>
        <text:p text:style-name="P75"><text:s text:c="9"/>there are some standard-makros which simplify the use of this <text:s text:c="9"/></text:p>
        <text:p text:style-name="P75"><text:s text:c="9"/>program: <text:s text:c="62"/></text:p>
        <text:p text:style-name="P75"><text:s text:c="12"/>doit <text:s/>filename scancode <text:s text:c="6"/>loads the specified data-record <text:s text:c="6"/></text:p>
        <text:p text:style-name="P75"><text:s text:c="42"/>and does everything up to the <text:s text:c="8"/></text:p>
        <text:p text:style-name="P75"><text:s text:c="42"/>q-conversion automatically. <text:s text:c="10"/></text:p>
        <text:p text:style-name="P75"><text:s text:c="80"/></text:p>
        <text:p text:style-name="P75"><text:s text:c="12"/>cth <text:s text:c="26"/>calls the xeditor to edit the <text:s text:c="8"/></text:p>
        <text:p text:style-name="P75"><text:s text:c="42"/>last activated theorie-para- <text:s text:c="9"/></text:p>
        <text:p text:style-name="P75"><text:s text:c="42"/>meters and then activates this <text:s text:c="7"/></text:p>
        <text:p text:style-name="WW-Plain_20_Text"><text:span text:style-name="T11"><text:s text:c="42"/></text:span>theorie. <text:s text:c="29"/></text:p>
        <text:p text:style-name="P75"><text:s text:c="80"/></text:p>
        <text:p text:style-name="P75"><text:s text:c="12"/>plnorm <text:s text:c="23"/>sets standard values for plot <text:s text:c="8"/></text:p>
        <text:p text:style-name="P75"><text:s text:c="42"/>i vs q. <text:s text:c="30"/></text:p>
        <text:p text:style-name="P75"><text:s text:c="80"/></text:p>
        <text:p text:style-name="P75"><text:s text:c="12"/>plzimm <text:s text:c="23"/>sets standard values for plot <text:s text:c="8"/></text:p>
        <text:p text:style-name="P75"><text:s text:c="42"/>i-1 vs q**2. <text:s text:c="25"/></text:p>
        <text:p text:style-name="P75"><text:s text:c="80"/></text:p>
        <text:p text:style-name="P75">set <text:s text:c="7"/>set/create a user-defined variable. <text:s text:c="33"/></text:p>
        <text:p text:style-name="P75"><text:s text:c="11"/>usage is <text:s/>set &lt;name&gt; &lt;value&gt; [ &lt;name&gt; &lt;value&gt; ... <text:s text:c="19"/></text:p>
        <text:p text:style-name="P75"><text:s text:c="11"/>variables may be listed by the command: vars? <text:s text:c="23"/></text:p>
        <text:p text:style-name="P75"><text:s text:c="11"/>some commands transfer their parameters to the <text:s text:c="22"/></text:p>
        <text:p text:style-name="P75"><text:s text:c="11"/>uservariable-stack, so that these variables can <text:s text:c="21"/></text:p>
        <text:p text:style-name="P75"><text:s text:c="11"/>be referred to. <text:s text:c="53"/></text:p>
        <text:p text:style-name="P75"><text:s text:c="80"/></text:p>
        <text:p text:style-name="P75"><text:soft-page-break/>clr <text:s text:c="7"/>remove user-defined variables <text:s text:c="39"/></text:p>
        <text:p text:style-name="P75"><text:s text:c="11"/>usage clr all removes all uservariables. <text:s text:c="28"/></text:p>
        <text:p text:style-name="P75"><text:s text:c="11"/>clr &lt;name1&gt; &lt;name2&gt; ... &lt;namex&gt; <text:s/>removes the <text:s text:c="24"/></text:p>
        <text:p text:style-name="WW-Plain_20_Text"><text:span text:style-name="T11"><text:s text:c="11"/></text:span>variables with &lt;name1&gt; .. &lt;namex&gt; <text:s text:c="35"/></text:p>
        <text:p text:style-name="WW-Plain_20_Text"><text:s text:c="80"/></text:p>
        <text:p text:style-name="P75">setdeg <text:s text:c="4"/>set angle-units to degree for the commandline <text:s text:c="23"/></text:p>
        <text:p text:style-name="WW-Plain_20_Text"><text:span text:style-name="T11"><text:s text:c="11"/></text:span>trigonometric functions. <text:s text:c="44"/></text:p>
        <text:p text:style-name="WW-Plain_20_Text"><text:s text:c="80"/></text:p>
        <text:p text:style-name="P75">setrad <text:s text:c="4"/>set angle-units to rad for the commandline <text:s text:c="26"/></text:p>
        <text:p text:style-name="WW-Plain_20_Text"><text:span text:style-name="T11"><text:s text:c="11"/></text:span>trigonometric functions. <text:s text:c="44"/></text:p>
        <text:p text:style-name="P75"><text:s text:c="80"/></text:p>
        <text:p text:style-name="P75">?? <text:s text:c="8"/>display the value of a formula. <text:s text:c="37"/></text:p>
        <text:p text:style-name="P75"><text:s text:c="11"/>?? &lt;expression&gt; <text:s text:c="53"/></text:p>
        <text:p text:style-name="P75"><text:s text:c="11"/>displays the evaluated value of &lt;expression&gt; <text:s text:c="24"/></text:p>
        <text:p text:style-name="P75"><text:s text:c="80"/></text:p>
        <text:p text:style-name="P75">if <text:s text:c="8"/>if-construct for makros <text:s text:c="45"/></text:p>
        <text:p text:style-name="P75"><text:s text:c="11"/>usage if &lt;expression1&gt; = <text:s/>&lt;expression2&gt; then &lt;commandline&gt; <text:s text:c="10"/></text:p>
        <text:p text:style-name="P75"><text:s text:c="11"/>or <text:s text:c="3"/>if &lt;expression1&gt; &gt; <text:s/>&lt;expression2&gt; then &lt;commandline&gt; <text:s text:c="10"/></text:p>
        <text:p text:style-name="P75"><text:s text:c="11"/>or <text:s text:c="3"/>if &lt;expression1&gt; &lt; <text:s/>&lt;expression2&gt; then &lt;commandline&gt; <text:s text:c="10"/></text:p>
        <text:p text:style-name="P75"><text:s text:c="11"/>or <text:s text:c="3"/>if &lt;expression1&gt; &lt;= &lt;expression2&gt; then &lt;commandline&gt; <text:s text:c="10"/></text:p>
        <text:p text:style-name="P75"><text:s text:c="11"/>or <text:s text:c="3"/>if &lt;expression1&gt; &gt;= &lt;expression2&gt; then &lt;commandline&gt; <text:s text:c="10"/></text:p>
        <text:p text:style-name="P75"><text:s text:c="11"/>or <text:s text:c="3"/>if &lt;expression1&gt; &lt;&gt; &lt;expression2&gt; then &lt;commandline&gt; <text:s text:c="10"/></text:p>
        <text:p text:style-name="P75"><text:s text:c="80"/></text:p>
        <text:p text:style-name="P75">goto <text:s text:c="6"/>goto construct for makros <text:s text:c="43"/></text:p>
        <text:p text:style-name="WW-Plain_20_Text"><text:span text:style-name="T11"><text:s text:c="11"/></text:span>usage goto :label <text:s text:c="51"/></text:p>
        <text:p text:style-name="P75"><text:s text:c="11"/>the label :label has to start with ':', the <text:s text:c="25"/></text:p>
        <text:p text:style-name="P75"><text:s text:c="11"/>line containing the label may not contain any <text:s text:c="23"/></text:p>
        <text:p text:style-name="WW-Plain_20_Text"><text:span text:style-name="T11"><text:s text:c="11"/></text:span>other commands. <text:s text:c="53"/></text:p>
        <text:p text:style-name="P75"><text:s text:c="80"/></text:p>
        <text:p text:style-name="P75">vars <text:s text:c="6"/>lists all userdefined variables <text:s text:c="37"/></text:p>
        <text:p text:style-name="P75"><text:s text:c="80"/></text:p>
        <text:p text:style-name="P75">ref <text:s text:c="5"/>internal data may be referenced within expressions. <text:s text:c="19"/></text:p>
        <text:p text:style-name="P75"><text:s text:c="9"/>xx <text:s text:c="5"/>--&gt; current x-value (funfun) <text:s text:c="34"/></text:p>
        <text:p text:style-name="P75"><text:s text:c="9"/>yy <text:s text:c="5"/>--&gt; current y-value (funfun) <text:s text:c="34"/></text:p>
        <text:p text:style-name="P75"><text:s text:c="9"/>xv(i,j) --&gt; j-th x-value of i-th databuffer <text:s text:c="27"/></text:p>
        <text:p text:style-name="P75"><text:s text:c="9"/>yv(i,j) --&gt; j-th y-value of i-th databuffer <text:s text:c="27"/></text:p>
        <text:p text:style-name="P75"><text:s text:c="9"/>ye(i,j) --&gt; j-th yerror-value of i-th databuffer <text:s text:c="22"/></text:p>
        <text:p text:style-name="P75"><text:s text:c="9"/>sumx(i,j1,j2) <text:s text:c="57"/></text:p>
        <text:p text:style-name="P75"><text:s text:c="9"/>sumy(i,j1,j2) --&gt; sums <text:s text:c="48"/></text:p>
        <text:p text:style-name="P75"><text:s text:c="9"/>sel <text:s text:c="4"/>--&gt; first selected buffer <text:s text:c="3"/></text:p>
        <text:p text:style-name="P75"><text:s text:c="9"/>nbuf <text:s text:c="3"/>--&gt; number of loaded buffers <text:s text:c="33"/></text:p>
        <text:p text:style-name="P75"><text:s text:c="9"/>maxx <text:s text:c="66"/></text:p>
        <text:p text:style-name="P75"><text:s text:c="9"/>maxy <text:s text:c="66"/></text:p>
        <text:p text:style-name="P75"><text:s text:c="9"/>minx <text:s text:c="66"/></text:p>
        <text:p text:style-name="P75"><text:s text:c="9"/>miny <text:s text:c="2"/>--&gt; max and min of the first selected curve <text:s text:c="20"/></text:p>
        <text:p text:style-name="P75"><text:s text:c="9"/>iout <text:s text:c="2"/>--&gt; current outputlevel <text:s text:c="40"/></text:p>
        <text:p text:style-name="P75"><text:s text:c="9"/>&lt;parname&gt; --&gt; parametervalue of selected curve <text:s text:c="24"/></text:p>
        <text:p text:style-name="P75"><text:s text:c="9"/>&lt;parname(n)-&gt; parametervalue curve n</text:p>
        <text:p text:style-name="P75"><text:s text:c="9"/>&lt;fitpar&gt; <text:s/>--&gt; name of fitparameter, only the <text:s text:c="26"/></text:p>
        <text:p text:style-name="P75"><text:s text:c="23"/>last of equally named fit-parameters <text:s text:c="20"/></text:p>
        <text:p text:style-name="P75"><text:s text:c="23"/>is accessible <text:s text:c="43"/></text:p>
        <text:p text:style-name="P75"><text:s text:c="9"/>th_par(ip,it) --&gt; value of the ip-th parameter of the <text:s text:c="5"/>NEW</text:p>
        <text:p text:style-name="P75"><text:s text:c="27"/>it-th activated theory <text:s text:c="82"/></text:p>
        <text:p text:style-name="P75"><text:s text:c="9"/>th_err(ip,it) --&gt; error of the ip-th parameter of the <text:s text:c="5"/>NEW</text:p>
        <text:p text:style-name="P75"><text:s text:c="27"/>it-th activated theory</text:p>
        <text:p text:style-name="P75"/>
        <text:p text:style-name="P75"/>
        <text:p text:style-name="P75"/>
        <text:p text:style-name="P75"/>
        <text:p text:style-name="P75"/>
        <text:p text:style-name="P75"/>
        <text:p text:style-name="P75">Michael Monkenbusch, </text:p>
        <text:p text:style-name="WW-Plain_20_Text"><text:soft-page-break/>IFF, Forschungszentrum Juelich, D-52428 Juelich</text:p>
        <text:p text:style-name="WW-Plain_20_Text">Tel.: +49-2461-61-4314/2799</text:p>
        <text:p text:style-name="WW-Plain_20_Text">Fax.: +49-2461-61-2610</text:p>
        <text:p text:style-name="WW-Plain_20_Text">E-m.: m.monkenbusch@fz-juelich.de</text:p>
        <text:p text:style-name="WW-Plain_20_Text"/>
        <text:p text:style-name="Standard">new </text:p>
        <text:p text:style-name="Standard"/>
        <text:p text:style-name="Standard"><text:span text:style-name="T11">sel all </text:span><text:span text:style-name="T1">[</text:span><text:span text:style-name="T11">parna] [val] band [val]</text:span></text:p>
        <text:p text:style-name="P5">sel next [parna] …..</text:p>
        <text:p text:style-name="P5">sel add <text:s/>+…..</text:p>
        <text:p text:style-name="P5">theory kohl with gaussian resolution parameters for folding</text:p>
        <text:p text:style-name="P5"><text:s/>(makros resit …)</text:p>
        <text:p text:style-name="P5"/>
        <text:p text:style-name="P5"/>
        <text:p text:style-name="P5"/>
        <text:p text:style-name="P5">theor</text:p>
        <text:p text:style-name="P5"/>
        <text:h text:style-name="P95" text:outline-level="1">BSS-Data Converter</text:h>
        <text:p text:style-name="P5">convert_dat2.f</text:p>
        <text:p text:style-name="P5"/>
        <text:p text:style-name="P5"/>
        <text:p text:style-name="P5"/>
        <text:p text:style-name="P5"/>
        <text:h text:style-name="P95" text:outline-level="1">NEW DEVELOPMENT: Thinktank</text:h>
        <text:p text:style-name="P5">create a new entry in the theory header line (same level as ‘multiply’) to specify a parameter range in which the theory is evaluated, outside a zero contribution is added. The parameter value stems from the parameter block of the actual data-record (iadda).</text:p>
        <text:p text:style-name="P5">E.g.: theory XYZ <text:s/>[multiply] <text:s/>[range &lt;parname&gt; <text:s/>&lt;val-min&gt; <text:s/>&lt;val-max&gt;]</text:p>
        <text:p text:style-name="P5">default: full range.</text:p>
        <text:p text:style-name="P5"/>
        <text:p text:style-name="P5"/>
        <text:p text:style-name="P5">Programming Interface by multiple include files/preprocessor (see McStas as example).</text:p>
        <text:p text:style-name="P5">Intro-section</text:p>
        <text:p text:style-name="P5">Closing-section</text:p>
        <text:p text:style-name="P5">???</text:p>
        <text:p text:style-name="P5">Preprocessor/ vs Descrip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s New Roman" svg:font-family="'Times New Roman'"/>
    <style:font-face style:name="Courier" svg:font-family="Courier" style:font-family-generic="modern"/>
    <style:font-face style:name="Courier New" svg:font-family="'Courier New'" style:font-family-generic="modern"/>
    <style:font-face style:name="Nimbus Mono L" svg:font-family="'Nimbus Mono L', 'Courier New'" style:font-family-generic="modern"/>
    <style:font-face style:name="Bitstream Vera Sans" svg:font-family="'Bitstream Vera Sans'" style:font-pitch="variable"/>
    <style:font-face style:name="HG Mincho Light J" svg:font-family="'HG Mincho Light J', 'MS Mincho'" style:font-pitch="variable"/>
    <style:font-face style:name="Lucidasans" svg:font-family="Lucidasans" style:font-pitch="variable"/>
    <style:font-face style:name="Luxi Sans" svg:font-family="'Luxi Sans'"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Bitstream Vera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size="12pt" fo:language="de" fo:country="DE" style:font-name-asian="Times New Roman1" style:font-size-asian="12pt" style:language-asian="zxx" style:country-asian="none" style:font-name-complex="Times New Roman1"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5pt" fo:font-style="italic" fo:font-weight="bold" style:font-size-asian="15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WW-Überschrift" style:next-style-name="Text_20_body"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Verzeichnis111111"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WW-Verzeichnis111111"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WW-Verzeichnis111111"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WW-Verzeichnis111111"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Überschrift"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 style:family="paragraph" style:parent-style-name="Standard">
      <style:paragraph-properties text:number-lines="false" text:line-number="0"/>
      <style:text-properties style:font-name-complex="Lucidasans1"/>
    </style:style>
    <style:style style:name="WW-Überschrift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 style:family="paragraph" style:parent-style-name="Standard">
      <style:paragraph-properties text:number-lines="false" text:line-number="0"/>
      <style:text-properties style:font-name-complex="Lucidasans1"/>
    </style:style>
    <style:style style:name="WW-Überschrift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 style:family="paragraph" style:parent-style-name="Standard">
      <style:paragraph-properties text:number-lines="false" text:line-number="0"/>
      <style:text-properties style:font-name-complex="Lucidasans1"/>
    </style:style>
    <style:style style:name="WW-Überschrift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 style:family="paragraph" style:parent-style-name="Standard">
      <style:paragraph-properties text:number-lines="false" text:line-number="0"/>
      <style:text-properties style:font-name-complex="Lucidasans1"/>
    </style:style>
    <style:style style:name="WW-Überschrift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 style:family="paragraph" style:parent-style-name="Standard">
      <style:paragraph-properties text:number-lines="false" text:line-number="0"/>
      <style:text-properties style:font-name-complex="Lucidasans1"/>
    </style:style>
    <style:style style:name="WW-Überschrift1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1" style:family="paragraph" style:parent-style-name="Standard">
      <style:paragraph-properties text:number-lines="false" text:line-number="0"/>
      <style:text-properties style:font-name-complex="Lucidasans1"/>
    </style:style>
    <style:style style:name="WW-Überschrift11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11" style:family="paragraph" style:parent-style-name="Standard">
      <style:paragraph-properties text:number-lines="false" text:line-number="0"/>
      <style:text-properties style:font-name-complex="Lucidasans1"/>
    </style:style>
    <style:style style:name="WW-Beschriftung1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111" style:family="paragraph" style:parent-style-name="Standard">
      <style:paragraph-properties text:number-lines="false" text:line-number="0"/>
      <style:text-properties style:font-name-complex="Lucidasans1"/>
    </style:style>
    <style:style style:name="WW-Überschrift111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Beschriftung11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1111" style:family="paragraph" style:parent-style-name="Standard">
      <style:paragraph-properties text:number-lines="false" text:line-number="0"/>
      <style:text-properties style:font-name-complex="Lucidasans1"/>
    </style:style>
    <style:style style:name="WW-Überschrift1111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Überschrift111111111"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Lucidasans" style:font-size-complex="14pt"/>
    </style:style>
    <style:style style:name="WW-Tabellen_20_Inhalt" style:display-name="WW-Tabellen Inhalt" style:family="paragraph" style:parent-style-name="Text_20_body">
      <style:paragraph-properties text:number-lines="false" text:line-number="0"/>
    </style:style>
    <style:style style:name="WW-Tabellen_20_Inhalt1" style:display-name="WW-Tabellen Inhalt1" style:family="paragraph" style:parent-style-name="Text_20_body">
      <style:paragraph-properties text:number-lines="false" text:line-number="0"/>
    </style:style>
    <style:style style:name="WW-Tabellen_20_Inhalt11" style:display-name="WW-Tabellen Inhalt11" style:family="paragraph" style:parent-style-name="Text_20_body">
      <style:paragraph-properties text:number-lines="false" text:line-number="0"/>
    </style:style>
    <style:style style:name="WW-Tabellen_20_Inhalt111" style:display-name="WW-Tabellen Inhalt111" style:family="paragraph" style:parent-style-name="Text_20_body">
      <style:paragraph-properties text:number-lines="false" text:line-number="0"/>
    </style:style>
    <style:style style:name="WW-Tabellen_20_Inhalt1111" style:display-name="WW-Tabellen Inhalt1111" style:family="paragraph" style:parent-style-name="Text_20_body">
      <style:paragraph-properties text:number-lines="false" text:line-number="0"/>
    </style:style>
    <style:style style:name="WW-Tabellen_20_Inhalt11111" style:display-name="WW-Tabellen Inhalt11111" style:family="paragraph" style:parent-style-name="Text_20_body">
      <style:paragraph-properties text:number-lines="false" text:line-number="0"/>
    </style:style>
    <style:style style:name="WW-Tabellen_20_Inhalt111111" style:display-name="WW-Tabellen Inhalt111111" style:family="paragraph" style:parent-style-name="Text_20_body">
      <style:paragraph-properties text:number-lines="false" text:line-number="0"/>
    </style:style>
    <style:style style:name="WW-Tabellen_20_Inhalt1111111" style:display-name="WW-Tabellen Inhalt1111111" style:family="paragraph" style:parent-style-name="Text_20_body">
      <style:paragraph-properties text:number-lines="false" text:line-number="0"/>
    </style:style>
    <style:style style:name="WW-Tabellen_20_Inhalt11111111" style:display-name="WW-Tabellen Inhalt11111111" style:family="paragraph" style:parent-style-name="Text_20_body">
      <style:paragraph-properties text:number-lines="false" text:line-number="0"/>
    </style:style>
    <style:style style:name="WW-Tabellen_20_Inhalt111111111" style:display-name="WW-Tabellen Inhalt111111111" style:family="paragraph" style:parent-style-name="Text_20_body">
      <style:paragraph-properties text:number-lines="false" text:line-number="0"/>
    </style:style>
    <style:style style:name="WW-Tabellen_20_Überschrift" style:display-name="WW-Tabellen Überschrift" style:family="paragraph" style:parent-style-name="WW-Tabellen_20_Inhalt">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 style:display-name="WW-Tabellen Überschrift1" style:family="paragraph" style:parent-style-name="WW-Tabellen_20_Inhalt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 style:display-name="WW-Tabellen Überschrift11" style:family="paragraph" style:parent-style-name="WW-Tabellen_20_Inhalt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 style:display-name="WW-Tabellen Überschrift111" style:family="paragraph" style:parent-style-name="WW-Tabellen_20_Inhalt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 style:display-name="WW-Tabellen Überschrift1111" style:family="paragraph" style:parent-style-name="WW-Tabellen_20_Inhalt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1" style:display-name="WW-Tabellen Überschrift11111" style:family="paragraph" style:parent-style-name="WW-Tabellen_20_Inhalt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11" style:display-name="WW-Tabellen Überschrift111111" style:family="paragraph" style:parent-style-name="WW-Tabellen_20_Inhalt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111" style:display-name="WW-Tabellen Überschrift1111111" style:family="paragraph" style:parent-style-name="WW-Tabellen_20_Inhalt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1111" style:display-name="WW-Tabellen Überschrift11111111" style:family="paragraph" style:parent-style-name="WW-Tabellen_20_Inhalt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en_20_Überschrift111111111" style:display-name="WW-Tabellen Überschrift111111111" style:family="paragraph" style:parent-style-name="WW-Tabellen_20_Inhalt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Beschriftung111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WW-Verzeichnis111111111" style:family="paragraph" style:parent-style-name="Standard">
      <style:paragraph-properties text:number-lines="false" text:line-number="0"/>
      <style:text-properties style:font-name-complex="Lucidasans1"/>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Inhaltsverzeichnis_20_Überschrift" style:display-name="WW-Inhaltsverzeichnis Überschrift" style:family="paragraph" style:parent-style-name="WW-Überschrift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 style:display-name="WW-Inhaltsverzeichnis Überschrift1" style:family="paragraph" style:parent-style-name="WW-Überschrift1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1" style:display-name="WW-Inhaltsverzeichnis Überschrift11" style:family="paragraph" style:parent-style-name="WW-Überschrift11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11" style:display-name="WW-Inhaltsverzeichnis Überschrift111" style:family="paragraph" style:parent-style-name="WW-Überschrift111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111" style:display-name="WW-Inhaltsverzeichnis Überschrift1111" style:family="paragraph" style:parent-style-name="WW-Überschrift1111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1111" style:display-name="WW-Inhaltsverzeichnis Überschrift11111" style:family="paragraph" style:parent-style-name="WW-Überschrift11111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Inhaltsverzeichnis_20_Überschrift111111" style:display-name="WW-Inhaltsverzeichnis Überschrift111111" style:family="paragraph" style:parent-style-name="WW-Überschrift">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Text" style:family="paragraph" style:parent-style-name="WW-Beschriftung"/>
    <style:style style:name="WW-Text1" style:family="paragraph" style:parent-style-name="WW-Beschriftung1"/>
    <style:style style:name="WW-Abbildung" style:family="paragraph" style:parent-style-name="WW-Beschriftung"/>
    <style:style style:name="WW-Abbildung1" style:family="paragraph" style:parent-style-name="WW-Beschriftung1"/>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User_20_Entry" style:display-name="User Entry" style:family="text">
      <style:text-properties style:font-name="Nimbus Mono L" style:font-name-asian="Nimbus Mono L" style:font-name-complex="Nimbus Mono 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Default_20_Paragraph_20_Font" style:display-name="WW-Default Paragraph Font" style:family="text"/>
    <style:style style:name="WW-Benutzereingabe" style:family="text">
      <style:text-properties style:font-name="Nimbus Mono L" style:font-name-asian="Nimbus Mono L" style:font-name-complex="Nimbus Mono L"/>
    </style:style>
    <style:style style:name="WW-Benutzereingabe1" style:family="text">
      <style:text-properties style:font-name="Nimbus Mono L" style:font-name-asian="Nimbus Mono L" style:font-name-complex="Nimbus Mono L"/>
    </style:style>
    <style:style style:name="WW-Benutzereingabe11" style:family="text">
      <style:text-properties style:font-name="Nimbus Mono L" style:font-name-asian="Nimbus Mono L" style:font-name-complex="Nimbus Mono L"/>
    </style:style>
    <style:style style:name="WW-Benutzereingabe111" style:family="text">
      <style:text-properties style:font-name="Nimbus Mono L" style:font-name-asian="Nimbus Mono L" style:font-name-complex="Nimbus Mono L"/>
    </style:style>
    <style:style style:name="WW-Benutzereingabe1111" style:family="text">
      <style:text-properties style:font-name="Nimbus Mono L" style:font-name-asian="Nimbus Mono L" style:font-name-complex="Nimbus Mono L"/>
    </style:style>
    <style:style style:name="WW-Benutzereingabe11111" style:family="text">
      <style:text-properties style:font-name="Nimbus Mono L" style:font-name-asian="Nimbus Mono L" style:font-name-complex="Nimbus Mono L"/>
    </style:style>
    <style:style style:name="WW-Benutzereingabe111111" style:family="text">
      <style:text-properties style:font-name="Nimbus Mono L" fo:font-size="9pt" style:font-name-asian="Nimbus Mono L" style:font-size-asian="9pt"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Datreat Philosophy</dc:title>
    <meta:initial-creator>monk</meta:initial-creator>
    <meta:creation-date>2005-03-08T11:22:00</meta:creation-date>
    <dc:date>2011-01-10T11:17:34</dc:date>
    <dc:language>de-DE</dc:language>
    <meta:editing-cycles>59</meta:editing-cycles>
    <meta:editing-duration>PT28H13M09S</meta:editing-duration>
    <meta:document-statistic meta:table-count="23" meta:image-count="0" meta:object-count="0" meta:page-count="36" meta:paragraph-count="1711" meta:word-count="12868" meta:character-count="115605"/>
    <meta:user-defined meta:name="Info 1"/>
    <meta:user-defined meta:name="Info 2"/>
    <meta:user-defined meta:name="Info 3"/>
    <meta:user-defined meta:name="Info 4"/>
  </office:meta>
</office:document-meta>
</file>